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32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3.801cm"/>
    </style:style>
    <style:style style:name="co4" style:family="table-column">
      <style:table-column-properties fo:break-before="auto" style:column-width="1.974cm"/>
    </style:style>
    <style:style style:name="co5" style:family="table-column">
      <style:table-column-properties fo:break-before="auto" style:column-width="0.647cm"/>
    </style:style>
    <style:style style:name="co6" style:family="table-column">
      <style:table-column-properties fo:break-before="auto" style:column-width="3.702cm"/>
    </style:style>
    <style:style style:name="co7" style:family="table-column">
      <style:table-column-properties fo:break-before="auto" style:column-width="0.617cm"/>
    </style:style>
    <style:style style:name="co8" style:family="table-column">
      <style:table-column-properties fo:break-before="auto" style:column-width="0.926cm"/>
    </style:style>
    <style:style style:name="co9" style:family="table-column">
      <style:table-column-properties fo:break-before="auto" style:column-width="1.08cm"/>
    </style:style>
    <style:style style:name="co10" style:family="table-column">
      <style:table-column-properties fo:break-before="auto" style:column-width="1.843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0.423cm" fo:break-before="auto" style:use-optimal-row-height="true"/>
    </style:style>
    <style:style style:name="ta1" style:family="table" style:master-page-name="PageStyle_5f_Cumulative_20_Accuracy_20_Profil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Default" style:data-style-name="N10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" style:family="table-cell" style:parent-style-name="Default">
      <style:table-cell-properties fo:background-color="#eaeaea"/>
    </style:style>
    <style:style style:name="ce9" style:family="table-cell" style:parent-style-name="Default">
      <style:table-cell-properties fo:border-bottom="0.035cm solid #000000" fo:background-color="#eaeaea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106">
      <style:table-cell-properties fo:background-color="#eaeaea"/>
    </style:style>
    <style:style style:name="ce11" style:family="table-cell" style:parent-style-name="Default" style:data-style-name="N106">
      <style:table-cell-properties fo:border-bottom="0.035cm solid #000000" fo:background-color="#eaeaea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ccecff"/>
    </style:style>
    <style:style style:name="ce13" style:family="table-cell" style:parent-style-name="Default">
      <style:table-cell-properties fo:border-bottom="0.035cm solid #000000" fo:background-color="#ccecff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6">
      <style:table-cell-properties fo:background-color="#ccecff"/>
    </style:style>
    <style:style style:name="ce15" style:family="table-cell" style:parent-style-name="Default" style:data-style-name="N106">
      <style:table-cell-properties fo:border-bottom="0.035cm solid #000000" fo:background-color="#ccecff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ffcccc"/>
    </style:style>
    <style:style style:name="ce17" style:family="table-cell" style:parent-style-name="Default">
      <style:table-cell-properties fo:border-bottom="0.035cm solid #000000" fo:background-color="#ffcccc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06">
      <style:table-cell-properties fo:background-color="#ffcccc"/>
    </style:style>
    <style:style style:name="ce19" style:family="table-cell" style:parent-style-name="Default" style:data-style-name="N106">
      <style:table-cell-properties fo:border-bottom="0.035cm solid #000000" fo:background-color="#ffcccc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rotation-align="non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88cm solid #c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0.088cm solid #c00000" fo:background-color="#ff0000" style:diagonal-bl-tr="none" style:diagonal-tl-br="none" style:text-align-source="fix" style:repeat-content="false" fo:wrap-option="no-wrap" fo:border-left="0.088cm solid #c00000" style:direction="ltr" fo:border-right="0.088cm solid #c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0.088cm solid #ffffff" fo:background-color="#558ed5" style:diagonal-bl-tr="none" style:diagonal-tl-br="none" style:text-align-source="fix" style:repeat-content="false" fo:wrap-option="no-wrap" fo:border-left="0.088cm solid #c00000" style:direction="ltr" fo:border-right="0.141cm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0.088cm solid #c00000" style:direction="ltr" fo:border-right="0.141cm solid #ffffff" style:rotation-angle="0" style:rotation-align="none" style:shrink-to-fit="false" fo:border-top="0.088cm solid #ffffff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88cm solid #40404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0.141cm solid #ffffff" fo:background-color="#558ed5" style:diagonal-bl-tr="none" style:diagonal-tl-br="none" style:text-align-source="fix" style:repeat-content="false" fo:wrap-option="no-wrap" fo:border-left="none" style:direction="ltr" fo:border-right="0.088cm solid #ffffff" style:rotation-angle="0" style:rotation-align="none" style:shrink-to-fit="false" fo:border-top="0.088cm solid #40404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141cm solid #ffffff" style:direction="ltr" fo:border-right="none" style:rotation-angle="0" style:rotation-align="none" style:shrink-to-fit="false" fo:border-top="0.141cm solid #fffff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order-bottom="0.141cm solid #ffffff" fo:background-color="#808080" style:diagonal-bl-tr="none" style:diagonal-tl-br="none" style:text-align-source="fix" style:repeat-content="false" fo:wrap-option="no-wrap" fo:border-left="0.141cm solid #ffffff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-bottom="0.088cm solid #404040" fo:background-color="#bfbfbf" style:diagonal-bl-tr="none" style:diagonal-tl-br="none" style:text-align-source="fix" style:repeat-content="false" fo:wrap-option="no-wrap" fo:border-left="none" style:direction="ltr" fo:border-right="0.088cm solid #404040" style:rotation-angle="0" style:rotation-align="none" style:shrink-to-fit="false" fo:border-top="0.088cm solid #40404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0.141cm solid #ffffff" fo:background-color="#558ed5" style:diagonal-bl-tr="none" style:diagonal-tl-br="none" style:text-align-source="fix" style:repeat-content="false" fo:wrap-option="no-wrap" fo:border-left="0.088cm solid #ffffff" style:direction="ltr" fo:border-right="none" style:rotation-angle="0" style:rotation-align="none" style:shrink-to-fit="false" fo:border-top="0.088cm solid #40404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none" style:direction="ltr" fo:border-right="0.141cm solid #ffffff" style:rotation-angle="0" style:rotation-align="none" style:shrink-to-fit="false" fo:border-top="0.141cm solid #fffff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141cm solid #ffffff" fo:background-color="#bfbfbf" style:diagonal-bl-tr="none" style:diagonal-tl-br="none" style:text-align-source="fix" style:repeat-content="false" fo:wrap-option="no-wrap" fo:border-left="none" style:direction="ltr" fo:border-right="0.141cm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umulative Accuracy Profi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4" table:default-cell-style-name="ce10"/>
        <table:table-column table:style-name="co4" table:default-cell-style-name="ce12"/>
        <table:table-column table:style-name="co4" table:default-cell-style-name="ce14"/>
        <table:table-column table:style-name="co4" table:default-cell-style-name="ce16"/>
        <table:table-column table:style-name="co4" table:default-cell-style-name="ce18"/>
        <table:table-column table:style-name="co5" table:default-cell-style-name="ce20"/>
        <table:table-column table:style-name="co6" table:default-cell-style-name="ce20"/>
        <table:table-column table:style-name="co2" table:default-cell-style-name="ce20"/>
        <table:table-column table:style-name="co7" table:default-cell-style-name="ce20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1007" table:default-cell-style-name="Default"/>
        <table:table-row table:style-name="ro1">
          <table:table-cell table:style-name="ce1" office:value-type="string">
            <text:p>© Data Science Training by Kirill Eremenko</text:p>
          </table:table-cell>
          <table:table-cell table:style-name="ce1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Stats</text:p>
          </table:table-cell>
          <table:table-cell table:style-name="ce5"/>
          <table:table-cell table:number-columns-repeated="8"/>
          <table:table-cell table:style-name="ce2" office:value-type="string">
            <text:p>Confusion Matrix</text:p>
          </table:table-cell>
          <table:table-cell table:style-name="ce5" table:number-columns-repeated="2"/>
          <table:table-cell table:style-name="ce22" table:number-columns-repeated="2"/>
          <table:table-cell table:style-name="ce28" office:value-type="string" table:number-columns-spanned="2" table:number-rows-spanned="1">
            <text:p>Predicted</text:p>
          </table:table-cell>
          <table:covered-table-cell table:style-name="ce32"/>
          <table:table-cell table:number-columns-repeated="1007"/>
        </table:table-row>
        <table:table-row table:style-name="ro3">
          <table:table-cell table:style-name="ce2" office:value-type="string">
            <text:p>Total Exited:</text:p>
          </table:table-cell>
          <table:table-cell table:style-name="ce6" table:formula="of:=SUM([.B8:.B1000000])" office:value-type="float" office:value="191">
            <text:p>191</text:p>
          </table:table-cell>
          <table:table-cell table:number-columns-repeated="8"/>
          <table:table-cell table:style-name="ce2" office:value-type="string">
            <text:p>Threshold:</text:p>
          </table:table-cell>
          <table:table-cell table:style-name="ce6" office:value-type="float" office:value="0.5">
            <text:p>0,5</text:p>
          </table:table-cell>
          <table:table-cell table:style-name="ce21"/>
          <table:table-cell table:style-name="ce22"/>
          <table:table-cell table:style-name="ce25"/>
          <table:table-cell table:style-name="ce29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style-name="ce2" office:value-type="string">
            <text:p>Total Records:</text:p>
          </table:table-cell>
          <table:table-cell table:style-name="ce6" table:formula="of:=COUNT([.A8:.A1000000])" office:value-type="float" office:value="300">
            <text:p>300</text:p>
          </table:table-cell>
          <table:table-cell table:number-columns-repeated="11"/>
          <table:table-cell table:style-name="ce23" office:value-type="string" table:number-columns-spanned="1" table:number-rows-spanned="2">
            <text:p>Actual</text:p>
          </table:table-cell>
          <table:table-cell table:style-name="ce26" office:value-type="float" office:value="0">
            <text:p>0</text:p>
          </table:table-cell>
          <table:table-cell table:style-name="ce30" table:number-matrix-columns-spanned="1" table:number-matrix-rows-spanned="1" table:formula="of:=SUM(IF([.B$1:.B$1048576]=0;IF([.C$1:.C$1048576]&lt;[.L3];IF([.C$1:.C$1048576]&lt;&gt;&quot;&quot;;1;0);0);0))" office:value-type="float" office:value="0">
            <text:p>0</text:p>
          </table:table-cell>
          <table:table-cell table:style-name="ce34" table:number-matrix-columns-spanned="1" table:number-matrix-rows-spanned="1" table:formula="of:=SUM(IF([.B$1:.B$1048576]=0;IF([.C$1:.C$1048576]&gt;=[.L3];1;0);0))" office:value-type="float" office:value="109">
            <text:p>109</text:p>
          </table:table-cell>
          <table:table-cell table:number-columns-repeated="1007"/>
        </table:table-row>
        <table:table-row table:style-name="ro3">
          <table:table-cell table:style-name="ce2" office:value-type="string">
            <text:p>Percent Exited:</text:p>
          </table:table-cell>
          <table:table-cell table:style-name="ce7" table:formula="of:=[.B3]/[.B4]" office:value-type="percentage" office:value="0.636666666666667">
            <text:p>63,7%</text:p>
          </table:table-cell>
          <table:table-cell table:number-columns-repeated="11"/>
          <table:covered-table-cell table:style-name="ce24"/>
          <table:table-cell table:style-name="ce27" office:value-type="float" office:value="1">
            <text:p>1</text:p>
          </table:table-cell>
          <table:table-cell table:style-name="ce31" table:number-matrix-columns-spanned="1" table:number-matrix-rows-spanned="1" table:formula="of:=SUM(IF([.B$1:.B$1048576]=1;IF([.C$1:.C$1048576]&lt;[.L3];1;0);0))" office:value-type="float" office:value="0">
            <text:p>0</text:p>
          </table:table-cell>
          <table:table-cell table:style-name="ce35" table:number-matrix-columns-spanned="1" table:number-matrix-rows-spanned="1" table:formula="of:=SUM(IF([.B$1:.B$1048576]=1;IF([.C$1:.C$1048576]&gt;=[.L3];1;0);0))" office:value-type="float" office:value="191">
            <text:p>191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>
            <text:p>RowNumber</text:p>
          </table:table-cell>
          <table:table-cell table:style-name="ce3" office:value-type="string">
            <text:p>Exited</text:p>
          </table:table-cell>
          <table:table-cell table:style-name="ce3" office:value-type="string">
            <text:p>P_Hat</text:p>
          </table:table-cell>
          <table:table-cell table:style-name="ce9" office:value-type="string">
            <text:p>TotalRecords</text:p>
          </table:table-cell>
          <table:table-cell table:style-name="ce11" office:value-type="string">
            <text:p>Total</text:p>
          </table:table-cell>
          <table:table-cell table:style-name="ce13" office:value-type="string">
            <text:p>RandomSelect</text:p>
          </table:table-cell>
          <table:table-cell table:style-name="ce15" office:value-type="string">
            <text:p>RandomSelectPercentOfTotalChurners</text:p>
          </table:table-cell>
          <table:table-cell table:style-name="ce17" office:value-type="string">
            <text:p>ModelSelect</text:p>
          </table:table-cell>
          <table:table-cell table:style-name="ce19" office:value-type="string">
            <text:p>ModelSelectPercentOfTotalChurners</text:p>
          </table:table-cell>
          <table:table-cell office:value-type="string">
            <text:p><text:s/></text:p>
          </table:table-cell>
          <table:table-cell table:number-columns-repeated="1014"/>
        </table:table-row>
        <table:table-row table:style-name="ro4">
          <table:table-cell table:style-name="ce4" office:value-type="float" office:value="252">
            <text:p>25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92694295252678</text:p>
          </table:table-cell>
          <table:table-cell office:value-type="float" office:value="1">
            <text:p>1</text:p>
          </table:table-cell>
          <table:table-cell table:formula="of:=[.D8]/[.$B$4]" office:value-type="percentage" office:value="0.00333333333333333">
            <text:p>0,3%</text:p>
          </table:table-cell>
          <table:table-cell table:formula="of:=[.D8]*[.$B$5]" office:value-type="float" office:value="0.636666666666667">
            <text:p>0,6366666667</text:p>
          </table:table-cell>
          <table:table-cell table:formula="of:=[.F8]/[.$B$3]" office:value-type="percentage" office:value="0.00333333333333333">
            <text:p>0,3%</text:p>
          </table:table-cell>
          <table:table-cell table:formula="of:=[.B8]" office:value-type="float" office:value="1">
            <text:p>1</text:p>
          </table:table-cell>
          <table:table-cell table:formula="of:=[.H8]/[.$B$3]" office:value-type="percentage" office:value="0.00523560209424084">
            <text:p>0,5%</text:p>
          </table:table-cell>
          <table:table-cell table:number-columns-repeated="1015"/>
        </table:table-row>
        <table:table-row table:style-name="ro4">
          <table:table-cell table:style-name="ce4" office:value-type="float" office:value="58">
            <text:p>5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92068325049654</text:p>
          </table:table-cell>
          <table:table-cell table:formula="of:=[.D8]+1" office:value-type="float" office:value="2">
            <text:p>2</text:p>
          </table:table-cell>
          <table:table-cell table:formula="of:=[.D9]/[.$B$4]" office:value-type="percentage" office:value="0.00666666666666667">
            <text:p>0,7%</text:p>
          </table:table-cell>
          <table:table-cell table:formula="of:=[.D9]*[.$B$5]" office:value-type="float" office:value="1.27333333333333">
            <text:p>1,2733333333</text:p>
          </table:table-cell>
          <table:table-cell table:formula="of:=[.F9]/[.$B$3]" office:value-type="percentage" office:value="0.00666666666666667">
            <text:p>0,7%</text:p>
          </table:table-cell>
          <table:table-cell table:formula="of:=[.H8]+[.B9]" office:value-type="float" office:value="2">
            <text:p>2</text:p>
          </table:table-cell>
          <table:table-cell table:formula="of:=[.H9]/[.$B$3]" office:value-type="percentage" office:value="0.0104712041884817">
            <text:p>1,0%</text:p>
          </table:table-cell>
          <table:table-cell table:number-columns-repeated="1015"/>
        </table:table-row>
        <table:table-row table:style-name="ro4">
          <table:table-cell table:style-name="ce4" office:value-type="float" office:value="180">
            <text:p>18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92068325049654</text:p>
          </table:table-cell>
          <table:table-cell table:formula="of:=[.D9]+1" office:value-type="float" office:value="3">
            <text:p>3</text:p>
          </table:table-cell>
          <table:table-cell table:formula="of:=[.D10]/[.$B$4]" office:value-type="percentage" office:value="0.01">
            <text:p>1,0%</text:p>
          </table:table-cell>
          <table:table-cell table:formula="of:=[.D10]*[.$B$5]" office:value-type="float" office:value="1.91">
            <text:p>1,91</text:p>
          </table:table-cell>
          <table:table-cell table:formula="of:=[.F10]/[.$B$3]" office:value-type="percentage" office:value="0.01">
            <text:p>1,0%</text:p>
          </table:table-cell>
          <table:table-cell table:formula="of:=[.H9]+[.B10]" office:value-type="float" office:value="3">
            <text:p>3</text:p>
          </table:table-cell>
          <table:table-cell table:formula="of:=[.H10]/[.$B$3]" office:value-type="percentage" office:value="0.0157068062827225">
            <text:p>1,6%</text:p>
          </table:table-cell>
          <table:table-cell table:number-columns-repeated="1015"/>
        </table:table-row>
        <table:table-row table:style-name="ro4">
          <table:table-cell table:style-name="ce4" office:value-type="float" office:value="226">
            <text:p>22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92068325049654</text:p>
          </table:table-cell>
          <table:table-cell table:formula="of:=[.D10]+1" office:value-type="float" office:value="4">
            <text:p>4</text:p>
          </table:table-cell>
          <table:table-cell table:formula="of:=[.D11]/[.$B$4]" office:value-type="percentage" office:value="0.0133333333333333">
            <text:p>1,3%</text:p>
          </table:table-cell>
          <table:table-cell table:formula="of:=[.D11]*[.$B$5]" office:value-type="float" office:value="2.54666666666667">
            <text:p>2,5466666667</text:p>
          </table:table-cell>
          <table:table-cell table:formula="of:=[.F11]/[.$B$3]" office:value-type="percentage" office:value="0.0133333333333333">
            <text:p>1,3%</text:p>
          </table:table-cell>
          <table:table-cell table:formula="of:=[.H10]+[.B11]" office:value-type="float" office:value="4">
            <text:p>4</text:p>
          </table:table-cell>
          <table:table-cell table:formula="of:=[.H11]/[.$B$3]" office:value-type="percentage" office:value="0.0209424083769633">
            <text:p>2,1%</text:p>
          </table:table-cell>
          <table:table-cell table:number-columns-repeated="1015"/>
        </table:table-row>
        <table:table-row table:style-name="ro4">
          <table:table-cell table:style-name="ce4" office:value-type="float" office:value="248">
            <text:p>24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92068325049654</text:p>
          </table:table-cell>
          <table:table-cell table:formula="of:=[.D11]+1" office:value-type="float" office:value="5">
            <text:p>5</text:p>
          </table:table-cell>
          <table:table-cell table:formula="of:=[.D12]/[.$B$4]" office:value-type="percentage" office:value="0.0166666666666667">
            <text:p>1,7%</text:p>
          </table:table-cell>
          <table:table-cell table:formula="of:=[.D12]*[.$B$5]" office:value-type="float" office:value="3.18333333333333">
            <text:p>3,1833333333</text:p>
          </table:table-cell>
          <table:table-cell table:formula="of:=[.F12]/[.$B$3]" office:value-type="percentage" office:value="0.0166666666666667">
            <text:p>1,7%</text:p>
          </table:table-cell>
          <table:table-cell table:formula="of:=[.H11]+[.B12]" office:value-type="float" office:value="5">
            <text:p>5</text:p>
          </table:table-cell>
          <table:table-cell table:formula="of:=[.H12]/[.$B$3]" office:value-type="percentage" office:value="0.0261780104712042">
            <text:p>2,6%</text:p>
          </table:table-cell>
          <table:table-cell table:number-columns-repeated="1015"/>
        </table:table-row>
        <table:table-row table:style-name="ro4">
          <table:table-cell table:style-name="ce4" office:value-type="float" office:value="296">
            <text:p>296</text:p>
            <draw:frame table:end-cell-address="'Cumulative Accuracy Profile'.N34" table:end-x="0.627cm" table:end-y="0.326cm" draw:z-index="0" draw:style-name="gr1" draw:text-style-name="P1" svg:width="28.613cm" svg:height="9.006cm" svg:x="1.216cm" svg:y="0.177cm">
              <draw:object draw:notify-on-update-of-ranges="'Cumulative Accuracy Profile'.E7:'Cumulative Accuracy Profile'.E7 'Cumulative Accuracy Profile'.E8:'Cumulative Accuracy Profile'.E307 'Cumulative Accuracy Profile'.G7:'Cumulative Accuracy Profile'.G7 'Cumulative Accuracy Profile'.G8:'Cumulative Accuracy Profile'.G307 'Cumulative Accuracy Profile'.I7:'Cumulative Accuracy Profile'.I7 'Cumulative Accuracy Profile'.I8:'Cumulative Accuracy Profile'.I30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92068325049654</text:p>
          </table:table-cell>
          <table:table-cell table:formula="of:=[.D12]+1" office:value-type="float" office:value="6">
            <text:p>6</text:p>
          </table:table-cell>
          <table:table-cell table:formula="of:=[.D13]/[.$B$4]" office:value-type="percentage" office:value="0.02">
            <text:p>2,0%</text:p>
          </table:table-cell>
          <table:table-cell table:formula="of:=[.D13]*[.$B$5]" office:value-type="float" office:value="3.82">
            <text:p>3,82</text:p>
          </table:table-cell>
          <table:table-cell table:formula="of:=[.F13]/[.$B$3]" office:value-type="percentage" office:value="0.02">
            <text:p>2,0%</text:p>
          </table:table-cell>
          <table:table-cell table:formula="of:=[.H12]+[.B13]" office:value-type="float" office:value="6">
            <text:p>6</text:p>
          </table:table-cell>
          <table:table-cell table:formula="of:=[.H13]/[.$B$3]" office:value-type="percentage" office:value="0.031413612565445">
            <text:p>3,1%</text:p>
          </table:table-cell>
          <table:table-cell table:number-columns-repeated="1015"/>
        </table:table-row>
        <table:table-row table:style-name="ro4">
          <table:table-cell table:style-name="ce4" office:value-type="float" office:value="298">
            <text:p>29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92068325049654</text:p>
          </table:table-cell>
          <table:table-cell table:formula="of:=[.D13]+1" office:value-type="float" office:value="7">
            <text:p>7</text:p>
          </table:table-cell>
          <table:table-cell table:formula="of:=[.D14]/[.$B$4]" office:value-type="percentage" office:value="0.0233333333333333">
            <text:p>2,3%</text:p>
          </table:table-cell>
          <table:table-cell table:formula="of:=[.D14]*[.$B$5]" office:value-type="float" office:value="4.45666666666667">
            <text:p>4,4566666667</text:p>
          </table:table-cell>
          <table:table-cell table:formula="of:=[.F14]/[.$B$3]" office:value-type="percentage" office:value="0.0233333333333333">
            <text:p>2,3%</text:p>
          </table:table-cell>
          <table:table-cell table:formula="of:=[.H13]+[.B14]" office:value-type="float" office:value="7">
            <text:p>7</text:p>
          </table:table-cell>
          <table:table-cell table:formula="of:=[.H14]/[.$B$3]" office:value-type="percentage" office:value="0.0366492146596859">
            <text:p>3,7%</text:p>
          </table:table-cell>
          <table:table-cell table:number-columns-repeated="1015"/>
        </table:table-row>
        <table:table-row table:style-name="ro4">
          <table:table-cell table:style-name="ce4" office:value-type="float" office:value="20">
            <text:p>2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73765935036526</text:p>
          </table:table-cell>
          <table:table-cell table:formula="of:=[.D14]+1" office:value-type="float" office:value="8">
            <text:p>8</text:p>
          </table:table-cell>
          <table:table-cell table:formula="of:=[.D15]/[.$B$4]" office:value-type="percentage" office:value="0.0266666666666667">
            <text:p>2,7%</text:p>
          </table:table-cell>
          <table:table-cell table:formula="of:=[.D15]*[.$B$5]" office:value-type="float" office:value="5.09333333333333">
            <text:p>5,0933333333</text:p>
          </table:table-cell>
          <table:table-cell table:formula="of:=[.F15]/[.$B$3]" office:value-type="percentage" office:value="0.0266666666666667">
            <text:p>2,7%</text:p>
          </table:table-cell>
          <table:table-cell table:formula="of:=[.H14]+[.B15]" office:value-type="float" office:value="8">
            <text:p>8</text:p>
          </table:table-cell>
          <table:table-cell table:formula="of:=[.H15]/[.$B$3]" office:value-type="percentage" office:value="0.0418848167539267">
            <text:p>4,2%</text:p>
          </table:table-cell>
          <table:table-cell table:number-columns-repeated="1015"/>
        </table:table-row>
        <table:table-row table:style-name="ro4">
          <table:table-cell table:style-name="ce4" office:value-type="float" office:value="34">
            <text:p>3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73765935036526</text:p>
          </table:table-cell>
          <table:table-cell table:formula="of:=[.D15]+1" office:value-type="float" office:value="9">
            <text:p>9</text:p>
          </table:table-cell>
          <table:table-cell table:formula="of:=[.D16]/[.$B$4]" office:value-type="percentage" office:value="0.03">
            <text:p>3,0%</text:p>
          </table:table-cell>
          <table:table-cell table:formula="of:=[.D16]*[.$B$5]" office:value-type="float" office:value="5.73">
            <text:p>5,73</text:p>
          </table:table-cell>
          <table:table-cell table:formula="of:=[.F16]/[.$B$3]" office:value-type="percentage" office:value="0.03">
            <text:p>3,0%</text:p>
          </table:table-cell>
          <table:table-cell table:formula="of:=[.H15]+[.B16]" office:value-type="float" office:value="9">
            <text:p>9</text:p>
          </table:table-cell>
          <table:table-cell table:formula="of:=[.H16]/[.$B$3]" office:value-type="percentage" office:value="0.0471204188481675">
            <text:p>4,7%</text:p>
          </table:table-cell>
          <table:table-cell table:number-columns-repeated="1015"/>
        </table:table-row>
        <table:table-row table:style-name="ro4">
          <table:table-cell table:style-name="ce4" office:value-type="float" office:value="272">
            <text:p>27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73765935036526</text:p>
          </table:table-cell>
          <table:table-cell table:formula="of:=[.D16]+1" office:value-type="float" office:value="10">
            <text:p>10</text:p>
          </table:table-cell>
          <table:table-cell table:formula="of:=[.D17]/[.$B$4]" office:value-type="percentage" office:value="0.0333333333333333">
            <text:p>3,3%</text:p>
          </table:table-cell>
          <table:table-cell table:formula="of:=[.D17]*[.$B$5]" office:value-type="float" office:value="6.36666666666667">
            <text:p>6,3666666667</text:p>
          </table:table-cell>
          <table:table-cell table:formula="of:=[.F17]/[.$B$3]" office:value-type="percentage" office:value="0.0333333333333333">
            <text:p>3,3%</text:p>
          </table:table-cell>
          <table:table-cell table:formula="of:=[.H16]+[.B17]" office:value-type="float" office:value="10">
            <text:p>10</text:p>
          </table:table-cell>
          <table:table-cell table:formula="of:=[.H17]/[.$B$3]" office:value-type="percentage" office:value="0.0523560209424084">
            <text:p>5,2%</text:p>
          </table:table-cell>
          <table:table-cell table:number-columns-repeated="1015"/>
        </table:table-row>
        <table:table-row table:style-name="ro4">
          <table:table-cell table:style-name="ce4" office:value-type="float" office:value="70">
            <text:p>7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71564594504423</text:p>
          </table:table-cell>
          <table:table-cell table:formula="of:=[.D17]+1" office:value-type="float" office:value="11">
            <text:p>11</text:p>
          </table:table-cell>
          <table:table-cell table:formula="of:=[.D18]/[.$B$4]" office:value-type="percentage" office:value="0.0366666666666667">
            <text:p>3,7%</text:p>
          </table:table-cell>
          <table:table-cell table:formula="of:=[.D18]*[.$B$5]" office:value-type="float" office:value="7.00333333333333">
            <text:p>7,0033333333</text:p>
          </table:table-cell>
          <table:table-cell table:formula="of:=[.F18]/[.$B$3]" office:value-type="percentage" office:value="0.0366666666666667">
            <text:p>3,7%</text:p>
          </table:table-cell>
          <table:table-cell table:formula="of:=[.H17]+[.B18]" office:value-type="float" office:value="11">
            <text:p>11</text:p>
          </table:table-cell>
          <table:table-cell table:formula="of:=[.H18]/[.$B$3]" office:value-type="percentage" office:value="0.0575916230366492">
            <text:p>5,8%</text:p>
          </table:table-cell>
          <table:table-cell table:number-columns-repeated="1015"/>
        </table:table-row>
        <table:table-row table:style-name="ro4">
          <table:table-cell table:style-name="ce4" office:value-type="float" office:value="123">
            <text:p>12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71564594504423</text:p>
          </table:table-cell>
          <table:table-cell table:formula="of:=[.D18]+1" office:value-type="float" office:value="12">
            <text:p>12</text:p>
          </table:table-cell>
          <table:table-cell table:formula="of:=[.D19]/[.$B$4]" office:value-type="percentage" office:value="0.04">
            <text:p>4,0%</text:p>
          </table:table-cell>
          <table:table-cell table:formula="of:=[.D19]*[.$B$5]" office:value-type="float" office:value="7.64">
            <text:p>7,64</text:p>
          </table:table-cell>
          <table:table-cell table:formula="of:=[.F19]/[.$B$3]" office:value-type="percentage" office:value="0.04">
            <text:p>4,0%</text:p>
          </table:table-cell>
          <table:table-cell table:formula="of:=[.H18]+[.B19]" office:value-type="float" office:value="12">
            <text:p>12</text:p>
          </table:table-cell>
          <table:table-cell table:formula="of:=[.H19]/[.$B$3]" office:value-type="percentage" office:value="0.0628272251308901">
            <text:p>6,3%</text:p>
          </table:table-cell>
          <table:table-cell table:number-columns-repeated="1015"/>
        </table:table-row>
        <table:table-row table:style-name="ro4">
          <table:table-cell table:style-name="ce4" office:value-type="float" office:value="147">
            <text:p>14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71564594504423</text:p>
          </table:table-cell>
          <table:table-cell table:formula="of:=[.D19]+1" office:value-type="float" office:value="13">
            <text:p>13</text:p>
          </table:table-cell>
          <table:table-cell table:formula="of:=[.D20]/[.$B$4]" office:value-type="percentage" office:value="0.0433333333333333">
            <text:p>4,3%</text:p>
          </table:table-cell>
          <table:table-cell table:formula="of:=[.D20]*[.$B$5]" office:value-type="float" office:value="8.27666666666667">
            <text:p>8,2766666667</text:p>
          </table:table-cell>
          <table:table-cell table:formula="of:=[.F20]/[.$B$3]" office:value-type="percentage" office:value="0.0433333333333333">
            <text:p>4,3%</text:p>
          </table:table-cell>
          <table:table-cell table:formula="of:=[.H19]+[.B20]" office:value-type="float" office:value="13">
            <text:p>13</text:p>
          </table:table-cell>
          <table:table-cell table:formula="of:=[.H20]/[.$B$3]" office:value-type="percentage" office:value="0.0680628272251309">
            <text:p>6,8%</text:p>
          </table:table-cell>
          <table:table-cell table:number-columns-repeated="1015"/>
        </table:table-row>
        <table:table-row table:style-name="ro4">
          <table:table-cell table:style-name="ce4" office:value-type="float" office:value="173">
            <text:p>17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71564594504423</text:p>
          </table:table-cell>
          <table:table-cell table:formula="of:=[.D20]+1" office:value-type="float" office:value="14">
            <text:p>14</text:p>
          </table:table-cell>
          <table:table-cell table:formula="of:=[.D21]/[.$B$4]" office:value-type="percentage" office:value="0.0466666666666667">
            <text:p>4,7%</text:p>
          </table:table-cell>
          <table:table-cell table:formula="of:=[.D21]*[.$B$5]" office:value-type="float" office:value="8.91333333333333">
            <text:p>8,9133333333</text:p>
          </table:table-cell>
          <table:table-cell table:formula="of:=[.F21]/[.$B$3]" office:value-type="percentage" office:value="0.0466666666666667">
            <text:p>4,7%</text:p>
          </table:table-cell>
          <table:table-cell table:formula="of:=[.H20]+[.B21]" office:value-type="float" office:value="14">
            <text:p>14</text:p>
          </table:table-cell>
          <table:table-cell table:formula="of:=[.H21]/[.$B$3]" office:value-type="percentage" office:value="0.0732984293193717">
            <text:p>7,3%</text:p>
          </table:table-cell>
          <table:table-cell table:number-columns-repeated="1015"/>
        </table:table-row>
        <table:table-row table:style-name="ro4">
          <table:table-cell table:style-name="ce4" office:value-type="float" office:value="219">
            <text:p>219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71564594504423</text:p>
          </table:table-cell>
          <table:table-cell table:formula="of:=[.D21]+1" office:value-type="float" office:value="15">
            <text:p>15</text:p>
          </table:table-cell>
          <table:table-cell table:formula="of:=[.D22]/[.$B$4]" office:value-type="percentage" office:value="0.05">
            <text:p>5,0%</text:p>
          </table:table-cell>
          <table:table-cell table:formula="of:=[.D22]*[.$B$5]" office:value-type="float" office:value="9.55">
            <text:p>9,55</text:p>
          </table:table-cell>
          <table:table-cell table:formula="of:=[.F22]/[.$B$3]" office:value-type="percentage" office:value="0.05">
            <text:p>5,0%</text:p>
          </table:table-cell>
          <table:table-cell table:formula="of:=[.H21]+[.B22]" office:value-type="float" office:value="15">
            <text:p>15</text:p>
          </table:table-cell>
          <table:table-cell table:formula="of:=[.H22]/[.$B$3]" office:value-type="percentage" office:value="0.0785340314136126">
            <text:p>7,9%</text:p>
          </table:table-cell>
          <table:table-cell table:number-columns-repeated="1015"/>
        </table:table-row>
        <table:table-row table:style-name="ro4">
          <table:table-cell table:style-name="ce4" office:value-type="float" office:value="242">
            <text:p>2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71564594504423</text:p>
          </table:table-cell>
          <table:table-cell table:formula="of:=[.D22]+1" office:value-type="float" office:value="16">
            <text:p>16</text:p>
          </table:table-cell>
          <table:table-cell table:formula="of:=[.D23]/[.$B$4]" office:value-type="percentage" office:value="0.0533333333333333">
            <text:p>5,3%</text:p>
          </table:table-cell>
          <table:table-cell table:formula="of:=[.D23]*[.$B$5]" office:value-type="float" office:value="10.1866666666667">
            <text:p>10,1866666667</text:p>
          </table:table-cell>
          <table:table-cell table:formula="of:=[.F23]/[.$B$3]" office:value-type="percentage" office:value="0.0533333333333333">
            <text:p>5,3%</text:p>
          </table:table-cell>
          <table:table-cell table:formula="of:=[.H22]+[.B23]" office:value-type="float" office:value="16">
            <text:p>16</text:p>
          </table:table-cell>
          <table:table-cell table:formula="of:=[.H23]/[.$B$3]" office:value-type="percentage" office:value="0.0837696335078534">
            <text:p>8,4%</text:p>
          </table:table-cell>
          <table:table-cell table:number-columns-repeated="1015"/>
        </table:table-row>
        <table:table-row table:style-name="ro4">
          <table:table-cell table:style-name="ce4" office:value-type="float" office:value="247">
            <text:p>24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71564594504423</text:p>
          </table:table-cell>
          <table:table-cell table:formula="of:=[.D23]+1" office:value-type="float" office:value="17">
            <text:p>17</text:p>
          </table:table-cell>
          <table:table-cell table:formula="of:=[.D24]/[.$B$4]" office:value-type="percentage" office:value="0.0566666666666667">
            <text:p>5,7%</text:p>
          </table:table-cell>
          <table:table-cell table:formula="of:=[.D24]*[.$B$5]" office:value-type="float" office:value="10.8233333333333">
            <text:p>10,8233333333</text:p>
          </table:table-cell>
          <table:table-cell table:formula="of:=[.F24]/[.$B$3]" office:value-type="percentage" office:value="0.0566666666666667">
            <text:p>5,7%</text:p>
          </table:table-cell>
          <table:table-cell table:formula="of:=[.H23]+[.B24]" office:value-type="float" office:value="17">
            <text:p>17</text:p>
          </table:table-cell>
          <table:table-cell table:formula="of:=[.H24]/[.$B$3]" office:value-type="percentage" office:value="0.0890052356020942">
            <text:p>8,9%</text:p>
          </table:table-cell>
          <table:table-cell table:number-columns-repeated="1015"/>
        </table:table-row>
        <table:table-row table:style-name="ro4">
          <table:table-cell table:style-name="ce4" office:value-type="float" office:value="79">
            <text:p>79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71144726729603</text:p>
          </table:table-cell>
          <table:table-cell table:formula="of:=[.D24]+1" office:value-type="float" office:value="18">
            <text:p>18</text:p>
          </table:table-cell>
          <table:table-cell table:formula="of:=[.D25]/[.$B$4]" office:value-type="percentage" office:value="0.06">
            <text:p>6,0%</text:p>
          </table:table-cell>
          <table:table-cell table:formula="of:=[.D25]*[.$B$5]" office:value-type="float" office:value="11.46">
            <text:p>11,46</text:p>
          </table:table-cell>
          <table:table-cell table:formula="of:=[.F25]/[.$B$3]" office:value-type="percentage" office:value="0.06">
            <text:p>6,0%</text:p>
          </table:table-cell>
          <table:table-cell table:formula="of:=[.H24]+[.B25]" office:value-type="float" office:value="18">
            <text:p>18</text:p>
          </table:table-cell>
          <table:table-cell table:formula="of:=[.H25]/[.$B$3]" office:value-type="percentage" office:value="0.0942408376963351">
            <text:p>9,4%</text:p>
          </table:table-cell>
          <table:table-cell table:number-columns-repeated="1015"/>
        </table:table-row>
        <table:table-row table:style-name="ro4">
          <table:table-cell table:style-name="ce4" office:value-type="float" office:value="80">
            <text:p>8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71144726729603</text:p>
          </table:table-cell>
          <table:table-cell table:formula="of:=[.D25]+1" office:value-type="float" office:value="19">
            <text:p>19</text:p>
          </table:table-cell>
          <table:table-cell table:formula="of:=[.D26]/[.$B$4]" office:value-type="percentage" office:value="0.0633333333333333">
            <text:p>6,3%</text:p>
          </table:table-cell>
          <table:table-cell table:formula="of:=[.D26]*[.$B$5]" office:value-type="float" office:value="12.0966666666667">
            <text:p>12,0966666667</text:p>
          </table:table-cell>
          <table:table-cell table:formula="of:=[.F26]/[.$B$3]" office:value-type="percentage" office:value="0.0633333333333333">
            <text:p>6,3%</text:p>
          </table:table-cell>
          <table:table-cell table:formula="of:=[.H25]+[.B26]" office:value-type="float" office:value="19">
            <text:p>19</text:p>
          </table:table-cell>
          <table:table-cell table:formula="of:=[.H26]/[.$B$3]" office:value-type="percentage" office:value="0.0994764397905759">
            <text:p>9,9%</text:p>
          </table:table-cell>
          <table:table-cell table:number-columns-repeated="1015"/>
        </table:table-row>
        <table:table-row table:style-name="ro4">
          <table:table-cell table:style-name="ce4" office:value-type="float" office:value="151">
            <text:p>15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71144726729603</text:p>
          </table:table-cell>
          <table:table-cell table:formula="of:=[.D26]+1" office:value-type="float" office:value="20">
            <text:p>20</text:p>
          </table:table-cell>
          <table:table-cell table:formula="of:=[.D27]/[.$B$4]" office:value-type="percentage" office:value="0.0666666666666667">
            <text:p>6,7%</text:p>
          </table:table-cell>
          <table:table-cell table:formula="of:=[.D27]*[.$B$5]" office:value-type="float" office:value="12.7333333333333">
            <text:p>12,7333333333</text:p>
          </table:table-cell>
          <table:table-cell table:formula="of:=[.F27]/[.$B$3]" office:value-type="percentage" office:value="0.0666666666666667">
            <text:p>6,7%</text:p>
          </table:table-cell>
          <table:table-cell table:formula="of:=[.H26]+[.B27]" office:value-type="float" office:value="20">
            <text:p>20</text:p>
          </table:table-cell>
          <table:table-cell table:formula="of:=[.H27]/[.$B$3]" office:value-type="percentage" office:value="0.104712041884817">
            <text:p>10,5%</text:p>
          </table:table-cell>
          <table:table-cell table:number-columns-repeated="1015"/>
        </table:table-row>
        <table:table-row table:style-name="ro4">
          <table:table-cell table:style-name="ce4" office:value-type="float" office:value="222">
            <text:p>22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71144726729603</text:p>
          </table:table-cell>
          <table:table-cell table:formula="of:=[.D27]+1" office:value-type="float" office:value="21">
            <text:p>21</text:p>
          </table:table-cell>
          <table:table-cell table:formula="of:=[.D28]/[.$B$4]" office:value-type="percentage" office:value="0.07">
            <text:p>7,0%</text:p>
          </table:table-cell>
          <table:table-cell table:formula="of:=[.D28]*[.$B$5]" office:value-type="float" office:value="13.37">
            <text:p>13,37</text:p>
          </table:table-cell>
          <table:table-cell table:formula="of:=[.F28]/[.$B$3]" office:value-type="percentage" office:value="0.07">
            <text:p>7,0%</text:p>
          </table:table-cell>
          <table:table-cell table:formula="of:=[.H27]+[.B28]" office:value-type="float" office:value="21">
            <text:p>21</text:p>
          </table:table-cell>
          <table:table-cell table:formula="of:=[.H28]/[.$B$3]" office:value-type="percentage" office:value="0.109947643979058">
            <text:p>11,0%</text:p>
          </table:table-cell>
          <table:table-cell table:number-columns-repeated="1015"/>
        </table:table-row>
        <table:table-row table:style-name="ro4">
          <table:table-cell table:style-name="ce4" office:value-type="float" office:value="238">
            <text:p>23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71144726729603</text:p>
          </table:table-cell>
          <table:table-cell table:formula="of:=[.D28]+1" office:value-type="float" office:value="22">
            <text:p>22</text:p>
          </table:table-cell>
          <table:table-cell table:formula="of:=[.D29]/[.$B$4]" office:value-type="percentage" office:value="0.0733333333333333">
            <text:p>7,3%</text:p>
          </table:table-cell>
          <table:table-cell table:formula="of:=[.D29]*[.$B$5]" office:value-type="float" office:value="14.0066666666667">
            <text:p>14,0066666667</text:p>
          </table:table-cell>
          <table:table-cell table:formula="of:=[.F29]/[.$B$3]" office:value-type="percentage" office:value="0.0733333333333333">
            <text:p>7,3%</text:p>
          </table:table-cell>
          <table:table-cell table:formula="of:=[.H28]+[.B29]" office:value-type="float" office:value="22">
            <text:p>22</text:p>
          </table:table-cell>
          <table:table-cell table:formula="of:=[.H29]/[.$B$3]" office:value-type="percentage" office:value="0.115183246073298">
            <text:p>11,5%</text:p>
          </table:table-cell>
          <table:table-cell table:number-columns-repeated="1015"/>
        </table:table-row>
        <table:table-row table:style-name="ro4">
          <table:table-cell table:style-name="ce4" office:value-type="float" office:value="250">
            <text:p>25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71144726729603</text:p>
          </table:table-cell>
          <table:table-cell table:formula="of:=[.D29]+1" office:value-type="float" office:value="23">
            <text:p>23</text:p>
          </table:table-cell>
          <table:table-cell table:formula="of:=[.D30]/[.$B$4]" office:value-type="percentage" office:value="0.0766666666666667">
            <text:p>7,7%</text:p>
          </table:table-cell>
          <table:table-cell table:formula="of:=[.D30]*[.$B$5]" office:value-type="float" office:value="14.6433333333333">
            <text:p>14,6433333333</text:p>
          </table:table-cell>
          <table:table-cell table:formula="of:=[.F30]/[.$B$3]" office:value-type="percentage" office:value="0.0766666666666667">
            <text:p>7,7%</text:p>
          </table:table-cell>
          <table:table-cell table:formula="of:=[.H29]+[.B30]" office:value-type="float" office:value="23">
            <text:p>23</text:p>
          </table:table-cell>
          <table:table-cell table:formula="of:=[.H30]/[.$B$3]" office:value-type="percentage" office:value="0.120418848167539">
            <text:p>12,0%</text:p>
          </table:table-cell>
          <table:table-cell table:number-columns-repeated="1015"/>
        </table:table-row>
        <table:table-row table:style-name="ro4">
          <table:table-cell table:style-name="ce4" office:value-type="float" office:value="263">
            <text:p>26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71144726729603</text:p>
          </table:table-cell>
          <table:table-cell table:formula="of:=[.D30]+1" office:value-type="float" office:value="24">
            <text:p>24</text:p>
          </table:table-cell>
          <table:table-cell table:formula="of:=[.D31]/[.$B$4]" office:value-type="percentage" office:value="0.08">
            <text:p>8,0%</text:p>
          </table:table-cell>
          <table:table-cell table:formula="of:=[.D31]*[.$B$5]" office:value-type="float" office:value="15.28">
            <text:p>15,28</text:p>
          </table:table-cell>
          <table:table-cell table:formula="of:=[.F31]/[.$B$3]" office:value-type="percentage" office:value="0.08">
            <text:p>8,0%</text:p>
          </table:table-cell>
          <table:table-cell table:formula="of:=[.H30]+[.B31]" office:value-type="float" office:value="24">
            <text:p>24</text:p>
          </table:table-cell>
          <table:table-cell table:formula="of:=[.H31]/[.$B$3]" office:value-type="percentage" office:value="0.12565445026178">
            <text:p>12,6%</text:p>
          </table:table-cell>
          <table:table-cell table:number-columns-repeated="1015"/>
        </table:table-row>
        <table:table-row table:style-name="ro4">
          <table:table-cell table:style-name="ce4" office:value-type="float" office:value="267">
            <text:p>267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971144726729603</text:p>
          </table:table-cell>
          <table:table-cell table:formula="of:=[.D31]+1" office:value-type="float" office:value="25">
            <text:p>25</text:p>
          </table:table-cell>
          <table:table-cell table:formula="of:=[.D32]/[.$B$4]" office:value-type="percentage" office:value="0.0833333333333333">
            <text:p>8,3%</text:p>
          </table:table-cell>
          <table:table-cell table:formula="of:=[.D32]*[.$B$5]" office:value-type="float" office:value="15.9166666666667">
            <text:p>15,9166666667</text:p>
          </table:table-cell>
          <table:table-cell table:formula="of:=[.F32]/[.$B$3]" office:value-type="percentage" office:value="0.0833333333333333">
            <text:p>8,3%</text:p>
          </table:table-cell>
          <table:table-cell table:formula="of:=[.H31]+[.B32]" office:value-type="float" office:value="24">
            <text:p>24</text:p>
          </table:table-cell>
          <table:table-cell table:formula="of:=[.H32]/[.$B$3]" office:value-type="percentage" office:value="0.12565445026178">
            <text:p>12,6%</text:p>
          </table:table-cell>
          <table:table-cell table:number-columns-repeated="1015"/>
        </table:table-row>
        <table:table-row table:style-name="ro4"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53079691650294</text:p>
          </table:table-cell>
          <table:table-cell table:formula="of:=[.D32]+1" office:value-type="float" office:value="26">
            <text:p>26</text:p>
          </table:table-cell>
          <table:table-cell table:formula="of:=[.D33]/[.$B$4]" office:value-type="percentage" office:value="0.0866666666666667">
            <text:p>8,7%</text:p>
          </table:table-cell>
          <table:table-cell table:formula="of:=[.D33]*[.$B$5]" office:value-type="float" office:value="16.5533333333333">
            <text:p>16,5533333333</text:p>
          </table:table-cell>
          <table:table-cell table:formula="of:=[.F33]/[.$B$3]" office:value-type="percentage" office:value="0.0866666666666667">
            <text:p>8,7%</text:p>
          </table:table-cell>
          <table:table-cell table:formula="of:=[.H32]+[.B33]" office:value-type="float" office:value="25">
            <text:p>25</text:p>
          </table:table-cell>
          <table:table-cell table:formula="of:=[.H33]/[.$B$3]" office:value-type="percentage" office:value="0.130890052356021">
            <text:p>13,1%</text:p>
          </table:table-cell>
          <table:table-cell table:number-columns-repeated="1015"/>
        </table:table-row>
        <table:table-row table:style-name="ro4">
          <table:table-cell table:style-name="ce4" office:value-type="float" office:value="45">
            <text:p>4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53079691650294</text:p>
          </table:table-cell>
          <table:table-cell table:formula="of:=[.D33]+1" office:value-type="float" office:value="27">
            <text:p>27</text:p>
          </table:table-cell>
          <table:table-cell table:formula="of:=[.D34]/[.$B$4]" office:value-type="percentage" office:value="0.09">
            <text:p>9,0%</text:p>
          </table:table-cell>
          <table:table-cell table:formula="of:=[.D34]*[.$B$5]" office:value-type="float" office:value="17.19">
            <text:p>17,19</text:p>
          </table:table-cell>
          <table:table-cell table:formula="of:=[.F34]/[.$B$3]" office:value-type="percentage" office:value="0.09">
            <text:p>9,0%</text:p>
          </table:table-cell>
          <table:table-cell table:formula="of:=[.H33]+[.B34]" office:value-type="float" office:value="26">
            <text:p>26</text:p>
          </table:table-cell>
          <table:table-cell table:formula="of:=[.H34]/[.$B$3]" office:value-type="percentage" office:value="0.136125654450262">
            <text:p>13,6%</text:p>
          </table:table-cell>
          <table:table-cell table:number-columns-repeated="1015"/>
        </table:table-row>
        <table:table-row table:style-name="ro4">
          <table:table-cell table:style-name="ce4" office:value-type="float" office:value="108">
            <text:p>10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53079691650294</text:p>
          </table:table-cell>
          <table:table-cell table:formula="of:=[.D34]+1" office:value-type="float" office:value="28">
            <text:p>28</text:p>
          </table:table-cell>
          <table:table-cell table:formula="of:=[.D35]/[.$B$4]" office:value-type="percentage" office:value="0.0933333333333333">
            <text:p>9,3%</text:p>
          </table:table-cell>
          <table:table-cell table:formula="of:=[.D35]*[.$B$5]" office:value-type="float" office:value="17.8266666666667">
            <text:p>17,8266666667</text:p>
          </table:table-cell>
          <table:table-cell table:formula="of:=[.F35]/[.$B$3]" office:value-type="percentage" office:value="0.0933333333333333">
            <text:p>9,3%</text:p>
          </table:table-cell>
          <table:table-cell table:formula="of:=[.H34]+[.B35]" office:value-type="float" office:value="27">
            <text:p>27</text:p>
          </table:table-cell>
          <table:table-cell table:formula="of:=[.H35]/[.$B$3]" office:value-type="percentage" office:value="0.141361256544503">
            <text:p>14,1%</text:p>
          </table:table-cell>
          <table:table-cell table:number-columns-repeated="1015"/>
        </table:table-row>
        <table:table-row table:style-name="ro4">
          <table:table-cell table:style-name="ce4" office:value-type="float" office:value="142">
            <text:p>1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53079691650294</text:p>
          </table:table-cell>
          <table:table-cell table:formula="of:=[.D35]+1" office:value-type="float" office:value="29">
            <text:p>29</text:p>
          </table:table-cell>
          <table:table-cell table:formula="of:=[.D36]/[.$B$4]" office:value-type="percentage" office:value="0.0966666666666667">
            <text:p>9,7%</text:p>
          </table:table-cell>
          <table:table-cell table:formula="of:=[.D36]*[.$B$5]" office:value-type="float" office:value="18.4633333333333">
            <text:p>18,4633333333</text:p>
          </table:table-cell>
          <table:table-cell table:formula="of:=[.F36]/[.$B$3]" office:value-type="percentage" office:value="0.0966666666666667">
            <text:p>9,7%</text:p>
          </table:table-cell>
          <table:table-cell table:formula="of:=[.H35]+[.B36]" office:value-type="float" office:value="28">
            <text:p>28</text:p>
          </table:table-cell>
          <table:table-cell table:formula="of:=[.H36]/[.$B$3]" office:value-type="percentage" office:value="0.146596858638743">
            <text:p>14,7%</text:p>
          </table:table-cell>
          <table:table-cell table:number-columns-repeated="1015"/>
        </table:table-row>
        <table:table-row table:style-name="ro4">
          <table:table-cell table:style-name="ce4" office:value-type="float" office:value="152">
            <text:p>15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53079691650294</text:p>
          </table:table-cell>
          <table:table-cell table:formula="of:=[.D36]+1" office:value-type="float" office:value="30">
            <text:p>30</text:p>
          </table:table-cell>
          <table:table-cell table:formula="of:=[.D37]/[.$B$4]" office:value-type="percentage" office:value="0.1">
            <text:p>10,0%</text:p>
          </table:table-cell>
          <table:table-cell table:formula="of:=[.D37]*[.$B$5]" office:value-type="float" office:value="19.1">
            <text:p>19,1</text:p>
          </table:table-cell>
          <table:table-cell table:formula="of:=[.F37]/[.$B$3]" office:value-type="percentage" office:value="0.1">
            <text:p>10,0%</text:p>
          </table:table-cell>
          <table:table-cell table:formula="of:=[.H36]+[.B37]" office:value-type="float" office:value="29">
            <text:p>29</text:p>
          </table:table-cell>
          <table:table-cell table:formula="of:=[.H37]/[.$B$3]" office:value-type="percentage" office:value="0.151832460732984">
            <text:p>15,2%</text:p>
          </table:table-cell>
          <table:table-cell table:number-columns-repeated="1015"/>
        </table:table-row>
        <table:table-row table:style-name="ro4">
          <table:table-cell table:style-name="ce4" office:value-type="float" office:value="178">
            <text:p>17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53079691650294</text:p>
          </table:table-cell>
          <table:table-cell table:formula="of:=[.D37]+1" office:value-type="float" office:value="31">
            <text:p>31</text:p>
          </table:table-cell>
          <table:table-cell table:formula="of:=[.D38]/[.$B$4]" office:value-type="percentage" office:value="0.103333333333333">
            <text:p>10,3%</text:p>
          </table:table-cell>
          <table:table-cell table:formula="of:=[.D38]*[.$B$5]" office:value-type="float" office:value="19.7366666666667">
            <text:p>19,7366666667</text:p>
          </table:table-cell>
          <table:table-cell table:formula="of:=[.F38]/[.$B$3]" office:value-type="percentage" office:value="0.103333333333333">
            <text:p>10,3%</text:p>
          </table:table-cell>
          <table:table-cell table:formula="of:=[.H37]+[.B38]" office:value-type="float" office:value="30">
            <text:p>30</text:p>
          </table:table-cell>
          <table:table-cell table:formula="of:=[.H38]/[.$B$3]" office:value-type="percentage" office:value="0.157068062827225">
            <text:p>15,7%</text:p>
          </table:table-cell>
          <table:table-cell table:number-columns-repeated="1015"/>
        </table:table-row>
        <table:table-row table:style-name="ro4"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949233032893481</text:p>
          </table:table-cell>
          <table:table-cell table:formula="of:=[.D38]+1" office:value-type="float" office:value="32">
            <text:p>32</text:p>
          </table:table-cell>
          <table:table-cell table:formula="of:=[.D39]/[.$B$4]" office:value-type="percentage" office:value="0.106666666666667">
            <text:p>10,7%</text:p>
          </table:table-cell>
          <table:table-cell table:formula="of:=[.D39]*[.$B$5]" office:value-type="float" office:value="20.3733333333333">
            <text:p>20,3733333333</text:p>
          </table:table-cell>
          <table:table-cell table:formula="of:=[.F39]/[.$B$3]" office:value-type="percentage" office:value="0.106666666666667">
            <text:p>10,7%</text:p>
          </table:table-cell>
          <table:table-cell table:formula="of:=[.H38]+[.B39]" office:value-type="float" office:value="30">
            <text:p>30</text:p>
          </table:table-cell>
          <table:table-cell table:formula="of:=[.H39]/[.$B$3]" office:value-type="percentage" office:value="0.157068062827225">
            <text:p>15,7%</text:p>
          </table:table-cell>
          <table:table-cell table:number-columns-repeated="1015"/>
        </table:table-row>
        <table:table-row table:style-name="ro4">
          <table:table-cell table:style-name="ce4" office:value-type="float" office:value="40">
            <text:p>4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49233032893481</text:p>
          </table:table-cell>
          <table:table-cell table:formula="of:=[.D39]+1" office:value-type="float" office:value="33">
            <text:p>33</text:p>
          </table:table-cell>
          <table:table-cell table:formula="of:=[.D40]/[.$B$4]" office:value-type="percentage" office:value="0.11">
            <text:p>11,0%</text:p>
          </table:table-cell>
          <table:table-cell table:formula="of:=[.D40]*[.$B$5]" office:value-type="float" office:value="21.01">
            <text:p>21,01</text:p>
          </table:table-cell>
          <table:table-cell table:formula="of:=[.F40]/[.$B$3]" office:value-type="percentage" office:value="0.11">
            <text:p>11,0%</text:p>
          </table:table-cell>
          <table:table-cell table:formula="of:=[.H39]+[.B40]" office:value-type="float" office:value="31">
            <text:p>31</text:p>
          </table:table-cell>
          <table:table-cell table:formula="of:=[.H40]/[.$B$3]" office:value-type="percentage" office:value="0.162303664921466">
            <text:p>16,2%</text:p>
          </table:table-cell>
          <table:table-cell table:number-columns-repeated="1015"/>
        </table:table-row>
        <table:table-row table:style-name="ro4">
          <table:table-cell table:style-name="ce4" office:value-type="float" office:value="48">
            <text:p>4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49233032893481</text:p>
          </table:table-cell>
          <table:table-cell table:formula="of:=[.D40]+1" office:value-type="float" office:value="34">
            <text:p>34</text:p>
          </table:table-cell>
          <table:table-cell table:formula="of:=[.D41]/[.$B$4]" office:value-type="percentage" office:value="0.113333333333333">
            <text:p>11,3%</text:p>
          </table:table-cell>
          <table:table-cell table:formula="of:=[.D41]*[.$B$5]" office:value-type="float" office:value="21.6466666666667">
            <text:p>21,6466666667</text:p>
          </table:table-cell>
          <table:table-cell table:formula="of:=[.F41]/[.$B$3]" office:value-type="percentage" office:value="0.113333333333333">
            <text:p>11,3%</text:p>
          </table:table-cell>
          <table:table-cell table:formula="of:=[.H40]+[.B41]" office:value-type="float" office:value="32">
            <text:p>32</text:p>
          </table:table-cell>
          <table:table-cell table:formula="of:=[.H41]/[.$B$3]" office:value-type="percentage" office:value="0.167539267015707">
            <text:p>16,8%</text:p>
          </table:table-cell>
          <table:table-cell table:number-columns-repeated="1015"/>
        </table:table-row>
        <table:table-row table:style-name="ro4">
          <table:table-cell table:style-name="ce4" office:value-type="float" office:value="54">
            <text:p>5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49233032893481</text:p>
          </table:table-cell>
          <table:table-cell table:formula="of:=[.D41]+1" office:value-type="float" office:value="35">
            <text:p>35</text:p>
          </table:table-cell>
          <table:table-cell table:formula="of:=[.D42]/[.$B$4]" office:value-type="percentage" office:value="0.116666666666667">
            <text:p>11,7%</text:p>
          </table:table-cell>
          <table:table-cell table:formula="of:=[.D42]*[.$B$5]" office:value-type="float" office:value="22.2833333333333">
            <text:p>22,2833333333</text:p>
          </table:table-cell>
          <table:table-cell table:formula="of:=[.F42]/[.$B$3]" office:value-type="percentage" office:value="0.116666666666667">
            <text:p>11,7%</text:p>
          </table:table-cell>
          <table:table-cell table:formula="of:=[.H41]+[.B42]" office:value-type="float" office:value="33">
            <text:p>33</text:p>
          </table:table-cell>
          <table:table-cell table:formula="of:=[.H42]/[.$B$3]" office:value-type="percentage" office:value="0.172774869109948">
            <text:p>17,3%</text:p>
          </table:table-cell>
          <table:table-cell table:number-columns-repeated="1015"/>
        </table:table-row>
        <table:table-row table:style-name="ro4">
          <table:table-cell table:style-name="ce4" office:value-type="float" office:value="86">
            <text:p>8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49233032893481</text:p>
          </table:table-cell>
          <table:table-cell table:formula="of:=[.D42]+1" office:value-type="float" office:value="36">
            <text:p>36</text:p>
          </table:table-cell>
          <table:table-cell table:formula="of:=[.D43]/[.$B$4]" office:value-type="percentage" office:value="0.12">
            <text:p>12,0%</text:p>
          </table:table-cell>
          <table:table-cell table:formula="of:=[.D43]*[.$B$5]" office:value-type="float" office:value="22.92">
            <text:p>22,92</text:p>
          </table:table-cell>
          <table:table-cell table:formula="of:=[.F43]/[.$B$3]" office:value-type="percentage" office:value="0.12">
            <text:p>12,0%</text:p>
          </table:table-cell>
          <table:table-cell table:formula="of:=[.H42]+[.B43]" office:value-type="float" office:value="34">
            <text:p>34</text:p>
          </table:table-cell>
          <table:table-cell table:formula="of:=[.H43]/[.$B$3]" office:value-type="percentage" office:value="0.178010471204188">
            <text:p>17,8%</text:p>
          </table:table-cell>
          <table:table-cell table:number-columns-repeated="1015"/>
        </table:table-row>
        <table:table-row table:style-name="ro4">
          <table:table-cell table:style-name="ce4" office:value-type="float" office:value="91">
            <text:p>9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49233032893481</text:p>
          </table:table-cell>
          <table:table-cell table:formula="of:=[.D43]+1" office:value-type="float" office:value="37">
            <text:p>37</text:p>
          </table:table-cell>
          <table:table-cell table:formula="of:=[.D44]/[.$B$4]" office:value-type="percentage" office:value="0.123333333333333">
            <text:p>12,3%</text:p>
          </table:table-cell>
          <table:table-cell table:formula="of:=[.D44]*[.$B$5]" office:value-type="float" office:value="23.5566666666667">
            <text:p>23,5566666667</text:p>
          </table:table-cell>
          <table:table-cell table:formula="of:=[.F44]/[.$B$3]" office:value-type="percentage" office:value="0.123333333333333">
            <text:p>12,3%</text:p>
          </table:table-cell>
          <table:table-cell table:formula="of:=[.H43]+[.B44]" office:value-type="float" office:value="35">
            <text:p>35</text:p>
          </table:table-cell>
          <table:table-cell table:formula="of:=[.H44]/[.$B$3]" office:value-type="percentage" office:value="0.183246073298429">
            <text:p>18,3%</text:p>
          </table:table-cell>
          <table:table-cell table:number-columns-repeated="1015"/>
        </table:table-row>
        <table:table-row table:style-name="ro4">
          <table:table-cell table:style-name="ce4" office:value-type="float" office:value="171">
            <text:p>17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49233032893481</text:p>
          </table:table-cell>
          <table:table-cell table:formula="of:=[.D44]+1" office:value-type="float" office:value="38">
            <text:p>38</text:p>
          </table:table-cell>
          <table:table-cell table:formula="of:=[.D45]/[.$B$4]" office:value-type="percentage" office:value="0.126666666666667">
            <text:p>12,7%</text:p>
          </table:table-cell>
          <table:table-cell table:formula="of:=[.D45]*[.$B$5]" office:value-type="float" office:value="24.1933333333333">
            <text:p>24,1933333333</text:p>
          </table:table-cell>
          <table:table-cell table:formula="of:=[.F45]/[.$B$3]" office:value-type="percentage" office:value="0.126666666666667">
            <text:p>12,7%</text:p>
          </table:table-cell>
          <table:table-cell table:formula="of:=[.H44]+[.B45]" office:value-type="float" office:value="36">
            <text:p>36</text:p>
          </table:table-cell>
          <table:table-cell table:formula="of:=[.H45]/[.$B$3]" office:value-type="percentage" office:value="0.18848167539267">
            <text:p>18,8%</text:p>
          </table:table-cell>
          <table:table-cell table:number-columns-repeated="1015"/>
        </table:table-row>
        <table:table-row table:style-name="ro4">
          <table:table-cell table:style-name="ce4" office:value-type="float" office:value="172">
            <text:p>17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49233032893481</text:p>
          </table:table-cell>
          <table:table-cell table:formula="of:=[.D45]+1" office:value-type="float" office:value="39">
            <text:p>39</text:p>
          </table:table-cell>
          <table:table-cell table:formula="of:=[.D46]/[.$B$4]" office:value-type="percentage" office:value="0.13">
            <text:p>13,0%</text:p>
          </table:table-cell>
          <table:table-cell table:formula="of:=[.D46]*[.$B$5]" office:value-type="float" office:value="24.83">
            <text:p>24,83</text:p>
          </table:table-cell>
          <table:table-cell table:formula="of:=[.F46]/[.$B$3]" office:value-type="percentage" office:value="0.13">
            <text:p>13,0%</text:p>
          </table:table-cell>
          <table:table-cell table:formula="of:=[.H45]+[.B46]" office:value-type="float" office:value="37">
            <text:p>37</text:p>
          </table:table-cell>
          <table:table-cell table:formula="of:=[.H46]/[.$B$3]" office:value-type="percentage" office:value="0.193717277486911">
            <text:p>19,4%</text:p>
          </table:table-cell>
          <table:table-cell table:number-columns-repeated="1015"/>
        </table:table-row>
        <table:table-row table:style-name="ro4">
          <table:table-cell table:style-name="ce4" office:value-type="float" office:value="187">
            <text:p>18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49233032893481</text:p>
          </table:table-cell>
          <table:table-cell table:formula="of:=[.D46]+1" office:value-type="float" office:value="40">
            <text:p>40</text:p>
          </table:table-cell>
          <table:table-cell table:formula="of:=[.D47]/[.$B$4]" office:value-type="percentage" office:value="0.133333333333333">
            <text:p>13,3%</text:p>
          </table:table-cell>
          <table:table-cell table:formula="of:=[.D47]*[.$B$5]" office:value-type="float" office:value="25.4666666666667">
            <text:p>25,4666666667</text:p>
          </table:table-cell>
          <table:table-cell table:formula="of:=[.F47]/[.$B$3]" office:value-type="percentage" office:value="0.133333333333333">
            <text:p>13,3%</text:p>
          </table:table-cell>
          <table:table-cell table:formula="of:=[.H46]+[.B47]" office:value-type="float" office:value="38">
            <text:p>38</text:p>
          </table:table-cell>
          <table:table-cell table:formula="of:=[.H47]/[.$B$3]" office:value-type="percentage" office:value="0.198952879581152">
            <text:p>19,9%</text:p>
          </table:table-cell>
          <table:table-cell table:number-columns-repeated="1015"/>
        </table:table-row>
        <table:table-row table:style-name="ro4">
          <table:table-cell table:style-name="ce4" office:value-type="float" office:value="228">
            <text:p>22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49233032893481</text:p>
          </table:table-cell>
          <table:table-cell table:formula="of:=[.D47]+1" office:value-type="float" office:value="41">
            <text:p>41</text:p>
          </table:table-cell>
          <table:table-cell table:formula="of:=[.D48]/[.$B$4]" office:value-type="percentage" office:value="0.136666666666667">
            <text:p>13,7%</text:p>
          </table:table-cell>
          <table:table-cell table:formula="of:=[.D48]*[.$B$5]" office:value-type="float" office:value="26.1033333333333">
            <text:p>26,1033333333</text:p>
          </table:table-cell>
          <table:table-cell table:formula="of:=[.F48]/[.$B$3]" office:value-type="percentage" office:value="0.136666666666667">
            <text:p>13,7%</text:p>
          </table:table-cell>
          <table:table-cell table:formula="of:=[.H47]+[.B48]" office:value-type="float" office:value="39">
            <text:p>39</text:p>
          </table:table-cell>
          <table:table-cell table:formula="of:=[.H48]/[.$B$3]" office:value-type="percentage" office:value="0.204188481675393">
            <text:p>20,4%</text:p>
          </table:table-cell>
          <table:table-cell table:number-columns-repeated="1015"/>
        </table:table-row>
        <table:table-row table:style-name="ro4">
          <table:table-cell table:style-name="ce4" office:value-type="float" office:value="273">
            <text:p>27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49233032893481</text:p>
          </table:table-cell>
          <table:table-cell table:formula="of:=[.D48]+1" office:value-type="float" office:value="42">
            <text:p>42</text:p>
          </table:table-cell>
          <table:table-cell table:formula="of:=[.D49]/[.$B$4]" office:value-type="percentage" office:value="0.14">
            <text:p>14,0%</text:p>
          </table:table-cell>
          <table:table-cell table:formula="of:=[.D49]*[.$B$5]" office:value-type="float" office:value="26.74">
            <text:p>26,74</text:p>
          </table:table-cell>
          <table:table-cell table:formula="of:=[.F49]/[.$B$3]" office:value-type="percentage" office:value="0.14">
            <text:p>14,0%</text:p>
          </table:table-cell>
          <table:table-cell table:formula="of:=[.H48]+[.B49]" office:value-type="float" office:value="40">
            <text:p>40</text:p>
          </table:table-cell>
          <table:table-cell table:formula="of:=[.H49]/[.$B$3]" office:value-type="percentage" office:value="0.209424083769633">
            <text:p>20,9%</text:p>
          </table:table-cell>
          <table:table-cell table:number-columns-repeated="1015"/>
        </table:table-row>
        <table:table-row table:style-name="ro4">
          <table:table-cell table:style-name="ce4" office:value-type="float" office:value="291">
            <text:p>29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49233032893481</text:p>
          </table:table-cell>
          <table:table-cell table:formula="of:=[.D49]+1" office:value-type="float" office:value="43">
            <text:p>43</text:p>
          </table:table-cell>
          <table:table-cell table:formula="of:=[.D50]/[.$B$4]" office:value-type="percentage" office:value="0.143333333333333">
            <text:p>14,3%</text:p>
          </table:table-cell>
          <table:table-cell table:formula="of:=[.D50]*[.$B$5]" office:value-type="float" office:value="27.3766666666667">
            <text:p>27,3766666667</text:p>
          </table:table-cell>
          <table:table-cell table:formula="of:=[.F50]/[.$B$3]" office:value-type="percentage" office:value="0.143333333333333">
            <text:p>14,3%</text:p>
          </table:table-cell>
          <table:table-cell table:formula="of:=[.H49]+[.B50]" office:value-type="float" office:value="41">
            <text:p>41</text:p>
          </table:table-cell>
          <table:table-cell table:formula="of:=[.H50]/[.$B$3]" office:value-type="percentage" office:value="0.214659685863874">
            <text:p>21,5%</text:p>
          </table:table-cell>
          <table:table-cell table:number-columns-repeated="1015"/>
        </table:table-row>
        <table:table-row table:style-name="ro4"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0190101123014</text:p>
          </table:table-cell>
          <table:table-cell table:formula="of:=[.D50]+1" office:value-type="float" office:value="44">
            <text:p>44</text:p>
          </table:table-cell>
          <table:table-cell table:formula="of:=[.D51]/[.$B$4]" office:value-type="percentage" office:value="0.146666666666667">
            <text:p>14,7%</text:p>
          </table:table-cell>
          <table:table-cell table:formula="of:=[.D51]*[.$B$5]" office:value-type="float" office:value="28.0133333333333">
            <text:p>28,0133333333</text:p>
          </table:table-cell>
          <table:table-cell table:formula="of:=[.F51]/[.$B$3]" office:value-type="percentage" office:value="0.146666666666667">
            <text:p>14,7%</text:p>
          </table:table-cell>
          <table:table-cell table:formula="of:=[.H50]+[.B51]" office:value-type="float" office:value="42">
            <text:p>42</text:p>
          </table:table-cell>
          <table:table-cell table:formula="of:=[.H51]/[.$B$3]" office:value-type="percentage" office:value="0.219895287958115">
            <text:p>22,0%</text:p>
          </table:table-cell>
          <table:table-cell table:number-columns-repeated="1015"/>
        </table:table-row>
        <table:table-row table:style-name="ro4">
          <table:table-cell table:style-name="ce4" office:value-type="float" office:value="14">
            <text:p>1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0190101123014</text:p>
          </table:table-cell>
          <table:table-cell table:formula="of:=[.D51]+1" office:value-type="float" office:value="45">
            <text:p>45</text:p>
          </table:table-cell>
          <table:table-cell table:formula="of:=[.D52]/[.$B$4]" office:value-type="percentage" office:value="0.15">
            <text:p>15,0%</text:p>
          </table:table-cell>
          <table:table-cell table:formula="of:=[.D52]*[.$B$5]" office:value-type="float" office:value="28.65">
            <text:p>28,65</text:p>
          </table:table-cell>
          <table:table-cell table:formula="of:=[.F52]/[.$B$3]" office:value-type="percentage" office:value="0.15">
            <text:p>15,0%</text:p>
          </table:table-cell>
          <table:table-cell table:formula="of:=[.H51]+[.B52]" office:value-type="float" office:value="43">
            <text:p>43</text:p>
          </table:table-cell>
          <table:table-cell table:formula="of:=[.H52]/[.$B$3]" office:value-type="percentage" office:value="0.225130890052356">
            <text:p>22,5%</text:p>
          </table:table-cell>
          <table:table-cell table:number-columns-repeated="1015"/>
        </table:table-row>
        <table:table-row table:style-name="ro4">
          <table:table-cell table:style-name="ce4" office:value-type="float" office:value="65">
            <text:p>6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0190101123014</text:p>
          </table:table-cell>
          <table:table-cell table:formula="of:=[.D52]+1" office:value-type="float" office:value="46">
            <text:p>46</text:p>
          </table:table-cell>
          <table:table-cell table:formula="of:=[.D53]/[.$B$4]" office:value-type="percentage" office:value="0.153333333333333">
            <text:p>15,3%</text:p>
          </table:table-cell>
          <table:table-cell table:formula="of:=[.D53]*[.$B$5]" office:value-type="float" office:value="29.2866666666667">
            <text:p>29,2866666667</text:p>
          </table:table-cell>
          <table:table-cell table:formula="of:=[.F53]/[.$B$3]" office:value-type="percentage" office:value="0.153333333333333">
            <text:p>15,3%</text:p>
          </table:table-cell>
          <table:table-cell table:formula="of:=[.H52]+[.B53]" office:value-type="float" office:value="44">
            <text:p>44</text:p>
          </table:table-cell>
          <table:table-cell table:formula="of:=[.H53]/[.$B$3]" office:value-type="percentage" office:value="0.230366492146597">
            <text:p>23,0%</text:p>
          </table:table-cell>
          <table:table-cell table:number-columns-repeated="1015"/>
        </table:table-row>
        <table:table-row table:style-name="ro4">
          <table:table-cell table:style-name="ce4" office:value-type="float" office:value="66">
            <text:p>6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0190101123014</text:p>
          </table:table-cell>
          <table:table-cell table:formula="of:=[.D53]+1" office:value-type="float" office:value="47">
            <text:p>47</text:p>
          </table:table-cell>
          <table:table-cell table:formula="of:=[.D54]/[.$B$4]" office:value-type="percentage" office:value="0.156666666666667">
            <text:p>15,7%</text:p>
          </table:table-cell>
          <table:table-cell table:formula="of:=[.D54]*[.$B$5]" office:value-type="float" office:value="29.9233333333333">
            <text:p>29,9233333333</text:p>
          </table:table-cell>
          <table:table-cell table:formula="of:=[.F54]/[.$B$3]" office:value-type="percentage" office:value="0.156666666666667">
            <text:p>15,7%</text:p>
          </table:table-cell>
          <table:table-cell table:formula="of:=[.H53]+[.B54]" office:value-type="float" office:value="45">
            <text:p>45</text:p>
          </table:table-cell>
          <table:table-cell table:formula="of:=[.H54]/[.$B$3]" office:value-type="percentage" office:value="0.235602094240838">
            <text:p>23,6%</text:p>
          </table:table-cell>
          <table:table-cell table:number-columns-repeated="1015"/>
        </table:table-row>
        <table:table-row table:style-name="ro4">
          <table:table-cell table:style-name="ce4" office:value-type="float" office:value="120">
            <text:p>12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0190101123014</text:p>
          </table:table-cell>
          <table:table-cell table:formula="of:=[.D54]+1" office:value-type="float" office:value="48">
            <text:p>48</text:p>
          </table:table-cell>
          <table:table-cell table:formula="of:=[.D55]/[.$B$4]" office:value-type="percentage" office:value="0.16">
            <text:p>16,0%</text:p>
          </table:table-cell>
          <table:table-cell table:formula="of:=[.D55]*[.$B$5]" office:value-type="float" office:value="30.56">
            <text:p>30,56</text:p>
          </table:table-cell>
          <table:table-cell table:formula="of:=[.F55]/[.$B$3]" office:value-type="percentage" office:value="0.16">
            <text:p>16,0%</text:p>
          </table:table-cell>
          <table:table-cell table:formula="of:=[.H54]+[.B55]" office:value-type="float" office:value="46">
            <text:p>46</text:p>
          </table:table-cell>
          <table:table-cell table:formula="of:=[.H55]/[.$B$3]" office:value-type="percentage" office:value="0.240837696335079">
            <text:p>24,1%</text:p>
          </table:table-cell>
          <table:table-cell table:number-columns-repeated="1015"/>
        </table:table-row>
        <table:table-row table:style-name="ro4">
          <table:table-cell table:style-name="ce4" office:value-type="float" office:value="121">
            <text:p>12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0190101123014</text:p>
          </table:table-cell>
          <table:table-cell table:formula="of:=[.D55]+1" office:value-type="float" office:value="49">
            <text:p>49</text:p>
          </table:table-cell>
          <table:table-cell table:formula="of:=[.D56]/[.$B$4]" office:value-type="percentage" office:value="0.163333333333333">
            <text:p>16,3%</text:p>
          </table:table-cell>
          <table:table-cell table:formula="of:=[.D56]*[.$B$5]" office:value-type="float" office:value="31.1966666666667">
            <text:p>31,1966666667</text:p>
          </table:table-cell>
          <table:table-cell table:formula="of:=[.F56]/[.$B$3]" office:value-type="percentage" office:value="0.163333333333333">
            <text:p>16,3%</text:p>
          </table:table-cell>
          <table:table-cell table:formula="of:=[.H55]+[.B56]" office:value-type="float" office:value="47">
            <text:p>47</text:p>
          </table:table-cell>
          <table:table-cell table:formula="of:=[.H56]/[.$B$3]" office:value-type="percentage" office:value="0.246073298429319">
            <text:p>24,6%</text:p>
          </table:table-cell>
          <table:table-cell table:number-columns-repeated="1015"/>
        </table:table-row>
        <table:table-row table:style-name="ro4">
          <table:table-cell table:style-name="ce4" office:value-type="float" office:value="125">
            <text:p>12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0190101123014</text:p>
          </table:table-cell>
          <table:table-cell table:formula="of:=[.D56]+1" office:value-type="float" office:value="50">
            <text:p>50</text:p>
          </table:table-cell>
          <table:table-cell table:formula="of:=[.D57]/[.$B$4]" office:value-type="percentage" office:value="0.166666666666667">
            <text:p>16,7%</text:p>
          </table:table-cell>
          <table:table-cell table:formula="of:=[.D57]*[.$B$5]" office:value-type="float" office:value="31.8333333333333">
            <text:p>31,8333333333</text:p>
          </table:table-cell>
          <table:table-cell table:formula="of:=[.F57]/[.$B$3]" office:value-type="percentage" office:value="0.166666666666667">
            <text:p>16,7%</text:p>
          </table:table-cell>
          <table:table-cell table:formula="of:=[.H56]+[.B57]" office:value-type="float" office:value="48">
            <text:p>48</text:p>
          </table:table-cell>
          <table:table-cell table:formula="of:=[.H57]/[.$B$3]" office:value-type="percentage" office:value="0.25130890052356">
            <text:p>25,1%</text:p>
          </table:table-cell>
          <table:table-cell table:number-columns-repeated="1015"/>
        </table:table-row>
        <table:table-row table:style-name="ro4">
          <table:table-cell table:style-name="ce4" office:value-type="float" office:value="148">
            <text:p>14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0190101123014</text:p>
          </table:table-cell>
          <table:table-cell table:formula="of:=[.D57]+1" office:value-type="float" office:value="51">
            <text:p>51</text:p>
          </table:table-cell>
          <table:table-cell table:formula="of:=[.D58]/[.$B$4]" office:value-type="percentage" office:value="0.17">
            <text:p>17,0%</text:p>
          </table:table-cell>
          <table:table-cell table:formula="of:=[.D58]*[.$B$5]" office:value-type="float" office:value="32.47">
            <text:p>32,47</text:p>
          </table:table-cell>
          <table:table-cell table:formula="of:=[.F58]/[.$B$3]" office:value-type="percentage" office:value="0.17">
            <text:p>17,0%</text:p>
          </table:table-cell>
          <table:table-cell table:formula="of:=[.H57]+[.B58]" office:value-type="float" office:value="49">
            <text:p>49</text:p>
          </table:table-cell>
          <table:table-cell table:formula="of:=[.H58]/[.$B$3]" office:value-type="percentage" office:value="0.256544502617801">
            <text:p>25,7%</text:p>
          </table:table-cell>
          <table:table-cell table:number-columns-repeated="1015"/>
        </table:table-row>
        <table:table-row table:style-name="ro4">
          <table:table-cell table:style-name="ce4" office:value-type="float" office:value="164">
            <text:p>16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0190101123014</text:p>
          </table:table-cell>
          <table:table-cell table:formula="of:=[.D58]+1" office:value-type="float" office:value="52">
            <text:p>52</text:p>
          </table:table-cell>
          <table:table-cell table:formula="of:=[.D59]/[.$B$4]" office:value-type="percentage" office:value="0.173333333333333">
            <text:p>17,3%</text:p>
          </table:table-cell>
          <table:table-cell table:formula="of:=[.D59]*[.$B$5]" office:value-type="float" office:value="33.1066666666667">
            <text:p>33,1066666667</text:p>
          </table:table-cell>
          <table:table-cell table:formula="of:=[.F59]/[.$B$3]" office:value-type="percentage" office:value="0.173333333333333">
            <text:p>17,3%</text:p>
          </table:table-cell>
          <table:table-cell table:formula="of:=[.H58]+[.B59]" office:value-type="float" office:value="50">
            <text:p>50</text:p>
          </table:table-cell>
          <table:table-cell table:formula="of:=[.H59]/[.$B$3]" office:value-type="percentage" office:value="0.261780104712042">
            <text:p>26,2%</text:p>
          </table:table-cell>
          <table:table-cell table:number-columns-repeated="1015"/>
        </table:table-row>
        <table:table-row table:style-name="ro4">
          <table:table-cell table:style-name="ce4" office:value-type="float" office:value="168">
            <text:p>16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0190101123014</text:p>
          </table:table-cell>
          <table:table-cell table:formula="of:=[.D59]+1" office:value-type="float" office:value="53">
            <text:p>53</text:p>
          </table:table-cell>
          <table:table-cell table:formula="of:=[.D60]/[.$B$4]" office:value-type="percentage" office:value="0.176666666666667">
            <text:p>17,7%</text:p>
          </table:table-cell>
          <table:table-cell table:formula="of:=[.D60]*[.$B$5]" office:value-type="float" office:value="33.7433333333333">
            <text:p>33,7433333333</text:p>
          </table:table-cell>
          <table:table-cell table:formula="of:=[.F60]/[.$B$3]" office:value-type="percentage" office:value="0.176666666666667">
            <text:p>17,7%</text:p>
          </table:table-cell>
          <table:table-cell table:formula="of:=[.H59]+[.B60]" office:value-type="float" office:value="51">
            <text:p>51</text:p>
          </table:table-cell>
          <table:table-cell table:formula="of:=[.H60]/[.$B$3]" office:value-type="percentage" office:value="0.267015706806283">
            <text:p>26,7%</text:p>
          </table:table-cell>
          <table:table-cell table:number-columns-repeated="1015"/>
        </table:table-row>
        <table:table-row table:style-name="ro4">
          <table:table-cell table:style-name="ce4" office:value-type="float" office:value="213">
            <text:p>21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0190101123014</text:p>
          </table:table-cell>
          <table:table-cell table:formula="of:=[.D60]+1" office:value-type="float" office:value="54">
            <text:p>54</text:p>
          </table:table-cell>
          <table:table-cell table:formula="of:=[.D61]/[.$B$4]" office:value-type="percentage" office:value="0.18">
            <text:p>18,0%</text:p>
          </table:table-cell>
          <table:table-cell table:formula="of:=[.D61]*[.$B$5]" office:value-type="float" office:value="34.38">
            <text:p>34,38</text:p>
          </table:table-cell>
          <table:table-cell table:formula="of:=[.F61]/[.$B$3]" office:value-type="percentage" office:value="0.18">
            <text:p>18,0%</text:p>
          </table:table-cell>
          <table:table-cell table:formula="of:=[.H60]+[.B61]" office:value-type="float" office:value="52">
            <text:p>52</text:p>
          </table:table-cell>
          <table:table-cell table:formula="of:=[.H61]/[.$B$3]" office:value-type="percentage" office:value="0.272251308900524">
            <text:p>27,2%</text:p>
          </table:table-cell>
          <table:table-cell table:number-columns-repeated="1015"/>
        </table:table-row>
        <table:table-row table:style-name="ro4">
          <table:table-cell table:style-name="ce4" office:value-type="float" office:value="223">
            <text:p>22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0190101123014</text:p>
          </table:table-cell>
          <table:table-cell table:formula="of:=[.D61]+1" office:value-type="float" office:value="55">
            <text:p>55</text:p>
          </table:table-cell>
          <table:table-cell table:formula="of:=[.D62]/[.$B$4]" office:value-type="percentage" office:value="0.183333333333333">
            <text:p>18,3%</text:p>
          </table:table-cell>
          <table:table-cell table:formula="of:=[.D62]*[.$B$5]" office:value-type="float" office:value="35.0166666666667">
            <text:p>35,0166666667</text:p>
          </table:table-cell>
          <table:table-cell table:formula="of:=[.F62]/[.$B$3]" office:value-type="percentage" office:value="0.183333333333333">
            <text:p>18,3%</text:p>
          </table:table-cell>
          <table:table-cell table:formula="of:=[.H61]+[.B62]" office:value-type="float" office:value="53">
            <text:p>53</text:p>
          </table:table-cell>
          <table:table-cell table:formula="of:=[.H62]/[.$B$3]" office:value-type="percentage" office:value="0.277486910994764">
            <text:p>27,7%</text:p>
          </table:table-cell>
          <table:table-cell table:number-columns-repeated="1015"/>
        </table:table-row>
        <table:table-row table:style-name="ro4">
          <table:table-cell table:style-name="ce4" office:value-type="float" office:value="270">
            <text:p>27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90190101123014</text:p>
          </table:table-cell>
          <table:table-cell table:formula="of:=[.D62]+1" office:value-type="float" office:value="56">
            <text:p>56</text:p>
          </table:table-cell>
          <table:table-cell table:formula="of:=[.D63]/[.$B$4]" office:value-type="percentage" office:value="0.186666666666667">
            <text:p>18,7%</text:p>
          </table:table-cell>
          <table:table-cell table:formula="of:=[.D63]*[.$B$5]" office:value-type="float" office:value="35.6533333333333">
            <text:p>35,6533333333</text:p>
          </table:table-cell>
          <table:table-cell table:formula="of:=[.F63]/[.$B$3]" office:value-type="percentage" office:value="0.186666666666667">
            <text:p>18,7%</text:p>
          </table:table-cell>
          <table:table-cell table:formula="of:=[.H62]+[.B63]" office:value-type="float" office:value="54">
            <text:p>54</text:p>
          </table:table-cell>
          <table:table-cell table:formula="of:=[.H63]/[.$B$3]" office:value-type="percentage" office:value="0.282722513089005">
            <text:p>28,3%</text:p>
          </table:table-cell>
          <table:table-cell table:number-columns-repeated="1015"/>
        </table:table-row>
        <table:table-row table:style-name="ro4">
          <table:table-cell table:style-name="ce4" office:value-type="float" office:value="293">
            <text:p>293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90190101123014</text:p>
          </table:table-cell>
          <table:table-cell table:formula="of:=[.D63]+1" office:value-type="float" office:value="57">
            <text:p>57</text:p>
          </table:table-cell>
          <table:table-cell table:formula="of:=[.D64]/[.$B$4]" office:value-type="percentage" office:value="0.19">
            <text:p>19,0%</text:p>
          </table:table-cell>
          <table:table-cell table:formula="of:=[.D64]*[.$B$5]" office:value-type="float" office:value="36.29">
            <text:p>36,29</text:p>
          </table:table-cell>
          <table:table-cell table:formula="of:=[.F64]/[.$B$3]" office:value-type="percentage" office:value="0.19">
            <text:p>19,0%</text:p>
          </table:table-cell>
          <table:table-cell table:formula="of:=[.H63]+[.B64]" office:value-type="float" office:value="54">
            <text:p>54</text:p>
          </table:table-cell>
          <table:table-cell table:formula="of:=[.H64]/[.$B$3]" office:value-type="percentage" office:value="0.282722513089005">
            <text:p>28,3%</text:p>
          </table:table-cell>
          <table:table-cell table:number-columns-repeated="1015"/>
        </table:table-row>
        <table:table-row table:style-name="ro4"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0.847301718162657</text:p>
          </table:table-cell>
          <table:table-cell table:formula="of:=[.D64]+1" office:value-type="float" office:value="58">
            <text:p>58</text:p>
          </table:table-cell>
          <table:table-cell table:formula="of:=[.D65]/[.$B$4]" office:value-type="percentage" office:value="0.193333333333333">
            <text:p>19,3%</text:p>
          </table:table-cell>
          <table:table-cell table:formula="of:=[.D65]*[.$B$5]" office:value-type="float" office:value="36.9266666666667">
            <text:p>36,9266666667</text:p>
          </table:table-cell>
          <table:table-cell table:formula="of:=[.F65]/[.$B$3]" office:value-type="percentage" office:value="0.193333333333333">
            <text:p>19,3%</text:p>
          </table:table-cell>
          <table:table-cell table:formula="of:=[.H64]+[.B65]" office:value-type="float" office:value="54">
            <text:p>54</text:p>
          </table:table-cell>
          <table:table-cell table:formula="of:=[.H65]/[.$B$3]" office:value-type="percentage" office:value="0.282722513089005">
            <text:p>28,3%</text:p>
          </table:table-cell>
          <table:table-cell table:number-columns-repeated="1015"/>
        </table:table-row>
        <table:table-row table:style-name="ro4"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47301718162657</text:p>
          </table:table-cell>
          <table:table-cell table:formula="of:=[.D65]+1" office:value-type="float" office:value="59">
            <text:p>59</text:p>
          </table:table-cell>
          <table:table-cell table:formula="of:=[.D66]/[.$B$4]" office:value-type="percentage" office:value="0.196666666666667">
            <text:p>19,7%</text:p>
          </table:table-cell>
          <table:table-cell table:formula="of:=[.D66]*[.$B$5]" office:value-type="float" office:value="37.5633333333333">
            <text:p>37,5633333333</text:p>
          </table:table-cell>
          <table:table-cell table:formula="of:=[.F66]/[.$B$3]" office:value-type="percentage" office:value="0.196666666666667">
            <text:p>19,7%</text:p>
          </table:table-cell>
          <table:table-cell table:formula="of:=[.H65]+[.B66]" office:value-type="float" office:value="55">
            <text:p>55</text:p>
          </table:table-cell>
          <table:table-cell table:formula="of:=[.H66]/[.$B$3]" office:value-type="percentage" office:value="0.287958115183246">
            <text:p>28,8%</text:p>
          </table:table-cell>
          <table:table-cell table:number-columns-repeated="1015"/>
        </table:table-row>
        <table:table-row table:style-name="ro4">
          <table:table-cell table:style-name="ce4" office:value-type="float" office:value="30">
            <text:p>3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47301718162657</text:p>
          </table:table-cell>
          <table:table-cell table:formula="of:=[.D66]+1" office:value-type="float" office:value="60">
            <text:p>60</text:p>
          </table:table-cell>
          <table:table-cell table:formula="of:=[.D67]/[.$B$4]" office:value-type="percentage" office:value="0.2">
            <text:p>20,0%</text:p>
          </table:table-cell>
          <table:table-cell table:formula="of:=[.D67]*[.$B$5]" office:value-type="float" office:value="38.2">
            <text:p>38,2</text:p>
          </table:table-cell>
          <table:table-cell table:formula="of:=[.F67]/[.$B$3]" office:value-type="percentage" office:value="0.2">
            <text:p>20,0%</text:p>
          </table:table-cell>
          <table:table-cell table:formula="of:=[.H66]+[.B67]" office:value-type="float" office:value="56">
            <text:p>56</text:p>
          </table:table-cell>
          <table:table-cell table:formula="of:=[.H67]/[.$B$3]" office:value-type="percentage" office:value="0.293193717277487">
            <text:p>29,3%</text:p>
          </table:table-cell>
          <table:table-cell table:number-columns-repeated="1015"/>
        </table:table-row>
        <table:table-row table:style-name="ro4">
          <table:table-cell table:style-name="ce4" office:value-type="float" office:value="43">
            <text:p>4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47301718162657</text:p>
          </table:table-cell>
          <table:table-cell table:formula="of:=[.D67]+1" office:value-type="float" office:value="61">
            <text:p>61</text:p>
          </table:table-cell>
          <table:table-cell table:formula="of:=[.D68]/[.$B$4]" office:value-type="percentage" office:value="0.203333333333333">
            <text:p>20,3%</text:p>
          </table:table-cell>
          <table:table-cell table:formula="of:=[.D68]*[.$B$5]" office:value-type="float" office:value="38.8366666666667">
            <text:p>38,8366666667</text:p>
          </table:table-cell>
          <table:table-cell table:formula="of:=[.F68]/[.$B$3]" office:value-type="percentage" office:value="0.203333333333333">
            <text:p>20,3%</text:p>
          </table:table-cell>
          <table:table-cell table:formula="of:=[.H67]+[.B68]" office:value-type="float" office:value="57">
            <text:p>57</text:p>
          </table:table-cell>
          <table:table-cell table:formula="of:=[.H68]/[.$B$3]" office:value-type="percentage" office:value="0.298429319371728">
            <text:p>29,8%</text:p>
          </table:table-cell>
          <table:table-cell table:number-columns-repeated="1015"/>
        </table:table-row>
        <table:table-row table:style-name="ro4">
          <table:table-cell table:style-name="ce4" office:value-type="float" office:value="46">
            <text:p>4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47301718162657</text:p>
          </table:table-cell>
          <table:table-cell table:formula="of:=[.D68]+1" office:value-type="float" office:value="62">
            <text:p>62</text:p>
          </table:table-cell>
          <table:table-cell table:formula="of:=[.D69]/[.$B$4]" office:value-type="percentage" office:value="0.206666666666667">
            <text:p>20,7%</text:p>
          </table:table-cell>
          <table:table-cell table:formula="of:=[.D69]*[.$B$5]" office:value-type="float" office:value="39.4733333333333">
            <text:p>39,4733333333</text:p>
          </table:table-cell>
          <table:table-cell table:formula="of:=[.F69]/[.$B$3]" office:value-type="percentage" office:value="0.206666666666667">
            <text:p>20,7%</text:p>
          </table:table-cell>
          <table:table-cell table:formula="of:=[.H68]+[.B69]" office:value-type="float" office:value="58">
            <text:p>58</text:p>
          </table:table-cell>
          <table:table-cell table:formula="of:=[.H69]/[.$B$3]" office:value-type="percentage" office:value="0.303664921465969">
            <text:p>30,4%</text:p>
          </table:table-cell>
          <table:table-cell table:number-columns-repeated="1015"/>
        </table:table-row>
        <table:table-row table:style-name="ro4"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47301718162657</text:p>
          </table:table-cell>
          <table:table-cell table:formula="of:=[.D69]+1" office:value-type="float" office:value="63">
            <text:p>63</text:p>
          </table:table-cell>
          <table:table-cell table:formula="of:=[.D70]/[.$B$4]" office:value-type="percentage" office:value="0.21">
            <text:p>21,0%</text:p>
          </table:table-cell>
          <table:table-cell table:formula="of:=[.D70]*[.$B$5]" office:value-type="float" office:value="40.11">
            <text:p>40,11</text:p>
          </table:table-cell>
          <table:table-cell table:formula="of:=[.F70]/[.$B$3]" office:value-type="percentage" office:value="0.21">
            <text:p>21,0%</text:p>
          </table:table-cell>
          <table:table-cell table:formula="of:=[.H69]+[.B70]" office:value-type="float" office:value="59">
            <text:p>59</text:p>
          </table:table-cell>
          <table:table-cell table:formula="of:=[.H70]/[.$B$3]" office:value-type="percentage" office:value="0.308900523560209">
            <text:p>30,9%</text:p>
          </table:table-cell>
          <table:table-cell table:number-columns-repeated="1015"/>
        </table:table-row>
        <table:table-row table:style-name="ro4">
          <table:table-cell table:style-name="ce4" office:value-type="float" office:value="59">
            <text:p>59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47301718162657</text:p>
          </table:table-cell>
          <table:table-cell table:formula="of:=[.D70]+1" office:value-type="float" office:value="64">
            <text:p>64</text:p>
          </table:table-cell>
          <table:table-cell table:formula="of:=[.D71]/[.$B$4]" office:value-type="percentage" office:value="0.213333333333333">
            <text:p>21,3%</text:p>
          </table:table-cell>
          <table:table-cell table:formula="of:=[.D71]*[.$B$5]" office:value-type="float" office:value="40.7466666666667">
            <text:p>40,7466666667</text:p>
          </table:table-cell>
          <table:table-cell table:formula="of:=[.F71]/[.$B$3]" office:value-type="percentage" office:value="0.213333333333333">
            <text:p>21,3%</text:p>
          </table:table-cell>
          <table:table-cell table:formula="of:=[.H70]+[.B71]" office:value-type="float" office:value="60">
            <text:p>60</text:p>
          </table:table-cell>
          <table:table-cell table:formula="of:=[.H71]/[.$B$3]" office:value-type="percentage" office:value="0.31413612565445">
            <text:p>31,4%</text:p>
          </table:table-cell>
          <table:table-cell table:number-columns-repeated="1015"/>
        </table:table-row>
        <table:table-row table:style-name="ro4">
          <table:table-cell table:style-name="ce4" office:value-type="float" office:value="63">
            <text:p>63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847301718162657</text:p>
          </table:table-cell>
          <table:table-cell table:formula="of:=[.D71]+1" office:value-type="float" office:value="65">
            <text:p>65</text:p>
          </table:table-cell>
          <table:table-cell table:formula="of:=[.D72]/[.$B$4]" office:value-type="percentage" office:value="0.216666666666667">
            <text:p>21,7%</text:p>
          </table:table-cell>
          <table:table-cell table:formula="of:=[.D72]*[.$B$5]" office:value-type="float" office:value="41.3833333333333">
            <text:p>41,3833333333</text:p>
          </table:table-cell>
          <table:table-cell table:formula="of:=[.F72]/[.$B$3]" office:value-type="percentage" office:value="0.216666666666667">
            <text:p>21,7%</text:p>
          </table:table-cell>
          <table:table-cell table:formula="of:=[.H71]+[.B72]" office:value-type="float" office:value="60">
            <text:p>60</text:p>
          </table:table-cell>
          <table:table-cell table:formula="of:=[.H72]/[.$B$3]" office:value-type="percentage" office:value="0.31413612565445">
            <text:p>31,4%</text:p>
          </table:table-cell>
          <table:table-cell table:number-columns-repeated="1015"/>
        </table:table-row>
        <table:table-row table:style-name="ro4">
          <table:table-cell table:style-name="ce4" office:value-type="float" office:value="83">
            <text:p>8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47301718162657</text:p>
          </table:table-cell>
          <table:table-cell table:formula="of:=[.D72]+1" office:value-type="float" office:value="66">
            <text:p>66</text:p>
          </table:table-cell>
          <table:table-cell table:formula="of:=[.D73]/[.$B$4]" office:value-type="percentage" office:value="0.22">
            <text:p>22,0%</text:p>
          </table:table-cell>
          <table:table-cell table:formula="of:=[.D73]*[.$B$5]" office:value-type="float" office:value="42.02">
            <text:p>42,02</text:p>
          </table:table-cell>
          <table:table-cell table:formula="of:=[.F73]/[.$B$3]" office:value-type="percentage" office:value="0.22">
            <text:p>22,0%</text:p>
          </table:table-cell>
          <table:table-cell table:formula="of:=[.H72]+[.B73]" office:value-type="float" office:value="61">
            <text:p>61</text:p>
          </table:table-cell>
          <table:table-cell table:formula="of:=[.H73]/[.$B$3]" office:value-type="percentage" office:value="0.319371727748691">
            <text:p>31,9%</text:p>
          </table:table-cell>
          <table:table-cell table:number-columns-repeated="1015"/>
        </table:table-row>
        <table:table-row table:style-name="ro4">
          <table:table-cell table:style-name="ce4" office:value-type="float" office:value="144">
            <text:p>144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847301718162657</text:p>
          </table:table-cell>
          <table:table-cell table:formula="of:=[.D73]+1" office:value-type="float" office:value="67">
            <text:p>67</text:p>
          </table:table-cell>
          <table:table-cell table:formula="of:=[.D74]/[.$B$4]" office:value-type="percentage" office:value="0.223333333333333">
            <text:p>22,3%</text:p>
          </table:table-cell>
          <table:table-cell table:formula="of:=[.D74]*[.$B$5]" office:value-type="float" office:value="42.6566666666667">
            <text:p>42,6566666667</text:p>
          </table:table-cell>
          <table:table-cell table:formula="of:=[.F74]/[.$B$3]" office:value-type="percentage" office:value="0.223333333333333">
            <text:p>22,3%</text:p>
          </table:table-cell>
          <table:table-cell table:formula="of:=[.H73]+[.B74]" office:value-type="float" office:value="61">
            <text:p>61</text:p>
          </table:table-cell>
          <table:table-cell table:formula="of:=[.H74]/[.$B$3]" office:value-type="percentage" office:value="0.319371727748691">
            <text:p>31,9%</text:p>
          </table:table-cell>
          <table:table-cell table:number-columns-repeated="1015"/>
        </table:table-row>
        <table:table-row table:style-name="ro4">
          <table:table-cell table:style-name="ce4" office:value-type="float" office:value="146">
            <text:p>14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47301718162657</text:p>
          </table:table-cell>
          <table:table-cell table:formula="of:=[.D74]+1" office:value-type="float" office:value="68">
            <text:p>68</text:p>
          </table:table-cell>
          <table:table-cell table:formula="of:=[.D75]/[.$B$4]" office:value-type="percentage" office:value="0.226666666666667">
            <text:p>22,7%</text:p>
          </table:table-cell>
          <table:table-cell table:formula="of:=[.D75]*[.$B$5]" office:value-type="float" office:value="43.2933333333333">
            <text:p>43,2933333333</text:p>
          </table:table-cell>
          <table:table-cell table:formula="of:=[.F75]/[.$B$3]" office:value-type="percentage" office:value="0.226666666666667">
            <text:p>22,7%</text:p>
          </table:table-cell>
          <table:table-cell table:formula="of:=[.H74]+[.B75]" office:value-type="float" office:value="62">
            <text:p>62</text:p>
          </table:table-cell>
          <table:table-cell table:formula="of:=[.H75]/[.$B$3]" office:value-type="percentage" office:value="0.324607329842932">
            <text:p>32,5%</text:p>
          </table:table-cell>
          <table:table-cell table:number-columns-repeated="1015"/>
        </table:table-row>
        <table:table-row table:style-name="ro4">
          <table:table-cell table:style-name="ce4" office:value-type="float" office:value="154">
            <text:p>15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47301718162657</text:p>
          </table:table-cell>
          <table:table-cell table:formula="of:=[.D75]+1" office:value-type="float" office:value="69">
            <text:p>69</text:p>
          </table:table-cell>
          <table:table-cell table:formula="of:=[.D76]/[.$B$4]" office:value-type="percentage" office:value="0.23">
            <text:p>23,0%</text:p>
          </table:table-cell>
          <table:table-cell table:formula="of:=[.D76]*[.$B$5]" office:value-type="float" office:value="43.93">
            <text:p>43,93</text:p>
          </table:table-cell>
          <table:table-cell table:formula="of:=[.F76]/[.$B$3]" office:value-type="percentage" office:value="0.23">
            <text:p>23,0%</text:p>
          </table:table-cell>
          <table:table-cell table:formula="of:=[.H75]+[.B76]" office:value-type="float" office:value="63">
            <text:p>63</text:p>
          </table:table-cell>
          <table:table-cell table:formula="of:=[.H76]/[.$B$3]" office:value-type="percentage" office:value="0.329842931937173">
            <text:p>33,0%</text:p>
          </table:table-cell>
          <table:table-cell table:number-columns-repeated="1015"/>
        </table:table-row>
        <table:table-row table:style-name="ro4">
          <table:table-cell table:style-name="ce4" office:value-type="float" office:value="157">
            <text:p>15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47301718162657</text:p>
          </table:table-cell>
          <table:table-cell table:formula="of:=[.D76]+1" office:value-type="float" office:value="70">
            <text:p>70</text:p>
          </table:table-cell>
          <table:table-cell table:formula="of:=[.D77]/[.$B$4]" office:value-type="percentage" office:value="0.233333333333333">
            <text:p>23,3%</text:p>
          </table:table-cell>
          <table:table-cell table:formula="of:=[.D77]*[.$B$5]" office:value-type="float" office:value="44.5666666666667">
            <text:p>44,5666666667</text:p>
          </table:table-cell>
          <table:table-cell table:formula="of:=[.F77]/[.$B$3]" office:value-type="percentage" office:value="0.233333333333333">
            <text:p>23,3%</text:p>
          </table:table-cell>
          <table:table-cell table:formula="of:=[.H76]+[.B77]" office:value-type="float" office:value="64">
            <text:p>64</text:p>
          </table:table-cell>
          <table:table-cell table:formula="of:=[.H77]/[.$B$3]" office:value-type="percentage" office:value="0.335078534031414">
            <text:p>33,5%</text:p>
          </table:table-cell>
          <table:table-cell table:number-columns-repeated="1015"/>
        </table:table-row>
        <table:table-row table:style-name="ro4">
          <table:table-cell table:style-name="ce4" office:value-type="float" office:value="169">
            <text:p>169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47301718162657</text:p>
          </table:table-cell>
          <table:table-cell table:formula="of:=[.D77]+1" office:value-type="float" office:value="71">
            <text:p>71</text:p>
          </table:table-cell>
          <table:table-cell table:formula="of:=[.D78]/[.$B$4]" office:value-type="percentage" office:value="0.236666666666667">
            <text:p>23,7%</text:p>
          </table:table-cell>
          <table:table-cell table:formula="of:=[.D78]*[.$B$5]" office:value-type="float" office:value="45.2033333333333">
            <text:p>45,2033333333</text:p>
          </table:table-cell>
          <table:table-cell table:formula="of:=[.F78]/[.$B$3]" office:value-type="percentage" office:value="0.236666666666667">
            <text:p>23,7%</text:p>
          </table:table-cell>
          <table:table-cell table:formula="of:=[.H77]+[.B78]" office:value-type="float" office:value="65">
            <text:p>65</text:p>
          </table:table-cell>
          <table:table-cell table:formula="of:=[.H78]/[.$B$3]" office:value-type="percentage" office:value="0.340314136125654">
            <text:p>34,0%</text:p>
          </table:table-cell>
          <table:table-cell table:number-columns-repeated="1015"/>
        </table:table-row>
        <table:table-row table:style-name="ro4">
          <table:table-cell table:style-name="ce4" office:value-type="float" office:value="174">
            <text:p>17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47301718162657</text:p>
          </table:table-cell>
          <table:table-cell table:formula="of:=[.D78]+1" office:value-type="float" office:value="72">
            <text:p>72</text:p>
          </table:table-cell>
          <table:table-cell table:formula="of:=[.D79]/[.$B$4]" office:value-type="percentage" office:value="0.24">
            <text:p>24,0%</text:p>
          </table:table-cell>
          <table:table-cell table:formula="of:=[.D79]*[.$B$5]" office:value-type="float" office:value="45.84">
            <text:p>45,84</text:p>
          </table:table-cell>
          <table:table-cell table:formula="of:=[.F79]/[.$B$3]" office:value-type="percentage" office:value="0.24">
            <text:p>24,0%</text:p>
          </table:table-cell>
          <table:table-cell table:formula="of:=[.H78]+[.B79]" office:value-type="float" office:value="66">
            <text:p>66</text:p>
          </table:table-cell>
          <table:table-cell table:formula="of:=[.H79]/[.$B$3]" office:value-type="percentage" office:value="0.345549738219895">
            <text:p>34,6%</text:p>
          </table:table-cell>
          <table:table-cell table:number-columns-repeated="1015"/>
        </table:table-row>
        <table:table-row table:style-name="ro4">
          <table:table-cell table:style-name="ce4" office:value-type="float" office:value="179">
            <text:p>179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847301718162657</text:p>
          </table:table-cell>
          <table:table-cell table:formula="of:=[.D79]+1" office:value-type="float" office:value="73">
            <text:p>73</text:p>
          </table:table-cell>
          <table:table-cell table:formula="of:=[.D80]/[.$B$4]" office:value-type="percentage" office:value="0.243333333333333">
            <text:p>24,3%</text:p>
          </table:table-cell>
          <table:table-cell table:formula="of:=[.D80]*[.$B$5]" office:value-type="float" office:value="46.4766666666667">
            <text:p>46,4766666667</text:p>
          </table:table-cell>
          <table:table-cell table:formula="of:=[.F80]/[.$B$3]" office:value-type="percentage" office:value="0.243333333333333">
            <text:p>24,3%</text:p>
          </table:table-cell>
          <table:table-cell table:formula="of:=[.H79]+[.B80]" office:value-type="float" office:value="66">
            <text:p>66</text:p>
          </table:table-cell>
          <table:table-cell table:formula="of:=[.H80]/[.$B$3]" office:value-type="percentage" office:value="0.345549738219895">
            <text:p>34,6%</text:p>
          </table:table-cell>
          <table:table-cell table:number-columns-repeated="1015"/>
        </table:table-row>
        <table:table-row table:style-name="ro4">
          <table:table-cell table:style-name="ce4" office:value-type="float" office:value="182">
            <text:p>18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47301718162657</text:p>
          </table:table-cell>
          <table:table-cell table:formula="of:=[.D80]+1" office:value-type="float" office:value="74">
            <text:p>74</text:p>
          </table:table-cell>
          <table:table-cell table:formula="of:=[.D81]/[.$B$4]" office:value-type="percentage" office:value="0.246666666666667">
            <text:p>24,7%</text:p>
          </table:table-cell>
          <table:table-cell table:formula="of:=[.D81]*[.$B$5]" office:value-type="float" office:value="47.1133333333333">
            <text:p>47,1133333333</text:p>
          </table:table-cell>
          <table:table-cell table:formula="of:=[.F81]/[.$B$3]" office:value-type="percentage" office:value="0.246666666666667">
            <text:p>24,7%</text:p>
          </table:table-cell>
          <table:table-cell table:formula="of:=[.H80]+[.B81]" office:value-type="float" office:value="67">
            <text:p>67</text:p>
          </table:table-cell>
          <table:table-cell table:formula="of:=[.H81]/[.$B$3]" office:value-type="percentage" office:value="0.350785340314136">
            <text:p>35,1%</text:p>
          </table:table-cell>
          <table:table-cell table:number-columns-repeated="1015"/>
        </table:table-row>
        <table:table-row table:style-name="ro4">
          <table:table-cell table:style-name="ce4" office:value-type="float" office:value="193">
            <text:p>19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47301718162657</text:p>
          </table:table-cell>
          <table:table-cell table:formula="of:=[.D81]+1" office:value-type="float" office:value="75">
            <text:p>75</text:p>
          </table:table-cell>
          <table:table-cell table:formula="of:=[.D82]/[.$B$4]" office:value-type="percentage" office:value="0.25">
            <text:p>25,0%</text:p>
          </table:table-cell>
          <table:table-cell table:formula="of:=[.D82]*[.$B$5]" office:value-type="float" office:value="47.75">
            <text:p>47,75</text:p>
          </table:table-cell>
          <table:table-cell table:formula="of:=[.F82]/[.$B$3]" office:value-type="percentage" office:value="0.25">
            <text:p>25,0%</text:p>
          </table:table-cell>
          <table:table-cell table:formula="of:=[.H81]+[.B82]" office:value-type="float" office:value="68">
            <text:p>68</text:p>
          </table:table-cell>
          <table:table-cell table:formula="of:=[.H82]/[.$B$3]" office:value-type="percentage" office:value="0.356020942408377">
            <text:p>35,6%</text:p>
          </table:table-cell>
          <table:table-cell table:number-columns-repeated="1015"/>
        </table:table-row>
        <table:table-row table:style-name="ro4">
          <table:table-cell table:style-name="ce4" office:value-type="float" office:value="205">
            <text:p>205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847301718162657</text:p>
          </table:table-cell>
          <table:table-cell table:formula="of:=[.D82]+1" office:value-type="float" office:value="76">
            <text:p>76</text:p>
          </table:table-cell>
          <table:table-cell table:formula="of:=[.D83]/[.$B$4]" office:value-type="percentage" office:value="0.253333333333333">
            <text:p>25,3%</text:p>
          </table:table-cell>
          <table:table-cell table:formula="of:=[.D83]*[.$B$5]" office:value-type="float" office:value="48.3866666666667">
            <text:p>48,3866666667</text:p>
          </table:table-cell>
          <table:table-cell table:formula="of:=[.F83]/[.$B$3]" office:value-type="percentage" office:value="0.253333333333333">
            <text:p>25,3%</text:p>
          </table:table-cell>
          <table:table-cell table:formula="of:=[.H82]+[.B83]" office:value-type="float" office:value="68">
            <text:p>68</text:p>
          </table:table-cell>
          <table:table-cell table:formula="of:=[.H83]/[.$B$3]" office:value-type="percentage" office:value="0.356020942408377">
            <text:p>35,6%</text:p>
          </table:table-cell>
          <table:table-cell table:number-columns-repeated="1015"/>
        </table:table-row>
        <table:table-row table:style-name="ro4">
          <table:table-cell table:style-name="ce4" office:value-type="float" office:value="211">
            <text:p>21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47301718162657</text:p>
          </table:table-cell>
          <table:table-cell table:formula="of:=[.D83]+1" office:value-type="float" office:value="77">
            <text:p>77</text:p>
          </table:table-cell>
          <table:table-cell table:formula="of:=[.D84]/[.$B$4]" office:value-type="percentage" office:value="0.256666666666667">
            <text:p>25,7%</text:p>
          </table:table-cell>
          <table:table-cell table:formula="of:=[.D84]*[.$B$5]" office:value-type="float" office:value="49.0233333333333">
            <text:p>49,0233333333</text:p>
          </table:table-cell>
          <table:table-cell table:formula="of:=[.F84]/[.$B$3]" office:value-type="percentage" office:value="0.256666666666667">
            <text:p>25,7%</text:p>
          </table:table-cell>
          <table:table-cell table:formula="of:=[.H83]+[.B84]" office:value-type="float" office:value="69">
            <text:p>69</text:p>
          </table:table-cell>
          <table:table-cell table:formula="of:=[.H84]/[.$B$3]" office:value-type="percentage" office:value="0.361256544502618">
            <text:p>36,1%</text:p>
          </table:table-cell>
          <table:table-cell table:number-columns-repeated="1015"/>
        </table:table-row>
        <table:table-row table:style-name="ro4">
          <table:table-cell table:style-name="ce4" office:value-type="float" office:value="230">
            <text:p>23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47301718162657</text:p>
          </table:table-cell>
          <table:table-cell table:formula="of:=[.D84]+1" office:value-type="float" office:value="78">
            <text:p>78</text:p>
          </table:table-cell>
          <table:table-cell table:formula="of:=[.D85]/[.$B$4]" office:value-type="percentage" office:value="0.26">
            <text:p>26,0%</text:p>
          </table:table-cell>
          <table:table-cell table:formula="of:=[.D85]*[.$B$5]" office:value-type="float" office:value="49.66">
            <text:p>49,66</text:p>
          </table:table-cell>
          <table:table-cell table:formula="of:=[.F85]/[.$B$3]" office:value-type="percentage" office:value="0.26">
            <text:p>26,0%</text:p>
          </table:table-cell>
          <table:table-cell table:formula="of:=[.H84]+[.B85]" office:value-type="float" office:value="70">
            <text:p>70</text:p>
          </table:table-cell>
          <table:table-cell table:formula="of:=[.H85]/[.$B$3]" office:value-type="percentage" office:value="0.366492146596859">
            <text:p>36,6%</text:p>
          </table:table-cell>
          <table:table-cell table:number-columns-repeated="1015"/>
        </table:table-row>
        <table:table-row table:style-name="ro4">
          <table:table-cell table:style-name="ce4" office:value-type="float" office:value="240">
            <text:p>24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47301718162657</text:p>
          </table:table-cell>
          <table:table-cell table:formula="of:=[.D85]+1" office:value-type="float" office:value="79">
            <text:p>79</text:p>
          </table:table-cell>
          <table:table-cell table:formula="of:=[.D86]/[.$B$4]" office:value-type="percentage" office:value="0.263333333333333">
            <text:p>26,3%</text:p>
          </table:table-cell>
          <table:table-cell table:formula="of:=[.D86]*[.$B$5]" office:value-type="float" office:value="50.2966666666667">
            <text:p>50,2966666667</text:p>
          </table:table-cell>
          <table:table-cell table:formula="of:=[.F86]/[.$B$3]" office:value-type="percentage" office:value="0.263333333333333">
            <text:p>26,3%</text:p>
          </table:table-cell>
          <table:table-cell table:formula="of:=[.H85]+[.B86]" office:value-type="float" office:value="71">
            <text:p>71</text:p>
          </table:table-cell>
          <table:table-cell table:formula="of:=[.H86]/[.$B$3]" office:value-type="percentage" office:value="0.371727748691099">
            <text:p>37,2%</text:p>
          </table:table-cell>
          <table:table-cell table:number-columns-repeated="1015"/>
        </table:table-row>
        <table:table-row table:style-name="ro4">
          <table:table-cell table:style-name="ce4" office:value-type="float" office:value="244">
            <text:p>24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47301718162657</text:p>
          </table:table-cell>
          <table:table-cell table:formula="of:=[.D86]+1" office:value-type="float" office:value="80">
            <text:p>80</text:p>
          </table:table-cell>
          <table:table-cell table:formula="of:=[.D87]/[.$B$4]" office:value-type="percentage" office:value="0.266666666666667">
            <text:p>26,7%</text:p>
          </table:table-cell>
          <table:table-cell table:formula="of:=[.D87]*[.$B$5]" office:value-type="float" office:value="50.9333333333333">
            <text:p>50,9333333333</text:p>
          </table:table-cell>
          <table:table-cell table:formula="of:=[.F87]/[.$B$3]" office:value-type="percentage" office:value="0.266666666666667">
            <text:p>26,7%</text:p>
          </table:table-cell>
          <table:table-cell table:formula="of:=[.H86]+[.B87]" office:value-type="float" office:value="72">
            <text:p>72</text:p>
          </table:table-cell>
          <table:table-cell table:formula="of:=[.H87]/[.$B$3]" office:value-type="percentage" office:value="0.37696335078534">
            <text:p>37,7%</text:p>
          </table:table-cell>
          <table:table-cell table:number-columns-repeated="1015"/>
        </table:table-row>
        <table:table-row table:style-name="ro4">
          <table:table-cell table:style-name="ce4" office:value-type="float" office:value="245">
            <text:p>24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47301718162657</text:p>
          </table:table-cell>
          <table:table-cell table:formula="of:=[.D87]+1" office:value-type="float" office:value="81">
            <text:p>81</text:p>
          </table:table-cell>
          <table:table-cell table:formula="of:=[.D88]/[.$B$4]" office:value-type="percentage" office:value="0.27">
            <text:p>27,0%</text:p>
          </table:table-cell>
          <table:table-cell table:formula="of:=[.D88]*[.$B$5]" office:value-type="float" office:value="51.57">
            <text:p>51,57</text:p>
          </table:table-cell>
          <table:table-cell table:formula="of:=[.F88]/[.$B$3]" office:value-type="percentage" office:value="0.27">
            <text:p>27,0%</text:p>
          </table:table-cell>
          <table:table-cell table:formula="of:=[.H87]+[.B88]" office:value-type="float" office:value="73">
            <text:p>73</text:p>
          </table:table-cell>
          <table:table-cell table:formula="of:=[.H88]/[.$B$3]" office:value-type="percentage" office:value="0.382198952879581">
            <text:p>38,2%</text:p>
          </table:table-cell>
          <table:table-cell table:number-columns-repeated="1015"/>
        </table:table-row>
        <table:table-row table:style-name="ro4">
          <table:table-cell table:style-name="ce4" office:value-type="float" office:value="246">
            <text:p>24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47301718162657</text:p>
          </table:table-cell>
          <table:table-cell table:formula="of:=[.D88]+1" office:value-type="float" office:value="82">
            <text:p>82</text:p>
          </table:table-cell>
          <table:table-cell table:formula="of:=[.D89]/[.$B$4]" office:value-type="percentage" office:value="0.273333333333333">
            <text:p>27,3%</text:p>
          </table:table-cell>
          <table:table-cell table:formula="of:=[.D89]*[.$B$5]" office:value-type="float" office:value="52.2066666666667">
            <text:p>52,2066666667</text:p>
          </table:table-cell>
          <table:table-cell table:formula="of:=[.F89]/[.$B$3]" office:value-type="percentage" office:value="0.273333333333333">
            <text:p>27,3%</text:p>
          </table:table-cell>
          <table:table-cell table:formula="of:=[.H88]+[.B89]" office:value-type="float" office:value="74">
            <text:p>74</text:p>
          </table:table-cell>
          <table:table-cell table:formula="of:=[.H89]/[.$B$3]" office:value-type="percentage" office:value="0.387434554973822">
            <text:p>38,7%</text:p>
          </table:table-cell>
          <table:table-cell table:number-columns-repeated="1015"/>
        </table:table-row>
        <table:table-row table:style-name="ro4">
          <table:table-cell table:style-name="ce4" office:value-type="float" office:value="254">
            <text:p>25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47301718162657</text:p>
          </table:table-cell>
          <table:table-cell table:formula="of:=[.D89]+1" office:value-type="float" office:value="83">
            <text:p>83</text:p>
          </table:table-cell>
          <table:table-cell table:formula="of:=[.D90]/[.$B$4]" office:value-type="percentage" office:value="0.276666666666667">
            <text:p>27,7%</text:p>
          </table:table-cell>
          <table:table-cell table:formula="of:=[.D90]*[.$B$5]" office:value-type="float" office:value="52.8433333333333">
            <text:p>52,8433333333</text:p>
          </table:table-cell>
          <table:table-cell table:formula="of:=[.F90]/[.$B$3]" office:value-type="percentage" office:value="0.276666666666667">
            <text:p>27,7%</text:p>
          </table:table-cell>
          <table:table-cell table:formula="of:=[.H89]+[.B90]" office:value-type="float" office:value="75">
            <text:p>75</text:p>
          </table:table-cell>
          <table:table-cell table:formula="of:=[.H90]/[.$B$3]" office:value-type="percentage" office:value="0.392670157068063">
            <text:p>39,3%</text:p>
          </table:table-cell>
          <table:table-cell table:number-columns-repeated="1015"/>
        </table:table-row>
        <table:table-row table:style-name="ro4">
          <table:table-cell table:style-name="ce4" office:value-type="float" office:value="274">
            <text:p>27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47301718162657</text:p>
          </table:table-cell>
          <table:table-cell table:formula="of:=[.D90]+1" office:value-type="float" office:value="84">
            <text:p>84</text:p>
          </table:table-cell>
          <table:table-cell table:formula="of:=[.D91]/[.$B$4]" office:value-type="percentage" office:value="0.28">
            <text:p>28,0%</text:p>
          </table:table-cell>
          <table:table-cell table:formula="of:=[.D91]*[.$B$5]" office:value-type="float" office:value="53.48">
            <text:p>53,48</text:p>
          </table:table-cell>
          <table:table-cell table:formula="of:=[.F91]/[.$B$3]" office:value-type="percentage" office:value="0.28">
            <text:p>28,0%</text:p>
          </table:table-cell>
          <table:table-cell table:formula="of:=[.H90]+[.B91]" office:value-type="float" office:value="76">
            <text:p>76</text:p>
          </table:table-cell>
          <table:table-cell table:formula="of:=[.H91]/[.$B$3]" office:value-type="percentage" office:value="0.397905759162304">
            <text:p>39,8%</text:p>
          </table:table-cell>
          <table:table-cell table:number-columns-repeated="1015"/>
        </table:table-row>
        <table:table-row table:style-name="ro4"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6272820849438</text:p>
          </table:table-cell>
          <table:table-cell table:formula="of:=[.D91]+1" office:value-type="float" office:value="85">
            <text:p>85</text:p>
          </table:table-cell>
          <table:table-cell table:formula="of:=[.D92]/[.$B$4]" office:value-type="percentage" office:value="0.283333333333333">
            <text:p>28,3%</text:p>
          </table:table-cell>
          <table:table-cell table:formula="of:=[.D92]*[.$B$5]" office:value-type="float" office:value="54.1166666666667">
            <text:p>54,1166666667</text:p>
          </table:table-cell>
          <table:table-cell table:formula="of:=[.F92]/[.$B$3]" office:value-type="percentage" office:value="0.283333333333333">
            <text:p>28,3%</text:p>
          </table:table-cell>
          <table:table-cell table:formula="of:=[.H91]+[.B92]" office:value-type="float" office:value="77">
            <text:p>77</text:p>
          </table:table-cell>
          <table:table-cell table:formula="of:=[.H92]/[.$B$3]" office:value-type="percentage" office:value="0.403141361256544">
            <text:p>40,3%</text:p>
          </table:table-cell>
          <table:table-cell table:number-columns-repeated="1015"/>
        </table:table-row>
        <table:table-row table:style-name="ro4">
          <table:table-cell table:style-name="ce4" office:value-type="float" office:value="12">
            <text:p>12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836272820849438</text:p>
          </table:table-cell>
          <table:table-cell table:formula="of:=[.D92]+1" office:value-type="float" office:value="86">
            <text:p>86</text:p>
          </table:table-cell>
          <table:table-cell table:formula="of:=[.D93]/[.$B$4]" office:value-type="percentage" office:value="0.286666666666667">
            <text:p>28,7%</text:p>
          </table:table-cell>
          <table:table-cell table:formula="of:=[.D93]*[.$B$5]" office:value-type="float" office:value="54.7533333333333">
            <text:p>54,7533333333</text:p>
          </table:table-cell>
          <table:table-cell table:formula="of:=[.F93]/[.$B$3]" office:value-type="percentage" office:value="0.286666666666667">
            <text:p>28,7%</text:p>
          </table:table-cell>
          <table:table-cell table:formula="of:=[.H92]+[.B93]" office:value-type="float" office:value="77">
            <text:p>77</text:p>
          </table:table-cell>
          <table:table-cell table:formula="of:=[.H93]/[.$B$3]" office:value-type="percentage" office:value="0.403141361256544">
            <text:p>40,3%</text:p>
          </table:table-cell>
          <table:table-cell table:number-columns-repeated="1015"/>
        </table:table-row>
        <table:table-row table:style-name="ro4">
          <table:table-cell table:style-name="ce4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6272820849438</text:p>
          </table:table-cell>
          <table:table-cell table:formula="of:=[.D93]+1" office:value-type="float" office:value="87">
            <text:p>87</text:p>
          </table:table-cell>
          <table:table-cell table:formula="of:=[.D94]/[.$B$4]" office:value-type="percentage" office:value="0.29">
            <text:p>29,0%</text:p>
          </table:table-cell>
          <table:table-cell table:formula="of:=[.D94]*[.$B$5]" office:value-type="float" office:value="55.39">
            <text:p>55,39</text:p>
          </table:table-cell>
          <table:table-cell table:formula="of:=[.F94]/[.$B$3]" office:value-type="percentage" office:value="0.29">
            <text:p>29,0%</text:p>
          </table:table-cell>
          <table:table-cell table:formula="of:=[.H93]+[.B94]" office:value-type="float" office:value="78">
            <text:p>78</text:p>
          </table:table-cell>
          <table:table-cell table:formula="of:=[.H94]/[.$B$3]" office:value-type="percentage" office:value="0.408376963350785">
            <text:p>40,8%</text:p>
          </table:table-cell>
          <table:table-cell table:number-columns-repeated="1015"/>
        </table:table-row>
        <table:table-row table:style-name="ro4">
          <table:table-cell table:style-name="ce4" office:value-type="float" office:value="19">
            <text:p>19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836272820849438</text:p>
          </table:table-cell>
          <table:table-cell table:formula="of:=[.D94]+1" office:value-type="float" office:value="88">
            <text:p>88</text:p>
          </table:table-cell>
          <table:table-cell table:formula="of:=[.D95]/[.$B$4]" office:value-type="percentage" office:value="0.293333333333333">
            <text:p>29,3%</text:p>
          </table:table-cell>
          <table:table-cell table:formula="of:=[.D95]*[.$B$5]" office:value-type="float" office:value="56.0266666666667">
            <text:p>56,0266666667</text:p>
          </table:table-cell>
          <table:table-cell table:formula="of:=[.F95]/[.$B$3]" office:value-type="percentage" office:value="0.293333333333333">
            <text:p>29,3%</text:p>
          </table:table-cell>
          <table:table-cell table:formula="of:=[.H94]+[.B95]" office:value-type="float" office:value="78">
            <text:p>78</text:p>
          </table:table-cell>
          <table:table-cell table:formula="of:=[.H95]/[.$B$3]" office:value-type="percentage" office:value="0.408376963350785">
            <text:p>40,8%</text:p>
          </table:table-cell>
          <table:table-cell table:number-columns-repeated="1015"/>
        </table:table-row>
        <table:table-row table:style-name="ro4">
          <table:table-cell table:style-name="ce4" office:value-type="float" office:value="24">
            <text:p>2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6272820849438</text:p>
          </table:table-cell>
          <table:table-cell table:formula="of:=[.D95]+1" office:value-type="float" office:value="89">
            <text:p>89</text:p>
          </table:table-cell>
          <table:table-cell table:formula="of:=[.D96]/[.$B$4]" office:value-type="percentage" office:value="0.296666666666667">
            <text:p>29,7%</text:p>
          </table:table-cell>
          <table:table-cell table:formula="of:=[.D96]*[.$B$5]" office:value-type="float" office:value="56.6633333333333">
            <text:p>56,6633333333</text:p>
          </table:table-cell>
          <table:table-cell table:formula="of:=[.F96]/[.$B$3]" office:value-type="percentage" office:value="0.296666666666667">
            <text:p>29,7%</text:p>
          </table:table-cell>
          <table:table-cell table:formula="of:=[.H95]+[.B96]" office:value-type="float" office:value="79">
            <text:p>79</text:p>
          </table:table-cell>
          <table:table-cell table:formula="of:=[.H96]/[.$B$3]" office:value-type="percentage" office:value="0.413612565445026">
            <text:p>41,4%</text:p>
          </table:table-cell>
          <table:table-cell table:number-columns-repeated="1015"/>
        </table:table-row>
        <table:table-row table:style-name="ro4">
          <table:table-cell table:style-name="ce4" office:value-type="float" office:value="26">
            <text:p>2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6272820849438</text:p>
          </table:table-cell>
          <table:table-cell table:formula="of:=[.D96]+1" office:value-type="float" office:value="90">
            <text:p>90</text:p>
          </table:table-cell>
          <table:table-cell table:formula="of:=[.D97]/[.$B$4]" office:value-type="percentage" office:value="0.3">
            <text:p>30,0%</text:p>
          </table:table-cell>
          <table:table-cell table:formula="of:=[.D97]*[.$B$5]" office:value-type="float" office:value="57.3">
            <text:p>57,3</text:p>
          </table:table-cell>
          <table:table-cell table:formula="of:=[.F97]/[.$B$3]" office:value-type="percentage" office:value="0.3">
            <text:p>30,0%</text:p>
          </table:table-cell>
          <table:table-cell table:formula="of:=[.H96]+[.B97]" office:value-type="float" office:value="80">
            <text:p>80</text:p>
          </table:table-cell>
          <table:table-cell table:formula="of:=[.H97]/[.$B$3]" office:value-type="percentage" office:value="0.418848167539267">
            <text:p>41,9%</text:p>
          </table:table-cell>
          <table:table-cell table:number-columns-repeated="1015"/>
        </table:table-row>
        <table:table-row table:style-name="ro4">
          <table:table-cell table:style-name="ce4" office:value-type="float" office:value="32">
            <text:p>3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6272820849438</text:p>
          </table:table-cell>
          <table:table-cell table:formula="of:=[.D97]+1" office:value-type="float" office:value="91">
            <text:p>91</text:p>
          </table:table-cell>
          <table:table-cell table:formula="of:=[.D98]/[.$B$4]" office:value-type="percentage" office:value="0.303333333333333">
            <text:p>30,3%</text:p>
          </table:table-cell>
          <table:table-cell table:formula="of:=[.D98]*[.$B$5]" office:value-type="float" office:value="57.9366666666667">
            <text:p>57,9366666667</text:p>
          </table:table-cell>
          <table:table-cell table:formula="of:=[.F98]/[.$B$3]" office:value-type="percentage" office:value="0.303333333333333">
            <text:p>30,3%</text:p>
          </table:table-cell>
          <table:table-cell table:formula="of:=[.H97]+[.B98]" office:value-type="float" office:value="81">
            <text:p>81</text:p>
          </table:table-cell>
          <table:table-cell table:formula="of:=[.H98]/[.$B$3]" office:value-type="percentage" office:value="0.424083769633508">
            <text:p>42,4%</text:p>
          </table:table-cell>
          <table:table-cell table:number-columns-repeated="1015"/>
        </table:table-row>
        <table:table-row table:style-name="ro4">
          <table:table-cell table:style-name="ce4" office:value-type="float" office:value="35">
            <text:p>3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6272820849438</text:p>
          </table:table-cell>
          <table:table-cell table:formula="of:=[.D98]+1" office:value-type="float" office:value="92">
            <text:p>92</text:p>
          </table:table-cell>
          <table:table-cell table:formula="of:=[.D99]/[.$B$4]" office:value-type="percentage" office:value="0.306666666666667">
            <text:p>30,7%</text:p>
          </table:table-cell>
          <table:table-cell table:formula="of:=[.D99]*[.$B$5]" office:value-type="float" office:value="58.5733333333333">
            <text:p>58,5733333333</text:p>
          </table:table-cell>
          <table:table-cell table:formula="of:=[.F99]/[.$B$3]" office:value-type="percentage" office:value="0.306666666666667">
            <text:p>30,7%</text:p>
          </table:table-cell>
          <table:table-cell table:formula="of:=[.H98]+[.B99]" office:value-type="float" office:value="82">
            <text:p>82</text:p>
          </table:table-cell>
          <table:table-cell table:formula="of:=[.H99]/[.$B$3]" office:value-type="percentage" office:value="0.429319371727749">
            <text:p>42,9%</text:p>
          </table:table-cell>
          <table:table-cell table:number-columns-repeated="1015"/>
        </table:table-row>
        <table:table-row table:style-name="ro4">
          <table:table-cell table:style-name="ce4" office:value-type="float" office:value="57">
            <text:p>5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6272820849438</text:p>
          </table:table-cell>
          <table:table-cell table:formula="of:=[.D99]+1" office:value-type="float" office:value="93">
            <text:p>93</text:p>
          </table:table-cell>
          <table:table-cell table:formula="of:=[.D100]/[.$B$4]" office:value-type="percentage" office:value="0.31">
            <text:p>31,0%</text:p>
          </table:table-cell>
          <table:table-cell table:formula="of:=[.D100]*[.$B$5]" office:value-type="float" office:value="59.21">
            <text:p>59,21</text:p>
          </table:table-cell>
          <table:table-cell table:formula="of:=[.F100]/[.$B$3]" office:value-type="percentage" office:value="0.31">
            <text:p>31,0%</text:p>
          </table:table-cell>
          <table:table-cell table:formula="of:=[.H99]+[.B100]" office:value-type="float" office:value="83">
            <text:p>83</text:p>
          </table:table-cell>
          <table:table-cell table:formula="of:=[.H100]/[.$B$3]" office:value-type="percentage" office:value="0.43455497382199">
            <text:p>43,5%</text:p>
          </table:table-cell>
          <table:table-cell table:number-columns-repeated="1015"/>
        </table:table-row>
        <table:table-row table:style-name="ro4">
          <table:table-cell table:style-name="ce4" office:value-type="float" office:value="78">
            <text:p>7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6272820849438</text:p>
          </table:table-cell>
          <table:table-cell table:formula="of:=[.D100]+1" office:value-type="float" office:value="94">
            <text:p>94</text:p>
          </table:table-cell>
          <table:table-cell table:formula="of:=[.D101]/[.$B$4]" office:value-type="percentage" office:value="0.313333333333333">
            <text:p>31,3%</text:p>
          </table:table-cell>
          <table:table-cell table:formula="of:=[.D101]*[.$B$5]" office:value-type="float" office:value="59.8466666666667">
            <text:p>59,8466666667</text:p>
          </table:table-cell>
          <table:table-cell table:formula="of:=[.F101]/[.$B$3]" office:value-type="percentage" office:value="0.313333333333333">
            <text:p>31,3%</text:p>
          </table:table-cell>
          <table:table-cell table:formula="of:=[.H100]+[.B101]" office:value-type="float" office:value="84">
            <text:p>84</text:p>
          </table:table-cell>
          <table:table-cell table:formula="of:=[.H101]/[.$B$3]" office:value-type="percentage" office:value="0.43979057591623">
            <text:p>44,0%</text:p>
          </table:table-cell>
          <table:table-cell table:number-columns-repeated="1015"/>
        </table:table-row>
        <table:table-row table:style-name="ro4">
          <table:table-cell table:style-name="ce4" office:value-type="float" office:value="84">
            <text:p>8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6272820849438</text:p>
          </table:table-cell>
          <table:table-cell table:formula="of:=[.D101]+1" office:value-type="float" office:value="95">
            <text:p>95</text:p>
          </table:table-cell>
          <table:table-cell table:formula="of:=[.D102]/[.$B$4]" office:value-type="percentage" office:value="0.316666666666667">
            <text:p>31,7%</text:p>
          </table:table-cell>
          <table:table-cell table:formula="of:=[.D102]*[.$B$5]" office:value-type="float" office:value="60.4833333333333">
            <text:p>60,4833333333</text:p>
          </table:table-cell>
          <table:table-cell table:formula="of:=[.F102]/[.$B$3]" office:value-type="percentage" office:value="0.316666666666667">
            <text:p>31,7%</text:p>
          </table:table-cell>
          <table:table-cell table:formula="of:=[.H101]+[.B102]" office:value-type="float" office:value="85">
            <text:p>85</text:p>
          </table:table-cell>
          <table:table-cell table:formula="of:=[.H102]/[.$B$3]" office:value-type="percentage" office:value="0.445026178010471">
            <text:p>44,5%</text:p>
          </table:table-cell>
          <table:table-cell table:number-columns-repeated="1015"/>
        </table:table-row>
        <table:table-row table:style-name="ro4">
          <table:table-cell table:style-name="ce4" office:value-type="float" office:value="93">
            <text:p>9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6272820849438</text:p>
          </table:table-cell>
          <table:table-cell table:formula="of:=[.D102]+1" office:value-type="float" office:value="96">
            <text:p>96</text:p>
          </table:table-cell>
          <table:table-cell table:formula="of:=[.D103]/[.$B$4]" office:value-type="percentage" office:value="0.32">
            <text:p>32,0%</text:p>
          </table:table-cell>
          <table:table-cell table:formula="of:=[.D103]*[.$B$5]" office:value-type="float" office:value="61.12">
            <text:p>61,12</text:p>
          </table:table-cell>
          <table:table-cell table:formula="of:=[.F103]/[.$B$3]" office:value-type="percentage" office:value="0.32">
            <text:p>32,0%</text:p>
          </table:table-cell>
          <table:table-cell table:formula="of:=[.H102]+[.B103]" office:value-type="float" office:value="86">
            <text:p>86</text:p>
          </table:table-cell>
          <table:table-cell table:formula="of:=[.H103]/[.$B$3]" office:value-type="percentage" office:value="0.450261780104712">
            <text:p>45,0%</text:p>
          </table:table-cell>
          <table:table-cell table:number-columns-repeated="1015"/>
        </table:table-row>
        <table:table-row table:style-name="ro4">
          <table:table-cell table:style-name="ce4" office:value-type="float" office:value="95">
            <text:p>9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6272820849438</text:p>
          </table:table-cell>
          <table:table-cell table:formula="of:=[.D103]+1" office:value-type="float" office:value="97">
            <text:p>97</text:p>
          </table:table-cell>
          <table:table-cell table:formula="of:=[.D104]/[.$B$4]" office:value-type="percentage" office:value="0.323333333333333">
            <text:p>32,3%</text:p>
          </table:table-cell>
          <table:table-cell table:formula="of:=[.D104]*[.$B$5]" office:value-type="float" office:value="61.7566666666667">
            <text:p>61,7566666667</text:p>
          </table:table-cell>
          <table:table-cell table:formula="of:=[.F104]/[.$B$3]" office:value-type="percentage" office:value="0.323333333333333">
            <text:p>32,3%</text:p>
          </table:table-cell>
          <table:table-cell table:formula="of:=[.H103]+[.B104]" office:value-type="float" office:value="87">
            <text:p>87</text:p>
          </table:table-cell>
          <table:table-cell table:formula="of:=[.H104]/[.$B$3]" office:value-type="percentage" office:value="0.455497382198953">
            <text:p>45,5%</text:p>
          </table:table-cell>
          <table:table-cell table:number-columns-repeated="1015"/>
        </table:table-row>
        <table:table-row table:style-name="ro4">
          <table:table-cell table:style-name="ce4" office:value-type="float" office:value="97">
            <text:p>97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836272820849438</text:p>
          </table:table-cell>
          <table:table-cell table:formula="of:=[.D104]+1" office:value-type="float" office:value="98">
            <text:p>98</text:p>
          </table:table-cell>
          <table:table-cell table:formula="of:=[.D105]/[.$B$4]" office:value-type="percentage" office:value="0.326666666666667">
            <text:p>32,7%</text:p>
          </table:table-cell>
          <table:table-cell table:formula="of:=[.D105]*[.$B$5]" office:value-type="float" office:value="62.3933333333333">
            <text:p>62,3933333333</text:p>
          </table:table-cell>
          <table:table-cell table:formula="of:=[.F105]/[.$B$3]" office:value-type="percentage" office:value="0.326666666666667">
            <text:p>32,7%</text:p>
          </table:table-cell>
          <table:table-cell table:formula="of:=[.H104]+[.B105]" office:value-type="float" office:value="87">
            <text:p>87</text:p>
          </table:table-cell>
          <table:table-cell table:formula="of:=[.H105]/[.$B$3]" office:value-type="percentage" office:value="0.455497382198953">
            <text:p>45,5%</text:p>
          </table:table-cell>
          <table:table-cell table:number-columns-repeated="1015"/>
        </table:table-row>
        <table:table-row table:style-name="ro4">
          <table:table-cell table:style-name="ce4" office:value-type="float" office:value="99">
            <text:p>99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836272820849438</text:p>
          </table:table-cell>
          <table:table-cell table:formula="of:=[.D105]+1" office:value-type="float" office:value="99">
            <text:p>99</text:p>
          </table:table-cell>
          <table:table-cell table:formula="of:=[.D106]/[.$B$4]" office:value-type="percentage" office:value="0.33">
            <text:p>33,0%</text:p>
          </table:table-cell>
          <table:table-cell table:formula="of:=[.D106]*[.$B$5]" office:value-type="float" office:value="63.03">
            <text:p>63,03</text:p>
          </table:table-cell>
          <table:table-cell table:formula="of:=[.F106]/[.$B$3]" office:value-type="percentage" office:value="0.33">
            <text:p>33,0%</text:p>
          </table:table-cell>
          <table:table-cell table:formula="of:=[.H105]+[.B106]" office:value-type="float" office:value="87">
            <text:p>87</text:p>
          </table:table-cell>
          <table:table-cell table:formula="of:=[.H106]/[.$B$3]" office:value-type="percentage" office:value="0.455497382198953">
            <text:p>45,5%</text:p>
          </table:table-cell>
          <table:table-cell table:number-columns-repeated="1015"/>
        </table:table-row>
        <table:table-row table:style-name="ro4">
          <table:table-cell table:style-name="ce4" office:value-type="float" office:value="109">
            <text:p>109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6272820849438</text:p>
          </table:table-cell>
          <table:table-cell table:formula="of:=[.D106]+1" office:value-type="float" office:value="100">
            <text:p>100</text:p>
          </table:table-cell>
          <table:table-cell table:formula="of:=[.D107]/[.$B$4]" office:value-type="percentage" office:value="0.333333333333333">
            <text:p>33,3%</text:p>
          </table:table-cell>
          <table:table-cell table:formula="of:=[.D107]*[.$B$5]" office:value-type="float" office:value="63.6666666666667">
            <text:p>63,6666666667</text:p>
          </table:table-cell>
          <table:table-cell table:formula="of:=[.F107]/[.$B$3]" office:value-type="percentage" office:value="0.333333333333333">
            <text:p>33,3%</text:p>
          </table:table-cell>
          <table:table-cell table:formula="of:=[.H106]+[.B107]" office:value-type="float" office:value="88">
            <text:p>88</text:p>
          </table:table-cell>
          <table:table-cell table:formula="of:=[.H107]/[.$B$3]" office:value-type="percentage" office:value="0.460732984293194">
            <text:p>46,1%</text:p>
          </table:table-cell>
          <table:table-cell table:number-columns-repeated="1015"/>
        </table:table-row>
        <table:table-row table:style-name="ro4">
          <table:table-cell table:style-name="ce4" office:value-type="float" office:value="114">
            <text:p>11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6272820849438</text:p>
          </table:table-cell>
          <table:table-cell table:formula="of:=[.D107]+1" office:value-type="float" office:value="101">
            <text:p>101</text:p>
          </table:table-cell>
          <table:table-cell table:formula="of:=[.D108]/[.$B$4]" office:value-type="percentage" office:value="0.336666666666667">
            <text:p>33,7%</text:p>
          </table:table-cell>
          <table:table-cell table:formula="of:=[.D108]*[.$B$5]" office:value-type="float" office:value="64.3033333333333">
            <text:p>64,3033333333</text:p>
          </table:table-cell>
          <table:table-cell table:formula="of:=[.F108]/[.$B$3]" office:value-type="percentage" office:value="0.336666666666667">
            <text:p>33,7%</text:p>
          </table:table-cell>
          <table:table-cell table:formula="of:=[.H107]+[.B108]" office:value-type="float" office:value="89">
            <text:p>89</text:p>
          </table:table-cell>
          <table:table-cell table:formula="of:=[.H108]/[.$B$3]" office:value-type="percentage" office:value="0.465968586387435">
            <text:p>46,6%</text:p>
          </table:table-cell>
          <table:table-cell table:number-columns-repeated="1015"/>
        </table:table-row>
        <table:table-row table:style-name="ro4">
          <table:table-cell table:style-name="ce4" office:value-type="float" office:value="116">
            <text:p>11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6272820849438</text:p>
          </table:table-cell>
          <table:table-cell table:formula="of:=[.D108]+1" office:value-type="float" office:value="102">
            <text:p>102</text:p>
          </table:table-cell>
          <table:table-cell table:formula="of:=[.D109]/[.$B$4]" office:value-type="percentage" office:value="0.34">
            <text:p>34,0%</text:p>
          </table:table-cell>
          <table:table-cell table:formula="of:=[.D109]*[.$B$5]" office:value-type="float" office:value="64.94">
            <text:p>64,94</text:p>
          </table:table-cell>
          <table:table-cell table:formula="of:=[.F109]/[.$B$3]" office:value-type="percentage" office:value="0.34">
            <text:p>34,0%</text:p>
          </table:table-cell>
          <table:table-cell table:formula="of:=[.H108]+[.B109]" office:value-type="float" office:value="90">
            <text:p>90</text:p>
          </table:table-cell>
          <table:table-cell table:formula="of:=[.H109]/[.$B$3]" office:value-type="percentage" office:value="0.471204188481675">
            <text:p>47,1%</text:p>
          </table:table-cell>
          <table:table-cell table:number-columns-repeated="1015"/>
        </table:table-row>
        <table:table-row table:style-name="ro4">
          <table:table-cell table:style-name="ce4" office:value-type="float" office:value="117">
            <text:p>11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6272820849438</text:p>
          </table:table-cell>
          <table:table-cell table:formula="of:=[.D109]+1" office:value-type="float" office:value="103">
            <text:p>103</text:p>
          </table:table-cell>
          <table:table-cell table:formula="of:=[.D110]/[.$B$4]" office:value-type="percentage" office:value="0.343333333333333">
            <text:p>34,3%</text:p>
          </table:table-cell>
          <table:table-cell table:formula="of:=[.D110]*[.$B$5]" office:value-type="float" office:value="65.5766666666667">
            <text:p>65,5766666667</text:p>
          </table:table-cell>
          <table:table-cell table:formula="of:=[.F110]/[.$B$3]" office:value-type="percentage" office:value="0.343333333333333">
            <text:p>34,3%</text:p>
          </table:table-cell>
          <table:table-cell table:formula="of:=[.H109]+[.B110]" office:value-type="float" office:value="91">
            <text:p>91</text:p>
          </table:table-cell>
          <table:table-cell table:formula="of:=[.H110]/[.$B$3]" office:value-type="percentage" office:value="0.476439790575916">
            <text:p>47,6%</text:p>
          </table:table-cell>
          <table:table-cell table:number-columns-repeated="1015"/>
        </table:table-row>
        <table:table-row table:style-name="ro4">
          <table:table-cell table:style-name="ce4" office:value-type="float" office:value="128">
            <text:p>128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836272820849438</text:p>
          </table:table-cell>
          <table:table-cell table:formula="of:=[.D110]+1" office:value-type="float" office:value="104">
            <text:p>104</text:p>
          </table:table-cell>
          <table:table-cell table:formula="of:=[.D111]/[.$B$4]" office:value-type="percentage" office:value="0.346666666666667">
            <text:p>34,7%</text:p>
          </table:table-cell>
          <table:table-cell table:formula="of:=[.D111]*[.$B$5]" office:value-type="float" office:value="66.2133333333333">
            <text:p>66,2133333333</text:p>
          </table:table-cell>
          <table:table-cell table:formula="of:=[.F111]/[.$B$3]" office:value-type="percentage" office:value="0.346666666666667">
            <text:p>34,7%</text:p>
          </table:table-cell>
          <table:table-cell table:formula="of:=[.H110]+[.B111]" office:value-type="float" office:value="91">
            <text:p>91</text:p>
          </table:table-cell>
          <table:table-cell table:formula="of:=[.H111]/[.$B$3]" office:value-type="percentage" office:value="0.476439790575916">
            <text:p>47,6%</text:p>
          </table:table-cell>
          <table:table-cell table:number-columns-repeated="1015"/>
        </table:table-row>
        <table:table-row table:style-name="ro4">
          <table:table-cell table:style-name="ce4" office:value-type="float" office:value="136">
            <text:p>13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6272820849438</text:p>
          </table:table-cell>
          <table:table-cell table:formula="of:=[.D111]+1" office:value-type="float" office:value="105">
            <text:p>105</text:p>
          </table:table-cell>
          <table:table-cell table:formula="of:=[.D112]/[.$B$4]" office:value-type="percentage" office:value="0.35">
            <text:p>35,0%</text:p>
          </table:table-cell>
          <table:table-cell table:formula="of:=[.D112]*[.$B$5]" office:value-type="float" office:value="66.85">
            <text:p>66,85</text:p>
          </table:table-cell>
          <table:table-cell table:formula="of:=[.F112]/[.$B$3]" office:value-type="percentage" office:value="0.35">
            <text:p>35,0%</text:p>
          </table:table-cell>
          <table:table-cell table:formula="of:=[.H111]+[.B112]" office:value-type="float" office:value="92">
            <text:p>92</text:p>
          </table:table-cell>
          <table:table-cell table:formula="of:=[.H112]/[.$B$3]" office:value-type="percentage" office:value="0.481675392670157">
            <text:p>48,2%</text:p>
          </table:table-cell>
          <table:table-cell table:number-columns-repeated="1015"/>
        </table:table-row>
        <table:table-row table:style-name="ro4">
          <table:table-cell table:style-name="ce4" office:value-type="float" office:value="145">
            <text:p>14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6272820849438</text:p>
          </table:table-cell>
          <table:table-cell table:formula="of:=[.D112]+1" office:value-type="float" office:value="106">
            <text:p>106</text:p>
          </table:table-cell>
          <table:table-cell table:formula="of:=[.D113]/[.$B$4]" office:value-type="percentage" office:value="0.353333333333333">
            <text:p>35,3%</text:p>
          </table:table-cell>
          <table:table-cell table:formula="of:=[.D113]*[.$B$5]" office:value-type="float" office:value="67.4866666666667">
            <text:p>67,4866666667</text:p>
          </table:table-cell>
          <table:table-cell table:formula="of:=[.F113]/[.$B$3]" office:value-type="percentage" office:value="0.353333333333333">
            <text:p>35,3%</text:p>
          </table:table-cell>
          <table:table-cell table:formula="of:=[.H112]+[.B113]" office:value-type="float" office:value="93">
            <text:p>93</text:p>
          </table:table-cell>
          <table:table-cell table:formula="of:=[.H113]/[.$B$3]" office:value-type="percentage" office:value="0.486910994764398">
            <text:p>48,7%</text:p>
          </table:table-cell>
          <table:table-cell table:number-columns-repeated="1015"/>
        </table:table-row>
        <table:table-row table:style-name="ro4">
          <table:table-cell table:style-name="ce4" office:value-type="float" office:value="165">
            <text:p>165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836272820849438</text:p>
          </table:table-cell>
          <table:table-cell table:formula="of:=[.D113]+1" office:value-type="float" office:value="107">
            <text:p>107</text:p>
          </table:table-cell>
          <table:table-cell table:formula="of:=[.D114]/[.$B$4]" office:value-type="percentage" office:value="0.356666666666667">
            <text:p>35,7%</text:p>
          </table:table-cell>
          <table:table-cell table:formula="of:=[.D114]*[.$B$5]" office:value-type="float" office:value="68.1233333333333">
            <text:p>68,1233333333</text:p>
          </table:table-cell>
          <table:table-cell table:formula="of:=[.F114]/[.$B$3]" office:value-type="percentage" office:value="0.356666666666667">
            <text:p>35,7%</text:p>
          </table:table-cell>
          <table:table-cell table:formula="of:=[.H113]+[.B114]" office:value-type="float" office:value="93">
            <text:p>93</text:p>
          </table:table-cell>
          <table:table-cell table:formula="of:=[.H114]/[.$B$3]" office:value-type="percentage" office:value="0.486910994764398">
            <text:p>48,7%</text:p>
          </table:table-cell>
          <table:table-cell table:number-columns-repeated="1015"/>
        </table:table-row>
        <table:table-row table:style-name="ro4">
          <table:table-cell table:style-name="ce4" office:value-type="float" office:value="192">
            <text:p>19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6272820849438</text:p>
          </table:table-cell>
          <table:table-cell table:formula="of:=[.D114]+1" office:value-type="float" office:value="108">
            <text:p>108</text:p>
          </table:table-cell>
          <table:table-cell table:formula="of:=[.D115]/[.$B$4]" office:value-type="percentage" office:value="0.36">
            <text:p>36,0%</text:p>
          </table:table-cell>
          <table:table-cell table:formula="of:=[.D115]*[.$B$5]" office:value-type="float" office:value="68.76">
            <text:p>68,76</text:p>
          </table:table-cell>
          <table:table-cell table:formula="of:=[.F115]/[.$B$3]" office:value-type="percentage" office:value="0.36">
            <text:p>36,0%</text:p>
          </table:table-cell>
          <table:table-cell table:formula="of:=[.H114]+[.B115]" office:value-type="float" office:value="94">
            <text:p>94</text:p>
          </table:table-cell>
          <table:table-cell table:formula="of:=[.H115]/[.$B$3]" office:value-type="percentage" office:value="0.492146596858639">
            <text:p>49,2%</text:p>
          </table:table-cell>
          <table:table-cell table:number-columns-repeated="1015"/>
        </table:table-row>
        <table:table-row table:style-name="ro4">
          <table:table-cell table:style-name="ce4" office:value-type="float" office:value="201">
            <text:p>20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6272820849438</text:p>
          </table:table-cell>
          <table:table-cell table:formula="of:=[.D115]+1" office:value-type="float" office:value="109">
            <text:p>109</text:p>
          </table:table-cell>
          <table:table-cell table:formula="of:=[.D116]/[.$B$4]" office:value-type="percentage" office:value="0.363333333333333">
            <text:p>36,3%</text:p>
          </table:table-cell>
          <table:table-cell table:formula="of:=[.D116]*[.$B$5]" office:value-type="float" office:value="69.3966666666667">
            <text:p>69,3966666667</text:p>
          </table:table-cell>
          <table:table-cell table:formula="of:=[.F116]/[.$B$3]" office:value-type="percentage" office:value="0.363333333333333">
            <text:p>36,3%</text:p>
          </table:table-cell>
          <table:table-cell table:formula="of:=[.H115]+[.B116]" office:value-type="float" office:value="95">
            <text:p>95</text:p>
          </table:table-cell>
          <table:table-cell table:formula="of:=[.H116]/[.$B$3]" office:value-type="percentage" office:value="0.49738219895288">
            <text:p>49,7%</text:p>
          </table:table-cell>
          <table:table-cell table:number-columns-repeated="1015"/>
        </table:table-row>
        <table:table-row table:style-name="ro4">
          <table:table-cell table:style-name="ce4" office:value-type="float" office:value="206">
            <text:p>20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6272820849438</text:p>
          </table:table-cell>
          <table:table-cell table:formula="of:=[.D116]+1" office:value-type="float" office:value="110">
            <text:p>110</text:p>
          </table:table-cell>
          <table:table-cell table:formula="of:=[.D117]/[.$B$4]" office:value-type="percentage" office:value="0.366666666666667">
            <text:p>36,7%</text:p>
          </table:table-cell>
          <table:table-cell table:formula="of:=[.D117]*[.$B$5]" office:value-type="float" office:value="70.0333333333333">
            <text:p>70,0333333333</text:p>
          </table:table-cell>
          <table:table-cell table:formula="of:=[.F117]/[.$B$3]" office:value-type="percentage" office:value="0.366666666666667">
            <text:p>36,7%</text:p>
          </table:table-cell>
          <table:table-cell table:formula="of:=[.H116]+[.B117]" office:value-type="float" office:value="96">
            <text:p>96</text:p>
          </table:table-cell>
          <table:table-cell table:formula="of:=[.H117]/[.$B$3]" office:value-type="percentage" office:value="0.50261780104712">
            <text:p>50,3%</text:p>
          </table:table-cell>
          <table:table-cell table:number-columns-repeated="1015"/>
        </table:table-row>
        <table:table-row table:style-name="ro4">
          <table:table-cell table:style-name="ce4" office:value-type="float" office:value="208">
            <text:p>20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6272820849438</text:p>
          </table:table-cell>
          <table:table-cell table:formula="of:=[.D117]+1" office:value-type="float" office:value="111">
            <text:p>111</text:p>
          </table:table-cell>
          <table:table-cell table:formula="of:=[.D118]/[.$B$4]" office:value-type="percentage" office:value="0.37">
            <text:p>37,0%</text:p>
          </table:table-cell>
          <table:table-cell table:formula="of:=[.D118]*[.$B$5]" office:value-type="float" office:value="70.67">
            <text:p>70,67</text:p>
          </table:table-cell>
          <table:table-cell table:formula="of:=[.F118]/[.$B$3]" office:value-type="percentage" office:value="0.37">
            <text:p>37,0%</text:p>
          </table:table-cell>
          <table:table-cell table:formula="of:=[.H117]+[.B118]" office:value-type="float" office:value="97">
            <text:p>97</text:p>
          </table:table-cell>
          <table:table-cell table:formula="of:=[.H118]/[.$B$3]" office:value-type="percentage" office:value="0.507853403141361">
            <text:p>50,8%</text:p>
          </table:table-cell>
          <table:table-cell table:number-columns-repeated="1015"/>
        </table:table-row>
        <table:table-row table:style-name="ro4">
          <table:table-cell table:style-name="ce4" office:value-type="float" office:value="212">
            <text:p>212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836272820849438</text:p>
          </table:table-cell>
          <table:table-cell table:formula="of:=[.D118]+1" office:value-type="float" office:value="112">
            <text:p>112</text:p>
          </table:table-cell>
          <table:table-cell table:formula="of:=[.D119]/[.$B$4]" office:value-type="percentage" office:value="0.373333333333333">
            <text:p>37,3%</text:p>
          </table:table-cell>
          <table:table-cell table:formula="of:=[.D119]*[.$B$5]" office:value-type="float" office:value="71.3066666666667">
            <text:p>71,3066666667</text:p>
          </table:table-cell>
          <table:table-cell table:formula="of:=[.F119]/[.$B$3]" office:value-type="percentage" office:value="0.373333333333333">
            <text:p>37,3%</text:p>
          </table:table-cell>
          <table:table-cell table:formula="of:=[.H118]+[.B119]" office:value-type="float" office:value="97">
            <text:p>97</text:p>
          </table:table-cell>
          <table:table-cell table:formula="of:=[.H119]/[.$B$3]" office:value-type="percentage" office:value="0.507853403141361">
            <text:p>50,8%</text:p>
          </table:table-cell>
          <table:table-cell table:number-columns-repeated="1015"/>
        </table:table-row>
        <table:table-row table:style-name="ro4">
          <table:table-cell table:style-name="ce4" office:value-type="float" office:value="221">
            <text:p>22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6272820849438</text:p>
          </table:table-cell>
          <table:table-cell table:formula="of:=[.D119]+1" office:value-type="float" office:value="113">
            <text:p>113</text:p>
          </table:table-cell>
          <table:table-cell table:formula="of:=[.D120]/[.$B$4]" office:value-type="percentage" office:value="0.376666666666667">
            <text:p>37,7%</text:p>
          </table:table-cell>
          <table:table-cell table:formula="of:=[.D120]*[.$B$5]" office:value-type="float" office:value="71.9433333333333">
            <text:p>71,9433333333</text:p>
          </table:table-cell>
          <table:table-cell table:formula="of:=[.F120]/[.$B$3]" office:value-type="percentage" office:value="0.376666666666667">
            <text:p>37,7%</text:p>
          </table:table-cell>
          <table:table-cell table:formula="of:=[.H119]+[.B120]" office:value-type="float" office:value="98">
            <text:p>98</text:p>
          </table:table-cell>
          <table:table-cell table:formula="of:=[.H120]/[.$B$3]" office:value-type="percentage" office:value="0.513089005235602">
            <text:p>51,3%</text:p>
          </table:table-cell>
          <table:table-cell table:number-columns-repeated="1015"/>
        </table:table-row>
        <table:table-row table:style-name="ro4">
          <table:table-cell table:style-name="ce4" office:value-type="float" office:value="233">
            <text:p>2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6272820849438</text:p>
          </table:table-cell>
          <table:table-cell table:formula="of:=[.D120]+1" office:value-type="float" office:value="114">
            <text:p>114</text:p>
          </table:table-cell>
          <table:table-cell table:formula="of:=[.D121]/[.$B$4]" office:value-type="percentage" office:value="0.38">
            <text:p>38,0%</text:p>
          </table:table-cell>
          <table:table-cell table:formula="of:=[.D121]*[.$B$5]" office:value-type="float" office:value="72.58">
            <text:p>72,58</text:p>
          </table:table-cell>
          <table:table-cell table:formula="of:=[.F121]/[.$B$3]" office:value-type="percentage" office:value="0.38">
            <text:p>38,0%</text:p>
          </table:table-cell>
          <table:table-cell table:formula="of:=[.H120]+[.B121]" office:value-type="float" office:value="99">
            <text:p>99</text:p>
          </table:table-cell>
          <table:table-cell table:formula="of:=[.H121]/[.$B$3]" office:value-type="percentage" office:value="0.518324607329843">
            <text:p>51,8%</text:p>
          </table:table-cell>
          <table:table-cell table:number-columns-repeated="1015"/>
        </table:table-row>
        <table:table-row table:style-name="ro4">
          <table:table-cell table:style-name="ce4" office:value-type="float" office:value="243">
            <text:p>24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6272820849438</text:p>
          </table:table-cell>
          <table:table-cell table:formula="of:=[.D121]+1" office:value-type="float" office:value="115">
            <text:p>115</text:p>
          </table:table-cell>
          <table:table-cell table:formula="of:=[.D122]/[.$B$4]" office:value-type="percentage" office:value="0.383333333333333">
            <text:p>38,3%</text:p>
          </table:table-cell>
          <table:table-cell table:formula="of:=[.D122]*[.$B$5]" office:value-type="float" office:value="73.2166666666667">
            <text:p>73,2166666667</text:p>
          </table:table-cell>
          <table:table-cell table:formula="of:=[.F122]/[.$B$3]" office:value-type="percentage" office:value="0.383333333333333">
            <text:p>38,3%</text:p>
          </table:table-cell>
          <table:table-cell table:formula="of:=[.H121]+[.B122]" office:value-type="float" office:value="100">
            <text:p>100</text:p>
          </table:table-cell>
          <table:table-cell table:formula="of:=[.H122]/[.$B$3]" office:value-type="percentage" office:value="0.523560209424084">
            <text:p>52,4%</text:p>
          </table:table-cell>
          <table:table-cell table:number-columns-repeated="1015"/>
        </table:table-row>
        <table:table-row table:style-name="ro4">
          <table:table-cell table:style-name="ce4" office:value-type="float" office:value="264">
            <text:p>26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6272820849438</text:p>
          </table:table-cell>
          <table:table-cell table:formula="of:=[.D122]+1" office:value-type="float" office:value="116">
            <text:p>116</text:p>
          </table:table-cell>
          <table:table-cell table:formula="of:=[.D123]/[.$B$4]" office:value-type="percentage" office:value="0.386666666666667">
            <text:p>38,7%</text:p>
          </table:table-cell>
          <table:table-cell table:formula="of:=[.D123]*[.$B$5]" office:value-type="float" office:value="73.8533333333333">
            <text:p>73,8533333333</text:p>
          </table:table-cell>
          <table:table-cell table:formula="of:=[.F123]/[.$B$3]" office:value-type="percentage" office:value="0.386666666666667">
            <text:p>38,7%</text:p>
          </table:table-cell>
          <table:table-cell table:formula="of:=[.H122]+[.B123]" office:value-type="float" office:value="101">
            <text:p>101</text:p>
          </table:table-cell>
          <table:table-cell table:formula="of:=[.H123]/[.$B$3]" office:value-type="percentage" office:value="0.528795811518325">
            <text:p>52,9%</text:p>
          </table:table-cell>
          <table:table-cell table:number-columns-repeated="1015"/>
        </table:table-row>
        <table:table-row table:style-name="ro4">
          <table:table-cell table:style-name="ce4" office:value-type="float" office:value="279">
            <text:p>279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836272820849438</text:p>
          </table:table-cell>
          <table:table-cell table:formula="of:=[.D123]+1" office:value-type="float" office:value="117">
            <text:p>117</text:p>
          </table:table-cell>
          <table:table-cell table:formula="of:=[.D124]/[.$B$4]" office:value-type="percentage" office:value="0.39">
            <text:p>39,0%</text:p>
          </table:table-cell>
          <table:table-cell table:formula="of:=[.D124]*[.$B$5]" office:value-type="float" office:value="74.49">
            <text:p>74,49</text:p>
          </table:table-cell>
          <table:table-cell table:formula="of:=[.F124]/[.$B$3]" office:value-type="percentage" office:value="0.39">
            <text:p>39,0%</text:p>
          </table:table-cell>
          <table:table-cell table:formula="of:=[.H123]+[.B124]" office:value-type="float" office:value="101">
            <text:p>101</text:p>
          </table:table-cell>
          <table:table-cell table:formula="of:=[.H124]/[.$B$3]" office:value-type="percentage" office:value="0.528795811518325">
            <text:p>52,9%</text:p>
          </table:table-cell>
          <table:table-cell table:number-columns-repeated="1015"/>
        </table:table-row>
        <table:table-row table:style-name="ro4">
          <table:table-cell table:style-name="ce4" office:value-type="float" office:value="286">
            <text:p>28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6272820849438</text:p>
          </table:table-cell>
          <table:table-cell table:formula="of:=[.D124]+1" office:value-type="float" office:value="118">
            <text:p>118</text:p>
          </table:table-cell>
          <table:table-cell table:formula="of:=[.D125]/[.$B$4]" office:value-type="percentage" office:value="0.393333333333333">
            <text:p>39,3%</text:p>
          </table:table-cell>
          <table:table-cell table:formula="of:=[.D125]*[.$B$5]" office:value-type="float" office:value="75.1266666666667">
            <text:p>75,1266666667</text:p>
          </table:table-cell>
          <table:table-cell table:formula="of:=[.F125]/[.$B$3]" office:value-type="percentage" office:value="0.393333333333333">
            <text:p>39,3%</text:p>
          </table:table-cell>
          <table:table-cell table:formula="of:=[.H124]+[.B125]" office:value-type="float" office:value="102">
            <text:p>102</text:p>
          </table:table-cell>
          <table:table-cell table:formula="of:=[.H125]/[.$B$3]" office:value-type="percentage" office:value="0.534031413612565">
            <text:p>53,4%</text:p>
          </table:table-cell>
          <table:table-cell table:number-columns-repeated="1015"/>
        </table:table-row>
        <table:table-row table:style-name="ro4">
          <table:table-cell table:style-name="ce4" office:value-type="float" office:value="292">
            <text:p>29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6272820849438</text:p>
          </table:table-cell>
          <table:table-cell table:formula="of:=[.D125]+1" office:value-type="float" office:value="119">
            <text:p>119</text:p>
          </table:table-cell>
          <table:table-cell table:formula="of:=[.D126]/[.$B$4]" office:value-type="percentage" office:value="0.396666666666667">
            <text:p>39,7%</text:p>
          </table:table-cell>
          <table:table-cell table:formula="of:=[.D126]*[.$B$5]" office:value-type="float" office:value="75.7633333333333">
            <text:p>75,7633333333</text:p>
          </table:table-cell>
          <table:table-cell table:formula="of:=[.F126]/[.$B$3]" office:value-type="percentage" office:value="0.396666666666667">
            <text:p>39,7%</text:p>
          </table:table-cell>
          <table:table-cell table:formula="of:=[.H125]+[.B126]" office:value-type="float" office:value="103">
            <text:p>103</text:p>
          </table:table-cell>
          <table:table-cell table:formula="of:=[.H126]/[.$B$3]" office:value-type="percentage" office:value="0.539267015706806">
            <text:p>53,9%</text:p>
          </table:table-cell>
          <table:table-cell table:number-columns-repeated="1015"/>
        </table:table-row>
        <table:table-row table:style-name="ro4">
          <table:table-cell table:style-name="ce4" office:value-type="float" office:value="297">
            <text:p>29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6272820849438</text:p>
          </table:table-cell>
          <table:table-cell table:formula="of:=[.D126]+1" office:value-type="float" office:value="120">
            <text:p>120</text:p>
          </table:table-cell>
          <table:table-cell table:formula="of:=[.D127]/[.$B$4]" office:value-type="percentage" office:value="0.4">
            <text:p>40,0%</text:p>
          </table:table-cell>
          <table:table-cell table:formula="of:=[.D127]*[.$B$5]" office:value-type="float" office:value="76.4">
            <text:p>76,4</text:p>
          </table:table-cell>
          <table:table-cell table:formula="of:=[.F127]/[.$B$3]" office:value-type="percentage" office:value="0.4">
            <text:p>40,0%</text:p>
          </table:table-cell>
          <table:table-cell table:formula="of:=[.H126]+[.B127]" office:value-type="float" office:value="104">
            <text:p>104</text:p>
          </table:table-cell>
          <table:table-cell table:formula="of:=[.H127]/[.$B$3]" office:value-type="percentage" office:value="0.544502617801047">
            <text:p>54,5%</text:p>
          </table:table-cell>
          <table:table-cell table:number-columns-repeated="1015"/>
        </table:table-row>
        <table:table-row table:style-name="ro4">
          <table:table-cell table:style-name="ce4" office:value-type="float" office:value="44">
            <text:p>4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4196195526158</text:p>
          </table:table-cell>
          <table:table-cell table:formula="of:=[.D127]+1" office:value-type="float" office:value="121">
            <text:p>121</text:p>
          </table:table-cell>
          <table:table-cell table:formula="of:=[.D128]/[.$B$4]" office:value-type="percentage" office:value="0.403333333333333">
            <text:p>40,3%</text:p>
          </table:table-cell>
          <table:table-cell table:formula="of:=[.D128]*[.$B$5]" office:value-type="float" office:value="77.0366666666667">
            <text:p>77,0366666667</text:p>
          </table:table-cell>
          <table:table-cell table:formula="of:=[.F128]/[.$B$3]" office:value-type="percentage" office:value="0.403333333333333">
            <text:p>40,3%</text:p>
          </table:table-cell>
          <table:table-cell table:formula="of:=[.H127]+[.B128]" office:value-type="float" office:value="105">
            <text:p>105</text:p>
          </table:table-cell>
          <table:table-cell table:formula="of:=[.H128]/[.$B$3]" office:value-type="percentage" office:value="0.549738219895288">
            <text:p>55,0%</text:p>
          </table:table-cell>
          <table:table-cell table:number-columns-repeated="1015"/>
        </table:table-row>
        <table:table-row table:style-name="ro4">
          <table:table-cell table:style-name="ce4" office:value-type="float" office:value="51">
            <text:p>5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4196195526158</text:p>
          </table:table-cell>
          <table:table-cell table:formula="of:=[.D128]+1" office:value-type="float" office:value="122">
            <text:p>122</text:p>
          </table:table-cell>
          <table:table-cell table:formula="of:=[.D129]/[.$B$4]" office:value-type="percentage" office:value="0.406666666666667">
            <text:p>40,7%</text:p>
          </table:table-cell>
          <table:table-cell table:formula="of:=[.D129]*[.$B$5]" office:value-type="float" office:value="77.6733333333334">
            <text:p>77,6733333333</text:p>
          </table:table-cell>
          <table:table-cell table:formula="of:=[.F129]/[.$B$3]" office:value-type="percentage" office:value="0.406666666666667">
            <text:p>40,7%</text:p>
          </table:table-cell>
          <table:table-cell table:formula="of:=[.H128]+[.B129]" office:value-type="float" office:value="106">
            <text:p>106</text:p>
          </table:table-cell>
          <table:table-cell table:formula="of:=[.H129]/[.$B$3]" office:value-type="percentage" office:value="0.554973821989529">
            <text:p>55,5%</text:p>
          </table:table-cell>
          <table:table-cell table:number-columns-repeated="1015"/>
        </table:table-row>
        <table:table-row table:style-name="ro4">
          <table:table-cell table:style-name="ce4" office:value-type="float" office:value="64">
            <text:p>6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4196195526158</text:p>
          </table:table-cell>
          <table:table-cell table:formula="of:=[.D129]+1" office:value-type="float" office:value="123">
            <text:p>123</text:p>
          </table:table-cell>
          <table:table-cell table:formula="of:=[.D130]/[.$B$4]" office:value-type="percentage" office:value="0.41">
            <text:p>41,0%</text:p>
          </table:table-cell>
          <table:table-cell table:formula="of:=[.D130]*[.$B$5]" office:value-type="float" office:value="78.31">
            <text:p>78,31</text:p>
          </table:table-cell>
          <table:table-cell table:formula="of:=[.F130]/[.$B$3]" office:value-type="percentage" office:value="0.41">
            <text:p>41,0%</text:p>
          </table:table-cell>
          <table:table-cell table:formula="of:=[.H129]+[.B130]" office:value-type="float" office:value="107">
            <text:p>107</text:p>
          </table:table-cell>
          <table:table-cell table:formula="of:=[.H130]/[.$B$3]" office:value-type="percentage" office:value="0.56020942408377">
            <text:p>56,0%</text:p>
          </table:table-cell>
          <table:table-cell table:number-columns-repeated="1015"/>
        </table:table-row>
        <table:table-row table:style-name="ro4">
          <table:table-cell table:style-name="ce4" office:value-type="float" office:value="81">
            <text:p>8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4196195526158</text:p>
          </table:table-cell>
          <table:table-cell table:formula="of:=[.D130]+1" office:value-type="float" office:value="124">
            <text:p>124</text:p>
          </table:table-cell>
          <table:table-cell table:formula="of:=[.D131]/[.$B$4]" office:value-type="percentage" office:value="0.413333333333333">
            <text:p>41,3%</text:p>
          </table:table-cell>
          <table:table-cell table:formula="of:=[.D131]*[.$B$5]" office:value-type="float" office:value="78.9466666666667">
            <text:p>78,9466666667</text:p>
          </table:table-cell>
          <table:table-cell table:formula="of:=[.F131]/[.$B$3]" office:value-type="percentage" office:value="0.413333333333333">
            <text:p>41,3%</text:p>
          </table:table-cell>
          <table:table-cell table:formula="of:=[.H130]+[.B131]" office:value-type="float" office:value="108">
            <text:p>108</text:p>
          </table:table-cell>
          <table:table-cell table:formula="of:=[.H131]/[.$B$3]" office:value-type="percentage" office:value="0.565445026178011">
            <text:p>56,5%</text:p>
          </table:table-cell>
          <table:table-cell table:number-columns-repeated="1015"/>
        </table:table-row>
        <table:table-row table:style-name="ro4">
          <table:table-cell table:style-name="ce4" office:value-type="float" office:value="163">
            <text:p>16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4196195526158</text:p>
          </table:table-cell>
          <table:table-cell table:formula="of:=[.D131]+1" office:value-type="float" office:value="125">
            <text:p>125</text:p>
          </table:table-cell>
          <table:table-cell table:formula="of:=[.D132]/[.$B$4]" office:value-type="percentage" office:value="0.416666666666667">
            <text:p>41,7%</text:p>
          </table:table-cell>
          <table:table-cell table:formula="of:=[.D132]*[.$B$5]" office:value-type="float" office:value="79.5833333333333">
            <text:p>79,5833333333</text:p>
          </table:table-cell>
          <table:table-cell table:formula="of:=[.F132]/[.$B$3]" office:value-type="percentage" office:value="0.416666666666667">
            <text:p>41,7%</text:p>
          </table:table-cell>
          <table:table-cell table:formula="of:=[.H131]+[.B132]" office:value-type="float" office:value="109">
            <text:p>109</text:p>
          </table:table-cell>
          <table:table-cell table:formula="of:=[.H132]/[.$B$3]" office:value-type="percentage" office:value="0.570680628272251">
            <text:p>57,1%</text:p>
          </table:table-cell>
          <table:table-cell table:number-columns-repeated="1015"/>
        </table:table-row>
        <table:table-row table:style-name="ro4">
          <table:table-cell table:style-name="ce4" office:value-type="float" office:value="202">
            <text:p>20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4196195526158</text:p>
          </table:table-cell>
          <table:table-cell table:formula="of:=[.D132]+1" office:value-type="float" office:value="126">
            <text:p>126</text:p>
          </table:table-cell>
          <table:table-cell table:formula="of:=[.D133]/[.$B$4]" office:value-type="percentage" office:value="0.42">
            <text:p>42,0%</text:p>
          </table:table-cell>
          <table:table-cell table:formula="of:=[.D133]*[.$B$5]" office:value-type="float" office:value="80.22">
            <text:p>80,22</text:p>
          </table:table-cell>
          <table:table-cell table:formula="of:=[.F133]/[.$B$3]" office:value-type="percentage" office:value="0.42">
            <text:p>42,0%</text:p>
          </table:table-cell>
          <table:table-cell table:formula="of:=[.H132]+[.B133]" office:value-type="float" office:value="110">
            <text:p>110</text:p>
          </table:table-cell>
          <table:table-cell table:formula="of:=[.H133]/[.$B$3]" office:value-type="percentage" office:value="0.575916230366492">
            <text:p>57,6%</text:p>
          </table:table-cell>
          <table:table-cell table:number-columns-repeated="1015"/>
        </table:table-row>
        <table:table-row table:style-name="ro4">
          <table:table-cell table:style-name="ce4" office:value-type="float" office:value="210">
            <text:p>21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4196195526158</text:p>
          </table:table-cell>
          <table:table-cell table:formula="of:=[.D133]+1" office:value-type="float" office:value="127">
            <text:p>127</text:p>
          </table:table-cell>
          <table:table-cell table:formula="of:=[.D134]/[.$B$4]" office:value-type="percentage" office:value="0.423333333333333">
            <text:p>42,3%</text:p>
          </table:table-cell>
          <table:table-cell table:formula="of:=[.D134]*[.$B$5]" office:value-type="float" office:value="80.8566666666667">
            <text:p>80,8566666667</text:p>
          </table:table-cell>
          <table:table-cell table:formula="of:=[.F134]/[.$B$3]" office:value-type="percentage" office:value="0.423333333333333">
            <text:p>42,3%</text:p>
          </table:table-cell>
          <table:table-cell table:formula="of:=[.H133]+[.B134]" office:value-type="float" office:value="111">
            <text:p>111</text:p>
          </table:table-cell>
          <table:table-cell table:formula="of:=[.H134]/[.$B$3]" office:value-type="percentage" office:value="0.581151832460733">
            <text:p>58,1%</text:p>
          </table:table-cell>
          <table:table-cell table:number-columns-repeated="1015"/>
        </table:table-row>
        <table:table-row table:style-name="ro4">
          <table:table-cell table:style-name="ce4" office:value-type="float" office:value="253">
            <text:p>253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834196195526158</text:p>
          </table:table-cell>
          <table:table-cell table:formula="of:=[.D134]+1" office:value-type="float" office:value="128">
            <text:p>128</text:p>
          </table:table-cell>
          <table:table-cell table:formula="of:=[.D135]/[.$B$4]" office:value-type="percentage" office:value="0.426666666666667">
            <text:p>42,7%</text:p>
          </table:table-cell>
          <table:table-cell table:formula="of:=[.D135]*[.$B$5]" office:value-type="float" office:value="81.4933333333333">
            <text:p>81,4933333333</text:p>
          </table:table-cell>
          <table:table-cell table:formula="of:=[.F135]/[.$B$3]" office:value-type="percentage" office:value="0.426666666666667">
            <text:p>42,7%</text:p>
          </table:table-cell>
          <table:table-cell table:formula="of:=[.H134]+[.B135]" office:value-type="float" office:value="111">
            <text:p>111</text:p>
          </table:table-cell>
          <table:table-cell table:formula="of:=[.H135]/[.$B$3]" office:value-type="percentage" office:value="0.581151832460733">
            <text:p>58,1%</text:p>
          </table:table-cell>
          <table:table-cell table:number-columns-repeated="1015"/>
        </table:table-row>
        <table:table-row table:style-name="ro4">
          <table:table-cell table:style-name="ce4" office:value-type="float" office:value="259">
            <text:p>259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4196195526158</text:p>
          </table:table-cell>
          <table:table-cell table:formula="of:=[.D135]+1" office:value-type="float" office:value="129">
            <text:p>129</text:p>
          </table:table-cell>
          <table:table-cell table:formula="of:=[.D136]/[.$B$4]" office:value-type="percentage" office:value="0.43">
            <text:p>43,0%</text:p>
          </table:table-cell>
          <table:table-cell table:formula="of:=[.D136]*[.$B$5]" office:value-type="float" office:value="82.13">
            <text:p>82,13</text:p>
          </table:table-cell>
          <table:table-cell table:formula="of:=[.F136]/[.$B$3]" office:value-type="percentage" office:value="0.43">
            <text:p>43,0%</text:p>
          </table:table-cell>
          <table:table-cell table:formula="of:=[.H135]+[.B136]" office:value-type="float" office:value="112">
            <text:p>112</text:p>
          </table:table-cell>
          <table:table-cell table:formula="of:=[.H136]/[.$B$3]" office:value-type="percentage" office:value="0.586387434554974">
            <text:p>58,6%</text:p>
          </table:table-cell>
          <table:table-cell table:number-columns-repeated="1015"/>
        </table:table-row>
        <table:table-row table:style-name="ro4">
          <table:table-cell table:style-name="ce4" office:value-type="float" office:value="271">
            <text:p>27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834196195526158</text:p>
          </table:table-cell>
          <table:table-cell table:formula="of:=[.D136]+1" office:value-type="float" office:value="130">
            <text:p>130</text:p>
          </table:table-cell>
          <table:table-cell table:formula="of:=[.D137]/[.$B$4]" office:value-type="percentage" office:value="0.433333333333333">
            <text:p>43,3%</text:p>
          </table:table-cell>
          <table:table-cell table:formula="of:=[.D137]*[.$B$5]" office:value-type="float" office:value="82.7666666666667">
            <text:p>82,7666666667</text:p>
          </table:table-cell>
          <table:table-cell table:formula="of:=[.F137]/[.$B$3]" office:value-type="percentage" office:value="0.433333333333333">
            <text:p>43,3%</text:p>
          </table:table-cell>
          <table:table-cell table:formula="of:=[.H136]+[.B137]" office:value-type="float" office:value="113">
            <text:p>113</text:p>
          </table:table-cell>
          <table:table-cell table:formula="of:=[.H137]/[.$B$3]" office:value-type="percentage" office:value="0.591623036649215">
            <text:p>59,2%</text:p>
          </table:table-cell>
          <table:table-cell table:number-columns-repeated="1015"/>
        </table:table-row>
        <table:table-row table:style-name="ro4">
          <table:table-cell table:style-name="ce4" office:value-type="float" office:value="11">
            <text:p>1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734218454187517</text:p>
          </table:table-cell>
          <table:table-cell table:formula="of:=[.D137]+1" office:value-type="float" office:value="131">
            <text:p>131</text:p>
          </table:table-cell>
          <table:table-cell table:formula="of:=[.D138]/[.$B$4]" office:value-type="percentage" office:value="0.436666666666667">
            <text:p>43,7%</text:p>
          </table:table-cell>
          <table:table-cell table:formula="of:=[.D138]*[.$B$5]" office:value-type="float" office:value="83.4033333333333">
            <text:p>83,4033333333</text:p>
          </table:table-cell>
          <table:table-cell table:formula="of:=[.F138]/[.$B$3]" office:value-type="percentage" office:value="0.436666666666667">
            <text:p>43,7%</text:p>
          </table:table-cell>
          <table:table-cell table:formula="of:=[.H137]+[.B138]" office:value-type="float" office:value="114">
            <text:p>114</text:p>
          </table:table-cell>
          <table:table-cell table:formula="of:=[.H138]/[.$B$3]" office:value-type="percentage" office:value="0.596858638743455">
            <text:p>59,7%</text:p>
          </table:table-cell>
          <table:table-cell table:number-columns-repeated="1015"/>
        </table:table-row>
        <table:table-row table:style-name="ro4"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734218454187517</text:p>
          </table:table-cell>
          <table:table-cell table:formula="of:=[.D138]+1" office:value-type="float" office:value="132">
            <text:p>132</text:p>
          </table:table-cell>
          <table:table-cell table:formula="of:=[.D139]/[.$B$4]" office:value-type="percentage" office:value="0.44">
            <text:p>44,0%</text:p>
          </table:table-cell>
          <table:table-cell table:formula="of:=[.D139]*[.$B$5]" office:value-type="float" office:value="84.04">
            <text:p>84,04</text:p>
          </table:table-cell>
          <table:table-cell table:formula="of:=[.F139]/[.$B$3]" office:value-type="percentage" office:value="0.44">
            <text:p>44,0%</text:p>
          </table:table-cell>
          <table:table-cell table:formula="of:=[.H138]+[.B139]" office:value-type="float" office:value="115">
            <text:p>115</text:p>
          </table:table-cell>
          <table:table-cell table:formula="of:=[.H139]/[.$B$3]" office:value-type="percentage" office:value="0.602094240837696">
            <text:p>60,2%</text:p>
          </table:table-cell>
          <table:table-cell table:number-columns-repeated="1015"/>
        </table:table-row>
        <table:table-row table:style-name="ro4">
          <table:table-cell table:style-name="ce4" office:value-type="float" office:value="85">
            <text:p>85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734218454187517</text:p>
          </table:table-cell>
          <table:table-cell table:formula="of:=[.D139]+1" office:value-type="float" office:value="133">
            <text:p>133</text:p>
          </table:table-cell>
          <table:table-cell table:formula="of:=[.D140]/[.$B$4]" office:value-type="percentage" office:value="0.443333333333333">
            <text:p>44,3%</text:p>
          </table:table-cell>
          <table:table-cell table:formula="of:=[.D140]*[.$B$5]" office:value-type="float" office:value="84.6766666666667">
            <text:p>84,6766666667</text:p>
          </table:table-cell>
          <table:table-cell table:formula="of:=[.F140]/[.$B$3]" office:value-type="percentage" office:value="0.443333333333333">
            <text:p>44,3%</text:p>
          </table:table-cell>
          <table:table-cell table:formula="of:=[.H139]+[.B140]" office:value-type="float" office:value="115">
            <text:p>115</text:p>
          </table:table-cell>
          <table:table-cell table:formula="of:=[.H140]/[.$B$3]" office:value-type="percentage" office:value="0.602094240837696">
            <text:p>60,2%</text:p>
          </table:table-cell>
          <table:table-cell table:number-columns-repeated="1015"/>
        </table:table-row>
        <table:table-row table:style-name="ro4">
          <table:table-cell table:style-name="ce4" office:value-type="float" office:value="189">
            <text:p>189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734218454187517</text:p>
          </table:table-cell>
          <table:table-cell table:formula="of:=[.D140]+1" office:value-type="float" office:value="134">
            <text:p>134</text:p>
          </table:table-cell>
          <table:table-cell table:formula="of:=[.D141]/[.$B$4]" office:value-type="percentage" office:value="0.446666666666667">
            <text:p>44,7%</text:p>
          </table:table-cell>
          <table:table-cell table:formula="of:=[.D141]*[.$B$5]" office:value-type="float" office:value="85.3133333333333">
            <text:p>85,3133333333</text:p>
          </table:table-cell>
          <table:table-cell table:formula="of:=[.F141]/[.$B$3]" office:value-type="percentage" office:value="0.446666666666667">
            <text:p>44,7%</text:p>
          </table:table-cell>
          <table:table-cell table:formula="of:=[.H140]+[.B141]" office:value-type="float" office:value="116">
            <text:p>116</text:p>
          </table:table-cell>
          <table:table-cell table:formula="of:=[.H141]/[.$B$3]" office:value-type="percentage" office:value="0.607329842931937">
            <text:p>60,7%</text:p>
          </table:table-cell>
          <table:table-cell table:number-columns-repeated="1015"/>
        </table:table-row>
        <table:table-row table:style-name="ro4">
          <table:table-cell table:style-name="ce4" office:value-type="float" office:value="31">
            <text:p>3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616315154700606</text:p>
          </table:table-cell>
          <table:table-cell table:formula="of:=[.D141]+1" office:value-type="float" office:value="135">
            <text:p>135</text:p>
          </table:table-cell>
          <table:table-cell table:formula="of:=[.D142]/[.$B$4]" office:value-type="percentage" office:value="0.45">
            <text:p>45,0%</text:p>
          </table:table-cell>
          <table:table-cell table:formula="of:=[.D142]*[.$B$5]" office:value-type="float" office:value="85.95">
            <text:p>85,95</text:p>
          </table:table-cell>
          <table:table-cell table:formula="of:=[.F142]/[.$B$3]" office:value-type="percentage" office:value="0.45">
            <text:p>45,0%</text:p>
          </table:table-cell>
          <table:table-cell table:formula="of:=[.H141]+[.B142]" office:value-type="float" office:value="117">
            <text:p>117</text:p>
          </table:table-cell>
          <table:table-cell table:formula="of:=[.H142]/[.$B$3]" office:value-type="percentage" office:value="0.612565445026178">
            <text:p>61,3%</text:p>
          </table:table-cell>
          <table:table-cell table:number-columns-repeated="1015"/>
        </table:table-row>
        <table:table-row table:style-name="ro4">
          <table:table-cell table:style-name="ce4" office:value-type="float" office:value="190">
            <text:p>19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616315154700606</text:p>
          </table:table-cell>
          <table:table-cell table:formula="of:=[.D142]+1" office:value-type="float" office:value="136">
            <text:p>136</text:p>
          </table:table-cell>
          <table:table-cell table:formula="of:=[.D143]/[.$B$4]" office:value-type="percentage" office:value="0.453333333333333">
            <text:p>45,3%</text:p>
          </table:table-cell>
          <table:table-cell table:formula="of:=[.D143]*[.$B$5]" office:value-type="float" office:value="86.5866666666667">
            <text:p>86,5866666667</text:p>
          </table:table-cell>
          <table:table-cell table:formula="of:=[.F143]/[.$B$3]" office:value-type="percentage" office:value="0.453333333333333">
            <text:p>45,3%</text:p>
          </table:table-cell>
          <table:table-cell table:formula="of:=[.H142]+[.B143]" office:value-type="float" office:value="118">
            <text:p>118</text:p>
          </table:table-cell>
          <table:table-cell table:formula="of:=[.H143]/[.$B$3]" office:value-type="percentage" office:value="0.617801047120419">
            <text:p>61,8%</text:p>
          </table:table-cell>
          <table:table-cell table:number-columns-repeated="1015"/>
        </table:table-row>
        <table:table-row table:style-name="ro4">
          <table:table-cell table:style-name="ce4" office:value-type="float" office:value="135">
            <text:p>13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605481405227818</text:p>
          </table:table-cell>
          <table:table-cell table:formula="of:=[.D143]+1" office:value-type="float" office:value="137">
            <text:p>137</text:p>
          </table:table-cell>
          <table:table-cell table:formula="of:=[.D144]/[.$B$4]" office:value-type="percentage" office:value="0.456666666666667">
            <text:p>45,7%</text:p>
          </table:table-cell>
          <table:table-cell table:formula="of:=[.D144]*[.$B$5]" office:value-type="float" office:value="87.2233333333334">
            <text:p>87,2233333333</text:p>
          </table:table-cell>
          <table:table-cell table:formula="of:=[.F144]/[.$B$3]" office:value-type="percentage" office:value="0.456666666666667">
            <text:p>45,7%</text:p>
          </table:table-cell>
          <table:table-cell table:formula="of:=[.H143]+[.B144]" office:value-type="float" office:value="119">
            <text:p>119</text:p>
          </table:table-cell>
          <table:table-cell table:formula="of:=[.H144]/[.$B$3]" office:value-type="percentage" office:value="0.62303664921466">
            <text:p>62,3%</text:p>
          </table:table-cell>
          <table:table-cell table:number-columns-repeated="1015"/>
        </table:table-row>
        <table:table-row table:style-name="ro4">
          <table:table-cell table:style-name="ce4" office:value-type="float" office:value="255">
            <text:p>25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605481405227818</text:p>
          </table:table-cell>
          <table:table-cell table:formula="of:=[.D144]+1" office:value-type="float" office:value="138">
            <text:p>138</text:p>
          </table:table-cell>
          <table:table-cell table:formula="of:=[.D145]/[.$B$4]" office:value-type="percentage" office:value="0.46">
            <text:p>46,0%</text:p>
          </table:table-cell>
          <table:table-cell table:formula="of:=[.D145]*[.$B$5]" office:value-type="float" office:value="87.86">
            <text:p>87,86</text:p>
          </table:table-cell>
          <table:table-cell table:formula="of:=[.F145]/[.$B$3]" office:value-type="percentage" office:value="0.46">
            <text:p>46,0%</text:p>
          </table:table-cell>
          <table:table-cell table:formula="of:=[.H144]+[.B145]" office:value-type="float" office:value="120">
            <text:p>120</text:p>
          </table:table-cell>
          <table:table-cell table:formula="of:=[.H145]/[.$B$3]" office:value-type="percentage" office:value="0.628272251308901">
            <text:p>62,8%</text:p>
          </table:table-cell>
          <table:table-cell table:number-columns-repeated="1015"/>
        </table:table-row>
        <table:table-row table:style-name="ro4">
          <table:table-cell table:style-name="ce4" office:value-type="float" office:value="237">
            <text:p>237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60187113132625</text:p>
          </table:table-cell>
          <table:table-cell table:formula="of:=[.D145]+1" office:value-type="float" office:value="139">
            <text:p>139</text:p>
          </table:table-cell>
          <table:table-cell table:formula="of:=[.D146]/[.$B$4]" office:value-type="percentage" office:value="0.463333333333333">
            <text:p>46,3%</text:p>
          </table:table-cell>
          <table:table-cell table:formula="of:=[.D146]*[.$B$5]" office:value-type="float" office:value="88.4966666666667">
            <text:p>88,4966666667</text:p>
          </table:table-cell>
          <table:table-cell table:formula="of:=[.F146]/[.$B$3]" office:value-type="percentage" office:value="0.463333333333333">
            <text:p>46,3%</text:p>
          </table:table-cell>
          <table:table-cell table:formula="of:=[.H145]+[.B146]" office:value-type="float" office:value="120">
            <text:p>120</text:p>
          </table:table-cell>
          <table:table-cell table:formula="of:=[.H146]/[.$B$3]" office:value-type="percentage" office:value="0.628272251308901">
            <text:p>62,8%</text:p>
          </table:table-cell>
          <table:table-cell table:number-columns-repeated="1015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146]+1" office:value-type="float" office:value="140">
            <text:p>140</text:p>
          </table:table-cell>
          <table:table-cell table:formula="of:=[.D147]/[.$B$4]" office:value-type="percentage" office:value="0.466666666666667">
            <text:p>46,7%</text:p>
          </table:table-cell>
          <table:table-cell table:formula="of:=[.D147]*[.$B$5]" office:value-type="float" office:value="89.1333333333333">
            <text:p>89,1333333333</text:p>
          </table:table-cell>
          <table:table-cell table:formula="of:=[.F147]/[.$B$3]" office:value-type="percentage" office:value="0.466666666666667">
            <text:p>46,7%</text:p>
          </table:table-cell>
          <table:table-cell table:formula="of:=[.H146]+[.B147]" office:value-type="float" office:value="120">
            <text:p>120</text:p>
          </table:table-cell>
          <table:table-cell table:formula="of:=[.H147]/[.$B$3]" office:value-type="percentage" office:value="0.628272251308901">
            <text:p>62,8%</text:p>
          </table:table-cell>
          <table:table-cell table:number-columns-repeated="1015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147]+1" office:value-type="float" office:value="141">
            <text:p>141</text:p>
          </table:table-cell>
          <table:table-cell table:formula="of:=[.D148]/[.$B$4]" office:value-type="percentage" office:value="0.47">
            <text:p>47,0%</text:p>
          </table:table-cell>
          <table:table-cell table:formula="of:=[.D148]*[.$B$5]" office:value-type="float" office:value="89.77">
            <text:p>89,77</text:p>
          </table:table-cell>
          <table:table-cell table:formula="of:=[.F148]/[.$B$3]" office:value-type="percentage" office:value="0.47">
            <text:p>47,0%</text:p>
          </table:table-cell>
          <table:table-cell table:formula="of:=[.H147]+[.B148]" office:value-type="float" office:value="120">
            <text:p>120</text:p>
          </table:table-cell>
          <table:table-cell table:formula="of:=[.H148]/[.$B$3]" office:value-type="percentage" office:value="0.628272251308901">
            <text:p>62,8%</text:p>
          </table:table-cell>
          <table:table-cell table:number-columns-repeated="1015"/>
        </table:table-row>
        <table:table-row table:style-name="ro4"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148]+1" office:value-type="float" office:value="142">
            <text:p>142</text:p>
          </table:table-cell>
          <table:table-cell table:formula="of:=[.D149]/[.$B$4]" office:value-type="percentage" office:value="0.473333333333333">
            <text:p>47,3%</text:p>
          </table:table-cell>
          <table:table-cell table:formula="of:=[.D149]*[.$B$5]" office:value-type="float" office:value="90.4066666666667">
            <text:p>90,4066666667</text:p>
          </table:table-cell>
          <table:table-cell table:formula="of:=[.F149]/[.$B$3]" office:value-type="percentage" office:value="0.473333333333333">
            <text:p>47,3%</text:p>
          </table:table-cell>
          <table:table-cell table:formula="of:=[.H148]+[.B149]" office:value-type="float" office:value="120">
            <text:p>120</text:p>
          </table:table-cell>
          <table:table-cell table:formula="of:=[.H149]/[.$B$3]" office:value-type="percentage" office:value="0.628272251308901">
            <text:p>62,8%</text:p>
          </table:table-cell>
          <table:table-cell table:number-columns-repeated="1015"/>
        </table:table-row>
        <table:table-row table:style-name="ro4"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149]+1" office:value-type="float" office:value="143">
            <text:p>143</text:p>
          </table:table-cell>
          <table:table-cell table:formula="of:=[.D150]/[.$B$4]" office:value-type="percentage" office:value="0.476666666666667">
            <text:p>47,7%</text:p>
          </table:table-cell>
          <table:table-cell table:formula="of:=[.D150]*[.$B$5]" office:value-type="float" office:value="91.0433333333333">
            <text:p>91,0433333333</text:p>
          </table:table-cell>
          <table:table-cell table:formula="of:=[.F150]/[.$B$3]" office:value-type="percentage" office:value="0.476666666666667">
            <text:p>47,7%</text:p>
          </table:table-cell>
          <table:table-cell table:formula="of:=[.H149]+[.B150]" office:value-type="float" office:value="120">
            <text:p>120</text:p>
          </table:table-cell>
          <table:table-cell table:formula="of:=[.H150]/[.$B$3]" office:value-type="percentage" office:value="0.628272251308901">
            <text:p>62,8%</text:p>
          </table:table-cell>
          <table:table-cell table:number-columns-repeated="1015"/>
        </table:table-row>
        <table:table-row table:style-name="ro4">
          <table:table-cell table:style-name="ce4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50]+1" office:value-type="float" office:value="144">
            <text:p>144</text:p>
          </table:table-cell>
          <table:table-cell table:formula="of:=[.D151]/[.$B$4]" office:value-type="percentage" office:value="0.48">
            <text:p>48,0%</text:p>
          </table:table-cell>
          <table:table-cell table:formula="of:=[.D151]*[.$B$5]" office:value-type="float" office:value="91.68">
            <text:p>91,68</text:p>
          </table:table-cell>
          <table:table-cell table:formula="of:=[.F151]/[.$B$3]" office:value-type="percentage" office:value="0.48">
            <text:p>48,0%</text:p>
          </table:table-cell>
          <table:table-cell table:formula="of:=[.H150]+[.B151]" office:value-type="float" office:value="121">
            <text:p>121</text:p>
          </table:table-cell>
          <table:table-cell table:formula="of:=[.H151]/[.$B$3]" office:value-type="percentage" office:value="0.633507853403141">
            <text:p>63,4%</text:p>
          </table:table-cell>
          <table:table-cell table:number-columns-repeated="1015"/>
        </table:table-row>
        <table:table-row table:style-name="ro4">
          <table:table-cell table:style-name="ce4" office:value-type="float" office:value="17">
            <text:p>17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151]+1" office:value-type="float" office:value="145">
            <text:p>145</text:p>
          </table:table-cell>
          <table:table-cell table:formula="of:=[.D152]/[.$B$4]" office:value-type="percentage" office:value="0.483333333333333">
            <text:p>48,3%</text:p>
          </table:table-cell>
          <table:table-cell table:formula="of:=[.D152]*[.$B$5]" office:value-type="float" office:value="92.3166666666667">
            <text:p>92,3166666667</text:p>
          </table:table-cell>
          <table:table-cell table:formula="of:=[.F152]/[.$B$3]" office:value-type="percentage" office:value="0.483333333333333">
            <text:p>48,3%</text:p>
          </table:table-cell>
          <table:table-cell table:formula="of:=[.H151]+[.B152]" office:value-type="float" office:value="121">
            <text:p>121</text:p>
          </table:table-cell>
          <table:table-cell table:formula="of:=[.H152]/[.$B$3]" office:value-type="percentage" office:value="0.633507853403141">
            <text:p>63,4%</text:p>
          </table:table-cell>
          <table:table-cell table:number-columns-repeated="1015"/>
        </table:table-row>
        <table:table-row table:style-name="ro4">
          <table:table-cell table:style-name="ce4" office:value-type="float" office:value="18">
            <text:p>1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52]+1" office:value-type="float" office:value="146">
            <text:p>146</text:p>
          </table:table-cell>
          <table:table-cell table:formula="of:=[.D153]/[.$B$4]" office:value-type="percentage" office:value="0.486666666666667">
            <text:p>48,7%</text:p>
          </table:table-cell>
          <table:table-cell table:formula="of:=[.D153]*[.$B$5]" office:value-type="float" office:value="92.9533333333334">
            <text:p>92,9533333333</text:p>
          </table:table-cell>
          <table:table-cell table:formula="of:=[.F153]/[.$B$3]" office:value-type="percentage" office:value="0.486666666666667">
            <text:p>48,7%</text:p>
          </table:table-cell>
          <table:table-cell table:formula="of:=[.H152]+[.B153]" office:value-type="float" office:value="122">
            <text:p>122</text:p>
          </table:table-cell>
          <table:table-cell table:formula="of:=[.H153]/[.$B$3]" office:value-type="percentage" office:value="0.638743455497382">
            <text:p>63,9%</text:p>
          </table:table-cell>
          <table:table-cell table:number-columns-repeated="1015"/>
        </table:table-row>
        <table:table-row table:style-name="ro4">
          <table:table-cell table:style-name="ce4" office:value-type="float" office:value="22">
            <text:p>2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53]+1" office:value-type="float" office:value="147">
            <text:p>147</text:p>
          </table:table-cell>
          <table:table-cell table:formula="of:=[.D154]/[.$B$4]" office:value-type="percentage" office:value="0.49">
            <text:p>49,0%</text:p>
          </table:table-cell>
          <table:table-cell table:formula="of:=[.D154]*[.$B$5]" office:value-type="float" office:value="93.59">
            <text:p>93,59</text:p>
          </table:table-cell>
          <table:table-cell table:formula="of:=[.F154]/[.$B$3]" office:value-type="percentage" office:value="0.49">
            <text:p>49,0%</text:p>
          </table:table-cell>
          <table:table-cell table:formula="of:=[.H153]+[.B154]" office:value-type="float" office:value="123">
            <text:p>123</text:p>
          </table:table-cell>
          <table:table-cell table:formula="of:=[.H154]/[.$B$3]" office:value-type="percentage" office:value="0.643979057591623">
            <text:p>64,4%</text:p>
          </table:table-cell>
          <table:table-cell table:number-columns-repeated="1015"/>
        </table:table-row>
        <table:table-row table:style-name="ro4">
          <table:table-cell table:style-name="ce4" office:value-type="float" office:value="23">
            <text:p>2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54]+1" office:value-type="float" office:value="148">
            <text:p>148</text:p>
          </table:table-cell>
          <table:table-cell table:formula="of:=[.D155]/[.$B$4]" office:value-type="percentage" office:value="0.493333333333333">
            <text:p>49,3%</text:p>
          </table:table-cell>
          <table:table-cell table:formula="of:=[.D155]*[.$B$5]" office:value-type="float" office:value="94.2266666666667">
            <text:p>94,2266666667</text:p>
          </table:table-cell>
          <table:table-cell table:formula="of:=[.F155]/[.$B$3]" office:value-type="percentage" office:value="0.493333333333333">
            <text:p>49,3%</text:p>
          </table:table-cell>
          <table:table-cell table:formula="of:=[.H154]+[.B155]" office:value-type="float" office:value="124">
            <text:p>124</text:p>
          </table:table-cell>
          <table:table-cell table:formula="of:=[.H155]/[.$B$3]" office:value-type="percentage" office:value="0.649214659685864">
            <text:p>64,9%</text:p>
          </table:table-cell>
          <table:table-cell table:number-columns-repeated="1015"/>
        </table:table-row>
        <table:table-row table:style-name="ro4">
          <table:table-cell table:style-name="ce4" office:value-type="float" office:value="25">
            <text:p>25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155]+1" office:value-type="float" office:value="149">
            <text:p>149</text:p>
          </table:table-cell>
          <table:table-cell table:formula="of:=[.D156]/[.$B$4]" office:value-type="percentage" office:value="0.496666666666667">
            <text:p>49,7%</text:p>
          </table:table-cell>
          <table:table-cell table:formula="of:=[.D156]*[.$B$5]" office:value-type="float" office:value="94.8633333333333">
            <text:p>94,8633333333</text:p>
          </table:table-cell>
          <table:table-cell table:formula="of:=[.F156]/[.$B$3]" office:value-type="percentage" office:value="0.496666666666667">
            <text:p>49,7%</text:p>
          </table:table-cell>
          <table:table-cell table:formula="of:=[.H155]+[.B156]" office:value-type="float" office:value="124">
            <text:p>124</text:p>
          </table:table-cell>
          <table:table-cell table:formula="of:=[.H156]/[.$B$3]" office:value-type="percentage" office:value="0.649214659685864">
            <text:p>64,9%</text:p>
          </table:table-cell>
          <table:table-cell table:number-columns-repeated="1015"/>
        </table:table-row>
        <table:table-row table:style-name="ro4">
          <table:table-cell table:style-name="ce4" office:value-type="float" office:value="28">
            <text:p>28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156]+1" office:value-type="float" office:value="150">
            <text:p>150</text:p>
          </table:table-cell>
          <table:table-cell table:formula="of:=[.D157]/[.$B$4]" office:value-type="percentage" office:value="0.5">
            <text:p>50,0%</text:p>
          </table:table-cell>
          <table:table-cell table:formula="of:=[.D157]*[.$B$5]" office:value-type="float" office:value="95.5">
            <text:p>95,5</text:p>
          </table:table-cell>
          <table:table-cell table:formula="of:=[.F157]/[.$B$3]" office:value-type="percentage" office:value="0.5">
            <text:p>50,0%</text:p>
          </table:table-cell>
          <table:table-cell table:formula="of:=[.H156]+[.B157]" office:value-type="float" office:value="124">
            <text:p>124</text:p>
          </table:table-cell>
          <table:table-cell table:formula="of:=[.H157]/[.$B$3]" office:value-type="percentage" office:value="0.649214659685864">
            <text:p>64,9%</text:p>
          </table:table-cell>
          <table:table-cell table:number-columns-repeated="1015"/>
        </table:table-row>
        <table:table-row table:style-name="ro4">
          <table:table-cell table:style-name="ce4" office:value-type="float" office:value="36">
            <text:p>36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157]+1" office:value-type="float" office:value="151">
            <text:p>151</text:p>
          </table:table-cell>
          <table:table-cell table:formula="of:=[.D158]/[.$B$4]" office:value-type="percentage" office:value="0.503333333333333">
            <text:p>50,3%</text:p>
          </table:table-cell>
          <table:table-cell table:formula="of:=[.D158]*[.$B$5]" office:value-type="float" office:value="96.1366666666667">
            <text:p>96,1366666667</text:p>
          </table:table-cell>
          <table:table-cell table:formula="of:=[.F158]/[.$B$3]" office:value-type="percentage" office:value="0.503333333333333">
            <text:p>50,3%</text:p>
          </table:table-cell>
          <table:table-cell table:formula="of:=[.H157]+[.B158]" office:value-type="float" office:value="124">
            <text:p>124</text:p>
          </table:table-cell>
          <table:table-cell table:formula="of:=[.H158]/[.$B$3]" office:value-type="percentage" office:value="0.649214659685864">
            <text:p>64,9%</text:p>
          </table:table-cell>
          <table:table-cell table:number-columns-repeated="1015"/>
        </table:table-row>
        <table:table-row table:style-name="ro4">
          <table:table-cell table:style-name="ce4" office:value-type="float" office:value="37">
            <text:p>3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58]+1" office:value-type="float" office:value="152">
            <text:p>152</text:p>
          </table:table-cell>
          <table:table-cell table:formula="of:=[.D159]/[.$B$4]" office:value-type="percentage" office:value="0.506666666666667">
            <text:p>50,7%</text:p>
          </table:table-cell>
          <table:table-cell table:formula="of:=[.D159]*[.$B$5]" office:value-type="float" office:value="96.7733333333333">
            <text:p>96,7733333333</text:p>
          </table:table-cell>
          <table:table-cell table:formula="of:=[.F159]/[.$B$3]" office:value-type="percentage" office:value="0.506666666666667">
            <text:p>50,7%</text:p>
          </table:table-cell>
          <table:table-cell table:formula="of:=[.H158]+[.B159]" office:value-type="float" office:value="125">
            <text:p>125</text:p>
          </table:table-cell>
          <table:table-cell table:formula="of:=[.H159]/[.$B$3]" office:value-type="percentage" office:value="0.654450261780105">
            <text:p>65,4%</text:p>
          </table:table-cell>
          <table:table-cell table:number-columns-repeated="1015"/>
        </table:table-row>
        <table:table-row table:style-name="ro4">
          <table:table-cell table:style-name="ce4" office:value-type="float" office:value="39">
            <text:p>39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59]+1" office:value-type="float" office:value="153">
            <text:p>153</text:p>
          </table:table-cell>
          <table:table-cell table:formula="of:=[.D160]/[.$B$4]" office:value-type="percentage" office:value="0.51">
            <text:p>51,0%</text:p>
          </table:table-cell>
          <table:table-cell table:formula="of:=[.D160]*[.$B$5]" office:value-type="float" office:value="97.41">
            <text:p>97,41</text:p>
          </table:table-cell>
          <table:table-cell table:formula="of:=[.F160]/[.$B$3]" office:value-type="percentage" office:value="0.51">
            <text:p>51,0%</text:p>
          </table:table-cell>
          <table:table-cell table:formula="of:=[.H159]+[.B160]" office:value-type="float" office:value="126">
            <text:p>126</text:p>
          </table:table-cell>
          <table:table-cell table:formula="of:=[.H160]/[.$B$3]" office:value-type="percentage" office:value="0.659685863874346">
            <text:p>66,0%</text:p>
          </table:table-cell>
          <table:table-cell table:number-columns-repeated="1015"/>
        </table:table-row>
        <table:table-row table:style-name="ro4">
          <table:table-cell table:style-name="ce4" office:value-type="float" office:value="41">
            <text:p>4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60]+1" office:value-type="float" office:value="154">
            <text:p>154</text:p>
          </table:table-cell>
          <table:table-cell table:formula="of:=[.D161]/[.$B$4]" office:value-type="percentage" office:value="0.513333333333333">
            <text:p>51,3%</text:p>
          </table:table-cell>
          <table:table-cell table:formula="of:=[.D161]*[.$B$5]" office:value-type="float" office:value="98.0466666666667">
            <text:p>98,0466666667</text:p>
          </table:table-cell>
          <table:table-cell table:formula="of:=[.F161]/[.$B$3]" office:value-type="percentage" office:value="0.513333333333333">
            <text:p>51,3%</text:p>
          </table:table-cell>
          <table:table-cell table:formula="of:=[.H160]+[.B161]" office:value-type="float" office:value="127">
            <text:p>127</text:p>
          </table:table-cell>
          <table:table-cell table:formula="of:=[.H161]/[.$B$3]" office:value-type="percentage" office:value="0.664921465968586">
            <text:p>66,5%</text:p>
          </table:table-cell>
          <table:table-cell table:number-columns-repeated="1015"/>
        </table:table-row>
        <table:table-row table:style-name="ro4">
          <table:table-cell table:style-name="ce4" office:value-type="float" office:value="42">
            <text:p>42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161]+1" office:value-type="float" office:value="155">
            <text:p>155</text:p>
          </table:table-cell>
          <table:table-cell table:formula="of:=[.D162]/[.$B$4]" office:value-type="percentage" office:value="0.516666666666667">
            <text:p>51,7%</text:p>
          </table:table-cell>
          <table:table-cell table:formula="of:=[.D162]*[.$B$5]" office:value-type="float" office:value="98.6833333333333">
            <text:p>98,6833333333</text:p>
          </table:table-cell>
          <table:table-cell table:formula="of:=[.F162]/[.$B$3]" office:value-type="percentage" office:value="0.516666666666667">
            <text:p>51,7%</text:p>
          </table:table-cell>
          <table:table-cell table:formula="of:=[.H161]+[.B162]" office:value-type="float" office:value="127">
            <text:p>127</text:p>
          </table:table-cell>
          <table:table-cell table:formula="of:=[.H162]/[.$B$3]" office:value-type="percentage" office:value="0.664921465968586">
            <text:p>66,5%</text:p>
          </table:table-cell>
          <table:table-cell table:number-columns-repeated="1015"/>
        </table:table-row>
        <table:table-row table:style-name="ro4">
          <table:table-cell table:style-name="ce4" office:value-type="float" office:value="53">
            <text:p>53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162]+1" office:value-type="float" office:value="156">
            <text:p>156</text:p>
          </table:table-cell>
          <table:table-cell table:formula="of:=[.D163]/[.$B$4]" office:value-type="percentage" office:value="0.52">
            <text:p>52,0%</text:p>
          </table:table-cell>
          <table:table-cell table:formula="of:=[.D163]*[.$B$5]" office:value-type="float" office:value="99.32">
            <text:p>99,32</text:p>
          </table:table-cell>
          <table:table-cell table:formula="of:=[.F163]/[.$B$3]" office:value-type="percentage" office:value="0.52">
            <text:p>52,0%</text:p>
          </table:table-cell>
          <table:table-cell table:formula="of:=[.H162]+[.B163]" office:value-type="float" office:value="127">
            <text:p>127</text:p>
          </table:table-cell>
          <table:table-cell table:formula="of:=[.H163]/[.$B$3]" office:value-type="percentage" office:value="0.664921465968586">
            <text:p>66,5%</text:p>
          </table:table-cell>
          <table:table-cell table:number-columns-repeated="1015"/>
        </table:table-row>
        <table:table-row table:style-name="ro4">
          <table:table-cell table:style-name="ce4" office:value-type="float" office:value="56">
            <text:p>5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63]+1" office:value-type="float" office:value="157">
            <text:p>157</text:p>
          </table:table-cell>
          <table:table-cell table:formula="of:=[.D164]/[.$B$4]" office:value-type="percentage" office:value="0.523333333333333">
            <text:p>52,3%</text:p>
          </table:table-cell>
          <table:table-cell table:formula="of:=[.D164]*[.$B$5]" office:value-type="float" office:value="99.9566666666667">
            <text:p>99,9566666667</text:p>
          </table:table-cell>
          <table:table-cell table:formula="of:=[.F164]/[.$B$3]" office:value-type="percentage" office:value="0.523333333333333">
            <text:p>52,3%</text:p>
          </table:table-cell>
          <table:table-cell table:formula="of:=[.H163]+[.B164]" office:value-type="float" office:value="128">
            <text:p>128</text:p>
          </table:table-cell>
          <table:table-cell table:formula="of:=[.H164]/[.$B$3]" office:value-type="percentage" office:value="0.670157068062827">
            <text:p>67,0%</text:p>
          </table:table-cell>
          <table:table-cell table:number-columns-repeated="1015"/>
        </table:table-row>
        <table:table-row table:style-name="ro4">
          <table:table-cell table:style-name="ce4" office:value-type="float" office:value="62">
            <text:p>6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64]+1" office:value-type="float" office:value="158">
            <text:p>158</text:p>
          </table:table-cell>
          <table:table-cell table:formula="of:=[.D165]/[.$B$4]" office:value-type="percentage" office:value="0.526666666666667">
            <text:p>52,7%</text:p>
          </table:table-cell>
          <table:table-cell table:formula="of:=[.D165]*[.$B$5]" office:value-type="float" office:value="100.593333333333">
            <text:p>100,5933333333</text:p>
          </table:table-cell>
          <table:table-cell table:formula="of:=[.F165]/[.$B$3]" office:value-type="percentage" office:value="0.526666666666667">
            <text:p>52,7%</text:p>
          </table:table-cell>
          <table:table-cell table:formula="of:=[.H164]+[.B165]" office:value-type="float" office:value="129">
            <text:p>129</text:p>
          </table:table-cell>
          <table:table-cell table:formula="of:=[.H165]/[.$B$3]" office:value-type="percentage" office:value="0.675392670157068">
            <text:p>67,5%</text:p>
          </table:table-cell>
          <table:table-cell table:number-columns-repeated="1015"/>
        </table:table-row>
        <table:table-row table:style-name="ro4">
          <table:table-cell table:style-name="ce4" office:value-type="float" office:value="68">
            <text:p>68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165]+1" office:value-type="float" office:value="159">
            <text:p>159</text:p>
          </table:table-cell>
          <table:table-cell table:formula="of:=[.D166]/[.$B$4]" office:value-type="percentage" office:value="0.53">
            <text:p>53,0%</text:p>
          </table:table-cell>
          <table:table-cell table:formula="of:=[.D166]*[.$B$5]" office:value-type="float" office:value="101.23">
            <text:p>101,23</text:p>
          </table:table-cell>
          <table:table-cell table:formula="of:=[.F166]/[.$B$3]" office:value-type="percentage" office:value="0.53">
            <text:p>53,0%</text:p>
          </table:table-cell>
          <table:table-cell table:formula="of:=[.H165]+[.B166]" office:value-type="float" office:value="129">
            <text:p>129</text:p>
          </table:table-cell>
          <table:table-cell table:formula="of:=[.H166]/[.$B$3]" office:value-type="percentage" office:value="0.675392670157068">
            <text:p>67,5%</text:p>
          </table:table-cell>
          <table:table-cell table:number-columns-repeated="1015"/>
        </table:table-row>
        <table:table-row table:style-name="ro4">
          <table:table-cell table:style-name="ce4" office:value-type="float" office:value="72">
            <text:p>7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66]+1" office:value-type="float" office:value="160">
            <text:p>160</text:p>
          </table:table-cell>
          <table:table-cell table:formula="of:=[.D167]/[.$B$4]" office:value-type="percentage" office:value="0.533333333333333">
            <text:p>53,3%</text:p>
          </table:table-cell>
          <table:table-cell table:formula="of:=[.D167]*[.$B$5]" office:value-type="float" office:value="101.866666666667">
            <text:p>101,8666666667</text:p>
          </table:table-cell>
          <table:table-cell table:formula="of:=[.F167]/[.$B$3]" office:value-type="percentage" office:value="0.533333333333333">
            <text:p>53,3%</text:p>
          </table:table-cell>
          <table:table-cell table:formula="of:=[.H166]+[.B167]" office:value-type="float" office:value="130">
            <text:p>130</text:p>
          </table:table-cell>
          <table:table-cell table:formula="of:=[.H167]/[.$B$3]" office:value-type="percentage" office:value="0.680628272251309">
            <text:p>68,1%</text:p>
          </table:table-cell>
          <table:table-cell table:number-columns-repeated="1015"/>
        </table:table-row>
        <table:table-row table:style-name="ro4">
          <table:table-cell table:style-name="ce4" office:value-type="float" office:value="73">
            <text:p>7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67]+1" office:value-type="float" office:value="161">
            <text:p>161</text:p>
          </table:table-cell>
          <table:table-cell table:formula="of:=[.D168]/[.$B$4]" office:value-type="percentage" office:value="0.536666666666667">
            <text:p>53,7%</text:p>
          </table:table-cell>
          <table:table-cell table:formula="of:=[.D168]*[.$B$5]" office:value-type="float" office:value="102.503333333333">
            <text:p>102,5033333333</text:p>
          </table:table-cell>
          <table:table-cell table:formula="of:=[.F168]/[.$B$3]" office:value-type="percentage" office:value="0.536666666666667">
            <text:p>53,7%</text:p>
          </table:table-cell>
          <table:table-cell table:formula="of:=[.H167]+[.B168]" office:value-type="float" office:value="131">
            <text:p>131</text:p>
          </table:table-cell>
          <table:table-cell table:formula="of:=[.H168]/[.$B$3]" office:value-type="percentage" office:value="0.68586387434555">
            <text:p>68,6%</text:p>
          </table:table-cell>
          <table:table-cell table:number-columns-repeated="1015"/>
        </table:table-row>
        <table:table-row table:style-name="ro4">
          <table:table-cell table:style-name="ce4" office:value-type="float" office:value="74">
            <text:p>7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68]+1" office:value-type="float" office:value="162">
            <text:p>162</text:p>
          </table:table-cell>
          <table:table-cell table:formula="of:=[.D169]/[.$B$4]" office:value-type="percentage" office:value="0.54">
            <text:p>54,0%</text:p>
          </table:table-cell>
          <table:table-cell table:formula="of:=[.D169]*[.$B$5]" office:value-type="float" office:value="103.14">
            <text:p>103,14</text:p>
          </table:table-cell>
          <table:table-cell table:formula="of:=[.F169]/[.$B$3]" office:value-type="percentage" office:value="0.54">
            <text:p>54,0%</text:p>
          </table:table-cell>
          <table:table-cell table:formula="of:=[.H168]+[.B169]" office:value-type="float" office:value="132">
            <text:p>132</text:p>
          </table:table-cell>
          <table:table-cell table:formula="of:=[.H169]/[.$B$3]" office:value-type="percentage" office:value="0.69109947643979">
            <text:p>69,1%</text:p>
          </table:table-cell>
          <table:table-cell table:number-columns-repeated="1015"/>
        </table:table-row>
        <table:table-row table:style-name="ro4">
          <table:table-cell table:style-name="ce4" office:value-type="float" office:value="75">
            <text:p>7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69]+1" office:value-type="float" office:value="163">
            <text:p>163</text:p>
          </table:table-cell>
          <table:table-cell table:formula="of:=[.D170]/[.$B$4]" office:value-type="percentage" office:value="0.543333333333333">
            <text:p>54,3%</text:p>
          </table:table-cell>
          <table:table-cell table:formula="of:=[.D170]*[.$B$5]" office:value-type="float" office:value="103.776666666667">
            <text:p>103,7766666667</text:p>
          </table:table-cell>
          <table:table-cell table:formula="of:=[.F170]/[.$B$3]" office:value-type="percentage" office:value="0.543333333333333">
            <text:p>54,3%</text:p>
          </table:table-cell>
          <table:table-cell table:formula="of:=[.H169]+[.B170]" office:value-type="float" office:value="133">
            <text:p>133</text:p>
          </table:table-cell>
          <table:table-cell table:formula="of:=[.H170]/[.$B$3]" office:value-type="percentage" office:value="0.696335078534031">
            <text:p>69,6%</text:p>
          </table:table-cell>
          <table:table-cell table:number-columns-repeated="1015"/>
        </table:table-row>
        <table:table-row table:style-name="ro4">
          <table:table-cell table:style-name="ce4" office:value-type="float" office:value="76">
            <text:p>7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70]+1" office:value-type="float" office:value="164">
            <text:p>164</text:p>
          </table:table-cell>
          <table:table-cell table:formula="of:=[.D171]/[.$B$4]" office:value-type="percentage" office:value="0.546666666666667">
            <text:p>54,7%</text:p>
          </table:table-cell>
          <table:table-cell table:formula="of:=[.D171]*[.$B$5]" office:value-type="float" office:value="104.413333333333">
            <text:p>104,4133333333</text:p>
          </table:table-cell>
          <table:table-cell table:formula="of:=[.F171]/[.$B$3]" office:value-type="percentage" office:value="0.546666666666667">
            <text:p>54,7%</text:p>
          </table:table-cell>
          <table:table-cell table:formula="of:=[.H170]+[.B171]" office:value-type="float" office:value="134">
            <text:p>134</text:p>
          </table:table-cell>
          <table:table-cell table:formula="of:=[.H171]/[.$B$3]" office:value-type="percentage" office:value="0.701570680628272">
            <text:p>70,2%</text:p>
          </table:table-cell>
          <table:table-cell table:number-columns-repeated="1015"/>
        </table:table-row>
        <table:table-row table:style-name="ro4">
          <table:table-cell table:style-name="ce4" office:value-type="float" office:value="82">
            <text:p>8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71]+1" office:value-type="float" office:value="165">
            <text:p>165</text:p>
          </table:table-cell>
          <table:table-cell table:formula="of:=[.D172]/[.$B$4]" office:value-type="percentage" office:value="0.55">
            <text:p>55,0%</text:p>
          </table:table-cell>
          <table:table-cell table:formula="of:=[.D172]*[.$B$5]" office:value-type="float" office:value="105.05">
            <text:p>105,05</text:p>
          </table:table-cell>
          <table:table-cell table:formula="of:=[.F172]/[.$B$3]" office:value-type="percentage" office:value="0.55">
            <text:p>55,0%</text:p>
          </table:table-cell>
          <table:table-cell table:formula="of:=[.H171]+[.B172]" office:value-type="float" office:value="135">
            <text:p>135</text:p>
          </table:table-cell>
          <table:table-cell table:formula="of:=[.H172]/[.$B$3]" office:value-type="percentage" office:value="0.706806282722513">
            <text:p>70,7%</text:p>
          </table:table-cell>
          <table:table-cell table:number-columns-repeated="1015"/>
        </table:table-row>
        <table:table-row table:style-name="ro4">
          <table:table-cell table:style-name="ce4" office:value-type="float" office:value="87">
            <text:p>8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72]+1" office:value-type="float" office:value="166">
            <text:p>166</text:p>
          </table:table-cell>
          <table:table-cell table:formula="of:=[.D173]/[.$B$4]" office:value-type="percentage" office:value="0.553333333333333">
            <text:p>55,3%</text:p>
          </table:table-cell>
          <table:table-cell table:formula="of:=[.D173]*[.$B$5]" office:value-type="float" office:value="105.686666666667">
            <text:p>105,6866666667</text:p>
          </table:table-cell>
          <table:table-cell table:formula="of:=[.F173]/[.$B$3]" office:value-type="percentage" office:value="0.553333333333333">
            <text:p>55,3%</text:p>
          </table:table-cell>
          <table:table-cell table:formula="of:=[.H172]+[.B173]" office:value-type="float" office:value="136">
            <text:p>136</text:p>
          </table:table-cell>
          <table:table-cell table:formula="of:=[.H173]/[.$B$3]" office:value-type="percentage" office:value="0.712041884816754">
            <text:p>71,2%</text:p>
          </table:table-cell>
          <table:table-cell table:number-columns-repeated="1015"/>
        </table:table-row>
        <table:table-row table:style-name="ro4">
          <table:table-cell table:style-name="ce4" office:value-type="float" office:value="90">
            <text:p>9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73]+1" office:value-type="float" office:value="167">
            <text:p>167</text:p>
          </table:table-cell>
          <table:table-cell table:formula="of:=[.D174]/[.$B$4]" office:value-type="percentage" office:value="0.556666666666667">
            <text:p>55,7%</text:p>
          </table:table-cell>
          <table:table-cell table:formula="of:=[.D174]*[.$B$5]" office:value-type="float" office:value="106.323333333333">
            <text:p>106,3233333333</text:p>
          </table:table-cell>
          <table:table-cell table:formula="of:=[.F174]/[.$B$3]" office:value-type="percentage" office:value="0.556666666666667">
            <text:p>55,7%</text:p>
          </table:table-cell>
          <table:table-cell table:formula="of:=[.H173]+[.B174]" office:value-type="float" office:value="137">
            <text:p>137</text:p>
          </table:table-cell>
          <table:table-cell table:formula="of:=[.H174]/[.$B$3]" office:value-type="percentage" office:value="0.717277486910995">
            <text:p>71,7%</text:p>
          </table:table-cell>
          <table:table-cell table:number-columns-repeated="1015"/>
        </table:table-row>
        <table:table-row table:style-name="ro4">
          <table:table-cell table:style-name="ce4" office:value-type="float" office:value="94">
            <text:p>94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174]+1" office:value-type="float" office:value="168">
            <text:p>168</text:p>
          </table:table-cell>
          <table:table-cell table:formula="of:=[.D175]/[.$B$4]" office:value-type="percentage" office:value="0.56">
            <text:p>56,0%</text:p>
          </table:table-cell>
          <table:table-cell table:formula="of:=[.D175]*[.$B$5]" office:value-type="float" office:value="106.96">
            <text:p>106,96</text:p>
          </table:table-cell>
          <table:table-cell table:formula="of:=[.F175]/[.$B$3]" office:value-type="percentage" office:value="0.56">
            <text:p>56,0%</text:p>
          </table:table-cell>
          <table:table-cell table:formula="of:=[.H174]+[.B175]" office:value-type="float" office:value="137">
            <text:p>137</text:p>
          </table:table-cell>
          <table:table-cell table:formula="of:=[.H175]/[.$B$3]" office:value-type="percentage" office:value="0.717277486910995">
            <text:p>71,7%</text:p>
          </table:table-cell>
          <table:table-cell table:number-columns-repeated="1015"/>
        </table:table-row>
        <table:table-row table:style-name="ro4">
          <table:table-cell table:style-name="ce4" office:value-type="float" office:value="96">
            <text:p>9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75]+1" office:value-type="float" office:value="169">
            <text:p>169</text:p>
          </table:table-cell>
          <table:table-cell table:formula="of:=[.D176]/[.$B$4]" office:value-type="percentage" office:value="0.563333333333333">
            <text:p>56,3%</text:p>
          </table:table-cell>
          <table:table-cell table:formula="of:=[.D176]*[.$B$5]" office:value-type="float" office:value="107.596666666667">
            <text:p>107,5966666667</text:p>
          </table:table-cell>
          <table:table-cell table:formula="of:=[.F176]/[.$B$3]" office:value-type="percentage" office:value="0.563333333333333">
            <text:p>56,3%</text:p>
          </table:table-cell>
          <table:table-cell table:formula="of:=[.H175]+[.B176]" office:value-type="float" office:value="138">
            <text:p>138</text:p>
          </table:table-cell>
          <table:table-cell table:formula="of:=[.H176]/[.$B$3]" office:value-type="percentage" office:value="0.722513089005236">
            <text:p>72,3%</text:p>
          </table:table-cell>
          <table:table-cell table:number-columns-repeated="1015"/>
        </table:table-row>
        <table:table-row table:style-name="ro4">
          <table:table-cell table:style-name="ce4" office:value-type="float" office:value="101">
            <text:p>10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76]+1" office:value-type="float" office:value="170">
            <text:p>170</text:p>
          </table:table-cell>
          <table:table-cell table:formula="of:=[.D177]/[.$B$4]" office:value-type="percentage" office:value="0.566666666666667">
            <text:p>56,7%</text:p>
          </table:table-cell>
          <table:table-cell table:formula="of:=[.D177]*[.$B$5]" office:value-type="float" office:value="108.233333333333">
            <text:p>108,2333333333</text:p>
          </table:table-cell>
          <table:table-cell table:formula="of:=[.F177]/[.$B$3]" office:value-type="percentage" office:value="0.566666666666667">
            <text:p>56,7%</text:p>
          </table:table-cell>
          <table:table-cell table:formula="of:=[.H176]+[.B177]" office:value-type="float" office:value="139">
            <text:p>139</text:p>
          </table:table-cell>
          <table:table-cell table:formula="of:=[.H177]/[.$B$3]" office:value-type="percentage" office:value="0.727748691099476">
            <text:p>72,8%</text:p>
          </table:table-cell>
          <table:table-cell table:number-columns-repeated="1015"/>
        </table:table-row>
        <table:table-row table:style-name="ro4">
          <table:table-cell table:style-name="ce4" office:value-type="float" office:value="102">
            <text:p>102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177]+1" office:value-type="float" office:value="171">
            <text:p>171</text:p>
          </table:table-cell>
          <table:table-cell table:formula="of:=[.D178]/[.$B$4]" office:value-type="percentage" office:value="0.57">
            <text:p>57,0%</text:p>
          </table:table-cell>
          <table:table-cell table:formula="of:=[.D178]*[.$B$5]" office:value-type="float" office:value="108.87">
            <text:p>108,87</text:p>
          </table:table-cell>
          <table:table-cell table:formula="of:=[.F178]/[.$B$3]" office:value-type="percentage" office:value="0.57">
            <text:p>57,0%</text:p>
          </table:table-cell>
          <table:table-cell table:formula="of:=[.H177]+[.B178]" office:value-type="float" office:value="139">
            <text:p>139</text:p>
          </table:table-cell>
          <table:table-cell table:formula="of:=[.H178]/[.$B$3]" office:value-type="percentage" office:value="0.727748691099476">
            <text:p>72,8%</text:p>
          </table:table-cell>
          <table:table-cell table:number-columns-repeated="1015"/>
        </table:table-row>
        <table:table-row table:style-name="ro4">
          <table:table-cell table:style-name="ce4" office:value-type="float" office:value="103">
            <text:p>10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78]+1" office:value-type="float" office:value="172">
            <text:p>172</text:p>
          </table:table-cell>
          <table:table-cell table:formula="of:=[.D179]/[.$B$4]" office:value-type="percentage" office:value="0.573333333333333">
            <text:p>57,3%</text:p>
          </table:table-cell>
          <table:table-cell table:formula="of:=[.D179]*[.$B$5]" office:value-type="float" office:value="109.506666666667">
            <text:p>109,5066666667</text:p>
          </table:table-cell>
          <table:table-cell table:formula="of:=[.F179]/[.$B$3]" office:value-type="percentage" office:value="0.573333333333333">
            <text:p>57,3%</text:p>
          </table:table-cell>
          <table:table-cell table:formula="of:=[.H178]+[.B179]" office:value-type="float" office:value="140">
            <text:p>140</text:p>
          </table:table-cell>
          <table:table-cell table:formula="of:=[.H179]/[.$B$3]" office:value-type="percentage" office:value="0.732984293193717">
            <text:p>73,3%</text:p>
          </table:table-cell>
          <table:table-cell table:number-columns-repeated="1015"/>
        </table:table-row>
        <table:table-row table:style-name="ro4">
          <table:table-cell table:style-name="ce4" office:value-type="float" office:value="104">
            <text:p>10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79]+1" office:value-type="float" office:value="173">
            <text:p>173</text:p>
          </table:table-cell>
          <table:table-cell table:formula="of:=[.D180]/[.$B$4]" office:value-type="percentage" office:value="0.576666666666667">
            <text:p>57,7%</text:p>
          </table:table-cell>
          <table:table-cell table:formula="of:=[.D180]*[.$B$5]" office:value-type="float" office:value="110.143333333333">
            <text:p>110,1433333333</text:p>
          </table:table-cell>
          <table:table-cell table:formula="of:=[.F180]/[.$B$3]" office:value-type="percentage" office:value="0.576666666666667">
            <text:p>57,7%</text:p>
          </table:table-cell>
          <table:table-cell table:formula="of:=[.H179]+[.B180]" office:value-type="float" office:value="141">
            <text:p>141</text:p>
          </table:table-cell>
          <table:table-cell table:formula="of:=[.H180]/[.$B$3]" office:value-type="percentage" office:value="0.738219895287958">
            <text:p>73,8%</text:p>
          </table:table-cell>
          <table:table-cell table:number-columns-repeated="1015"/>
        </table:table-row>
        <table:table-row table:style-name="ro4">
          <table:table-cell table:style-name="ce4" office:value-type="float" office:value="105">
            <text:p>10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80]+1" office:value-type="float" office:value="174">
            <text:p>174</text:p>
          </table:table-cell>
          <table:table-cell table:formula="of:=[.D181]/[.$B$4]" office:value-type="percentage" office:value="0.58">
            <text:p>58,0%</text:p>
          </table:table-cell>
          <table:table-cell table:formula="of:=[.D181]*[.$B$5]" office:value-type="float" office:value="110.78">
            <text:p>110,78</text:p>
          </table:table-cell>
          <table:table-cell table:formula="of:=[.F181]/[.$B$3]" office:value-type="percentage" office:value="0.58">
            <text:p>58,0%</text:p>
          </table:table-cell>
          <table:table-cell table:formula="of:=[.H180]+[.B181]" office:value-type="float" office:value="142">
            <text:p>142</text:p>
          </table:table-cell>
          <table:table-cell table:formula="of:=[.H181]/[.$B$3]" office:value-type="percentage" office:value="0.743455497382199">
            <text:p>74,3%</text:p>
          </table:table-cell>
          <table:table-cell table:number-columns-repeated="1015"/>
        </table:table-row>
        <table:table-row table:style-name="ro4">
          <table:table-cell table:style-name="ce4" office:value-type="float" office:value="106">
            <text:p>10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81]+1" office:value-type="float" office:value="175">
            <text:p>175</text:p>
          </table:table-cell>
          <table:table-cell table:formula="of:=[.D182]/[.$B$4]" office:value-type="percentage" office:value="0.583333333333333">
            <text:p>58,3%</text:p>
          </table:table-cell>
          <table:table-cell table:formula="of:=[.D182]*[.$B$5]" office:value-type="float" office:value="111.416666666667">
            <text:p>111,4166666667</text:p>
          </table:table-cell>
          <table:table-cell table:formula="of:=[.F182]/[.$B$3]" office:value-type="percentage" office:value="0.583333333333333">
            <text:p>58,3%</text:p>
          </table:table-cell>
          <table:table-cell table:formula="of:=[.H181]+[.B182]" office:value-type="float" office:value="143">
            <text:p>143</text:p>
          </table:table-cell>
          <table:table-cell table:formula="of:=[.H182]/[.$B$3]" office:value-type="percentage" office:value="0.74869109947644">
            <text:p>74,9%</text:p>
          </table:table-cell>
          <table:table-cell table:number-columns-repeated="1015"/>
        </table:table-row>
        <table:table-row table:style-name="ro4">
          <table:table-cell table:style-name="ce4" office:value-type="float" office:value="110">
            <text:p>11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82]+1" office:value-type="float" office:value="176">
            <text:p>176</text:p>
          </table:table-cell>
          <table:table-cell table:formula="of:=[.D183]/[.$B$4]" office:value-type="percentage" office:value="0.586666666666667">
            <text:p>58,7%</text:p>
          </table:table-cell>
          <table:table-cell table:formula="of:=[.D183]*[.$B$5]" office:value-type="float" office:value="112.053333333333">
            <text:p>112,0533333333</text:p>
          </table:table-cell>
          <table:table-cell table:formula="of:=[.F183]/[.$B$3]" office:value-type="percentage" office:value="0.586666666666667">
            <text:p>58,7%</text:p>
          </table:table-cell>
          <table:table-cell table:formula="of:=[.H182]+[.B183]" office:value-type="float" office:value="144">
            <text:p>144</text:p>
          </table:table-cell>
          <table:table-cell table:formula="of:=[.H183]/[.$B$3]" office:value-type="percentage" office:value="0.753926701570681">
            <text:p>75,4%</text:p>
          </table:table-cell>
          <table:table-cell table:number-columns-repeated="1015"/>
        </table:table-row>
        <table:table-row table:style-name="ro4">
          <table:table-cell table:style-name="ce4" office:value-type="float" office:value="113">
            <text:p>11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83]+1" office:value-type="float" office:value="177">
            <text:p>177</text:p>
          </table:table-cell>
          <table:table-cell table:formula="of:=[.D184]/[.$B$4]" office:value-type="percentage" office:value="0.59">
            <text:p>59,0%</text:p>
          </table:table-cell>
          <table:table-cell table:formula="of:=[.D184]*[.$B$5]" office:value-type="float" office:value="112.69">
            <text:p>112,69</text:p>
          </table:table-cell>
          <table:table-cell table:formula="of:=[.F184]/[.$B$3]" office:value-type="percentage" office:value="0.59">
            <text:p>59,0%</text:p>
          </table:table-cell>
          <table:table-cell table:formula="of:=[.H183]+[.B184]" office:value-type="float" office:value="145">
            <text:p>145</text:p>
          </table:table-cell>
          <table:table-cell table:formula="of:=[.H184]/[.$B$3]" office:value-type="percentage" office:value="0.759162303664921">
            <text:p>75,9%</text:p>
          </table:table-cell>
          <table:table-cell table:number-columns-repeated="1015"/>
        </table:table-row>
        <table:table-row table:style-name="ro4">
          <table:table-cell table:style-name="ce4" office:value-type="float" office:value="115">
            <text:p>115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184]+1" office:value-type="float" office:value="178">
            <text:p>178</text:p>
          </table:table-cell>
          <table:table-cell table:formula="of:=[.D185]/[.$B$4]" office:value-type="percentage" office:value="0.593333333333333">
            <text:p>59,3%</text:p>
          </table:table-cell>
          <table:table-cell table:formula="of:=[.D185]*[.$B$5]" office:value-type="float" office:value="113.326666666667">
            <text:p>113,3266666667</text:p>
          </table:table-cell>
          <table:table-cell table:formula="of:=[.F185]/[.$B$3]" office:value-type="percentage" office:value="0.593333333333333">
            <text:p>59,3%</text:p>
          </table:table-cell>
          <table:table-cell table:formula="of:=[.H184]+[.B185]" office:value-type="float" office:value="145">
            <text:p>145</text:p>
          </table:table-cell>
          <table:table-cell table:formula="of:=[.H185]/[.$B$3]" office:value-type="percentage" office:value="0.759162303664921">
            <text:p>75,9%</text:p>
          </table:table-cell>
          <table:table-cell table:number-columns-repeated="1015"/>
        </table:table-row>
        <table:table-row table:style-name="ro4">
          <table:table-cell table:style-name="ce4" office:value-type="float" office:value="118">
            <text:p>11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85]+1" office:value-type="float" office:value="179">
            <text:p>179</text:p>
          </table:table-cell>
          <table:table-cell table:formula="of:=[.D186]/[.$B$4]" office:value-type="percentage" office:value="0.596666666666667">
            <text:p>59,7%</text:p>
          </table:table-cell>
          <table:table-cell table:formula="of:=[.D186]*[.$B$5]" office:value-type="float" office:value="113.963333333333">
            <text:p>113,9633333333</text:p>
          </table:table-cell>
          <table:table-cell table:formula="of:=[.F186]/[.$B$3]" office:value-type="percentage" office:value="0.596666666666667">
            <text:p>59,7%</text:p>
          </table:table-cell>
          <table:table-cell table:formula="of:=[.H185]+[.B186]" office:value-type="float" office:value="146">
            <text:p>146</text:p>
          </table:table-cell>
          <table:table-cell table:formula="of:=[.H186]/[.$B$3]" office:value-type="percentage" office:value="0.764397905759162">
            <text:p>76,4%</text:p>
          </table:table-cell>
          <table:table-cell table:number-columns-repeated="1015"/>
        </table:table-row>
        <table:table-row table:style-name="ro4">
          <table:table-cell table:style-name="ce4" office:value-type="float" office:value="126">
            <text:p>12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86]+1" office:value-type="float" office:value="180">
            <text:p>180</text:p>
          </table:table-cell>
          <table:table-cell table:formula="of:=[.D187]/[.$B$4]" office:value-type="percentage" office:value="0.6">
            <text:p>60,0%</text:p>
          </table:table-cell>
          <table:table-cell table:formula="of:=[.D187]*[.$B$5]" office:value-type="float" office:value="114.6">
            <text:p>114,6</text:p>
          </table:table-cell>
          <table:table-cell table:formula="of:=[.F187]/[.$B$3]" office:value-type="percentage" office:value="0.6">
            <text:p>60,0%</text:p>
          </table:table-cell>
          <table:table-cell table:formula="of:=[.H186]+[.B187]" office:value-type="float" office:value="147">
            <text:p>147</text:p>
          </table:table-cell>
          <table:table-cell table:formula="of:=[.H187]/[.$B$3]" office:value-type="percentage" office:value="0.769633507853403">
            <text:p>77,0%</text:p>
          </table:table-cell>
          <table:table-cell table:number-columns-repeated="1015"/>
        </table:table-row>
        <table:table-row table:style-name="ro4">
          <table:table-cell table:style-name="ce4" office:value-type="float" office:value="127">
            <text:p>12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87]+1" office:value-type="float" office:value="181">
            <text:p>181</text:p>
          </table:table-cell>
          <table:table-cell table:formula="of:=[.D188]/[.$B$4]" office:value-type="percentage" office:value="0.603333333333333">
            <text:p>60,3%</text:p>
          </table:table-cell>
          <table:table-cell table:formula="of:=[.D188]*[.$B$5]" office:value-type="float" office:value="115.236666666667">
            <text:p>115,2366666667</text:p>
          </table:table-cell>
          <table:table-cell table:formula="of:=[.F188]/[.$B$3]" office:value-type="percentage" office:value="0.603333333333333">
            <text:p>60,3%</text:p>
          </table:table-cell>
          <table:table-cell table:formula="of:=[.H187]+[.B188]" office:value-type="float" office:value="148">
            <text:p>148</text:p>
          </table:table-cell>
          <table:table-cell table:formula="of:=[.H188]/[.$B$3]" office:value-type="percentage" office:value="0.774869109947644">
            <text:p>77,5%</text:p>
          </table:table-cell>
          <table:table-cell table:number-columns-repeated="1015"/>
        </table:table-row>
        <table:table-row table:style-name="ro4">
          <table:table-cell table:style-name="ce4" office:value-type="float" office:value="129">
            <text:p>129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88]+1" office:value-type="float" office:value="182">
            <text:p>182</text:p>
          </table:table-cell>
          <table:table-cell table:formula="of:=[.D189]/[.$B$4]" office:value-type="percentage" office:value="0.606666666666667">
            <text:p>60,7%</text:p>
          </table:table-cell>
          <table:table-cell table:formula="of:=[.D189]*[.$B$5]" office:value-type="float" office:value="115.873333333333">
            <text:p>115,8733333333</text:p>
          </table:table-cell>
          <table:table-cell table:formula="of:=[.F189]/[.$B$3]" office:value-type="percentage" office:value="0.606666666666667">
            <text:p>60,7%</text:p>
          </table:table-cell>
          <table:table-cell table:formula="of:=[.H188]+[.B189]" office:value-type="float" office:value="149">
            <text:p>149</text:p>
          </table:table-cell>
          <table:table-cell table:formula="of:=[.H189]/[.$B$3]" office:value-type="percentage" office:value="0.780104712041885">
            <text:p>78,0%</text:p>
          </table:table-cell>
          <table:table-cell table:number-columns-repeated="1015"/>
        </table:table-row>
        <table:table-row table:style-name="ro4">
          <table:table-cell table:style-name="ce4" office:value-type="float" office:value="130">
            <text:p>13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89]+1" office:value-type="float" office:value="183">
            <text:p>183</text:p>
          </table:table-cell>
          <table:table-cell table:formula="of:=[.D190]/[.$B$4]" office:value-type="percentage" office:value="0.61">
            <text:p>61,0%</text:p>
          </table:table-cell>
          <table:table-cell table:formula="of:=[.D190]*[.$B$5]" office:value-type="float" office:value="116.51">
            <text:p>116,51</text:p>
          </table:table-cell>
          <table:table-cell table:formula="of:=[.F190]/[.$B$3]" office:value-type="percentage" office:value="0.61">
            <text:p>61,0%</text:p>
          </table:table-cell>
          <table:table-cell table:formula="of:=[.H189]+[.B190]" office:value-type="float" office:value="150">
            <text:p>150</text:p>
          </table:table-cell>
          <table:table-cell table:formula="of:=[.H190]/[.$B$3]" office:value-type="percentage" office:value="0.785340314136126">
            <text:p>78,5%</text:p>
          </table:table-cell>
          <table:table-cell table:number-columns-repeated="1015"/>
        </table:table-row>
        <table:table-row table:style-name="ro4">
          <table:table-cell table:style-name="ce4" office:value-type="float" office:value="131">
            <text:p>13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90]+1" office:value-type="float" office:value="184">
            <text:p>184</text:p>
          </table:table-cell>
          <table:table-cell table:formula="of:=[.D191]/[.$B$4]" office:value-type="percentage" office:value="0.613333333333333">
            <text:p>61,3%</text:p>
          </table:table-cell>
          <table:table-cell table:formula="of:=[.D191]*[.$B$5]" office:value-type="float" office:value="117.146666666667">
            <text:p>117,1466666667</text:p>
          </table:table-cell>
          <table:table-cell table:formula="of:=[.F191]/[.$B$3]" office:value-type="percentage" office:value="0.613333333333333">
            <text:p>61,3%</text:p>
          </table:table-cell>
          <table:table-cell table:formula="of:=[.H190]+[.B191]" office:value-type="float" office:value="151">
            <text:p>151</text:p>
          </table:table-cell>
          <table:table-cell table:formula="of:=[.H191]/[.$B$3]" office:value-type="percentage" office:value="0.790575916230366">
            <text:p>79,1%</text:p>
          </table:table-cell>
          <table:table-cell table:number-columns-repeated="1015"/>
        </table:table-row>
        <table:table-row table:style-name="ro4">
          <table:table-cell table:style-name="ce4" office:value-type="float" office:value="132">
            <text:p>13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91]+1" office:value-type="float" office:value="185">
            <text:p>185</text:p>
          </table:table-cell>
          <table:table-cell table:formula="of:=[.D192]/[.$B$4]" office:value-type="percentage" office:value="0.616666666666667">
            <text:p>61,7%</text:p>
          </table:table-cell>
          <table:table-cell table:formula="of:=[.D192]*[.$B$5]" office:value-type="float" office:value="117.783333333333">
            <text:p>117,7833333333</text:p>
          </table:table-cell>
          <table:table-cell table:formula="of:=[.F192]/[.$B$3]" office:value-type="percentage" office:value="0.616666666666667">
            <text:p>61,7%</text:p>
          </table:table-cell>
          <table:table-cell table:formula="of:=[.H191]+[.B192]" office:value-type="float" office:value="152">
            <text:p>152</text:p>
          </table:table-cell>
          <table:table-cell table:formula="of:=[.H192]/[.$B$3]" office:value-type="percentage" office:value="0.795811518324607">
            <text:p>79,6%</text:p>
          </table:table-cell>
          <table:table-cell table:number-columns-repeated="1015"/>
        </table:table-row>
        <table:table-row table:style-name="ro4">
          <table:table-cell table:style-name="ce4" office:value-type="float" office:value="134">
            <text:p>13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92]+1" office:value-type="float" office:value="186">
            <text:p>186</text:p>
          </table:table-cell>
          <table:table-cell table:formula="of:=[.D193]/[.$B$4]" office:value-type="percentage" office:value="0.62">
            <text:p>62,0%</text:p>
          </table:table-cell>
          <table:table-cell table:formula="of:=[.D193]*[.$B$5]" office:value-type="float" office:value="118.42">
            <text:p>118,42</text:p>
          </table:table-cell>
          <table:table-cell table:formula="of:=[.F193]/[.$B$3]" office:value-type="percentage" office:value="0.62">
            <text:p>62,0%</text:p>
          </table:table-cell>
          <table:table-cell table:formula="of:=[.H192]+[.B193]" office:value-type="float" office:value="153">
            <text:p>153</text:p>
          </table:table-cell>
          <table:table-cell table:formula="of:=[.H193]/[.$B$3]" office:value-type="percentage" office:value="0.801047120418848">
            <text:p>80,1%</text:p>
          </table:table-cell>
          <table:table-cell table:number-columns-repeated="1015"/>
        </table:table-row>
        <table:table-row table:style-name="ro4">
          <table:table-cell table:style-name="ce4" office:value-type="float" office:value="139">
            <text:p>139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193]+1" office:value-type="float" office:value="187">
            <text:p>187</text:p>
          </table:table-cell>
          <table:table-cell table:formula="of:=[.D194]/[.$B$4]" office:value-type="percentage" office:value="0.623333333333333">
            <text:p>62,3%</text:p>
          </table:table-cell>
          <table:table-cell table:formula="of:=[.D194]*[.$B$5]" office:value-type="float" office:value="119.056666666667">
            <text:p>119,0566666667</text:p>
          </table:table-cell>
          <table:table-cell table:formula="of:=[.F194]/[.$B$3]" office:value-type="percentage" office:value="0.623333333333333">
            <text:p>62,3%</text:p>
          </table:table-cell>
          <table:table-cell table:formula="of:=[.H193]+[.B194]" office:value-type="float" office:value="153">
            <text:p>153</text:p>
          </table:table-cell>
          <table:table-cell table:formula="of:=[.H194]/[.$B$3]" office:value-type="percentage" office:value="0.801047120418848">
            <text:p>80,1%</text:p>
          </table:table-cell>
          <table:table-cell table:number-columns-repeated="1015"/>
        </table:table-row>
        <table:table-row table:style-name="ro4">
          <table:table-cell table:style-name="ce4" office:value-type="float" office:value="140">
            <text:p>14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194]+1" office:value-type="float" office:value="188">
            <text:p>188</text:p>
          </table:table-cell>
          <table:table-cell table:formula="of:=[.D195]/[.$B$4]" office:value-type="percentage" office:value="0.626666666666667">
            <text:p>62,7%</text:p>
          </table:table-cell>
          <table:table-cell table:formula="of:=[.D195]*[.$B$5]" office:value-type="float" office:value="119.693333333333">
            <text:p>119,6933333333</text:p>
          </table:table-cell>
          <table:table-cell table:formula="of:=[.F195]/[.$B$3]" office:value-type="percentage" office:value="0.626666666666667">
            <text:p>62,7%</text:p>
          </table:table-cell>
          <table:table-cell table:formula="of:=[.H194]+[.B195]" office:value-type="float" office:value="153">
            <text:p>153</text:p>
          </table:table-cell>
          <table:table-cell table:formula="of:=[.H195]/[.$B$3]" office:value-type="percentage" office:value="0.801047120418848">
            <text:p>80,1%</text:p>
          </table:table-cell>
          <table:table-cell table:number-columns-repeated="1015"/>
        </table:table-row>
        <table:table-row table:style-name="ro4">
          <table:table-cell table:style-name="ce4" office:value-type="float" office:value="141">
            <text:p>14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195]+1" office:value-type="float" office:value="189">
            <text:p>189</text:p>
          </table:table-cell>
          <table:table-cell table:formula="of:=[.D196]/[.$B$4]" office:value-type="percentage" office:value="0.63">
            <text:p>63,0%</text:p>
          </table:table-cell>
          <table:table-cell table:formula="of:=[.D196]*[.$B$5]" office:value-type="float" office:value="120.33">
            <text:p>120,33</text:p>
          </table:table-cell>
          <table:table-cell table:formula="of:=[.F196]/[.$B$3]" office:value-type="percentage" office:value="0.63">
            <text:p>63,0%</text:p>
          </table:table-cell>
          <table:table-cell table:formula="of:=[.H195]+[.B196]" office:value-type="float" office:value="153">
            <text:p>153</text:p>
          </table:table-cell>
          <table:table-cell table:formula="of:=[.H196]/[.$B$3]" office:value-type="percentage" office:value="0.801047120418848">
            <text:p>80,1%</text:p>
          </table:table-cell>
          <table:table-cell table:number-columns-repeated="1015"/>
        </table:table-row>
        <table:table-row table:style-name="ro4">
          <table:table-cell table:style-name="ce4"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196]+1" office:value-type="float" office:value="190">
            <text:p>190</text:p>
          </table:table-cell>
          <table:table-cell table:formula="of:=[.D197]/[.$B$4]" office:value-type="percentage" office:value="0.633333333333333">
            <text:p>63,3%</text:p>
          </table:table-cell>
          <table:table-cell table:formula="of:=[.D197]*[.$B$5]" office:value-type="float" office:value="120.966666666667">
            <text:p>120,9666666667</text:p>
          </table:table-cell>
          <table:table-cell table:formula="of:=[.F197]/[.$B$3]" office:value-type="percentage" office:value="0.633333333333333">
            <text:p>63,3%</text:p>
          </table:table-cell>
          <table:table-cell table:formula="of:=[.H196]+[.B197]" office:value-type="float" office:value="153">
            <text:p>153</text:p>
          </table:table-cell>
          <table:table-cell table:formula="of:=[.H197]/[.$B$3]" office:value-type="percentage" office:value="0.801047120418848">
            <text:p>80,1%</text:p>
          </table:table-cell>
          <table:table-cell table:number-columns-repeated="1015"/>
        </table:table-row>
        <table:table-row table:style-name="ro4">
          <table:table-cell table:style-name="ce4" office:value-type="float" office:value="158">
            <text:p>158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197]+1" office:value-type="float" office:value="191">
            <text:p>191</text:p>
          </table:table-cell>
          <table:table-cell table:formula="of:=[.D198]/[.$B$4]" office:value-type="percentage" office:value="0.636666666666667">
            <text:p>63,7%</text:p>
          </table:table-cell>
          <table:table-cell table:formula="of:=[.D198]*[.$B$5]" office:value-type="float" office:value="121.603333333333">
            <text:p>121,6033333333</text:p>
          </table:table-cell>
          <table:table-cell table:formula="of:=[.F198]/[.$B$3]" office:value-type="percentage" office:value="0.636666666666667">
            <text:p>63,7%</text:p>
          </table:table-cell>
          <table:table-cell table:formula="of:=[.H197]+[.B198]" office:value-type="float" office:value="153">
            <text:p>153</text:p>
          </table:table-cell>
          <table:table-cell table:formula="of:=[.H198]/[.$B$3]" office:value-type="percentage" office:value="0.801047120418848">
            <text:p>80,1%</text:p>
          </table:table-cell>
          <table:table-cell table:number-columns-repeated="1015"/>
        </table:table-row>
        <table:table-row table:style-name="ro4">
          <table:table-cell table:style-name="ce4" office:value-type="float" office:value="160">
            <text:p>16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98]+1" office:value-type="float" office:value="192">
            <text:p>192</text:p>
          </table:table-cell>
          <table:table-cell table:formula="of:=[.D199]/[.$B$4]" office:value-type="percentage" office:value="0.64">
            <text:p>64,0%</text:p>
          </table:table-cell>
          <table:table-cell table:formula="of:=[.D199]*[.$B$5]" office:value-type="float" office:value="122.24">
            <text:p>122,24</text:p>
          </table:table-cell>
          <table:table-cell table:formula="of:=[.F199]/[.$B$3]" office:value-type="percentage" office:value="0.64">
            <text:p>64,0%</text:p>
          </table:table-cell>
          <table:table-cell table:formula="of:=[.H198]+[.B199]" office:value-type="float" office:value="154">
            <text:p>154</text:p>
          </table:table-cell>
          <table:table-cell table:formula="of:=[.H199]/[.$B$3]" office:value-type="percentage" office:value="0.806282722513089">
            <text:p>80,6%</text:p>
          </table:table-cell>
          <table:table-cell table:number-columns-repeated="1015"/>
        </table:table-row>
        <table:table-row table:style-name="ro4">
          <table:table-cell table:style-name="ce4" office:value-type="float" office:value="161">
            <text:p>16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199]+1" office:value-type="float" office:value="193">
            <text:p>193</text:p>
          </table:table-cell>
          <table:table-cell table:formula="of:=[.D200]/[.$B$4]" office:value-type="percentage" office:value="0.643333333333333">
            <text:p>64,3%</text:p>
          </table:table-cell>
          <table:table-cell table:formula="of:=[.D200]*[.$B$5]" office:value-type="float" office:value="122.876666666667">
            <text:p>122,8766666667</text:p>
          </table:table-cell>
          <table:table-cell table:formula="of:=[.F200]/[.$B$3]" office:value-type="percentage" office:value="0.643333333333333">
            <text:p>64,3%</text:p>
          </table:table-cell>
          <table:table-cell table:formula="of:=[.H199]+[.B200]" office:value-type="float" office:value="155">
            <text:p>155</text:p>
          </table:table-cell>
          <table:table-cell table:formula="of:=[.H200]/[.$B$3]" office:value-type="percentage" office:value="0.81151832460733">
            <text:p>81,2%</text:p>
          </table:table-cell>
          <table:table-cell table:number-columns-repeated="1015"/>
        </table:table-row>
        <table:table-row table:style-name="ro4">
          <table:table-cell table:style-name="ce4" office:value-type="float" office:value="162">
            <text:p>162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200]+1" office:value-type="float" office:value="194">
            <text:p>194</text:p>
          </table:table-cell>
          <table:table-cell table:formula="of:=[.D201]/[.$B$4]" office:value-type="percentage" office:value="0.646666666666667">
            <text:p>64,7%</text:p>
          </table:table-cell>
          <table:table-cell table:formula="of:=[.D201]*[.$B$5]" office:value-type="float" office:value="123.513333333333">
            <text:p>123,5133333333</text:p>
          </table:table-cell>
          <table:table-cell table:formula="of:=[.F201]/[.$B$3]" office:value-type="percentage" office:value="0.646666666666667">
            <text:p>64,7%</text:p>
          </table:table-cell>
          <table:table-cell table:formula="of:=[.H200]+[.B201]" office:value-type="float" office:value="155">
            <text:p>155</text:p>
          </table:table-cell>
          <table:table-cell table:formula="of:=[.H201]/[.$B$3]" office:value-type="percentage" office:value="0.81151832460733">
            <text:p>81,2%</text:p>
          </table:table-cell>
          <table:table-cell table:number-columns-repeated="1015"/>
        </table:table-row>
        <table:table-row table:style-name="ro4">
          <table:table-cell table:style-name="ce4" office:value-type="float" office:value="167">
            <text:p>167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201]+1" office:value-type="float" office:value="195">
            <text:p>195</text:p>
          </table:table-cell>
          <table:table-cell table:formula="of:=[.D202]/[.$B$4]" office:value-type="percentage" office:value="0.65">
            <text:p>65,0%</text:p>
          </table:table-cell>
          <table:table-cell table:formula="of:=[.D202]*[.$B$5]" office:value-type="float" office:value="124.15">
            <text:p>124,15</text:p>
          </table:table-cell>
          <table:table-cell table:formula="of:=[.F202]/[.$B$3]" office:value-type="percentage" office:value="0.65">
            <text:p>65,0%</text:p>
          </table:table-cell>
          <table:table-cell table:formula="of:=[.H201]+[.B202]" office:value-type="float" office:value="155">
            <text:p>155</text:p>
          </table:table-cell>
          <table:table-cell table:formula="of:=[.H202]/[.$B$3]" office:value-type="percentage" office:value="0.81151832460733">
            <text:p>81,2%</text:p>
          </table:table-cell>
          <table:table-cell table:number-columns-repeated="1015"/>
        </table:table-row>
        <table:table-row table:style-name="ro4">
          <table:table-cell table:style-name="ce4" office:value-type="float" office:value="175">
            <text:p>17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202]+1" office:value-type="float" office:value="196">
            <text:p>196</text:p>
          </table:table-cell>
          <table:table-cell table:formula="of:=[.D203]/[.$B$4]" office:value-type="percentage" office:value="0.653333333333333">
            <text:p>65,3%</text:p>
          </table:table-cell>
          <table:table-cell table:formula="of:=[.D203]*[.$B$5]" office:value-type="float" office:value="124.786666666667">
            <text:p>124,7866666667</text:p>
          </table:table-cell>
          <table:table-cell table:formula="of:=[.F203]/[.$B$3]" office:value-type="percentage" office:value="0.653333333333333">
            <text:p>65,3%</text:p>
          </table:table-cell>
          <table:table-cell table:formula="of:=[.H202]+[.B203]" office:value-type="float" office:value="156">
            <text:p>156</text:p>
          </table:table-cell>
          <table:table-cell table:formula="of:=[.H203]/[.$B$3]" office:value-type="percentage" office:value="0.816753926701571">
            <text:p>81,7%</text:p>
          </table:table-cell>
          <table:table-cell table:number-columns-repeated="1015"/>
        </table:table-row>
        <table:table-row table:style-name="ro4">
          <table:table-cell table:style-name="ce4" office:value-type="float" office:value="176">
            <text:p>17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203]+1" office:value-type="float" office:value="197">
            <text:p>197</text:p>
          </table:table-cell>
          <table:table-cell table:formula="of:=[.D204]/[.$B$4]" office:value-type="percentage" office:value="0.656666666666667">
            <text:p>65,7%</text:p>
          </table:table-cell>
          <table:table-cell table:formula="of:=[.D204]*[.$B$5]" office:value-type="float" office:value="125.423333333333">
            <text:p>125,4233333333</text:p>
          </table:table-cell>
          <table:table-cell table:formula="of:=[.F204]/[.$B$3]" office:value-type="percentage" office:value="0.656666666666667">
            <text:p>65,7%</text:p>
          </table:table-cell>
          <table:table-cell table:formula="of:=[.H203]+[.B204]" office:value-type="float" office:value="157">
            <text:p>157</text:p>
          </table:table-cell>
          <table:table-cell table:formula="of:=[.H204]/[.$B$3]" office:value-type="percentage" office:value="0.821989528795812">
            <text:p>82,2%</text:p>
          </table:table-cell>
          <table:table-cell table:number-columns-repeated="1015"/>
        </table:table-row>
        <table:table-row table:style-name="ro4">
          <table:table-cell table:style-name="ce4" office:value-type="float" office:value="177">
            <text:p>17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204]+1" office:value-type="float" office:value="198">
            <text:p>198</text:p>
          </table:table-cell>
          <table:table-cell table:formula="of:=[.D205]/[.$B$4]" office:value-type="percentage" office:value="0.66">
            <text:p>66,0%</text:p>
          </table:table-cell>
          <table:table-cell table:formula="of:=[.D205]*[.$B$5]" office:value-type="float" office:value="126.06">
            <text:p>126,06</text:p>
          </table:table-cell>
          <table:table-cell table:formula="of:=[.F205]/[.$B$3]" office:value-type="percentage" office:value="0.66">
            <text:p>66,0%</text:p>
          </table:table-cell>
          <table:table-cell table:formula="of:=[.H204]+[.B205]" office:value-type="float" office:value="158">
            <text:p>158</text:p>
          </table:table-cell>
          <table:table-cell table:formula="of:=[.H205]/[.$B$3]" office:value-type="percentage" office:value="0.827225130890052">
            <text:p>82,7%</text:p>
          </table:table-cell>
          <table:table-cell table:number-columns-repeated="1015"/>
        </table:table-row>
        <table:table-row table:style-name="ro4">
          <table:table-cell table:style-name="ce4" office:value-type="float" office:value="181">
            <text:p>18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205]+1" office:value-type="float" office:value="199">
            <text:p>199</text:p>
          </table:table-cell>
          <table:table-cell table:formula="of:=[.D206]/[.$B$4]" office:value-type="percentage" office:value="0.663333333333333">
            <text:p>66,3%</text:p>
          </table:table-cell>
          <table:table-cell table:formula="of:=[.D206]*[.$B$5]" office:value-type="float" office:value="126.696666666667">
            <text:p>126,6966666667</text:p>
          </table:table-cell>
          <table:table-cell table:formula="of:=[.F206]/[.$B$3]" office:value-type="percentage" office:value="0.663333333333333">
            <text:p>66,3%</text:p>
          </table:table-cell>
          <table:table-cell table:formula="of:=[.H205]+[.B206]" office:value-type="float" office:value="158">
            <text:p>158</text:p>
          </table:table-cell>
          <table:table-cell table:formula="of:=[.H206]/[.$B$3]" office:value-type="percentage" office:value="0.827225130890052">
            <text:p>82,7%</text:p>
          </table:table-cell>
          <table:table-cell table:number-columns-repeated="1015"/>
        </table:table-row>
        <table:table-row table:style-name="ro4">
          <table:table-cell table:style-name="ce4" office:value-type="float" office:value="185">
            <text:p>18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206]+1" office:value-type="float" office:value="200">
            <text:p>200</text:p>
          </table:table-cell>
          <table:table-cell table:formula="of:=[.D207]/[.$B$4]" office:value-type="percentage" office:value="0.666666666666667">
            <text:p>66,7%</text:p>
          </table:table-cell>
          <table:table-cell table:formula="of:=[.D207]*[.$B$5]" office:value-type="float" office:value="127.333333333333">
            <text:p>127,3333333333</text:p>
          </table:table-cell>
          <table:table-cell table:formula="of:=[.F207]/[.$B$3]" office:value-type="percentage" office:value="0.666666666666667">
            <text:p>66,7%</text:p>
          </table:table-cell>
          <table:table-cell table:formula="of:=[.H206]+[.B207]" office:value-type="float" office:value="159">
            <text:p>159</text:p>
          </table:table-cell>
          <table:table-cell table:formula="of:=[.H207]/[.$B$3]" office:value-type="percentage" office:value="0.832460732984293">
            <text:p>83,2%</text:p>
          </table:table-cell>
          <table:table-cell table:number-columns-repeated="1015"/>
        </table:table-row>
        <table:table-row table:style-name="ro4">
          <table:table-cell table:style-name="ce4" office:value-type="float" office:value="186">
            <text:p>18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207]+1" office:value-type="float" office:value="201">
            <text:p>201</text:p>
          </table:table-cell>
          <table:table-cell table:formula="of:=[.D208]/[.$B$4]" office:value-type="percentage" office:value="0.67">
            <text:p>67,0%</text:p>
          </table:table-cell>
          <table:table-cell table:formula="of:=[.D208]*[.$B$5]" office:value-type="float" office:value="127.97">
            <text:p>127,97</text:p>
          </table:table-cell>
          <table:table-cell table:formula="of:=[.F208]/[.$B$3]" office:value-type="percentage" office:value="0.67">
            <text:p>67,0%</text:p>
          </table:table-cell>
          <table:table-cell table:formula="of:=[.H207]+[.B208]" office:value-type="float" office:value="160">
            <text:p>160</text:p>
          </table:table-cell>
          <table:table-cell table:formula="of:=[.H208]/[.$B$3]" office:value-type="percentage" office:value="0.837696335078534">
            <text:p>83,8%</text:p>
          </table:table-cell>
          <table:table-cell table:number-columns-repeated="1015"/>
        </table:table-row>
        <table:table-row table:style-name="ro4">
          <table:table-cell table:style-name="ce4" office:value-type="float" office:value="194">
            <text:p>194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208]+1" office:value-type="float" office:value="202">
            <text:p>202</text:p>
          </table:table-cell>
          <table:table-cell table:formula="of:=[.D209]/[.$B$4]" office:value-type="percentage" office:value="0.673333333333333">
            <text:p>67,3%</text:p>
          </table:table-cell>
          <table:table-cell table:formula="of:=[.D209]*[.$B$5]" office:value-type="float" office:value="128.606666666667">
            <text:p>128,6066666667</text:p>
          </table:table-cell>
          <table:table-cell table:formula="of:=[.F209]/[.$B$3]" office:value-type="percentage" office:value="0.673333333333333">
            <text:p>67,3%</text:p>
          </table:table-cell>
          <table:table-cell table:formula="of:=[.H208]+[.B209]" office:value-type="float" office:value="160">
            <text:p>160</text:p>
          </table:table-cell>
          <table:table-cell table:formula="of:=[.H209]/[.$B$3]" office:value-type="percentage" office:value="0.837696335078534">
            <text:p>83,8%</text:p>
          </table:table-cell>
          <table:table-cell table:number-columns-repeated="1015"/>
        </table:table-row>
        <table:table-row table:style-name="ro4">
          <table:table-cell table:style-name="ce4" office:value-type="float" office:value="197">
            <text:p>19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209]+1" office:value-type="float" office:value="203">
            <text:p>203</text:p>
          </table:table-cell>
          <table:table-cell table:formula="of:=[.D210]/[.$B$4]" office:value-type="percentage" office:value="0.676666666666667">
            <text:p>67,7%</text:p>
          </table:table-cell>
          <table:table-cell table:formula="of:=[.D210]*[.$B$5]" office:value-type="float" office:value="129.243333333333">
            <text:p>129,2433333333</text:p>
          </table:table-cell>
          <table:table-cell table:formula="of:=[.F210]/[.$B$3]" office:value-type="percentage" office:value="0.676666666666667">
            <text:p>67,7%</text:p>
          </table:table-cell>
          <table:table-cell table:formula="of:=[.H209]+[.B210]" office:value-type="float" office:value="161">
            <text:p>161</text:p>
          </table:table-cell>
          <table:table-cell table:formula="of:=[.H210]/[.$B$3]" office:value-type="percentage" office:value="0.842931937172775">
            <text:p>84,3%</text:p>
          </table:table-cell>
          <table:table-cell table:number-columns-repeated="1015"/>
        </table:table-row>
        <table:table-row table:style-name="ro4">
          <table:table-cell table:style-name="ce4" office:value-type="float" office:value="203">
            <text:p>203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210]+1" office:value-type="float" office:value="204">
            <text:p>204</text:p>
          </table:table-cell>
          <table:table-cell table:formula="of:=[.D211]/[.$B$4]" office:value-type="percentage" office:value="0.68">
            <text:p>68,0%</text:p>
          </table:table-cell>
          <table:table-cell table:formula="of:=[.D211]*[.$B$5]" office:value-type="float" office:value="129.88">
            <text:p>129,88</text:p>
          </table:table-cell>
          <table:table-cell table:formula="of:=[.F211]/[.$B$3]" office:value-type="percentage" office:value="0.68">
            <text:p>68,0%</text:p>
          </table:table-cell>
          <table:table-cell table:formula="of:=[.H210]+[.B211]" office:value-type="float" office:value="161">
            <text:p>161</text:p>
          </table:table-cell>
          <table:table-cell table:formula="of:=[.H211]/[.$B$3]" office:value-type="percentage" office:value="0.842931937172775">
            <text:p>84,3%</text:p>
          </table:table-cell>
          <table:table-cell table:number-columns-repeated="1015"/>
        </table:table-row>
        <table:table-row table:style-name="ro4">
          <table:table-cell table:style-name="ce4" office:value-type="float" office:value="204">
            <text:p>20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211]+1" office:value-type="float" office:value="205">
            <text:p>205</text:p>
          </table:table-cell>
          <table:table-cell table:formula="of:=[.D212]/[.$B$4]" office:value-type="percentage" office:value="0.683333333333333">
            <text:p>68,3%</text:p>
          </table:table-cell>
          <table:table-cell table:formula="of:=[.D212]*[.$B$5]" office:value-type="float" office:value="130.516666666667">
            <text:p>130,5166666667</text:p>
          </table:table-cell>
          <table:table-cell table:formula="of:=[.F212]/[.$B$3]" office:value-type="percentage" office:value="0.683333333333333">
            <text:p>68,3%</text:p>
          </table:table-cell>
          <table:table-cell table:formula="of:=[.H211]+[.B212]" office:value-type="float" office:value="162">
            <text:p>162</text:p>
          </table:table-cell>
          <table:table-cell table:formula="of:=[.H212]/[.$B$3]" office:value-type="percentage" office:value="0.848167539267016">
            <text:p>84,8%</text:p>
          </table:table-cell>
          <table:table-cell table:number-columns-repeated="1015"/>
        </table:table-row>
        <table:table-row table:style-name="ro4">
          <table:table-cell table:style-name="ce4" office:value-type="float" office:value="207">
            <text:p>20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212]+1" office:value-type="float" office:value="206">
            <text:p>206</text:p>
          </table:table-cell>
          <table:table-cell table:formula="of:=[.D213]/[.$B$4]" office:value-type="percentage" office:value="0.686666666666667">
            <text:p>68,7%</text:p>
          </table:table-cell>
          <table:table-cell table:formula="of:=[.D213]*[.$B$5]" office:value-type="float" office:value="131.153333333333">
            <text:p>131,1533333333</text:p>
          </table:table-cell>
          <table:table-cell table:formula="of:=[.F213]/[.$B$3]" office:value-type="percentage" office:value="0.686666666666667">
            <text:p>68,7%</text:p>
          </table:table-cell>
          <table:table-cell table:formula="of:=[.H212]+[.B213]" office:value-type="float" office:value="163">
            <text:p>163</text:p>
          </table:table-cell>
          <table:table-cell table:formula="of:=[.H213]/[.$B$3]" office:value-type="percentage" office:value="0.853403141361257">
            <text:p>85,3%</text:p>
          </table:table-cell>
          <table:table-cell table:number-columns-repeated="1015"/>
        </table:table-row>
        <table:table-row table:style-name="ro4">
          <table:table-cell table:style-name="ce4" office:value-type="float" office:value="216">
            <text:p>216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213]+1" office:value-type="float" office:value="207">
            <text:p>207</text:p>
          </table:table-cell>
          <table:table-cell table:formula="of:=[.D214]/[.$B$4]" office:value-type="percentage" office:value="0.69">
            <text:p>69,0%</text:p>
          </table:table-cell>
          <table:table-cell table:formula="of:=[.D214]*[.$B$5]" office:value-type="float" office:value="131.79">
            <text:p>131,79</text:p>
          </table:table-cell>
          <table:table-cell table:formula="of:=[.F214]/[.$B$3]" office:value-type="percentage" office:value="0.69">
            <text:p>69,0%</text:p>
          </table:table-cell>
          <table:table-cell table:formula="of:=[.H213]+[.B214]" office:value-type="float" office:value="163">
            <text:p>163</text:p>
          </table:table-cell>
          <table:table-cell table:formula="of:=[.H214]/[.$B$3]" office:value-type="percentage" office:value="0.853403141361257">
            <text:p>85,3%</text:p>
          </table:table-cell>
          <table:table-cell table:number-columns-repeated="1015"/>
        </table:table-row>
        <table:table-row table:style-name="ro4">
          <table:table-cell table:style-name="ce4" office:value-type="float" office:value="217">
            <text:p>21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214]+1" office:value-type="float" office:value="208">
            <text:p>208</text:p>
          </table:table-cell>
          <table:table-cell table:formula="of:=[.D215]/[.$B$4]" office:value-type="percentage" office:value="0.693333333333333">
            <text:p>69,3%</text:p>
          </table:table-cell>
          <table:table-cell table:formula="of:=[.D215]*[.$B$5]" office:value-type="float" office:value="132.426666666667">
            <text:p>132,4266666667</text:p>
          </table:table-cell>
          <table:table-cell table:formula="of:=[.F215]/[.$B$3]" office:value-type="percentage" office:value="0.693333333333333">
            <text:p>69,3%</text:p>
          </table:table-cell>
          <table:table-cell table:formula="of:=[.H214]+[.B215]" office:value-type="float" office:value="164">
            <text:p>164</text:p>
          </table:table-cell>
          <table:table-cell table:formula="of:=[.H215]/[.$B$3]" office:value-type="percentage" office:value="0.858638743455497">
            <text:p>85,9%</text:p>
          </table:table-cell>
          <table:table-cell table:number-columns-repeated="1015"/>
        </table:table-row>
        <table:table-row table:style-name="ro4">
          <table:table-cell table:style-name="ce4" office:value-type="float" office:value="218">
            <text:p>21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215]+1" office:value-type="float" office:value="209">
            <text:p>209</text:p>
          </table:table-cell>
          <table:table-cell table:formula="of:=[.D216]/[.$B$4]" office:value-type="percentage" office:value="0.696666666666667">
            <text:p>69,7%</text:p>
          </table:table-cell>
          <table:table-cell table:formula="of:=[.D216]*[.$B$5]" office:value-type="float" office:value="133.063333333333">
            <text:p>133,0633333333</text:p>
          </table:table-cell>
          <table:table-cell table:formula="of:=[.F216]/[.$B$3]" office:value-type="percentage" office:value="0.696666666666667">
            <text:p>69,7%</text:p>
          </table:table-cell>
          <table:table-cell table:formula="of:=[.H215]+[.B216]" office:value-type="float" office:value="165">
            <text:p>165</text:p>
          </table:table-cell>
          <table:table-cell table:formula="of:=[.H216]/[.$B$3]" office:value-type="percentage" office:value="0.863874345549738">
            <text:p>86,4%</text:p>
          </table:table-cell>
          <table:table-cell table:number-columns-repeated="1015"/>
        </table:table-row>
        <table:table-row table:style-name="ro4">
          <table:table-cell table:style-name="ce4" office:value-type="float" office:value="220">
            <text:p>22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216]+1" office:value-type="float" office:value="210">
            <text:p>210</text:p>
          </table:table-cell>
          <table:table-cell table:formula="of:=[.D217]/[.$B$4]" office:value-type="percentage" office:value="0.7">
            <text:p>70,0%</text:p>
          </table:table-cell>
          <table:table-cell table:formula="of:=[.D217]*[.$B$5]" office:value-type="float" office:value="133.7">
            <text:p>133,7</text:p>
          </table:table-cell>
          <table:table-cell table:formula="of:=[.F217]/[.$B$3]" office:value-type="percentage" office:value="0.7">
            <text:p>70,0%</text:p>
          </table:table-cell>
          <table:table-cell table:formula="of:=[.H216]+[.B217]" office:value-type="float" office:value="165">
            <text:p>165</text:p>
          </table:table-cell>
          <table:table-cell table:formula="of:=[.H217]/[.$B$3]" office:value-type="percentage" office:value="0.863874345549738">
            <text:p>86,4%</text:p>
          </table:table-cell>
          <table:table-cell table:number-columns-repeated="1015"/>
        </table:table-row>
        <table:table-row table:style-name="ro4">
          <table:table-cell table:style-name="ce4" office:value-type="float" office:value="227">
            <text:p>22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217]+1" office:value-type="float" office:value="211">
            <text:p>211</text:p>
          </table:table-cell>
          <table:table-cell table:formula="of:=[.D218]/[.$B$4]" office:value-type="percentage" office:value="0.703333333333333">
            <text:p>70,3%</text:p>
          </table:table-cell>
          <table:table-cell table:formula="of:=[.D218]*[.$B$5]" office:value-type="float" office:value="134.336666666667">
            <text:p>134,3366666667</text:p>
          </table:table-cell>
          <table:table-cell table:formula="of:=[.F218]/[.$B$3]" office:value-type="percentage" office:value="0.703333333333333">
            <text:p>70,3%</text:p>
          </table:table-cell>
          <table:table-cell table:formula="of:=[.H217]+[.B218]" office:value-type="float" office:value="166">
            <text:p>166</text:p>
          </table:table-cell>
          <table:table-cell table:formula="of:=[.H218]/[.$B$3]" office:value-type="percentage" office:value="0.869109947643979">
            <text:p>86,9%</text:p>
          </table:table-cell>
          <table:table-cell table:number-columns-repeated="1015"/>
        </table:table-row>
        <table:table-row table:style-name="ro4">
          <table:table-cell table:style-name="ce4" office:value-type="float" office:value="231">
            <text:p>23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218]+1" office:value-type="float" office:value="212">
            <text:p>212</text:p>
          </table:table-cell>
          <table:table-cell table:formula="of:=[.D219]/[.$B$4]" office:value-type="percentage" office:value="0.706666666666667">
            <text:p>70,7%</text:p>
          </table:table-cell>
          <table:table-cell table:formula="of:=[.D219]*[.$B$5]" office:value-type="float" office:value="134.973333333333">
            <text:p>134,9733333333</text:p>
          </table:table-cell>
          <table:table-cell table:formula="of:=[.F219]/[.$B$3]" office:value-type="percentage" office:value="0.706666666666667">
            <text:p>70,7%</text:p>
          </table:table-cell>
          <table:table-cell table:formula="of:=[.H218]+[.B219]" office:value-type="float" office:value="166">
            <text:p>166</text:p>
          </table:table-cell>
          <table:table-cell table:formula="of:=[.H219]/[.$B$3]" office:value-type="percentage" office:value="0.869109947643979">
            <text:p>86,9%</text:p>
          </table:table-cell>
          <table:table-cell table:number-columns-repeated="1015"/>
        </table:table-row>
        <table:table-row table:style-name="ro4">
          <table:table-cell table:style-name="ce4" office:value-type="float" office:value="232">
            <text:p>23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219]+1" office:value-type="float" office:value="213">
            <text:p>213</text:p>
          </table:table-cell>
          <table:table-cell table:formula="of:=[.D220]/[.$B$4]" office:value-type="percentage" office:value="0.71">
            <text:p>71,0%</text:p>
          </table:table-cell>
          <table:table-cell table:formula="of:=[.D220]*[.$B$5]" office:value-type="float" office:value="135.61">
            <text:p>135,61</text:p>
          </table:table-cell>
          <table:table-cell table:formula="of:=[.F220]/[.$B$3]" office:value-type="percentage" office:value="0.71">
            <text:p>71,0%</text:p>
          </table:table-cell>
          <table:table-cell table:formula="of:=[.H219]+[.B220]" office:value-type="float" office:value="167">
            <text:p>167</text:p>
          </table:table-cell>
          <table:table-cell table:formula="of:=[.H220]/[.$B$3]" office:value-type="percentage" office:value="0.87434554973822">
            <text:p>87,4%</text:p>
          </table:table-cell>
          <table:table-cell table:number-columns-repeated="1015"/>
        </table:table-row>
        <table:table-row table:style-name="ro4">
          <table:table-cell table:style-name="ce4" office:value-type="float" office:value="234">
            <text:p>234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220]+1" office:value-type="float" office:value="214">
            <text:p>214</text:p>
          </table:table-cell>
          <table:table-cell table:formula="of:=[.D221]/[.$B$4]" office:value-type="percentage" office:value="0.713333333333333">
            <text:p>71,3%</text:p>
          </table:table-cell>
          <table:table-cell table:formula="of:=[.D221]*[.$B$5]" office:value-type="float" office:value="136.246666666667">
            <text:p>136,2466666667</text:p>
          </table:table-cell>
          <table:table-cell table:formula="of:=[.F221]/[.$B$3]" office:value-type="percentage" office:value="0.713333333333333">
            <text:p>71,3%</text:p>
          </table:table-cell>
          <table:table-cell table:formula="of:=[.H220]+[.B221]" office:value-type="float" office:value="167">
            <text:p>167</text:p>
          </table:table-cell>
          <table:table-cell table:formula="of:=[.H221]/[.$B$3]" office:value-type="percentage" office:value="0.87434554973822">
            <text:p>87,4%</text:p>
          </table:table-cell>
          <table:table-cell table:number-columns-repeated="1015"/>
        </table:table-row>
        <table:table-row table:style-name="ro4">
          <table:table-cell table:style-name="ce4" office:value-type="float" office:value="235">
            <text:p>23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221]+1" office:value-type="float" office:value="215">
            <text:p>215</text:p>
          </table:table-cell>
          <table:table-cell table:formula="of:=[.D222]/[.$B$4]" office:value-type="percentage" office:value="0.716666666666667">
            <text:p>71,7%</text:p>
          </table:table-cell>
          <table:table-cell table:formula="of:=[.D222]*[.$B$5]" office:value-type="float" office:value="136.883333333333">
            <text:p>136,8833333333</text:p>
          </table:table-cell>
          <table:table-cell table:formula="of:=[.F222]/[.$B$3]" office:value-type="percentage" office:value="0.716666666666667">
            <text:p>71,7%</text:p>
          </table:table-cell>
          <table:table-cell table:formula="of:=[.H221]+[.B222]" office:value-type="float" office:value="168">
            <text:p>168</text:p>
          </table:table-cell>
          <table:table-cell table:formula="of:=[.H222]/[.$B$3]" office:value-type="percentage" office:value="0.879581151832461">
            <text:p>88,0%</text:p>
          </table:table-cell>
          <table:table-cell table:number-columns-repeated="1015"/>
        </table:table-row>
        <table:table-row table:style-name="ro4">
          <table:table-cell table:style-name="ce4" office:value-type="float" office:value="239">
            <text:p>239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222]+1" office:value-type="float" office:value="216">
            <text:p>216</text:p>
          </table:table-cell>
          <table:table-cell table:formula="of:=[.D223]/[.$B$4]" office:value-type="percentage" office:value="0.72">
            <text:p>72,0%</text:p>
          </table:table-cell>
          <table:table-cell table:formula="of:=[.D223]*[.$B$5]" office:value-type="float" office:value="137.52">
            <text:p>137,52</text:p>
          </table:table-cell>
          <table:table-cell table:formula="of:=[.F223]/[.$B$3]" office:value-type="percentage" office:value="0.72">
            <text:p>72,0%</text:p>
          </table:table-cell>
          <table:table-cell table:formula="of:=[.H222]+[.B223]" office:value-type="float" office:value="169">
            <text:p>169</text:p>
          </table:table-cell>
          <table:table-cell table:formula="of:=[.H223]/[.$B$3]" office:value-type="percentage" office:value="0.884816753926702">
            <text:p>88,5%</text:p>
          </table:table-cell>
          <table:table-cell table:number-columns-repeated="1015"/>
        </table:table-row>
        <table:table-row table:style-name="ro4">
          <table:table-cell table:style-name="ce4" office:value-type="float" office:value="249">
            <text:p>249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223]+1" office:value-type="float" office:value="217">
            <text:p>217</text:p>
          </table:table-cell>
          <table:table-cell table:formula="of:=[.D224]/[.$B$4]" office:value-type="percentage" office:value="0.723333333333333">
            <text:p>72,3%</text:p>
          </table:table-cell>
          <table:table-cell table:formula="of:=[.D224]*[.$B$5]" office:value-type="float" office:value="138.156666666667">
            <text:p>138,1566666667</text:p>
          </table:table-cell>
          <table:table-cell table:formula="of:=[.F224]/[.$B$3]" office:value-type="percentage" office:value="0.723333333333333">
            <text:p>72,3%</text:p>
          </table:table-cell>
          <table:table-cell table:formula="of:=[.H223]+[.B224]" office:value-type="float" office:value="169">
            <text:p>169</text:p>
          </table:table-cell>
          <table:table-cell table:formula="of:=[.H224]/[.$B$3]" office:value-type="percentage" office:value="0.884816753926702">
            <text:p>88,5%</text:p>
          </table:table-cell>
          <table:table-cell table:number-columns-repeated="1015"/>
        </table:table-row>
        <table:table-row table:style-name="ro4">
          <table:table-cell table:style-name="ce4" office:value-type="float" office:value="257">
            <text:p>25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224]+1" office:value-type="float" office:value="218">
            <text:p>218</text:p>
          </table:table-cell>
          <table:table-cell table:formula="of:=[.D225]/[.$B$4]" office:value-type="percentage" office:value="0.726666666666667">
            <text:p>72,7%</text:p>
          </table:table-cell>
          <table:table-cell table:formula="of:=[.D225]*[.$B$5]" office:value-type="float" office:value="138.793333333333">
            <text:p>138,7933333333</text:p>
          </table:table-cell>
          <table:table-cell table:formula="of:=[.F225]/[.$B$3]" office:value-type="percentage" office:value="0.726666666666667">
            <text:p>72,7%</text:p>
          </table:table-cell>
          <table:table-cell table:formula="of:=[.H224]+[.B225]" office:value-type="float" office:value="170">
            <text:p>170</text:p>
          </table:table-cell>
          <table:table-cell table:formula="of:=[.H225]/[.$B$3]" office:value-type="percentage" office:value="0.890052356020942">
            <text:p>89,0%</text:p>
          </table:table-cell>
          <table:table-cell table:number-columns-repeated="1015"/>
        </table:table-row>
        <table:table-row table:style-name="ro4">
          <table:table-cell table:style-name="ce4" office:value-type="float" office:value="258">
            <text:p>258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225]+1" office:value-type="float" office:value="219">
            <text:p>219</text:p>
          </table:table-cell>
          <table:table-cell table:formula="of:=[.D226]/[.$B$4]" office:value-type="percentage" office:value="0.73">
            <text:p>73,0%</text:p>
          </table:table-cell>
          <table:table-cell table:formula="of:=[.D226]*[.$B$5]" office:value-type="float" office:value="139.43">
            <text:p>139,43</text:p>
          </table:table-cell>
          <table:table-cell table:formula="of:=[.F226]/[.$B$3]" office:value-type="percentage" office:value="0.73">
            <text:p>73,0%</text:p>
          </table:table-cell>
          <table:table-cell table:formula="of:=[.H225]+[.B226]" office:value-type="float" office:value="170">
            <text:p>170</text:p>
          </table:table-cell>
          <table:table-cell table:formula="of:=[.H226]/[.$B$3]" office:value-type="percentage" office:value="0.890052356020942">
            <text:p>89,0%</text:p>
          </table:table-cell>
          <table:table-cell table:number-columns-repeated="1015"/>
        </table:table-row>
        <table:table-row table:style-name="ro4">
          <table:table-cell table:style-name="ce4" office:value-type="float" office:value="260">
            <text:p>26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226]+1" office:value-type="float" office:value="220">
            <text:p>220</text:p>
          </table:table-cell>
          <table:table-cell table:formula="of:=[.D227]/[.$B$4]" office:value-type="percentage" office:value="0.733333333333333">
            <text:p>73,3%</text:p>
          </table:table-cell>
          <table:table-cell table:formula="of:=[.D227]*[.$B$5]" office:value-type="float" office:value="140.066666666667">
            <text:p>140,0666666667</text:p>
          </table:table-cell>
          <table:table-cell table:formula="of:=[.F227]/[.$B$3]" office:value-type="percentage" office:value="0.733333333333333">
            <text:p>73,3%</text:p>
          </table:table-cell>
          <table:table-cell table:formula="of:=[.H226]+[.B227]" office:value-type="float" office:value="170">
            <text:p>170</text:p>
          </table:table-cell>
          <table:table-cell table:formula="of:=[.H227]/[.$B$3]" office:value-type="percentage" office:value="0.890052356020942">
            <text:p>89,0%</text:p>
          </table:table-cell>
          <table:table-cell table:number-columns-repeated="1015"/>
        </table:table-row>
        <table:table-row table:style-name="ro4">
          <table:table-cell table:style-name="ce4" office:value-type="float" office:value="262">
            <text:p>262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227]+1" office:value-type="float" office:value="221">
            <text:p>221</text:p>
          </table:table-cell>
          <table:table-cell table:formula="of:=[.D228]/[.$B$4]" office:value-type="percentage" office:value="0.736666666666667">
            <text:p>73,7%</text:p>
          </table:table-cell>
          <table:table-cell table:formula="of:=[.D228]*[.$B$5]" office:value-type="float" office:value="140.703333333333">
            <text:p>140,7033333333</text:p>
          </table:table-cell>
          <table:table-cell table:formula="of:=[.F228]/[.$B$3]" office:value-type="percentage" office:value="0.736666666666667">
            <text:p>73,7%</text:p>
          </table:table-cell>
          <table:table-cell table:formula="of:=[.H227]+[.B228]" office:value-type="float" office:value="170">
            <text:p>170</text:p>
          </table:table-cell>
          <table:table-cell table:formula="of:=[.H228]/[.$B$3]" office:value-type="percentage" office:value="0.890052356020942">
            <text:p>89,0%</text:p>
          </table:table-cell>
          <table:table-cell table:number-columns-repeated="1015"/>
        </table:table-row>
        <table:table-row table:style-name="ro4">
          <table:table-cell table:style-name="ce4" office:value-type="float" office:value="265">
            <text:p>26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228]+1" office:value-type="float" office:value="222">
            <text:p>222</text:p>
          </table:table-cell>
          <table:table-cell table:formula="of:=[.D229]/[.$B$4]" office:value-type="percentage" office:value="0.74">
            <text:p>74,0%</text:p>
          </table:table-cell>
          <table:table-cell table:formula="of:=[.D229]*[.$B$5]" office:value-type="float" office:value="141.34">
            <text:p>141,34</text:p>
          </table:table-cell>
          <table:table-cell table:formula="of:=[.F229]/[.$B$3]" office:value-type="percentage" office:value="0.74">
            <text:p>74,0%</text:p>
          </table:table-cell>
          <table:table-cell table:formula="of:=[.H228]+[.B229]" office:value-type="float" office:value="171">
            <text:p>171</text:p>
          </table:table-cell>
          <table:table-cell table:formula="of:=[.H229]/[.$B$3]" office:value-type="percentage" office:value="0.895287958115183">
            <text:p>89,5%</text:p>
          </table:table-cell>
          <table:table-cell table:number-columns-repeated="1015"/>
        </table:table-row>
        <table:table-row table:style-name="ro4">
          <table:table-cell table:style-name="ce4" office:value-type="float" office:value="266">
            <text:p>266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229]+1" office:value-type="float" office:value="223">
            <text:p>223</text:p>
          </table:table-cell>
          <table:table-cell table:formula="of:=[.D230]/[.$B$4]" office:value-type="percentage" office:value="0.743333333333333">
            <text:p>74,3%</text:p>
          </table:table-cell>
          <table:table-cell table:formula="of:=[.D230]*[.$B$5]" office:value-type="float" office:value="141.976666666667">
            <text:p>141,9766666667</text:p>
          </table:table-cell>
          <table:table-cell table:formula="of:=[.F230]/[.$B$3]" office:value-type="percentage" office:value="0.743333333333333">
            <text:p>74,3%</text:p>
          </table:table-cell>
          <table:table-cell table:formula="of:=[.H229]+[.B230]" office:value-type="float" office:value="171">
            <text:p>171</text:p>
          </table:table-cell>
          <table:table-cell table:formula="of:=[.H230]/[.$B$3]" office:value-type="percentage" office:value="0.895287958115183">
            <text:p>89,5%</text:p>
          </table:table-cell>
          <table:table-cell table:number-columns-repeated="1015"/>
        </table:table-row>
        <table:table-row table:style-name="ro4">
          <table:table-cell table:style-name="ce4" office:value-type="float" office:value="268">
            <text:p>268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230]+1" office:value-type="float" office:value="224">
            <text:p>224</text:p>
          </table:table-cell>
          <table:table-cell table:formula="of:=[.D231]/[.$B$4]" office:value-type="percentage" office:value="0.746666666666667">
            <text:p>74,7%</text:p>
          </table:table-cell>
          <table:table-cell table:formula="of:=[.D231]*[.$B$5]" office:value-type="float" office:value="142.613333333333">
            <text:p>142,6133333333</text:p>
          </table:table-cell>
          <table:table-cell table:formula="of:=[.F231]/[.$B$3]" office:value-type="percentage" office:value="0.746666666666667">
            <text:p>74,7%</text:p>
          </table:table-cell>
          <table:table-cell table:formula="of:=[.H230]+[.B231]" office:value-type="float" office:value="171">
            <text:p>171</text:p>
          </table:table-cell>
          <table:table-cell table:formula="of:=[.H231]/[.$B$3]" office:value-type="percentage" office:value="0.895287958115183">
            <text:p>89,5%</text:p>
          </table:table-cell>
          <table:table-cell table:number-columns-repeated="1015"/>
        </table:table-row>
        <table:table-row table:style-name="ro4">
          <table:table-cell table:style-name="ce4" office:value-type="float" office:value="269">
            <text:p>269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231]+1" office:value-type="float" office:value="225">
            <text:p>225</text:p>
          </table:table-cell>
          <table:table-cell table:formula="of:=[.D232]/[.$B$4]" office:value-type="percentage" office:value="0.75">
            <text:p>75,0%</text:p>
          </table:table-cell>
          <table:table-cell table:formula="of:=[.D232]*[.$B$5]" office:value-type="float" office:value="143.25">
            <text:p>143,25</text:p>
          </table:table-cell>
          <table:table-cell table:formula="of:=[.F232]/[.$B$3]" office:value-type="percentage" office:value="0.75">
            <text:p>75,0%</text:p>
          </table:table-cell>
          <table:table-cell table:formula="of:=[.H231]+[.B232]" office:value-type="float" office:value="172">
            <text:p>172</text:p>
          </table:table-cell>
          <table:table-cell table:formula="of:=[.H232]/[.$B$3]" office:value-type="percentage" office:value="0.900523560209424">
            <text:p>90,1%</text:p>
          </table:table-cell>
          <table:table-cell table:number-columns-repeated="1015"/>
        </table:table-row>
        <table:table-row table:style-name="ro4">
          <table:table-cell table:style-name="ce4" office:value-type="float" office:value="275">
            <text:p>27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232]+1" office:value-type="float" office:value="226">
            <text:p>226</text:p>
          </table:table-cell>
          <table:table-cell table:formula="of:=[.D233]/[.$B$4]" office:value-type="percentage" office:value="0.753333333333333">
            <text:p>75,3%</text:p>
          </table:table-cell>
          <table:table-cell table:formula="of:=[.D233]*[.$B$5]" office:value-type="float" office:value="143.886666666667">
            <text:p>143,8866666667</text:p>
          </table:table-cell>
          <table:table-cell table:formula="of:=[.F233]/[.$B$3]" office:value-type="percentage" office:value="0.753333333333333">
            <text:p>75,3%</text:p>
          </table:table-cell>
          <table:table-cell table:formula="of:=[.H232]+[.B233]" office:value-type="float" office:value="173">
            <text:p>173</text:p>
          </table:table-cell>
          <table:table-cell table:formula="of:=[.H233]/[.$B$3]" office:value-type="percentage" office:value="0.905759162303665">
            <text:p>90,6%</text:p>
          </table:table-cell>
          <table:table-cell table:number-columns-repeated="1015"/>
        </table:table-row>
        <table:table-row table:style-name="ro4">
          <table:table-cell table:style-name="ce4" office:value-type="float" office:value="276">
            <text:p>276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233]+1" office:value-type="float" office:value="227">
            <text:p>227</text:p>
          </table:table-cell>
          <table:table-cell table:formula="of:=[.D234]/[.$B$4]" office:value-type="percentage" office:value="0.756666666666667">
            <text:p>75,7%</text:p>
          </table:table-cell>
          <table:table-cell table:formula="of:=[.D234]*[.$B$5]" office:value-type="float" office:value="144.523333333333">
            <text:p>144,5233333333</text:p>
          </table:table-cell>
          <table:table-cell table:formula="of:=[.F234]/[.$B$3]" office:value-type="percentage" office:value="0.756666666666667">
            <text:p>75,7%</text:p>
          </table:table-cell>
          <table:table-cell table:formula="of:=[.H233]+[.B234]" office:value-type="float" office:value="173">
            <text:p>173</text:p>
          </table:table-cell>
          <table:table-cell table:formula="of:=[.H234]/[.$B$3]" office:value-type="percentage" office:value="0.905759162303665">
            <text:p>90,6%</text:p>
          </table:table-cell>
          <table:table-cell table:number-columns-repeated="1015"/>
        </table:table-row>
        <table:table-row table:style-name="ro4">
          <table:table-cell table:style-name="ce4" office:value-type="float" office:value="281">
            <text:p>28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234]+1" office:value-type="float" office:value="228">
            <text:p>228</text:p>
          </table:table-cell>
          <table:table-cell table:formula="of:=[.D235]/[.$B$4]" office:value-type="percentage" office:value="0.76">
            <text:p>76,0%</text:p>
          </table:table-cell>
          <table:table-cell table:formula="of:=[.D235]*[.$B$5]" office:value-type="float" office:value="145.16">
            <text:p>145,16</text:p>
          </table:table-cell>
          <table:table-cell table:formula="of:=[.F235]/[.$B$3]" office:value-type="percentage" office:value="0.76">
            <text:p>76,0%</text:p>
          </table:table-cell>
          <table:table-cell table:formula="of:=[.H234]+[.B235]" office:value-type="float" office:value="174">
            <text:p>174</text:p>
          </table:table-cell>
          <table:table-cell table:formula="of:=[.H235]/[.$B$3]" office:value-type="percentage" office:value="0.910994764397906">
            <text:p>91,1%</text:p>
          </table:table-cell>
          <table:table-cell table:number-columns-repeated="1015"/>
        </table:table-row>
        <table:table-row table:style-name="ro4">
          <table:table-cell table:style-name="ce4" office:value-type="float" office:value="282">
            <text:p>28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235]+1" office:value-type="float" office:value="229">
            <text:p>229</text:p>
          </table:table-cell>
          <table:table-cell table:formula="of:=[.D236]/[.$B$4]" office:value-type="percentage" office:value="0.763333333333333">
            <text:p>76,3%</text:p>
          </table:table-cell>
          <table:table-cell table:formula="of:=[.D236]*[.$B$5]" office:value-type="float" office:value="145.796666666667">
            <text:p>145,7966666667</text:p>
          </table:table-cell>
          <table:table-cell table:formula="of:=[.F236]/[.$B$3]" office:value-type="percentage" office:value="0.763333333333333">
            <text:p>76,3%</text:p>
          </table:table-cell>
          <table:table-cell table:formula="of:=[.H235]+[.B236]" office:value-type="float" office:value="175">
            <text:p>175</text:p>
          </table:table-cell>
          <table:table-cell table:formula="of:=[.H236]/[.$B$3]" office:value-type="percentage" office:value="0.916230366492147">
            <text:p>91,6%</text:p>
          </table:table-cell>
          <table:table-cell table:number-columns-repeated="1015"/>
        </table:table-row>
        <table:table-row table:style-name="ro4">
          <table:table-cell table:style-name="ce4" office:value-type="float" office:value="283">
            <text:p>28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236]+1" office:value-type="float" office:value="230">
            <text:p>230</text:p>
          </table:table-cell>
          <table:table-cell table:formula="of:=[.D237]/[.$B$4]" office:value-type="percentage" office:value="0.766666666666667">
            <text:p>76,7%</text:p>
          </table:table-cell>
          <table:table-cell table:formula="of:=[.D237]*[.$B$5]" office:value-type="float" office:value="146.433333333333">
            <text:p>146,4333333333</text:p>
          </table:table-cell>
          <table:table-cell table:formula="of:=[.F237]/[.$B$3]" office:value-type="percentage" office:value="0.766666666666667">
            <text:p>76,7%</text:p>
          </table:table-cell>
          <table:table-cell table:formula="of:=[.H236]+[.B237]" office:value-type="float" office:value="176">
            <text:p>176</text:p>
          </table:table-cell>
          <table:table-cell table:formula="of:=[.H237]/[.$B$3]" office:value-type="percentage" office:value="0.921465968586387">
            <text:p>92,1%</text:p>
          </table:table-cell>
          <table:table-cell table:number-columns-repeated="1015"/>
        </table:table-row>
        <table:table-row table:style-name="ro4">
          <table:table-cell table:style-name="ce4" office:value-type="float" office:value="285">
            <text:p>28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237]+1" office:value-type="float" office:value="231">
            <text:p>231</text:p>
          </table:table-cell>
          <table:table-cell table:formula="of:=[.D238]/[.$B$4]" office:value-type="percentage" office:value="0.77">
            <text:p>77,0%</text:p>
          </table:table-cell>
          <table:table-cell table:formula="of:=[.D238]*[.$B$5]" office:value-type="float" office:value="147.07">
            <text:p>147,07</text:p>
          </table:table-cell>
          <table:table-cell table:formula="of:=[.F238]/[.$B$3]" office:value-type="percentage" office:value="0.77">
            <text:p>77,0%</text:p>
          </table:table-cell>
          <table:table-cell table:formula="of:=[.H237]+[.B238]" office:value-type="float" office:value="177">
            <text:p>177</text:p>
          </table:table-cell>
          <table:table-cell table:formula="of:=[.H238]/[.$B$3]" office:value-type="percentage" office:value="0.926701570680628">
            <text:p>92,7%</text:p>
          </table:table-cell>
          <table:table-cell table:number-columns-repeated="1015"/>
        </table:table-row>
        <table:table-row table:style-name="ro4">
          <table:table-cell table:style-name="ce4" office:value-type="float" office:value="287">
            <text:p>287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238]+1" office:value-type="float" office:value="232">
            <text:p>232</text:p>
          </table:table-cell>
          <table:table-cell table:formula="of:=[.D239]/[.$B$4]" office:value-type="percentage" office:value="0.773333333333333">
            <text:p>77,3%</text:p>
          </table:table-cell>
          <table:table-cell table:formula="of:=[.D239]*[.$B$5]" office:value-type="float" office:value="147.706666666667">
            <text:p>147,7066666667</text:p>
          </table:table-cell>
          <table:table-cell table:formula="of:=[.F239]/[.$B$3]" office:value-type="percentage" office:value="0.773333333333333">
            <text:p>77,3%</text:p>
          </table:table-cell>
          <table:table-cell table:formula="of:=[.H238]+[.B239]" office:value-type="float" office:value="177">
            <text:p>177</text:p>
          </table:table-cell>
          <table:table-cell table:formula="of:=[.H239]/[.$B$3]" office:value-type="percentage" office:value="0.926701570680628">
            <text:p>92,7%</text:p>
          </table:table-cell>
          <table:table-cell table:number-columns-repeated="1015"/>
        </table:table-row>
        <table:table-row table:style-name="ro4">
          <table:table-cell table:style-name="ce4" office:value-type="float" office:value="288">
            <text:p>28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239]+1" office:value-type="float" office:value="233">
            <text:p>233</text:p>
          </table:table-cell>
          <table:table-cell table:formula="of:=[.D240]/[.$B$4]" office:value-type="percentage" office:value="0.776666666666667">
            <text:p>77,7%</text:p>
          </table:table-cell>
          <table:table-cell table:formula="of:=[.D240]*[.$B$5]" office:value-type="float" office:value="148.343333333333">
            <text:p>148,3433333333</text:p>
          </table:table-cell>
          <table:table-cell table:formula="of:=[.F240]/[.$B$3]" office:value-type="percentage" office:value="0.776666666666667">
            <text:p>77,7%</text:p>
          </table:table-cell>
          <table:table-cell table:formula="of:=[.H239]+[.B240]" office:value-type="float" office:value="178">
            <text:p>178</text:p>
          </table:table-cell>
          <table:table-cell table:formula="of:=[.H240]/[.$B$3]" office:value-type="percentage" office:value="0.931937172774869">
            <text:p>93,2%</text:p>
          </table:table-cell>
          <table:table-cell table:number-columns-repeated="1015"/>
        </table:table-row>
        <table:table-row table:style-name="ro4">
          <table:table-cell table:style-name="ce4" office:value-type="float" office:value="289">
            <text:p>289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578838806657023</text:p>
          </table:table-cell>
          <table:table-cell table:formula="of:=[.D240]+1" office:value-type="float" office:value="234">
            <text:p>234</text:p>
          </table:table-cell>
          <table:table-cell table:formula="of:=[.D241]/[.$B$4]" office:value-type="percentage" office:value="0.78">
            <text:p>78,0%</text:p>
          </table:table-cell>
          <table:table-cell table:formula="of:=[.D241]*[.$B$5]" office:value-type="float" office:value="148.98">
            <text:p>148,98</text:p>
          </table:table-cell>
          <table:table-cell table:formula="of:=[.F241]/[.$B$3]" office:value-type="percentage" office:value="0.78">
            <text:p>78,0%</text:p>
          </table:table-cell>
          <table:table-cell table:formula="of:=[.H240]+[.B241]" office:value-type="float" office:value="179">
            <text:p>179</text:p>
          </table:table-cell>
          <table:table-cell table:formula="of:=[.H241]/[.$B$3]" office:value-type="percentage" office:value="0.93717277486911">
            <text:p>93,7%</text:p>
          </table:table-cell>
          <table:table-cell table:number-columns-repeated="1015"/>
        </table:table-row>
        <table:table-row table:style-name="ro4">
          <table:table-cell table:style-name="ce4" office:value-type="float" office:value="295">
            <text:p>295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241]+1" office:value-type="float" office:value="235">
            <text:p>235</text:p>
          </table:table-cell>
          <table:table-cell table:formula="of:=[.D242]/[.$B$4]" office:value-type="percentage" office:value="0.783333333333333">
            <text:p>78,3%</text:p>
          </table:table-cell>
          <table:table-cell table:formula="of:=[.D242]*[.$B$5]" office:value-type="float" office:value="149.616666666667">
            <text:p>149,6166666667</text:p>
          </table:table-cell>
          <table:table-cell table:formula="of:=[.F242]/[.$B$3]" office:value-type="percentage" office:value="0.783333333333333">
            <text:p>78,3%</text:p>
          </table:table-cell>
          <table:table-cell table:formula="of:=[.H241]+[.B242]" office:value-type="float" office:value="179">
            <text:p>179</text:p>
          </table:table-cell>
          <table:table-cell table:formula="of:=[.H242]/[.$B$3]" office:value-type="percentage" office:value="0.93717277486911">
            <text:p>93,7%</text:p>
          </table:table-cell>
          <table:table-cell table:number-columns-repeated="1015"/>
        </table:table-row>
        <table:table-row table:style-name="ro4">
          <table:table-cell table:style-name="ce4" office:value-type="float" office:value="299">
            <text:p>299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578838806657023</text:p>
          </table:table-cell>
          <table:table-cell table:formula="of:=[.D242]+1" office:value-type="float" office:value="236">
            <text:p>236</text:p>
          </table:table-cell>
          <table:table-cell table:formula="of:=[.D243]/[.$B$4]" office:value-type="percentage" office:value="0.786666666666667">
            <text:p>78,7%</text:p>
          </table:table-cell>
          <table:table-cell table:formula="of:=[.D243]*[.$B$5]" office:value-type="float" office:value="150.253333333333">
            <text:p>150,2533333333</text:p>
          </table:table-cell>
          <table:table-cell table:formula="of:=[.F243]/[.$B$3]" office:value-type="percentage" office:value="0.786666666666667">
            <text:p>78,7%</text:p>
          </table:table-cell>
          <table:table-cell table:formula="of:=[.H242]+[.B243]" office:value-type="float" office:value="179">
            <text:p>179</text:p>
          </table:table-cell>
          <table:table-cell table:formula="of:=[.H243]/[.$B$3]" office:value-type="percentage" office:value="0.93717277486911">
            <text:p>93,7%</text:p>
          </table:table-cell>
          <table:table-cell table:number-columns-repeated="1015"/>
        </table:table-row>
        <table:table-row table:style-name="ro4">
          <table:table-cell table:style-name="ce4" office:value-type="float" office:value="137">
            <text:p>13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490383359344241</text:p>
          </table:table-cell>
          <table:table-cell table:formula="of:=[.D243]+1" office:value-type="float" office:value="237">
            <text:p>237</text:p>
          </table:table-cell>
          <table:table-cell table:formula="of:=[.D244]/[.$B$4]" office:value-type="percentage" office:value="0.79">
            <text:p>79,0%</text:p>
          </table:table-cell>
          <table:table-cell table:formula="of:=[.D244]*[.$B$5]" office:value-type="float" office:value="150.89">
            <text:p>150,89</text:p>
          </table:table-cell>
          <table:table-cell table:formula="of:=[.F244]/[.$B$3]" office:value-type="percentage" office:value="0.79">
            <text:p>79,0%</text:p>
          </table:table-cell>
          <table:table-cell table:formula="of:=[.H243]+[.B244]" office:value-type="float" office:value="180">
            <text:p>180</text:p>
          </table:table-cell>
          <table:table-cell table:formula="of:=[.H244]/[.$B$3]" office:value-type="percentage" office:value="0.942408376963351">
            <text:p>94,2%</text:p>
          </table:table-cell>
          <table:table-cell table:number-columns-repeated="1015"/>
        </table:table-row>
        <table:table-row table:style-name="ro4">
          <table:table-cell table:style-name="ce4" office:value-type="float" office:value="200">
            <text:p>20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328854862741644</text:p>
          </table:table-cell>
          <table:table-cell table:formula="of:=[.D244]+1" office:value-type="float" office:value="238">
            <text:p>238</text:p>
          </table:table-cell>
          <table:table-cell table:formula="of:=[.D245]/[.$B$4]" office:value-type="percentage" office:value="0.793333333333333">
            <text:p>79,3%</text:p>
          </table:table-cell>
          <table:table-cell table:formula="of:=[.D245]*[.$B$5]" office:value-type="float" office:value="151.526666666667">
            <text:p>151,5266666667</text:p>
          </table:table-cell>
          <table:table-cell table:formula="of:=[.F245]/[.$B$3]" office:value-type="percentage" office:value="0.793333333333333">
            <text:p>79,3%</text:p>
          </table:table-cell>
          <table:table-cell table:formula="of:=[.H244]+[.B245]" office:value-type="float" office:value="181">
            <text:p>181</text:p>
          </table:table-cell>
          <table:table-cell table:formula="of:=[.H245]/[.$B$3]" office:value-type="percentage" office:value="0.947643979057592">
            <text:p>94,8%</text:p>
          </table:table-cell>
          <table:table-cell table:number-columns-repeated="1015"/>
        </table:table-row>
        <table:table-row table:style-name="ro4"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304974983384441</text:p>
          </table:table-cell>
          <table:table-cell table:formula="of:=[.D245]+1" office:value-type="float" office:value="239">
            <text:p>239</text:p>
          </table:table-cell>
          <table:table-cell table:formula="of:=[.D246]/[.$B$4]" office:value-type="percentage" office:value="0.796666666666667">
            <text:p>79,7%</text:p>
          </table:table-cell>
          <table:table-cell table:formula="of:=[.D246]*[.$B$5]" office:value-type="float" office:value="152.163333333333">
            <text:p>152,1633333333</text:p>
          </table:table-cell>
          <table:table-cell table:formula="of:=[.F246]/[.$B$3]" office:value-type="percentage" office:value="0.796666666666667">
            <text:p>79,7%</text:p>
          </table:table-cell>
          <table:table-cell table:formula="of:=[.H245]+[.B246]" office:value-type="float" office:value="181">
            <text:p>181</text:p>
          </table:table-cell>
          <table:table-cell table:formula="of:=[.H246]/[.$B$3]" office:value-type="percentage" office:value="0.947643979057592">
            <text:p>94,8%</text:p>
          </table:table-cell>
          <table:table-cell table:number-columns-repeated="1015"/>
        </table:table-row>
        <table:table-row table:style-name="ro4">
          <table:table-cell table:style-name="ce4" office:value-type="float" office:value="27">
            <text:p>27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304974983384441</text:p>
          </table:table-cell>
          <table:table-cell table:formula="of:=[.D246]+1" office:value-type="float" office:value="240">
            <text:p>240</text:p>
          </table:table-cell>
          <table:table-cell table:formula="of:=[.D247]/[.$B$4]" office:value-type="percentage" office:value="0.8">
            <text:p>80,0%</text:p>
          </table:table-cell>
          <table:table-cell table:formula="of:=[.D247]*[.$B$5]" office:value-type="float" office:value="152.8">
            <text:p>152,8</text:p>
          </table:table-cell>
          <table:table-cell table:formula="of:=[.F247]/[.$B$3]" office:value-type="percentage" office:value="0.8">
            <text:p>80,0%</text:p>
          </table:table-cell>
          <table:table-cell table:formula="of:=[.H246]+[.B247]" office:value-type="float" office:value="181">
            <text:p>181</text:p>
          </table:table-cell>
          <table:table-cell table:formula="of:=[.H247]/[.$B$3]" office:value-type="percentage" office:value="0.947643979057592">
            <text:p>94,8%</text:p>
          </table:table-cell>
          <table:table-cell table:number-columns-repeated="1015"/>
        </table:table-row>
        <table:table-row table:style-name="ro4">
          <table:table-cell table:style-name="ce4" office:value-type="float" office:value="38">
            <text:p>38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304974983384441</text:p>
          </table:table-cell>
          <table:table-cell table:formula="of:=[.D247]+1" office:value-type="float" office:value="241">
            <text:p>241</text:p>
          </table:table-cell>
          <table:table-cell table:formula="of:=[.D248]/[.$B$4]" office:value-type="percentage" office:value="0.803333333333333">
            <text:p>80,3%</text:p>
          </table:table-cell>
          <table:table-cell table:formula="of:=[.D248]*[.$B$5]" office:value-type="float" office:value="153.436666666667">
            <text:p>153,4366666667</text:p>
          </table:table-cell>
          <table:table-cell table:formula="of:=[.F248]/[.$B$3]" office:value-type="percentage" office:value="0.803333333333333">
            <text:p>80,3%</text:p>
          </table:table-cell>
          <table:table-cell table:formula="of:=[.H247]+[.B248]" office:value-type="float" office:value="181">
            <text:p>181</text:p>
          </table:table-cell>
          <table:table-cell table:formula="of:=[.H248]/[.$B$3]" office:value-type="percentage" office:value="0.947643979057592">
            <text:p>94,8%</text:p>
          </table:table-cell>
          <table:table-cell table:number-columns-repeated="1015"/>
        </table:table-row>
        <table:table-row table:style-name="ro4">
          <table:table-cell table:style-name="ce4" office:value-type="float" office:value="88">
            <text:p>88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304974983384441</text:p>
          </table:table-cell>
          <table:table-cell table:formula="of:=[.D248]+1" office:value-type="float" office:value="242">
            <text:p>242</text:p>
          </table:table-cell>
          <table:table-cell table:formula="of:=[.D249]/[.$B$4]" office:value-type="percentage" office:value="0.806666666666667">
            <text:p>80,7%</text:p>
          </table:table-cell>
          <table:table-cell table:formula="of:=[.D249]*[.$B$5]" office:value-type="float" office:value="154.073333333333">
            <text:p>154,0733333333</text:p>
          </table:table-cell>
          <table:table-cell table:formula="of:=[.F249]/[.$B$3]" office:value-type="percentage" office:value="0.806666666666667">
            <text:p>80,7%</text:p>
          </table:table-cell>
          <table:table-cell table:formula="of:=[.H248]+[.B249]" office:value-type="float" office:value="181">
            <text:p>181</text:p>
          </table:table-cell>
          <table:table-cell table:formula="of:=[.H249]/[.$B$3]" office:value-type="percentage" office:value="0.947643979057592">
            <text:p>94,8%</text:p>
          </table:table-cell>
          <table:table-cell table:number-columns-repeated="1015"/>
        </table:table-row>
        <table:table-row table:style-name="ro4">
          <table:table-cell table:style-name="ce4" office:value-type="float" office:value="133">
            <text:p>1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304974983384441</text:p>
          </table:table-cell>
          <table:table-cell table:formula="of:=[.D249]+1" office:value-type="float" office:value="243">
            <text:p>243</text:p>
          </table:table-cell>
          <table:table-cell table:formula="of:=[.D250]/[.$B$4]" office:value-type="percentage" office:value="0.81">
            <text:p>81,0%</text:p>
          </table:table-cell>
          <table:table-cell table:formula="of:=[.D250]*[.$B$5]" office:value-type="float" office:value="154.71">
            <text:p>154,71</text:p>
          </table:table-cell>
          <table:table-cell table:formula="of:=[.F250]/[.$B$3]" office:value-type="percentage" office:value="0.81">
            <text:p>81,0%</text:p>
          </table:table-cell>
          <table:table-cell table:formula="of:=[.H249]+[.B250]" office:value-type="float" office:value="182">
            <text:p>182</text:p>
          </table:table-cell>
          <table:table-cell table:formula="of:=[.H250]/[.$B$3]" office:value-type="percentage" office:value="0.952879581151832">
            <text:p>95,3%</text:p>
          </table:table-cell>
          <table:table-cell table:number-columns-repeated="1015"/>
        </table:table-row>
        <table:table-row table:style-name="ro4">
          <table:table-cell table:style-name="ce4" office:value-type="float" office:value="156">
            <text:p>156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304974983384441</text:p>
          </table:table-cell>
          <table:table-cell table:formula="of:=[.D250]+1" office:value-type="float" office:value="244">
            <text:p>244</text:p>
          </table:table-cell>
          <table:table-cell table:formula="of:=[.D251]/[.$B$4]" office:value-type="percentage" office:value="0.813333333333333">
            <text:p>81,3%</text:p>
          </table:table-cell>
          <table:table-cell table:formula="of:=[.D251]*[.$B$5]" office:value-type="float" office:value="155.346666666667">
            <text:p>155,3466666667</text:p>
          </table:table-cell>
          <table:table-cell table:formula="of:=[.F251]/[.$B$3]" office:value-type="percentage" office:value="0.813333333333333">
            <text:p>81,3%</text:p>
          </table:table-cell>
          <table:table-cell table:formula="of:=[.H250]+[.B251]" office:value-type="float" office:value="182">
            <text:p>182</text:p>
          </table:table-cell>
          <table:table-cell table:formula="of:=[.H251]/[.$B$3]" office:value-type="percentage" office:value="0.952879581151832">
            <text:p>95,3%</text:p>
          </table:table-cell>
          <table:table-cell table:number-columns-repeated="1015"/>
        </table:table-row>
        <table:table-row table:style-name="ro4">
          <table:table-cell table:style-name="ce4" office:value-type="float" office:value="196">
            <text:p>196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304974983384441</text:p>
          </table:table-cell>
          <table:table-cell table:formula="of:=[.D251]+1" office:value-type="float" office:value="245">
            <text:p>245</text:p>
          </table:table-cell>
          <table:table-cell table:formula="of:=[.D252]/[.$B$4]" office:value-type="percentage" office:value="0.816666666666667">
            <text:p>81,7%</text:p>
          </table:table-cell>
          <table:table-cell table:formula="of:=[.D252]*[.$B$5]" office:value-type="float" office:value="155.983333333333">
            <text:p>155,9833333333</text:p>
          </table:table-cell>
          <table:table-cell table:formula="of:=[.F252]/[.$B$3]" office:value-type="percentage" office:value="0.816666666666667">
            <text:p>81,7%</text:p>
          </table:table-cell>
          <table:table-cell table:formula="of:=[.H251]+[.B252]" office:value-type="float" office:value="182">
            <text:p>182</text:p>
          </table:table-cell>
          <table:table-cell table:formula="of:=[.H252]/[.$B$3]" office:value-type="percentage" office:value="0.952879581151832">
            <text:p>95,3%</text:p>
          </table:table-cell>
          <table:table-cell table:number-columns-repeated="1015"/>
        </table:table-row>
        <table:table-row table:style-name="ro4">
          <table:table-cell table:style-name="ce4" office:value-type="float" office:value="49">
            <text:p>49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292269422490677</text:p>
          </table:table-cell>
          <table:table-cell table:formula="of:=[.D252]+1" office:value-type="float" office:value="246">
            <text:p>246</text:p>
          </table:table-cell>
          <table:table-cell table:formula="of:=[.D253]/[.$B$4]" office:value-type="percentage" office:value="0.82">
            <text:p>82,0%</text:p>
          </table:table-cell>
          <table:table-cell table:formula="of:=[.D253]*[.$B$5]" office:value-type="float" office:value="156.62">
            <text:p>156,62</text:p>
          </table:table-cell>
          <table:table-cell table:formula="of:=[.F253]/[.$B$3]" office:value-type="percentage" office:value="0.82">
            <text:p>82,0%</text:p>
          </table:table-cell>
          <table:table-cell table:formula="of:=[.H252]+[.B253]" office:value-type="float" office:value="182">
            <text:p>182</text:p>
          </table:table-cell>
          <table:table-cell table:formula="of:=[.H253]/[.$B$3]" office:value-type="percentage" office:value="0.952879581151832">
            <text:p>95,3%</text:p>
          </table:table-cell>
          <table:table-cell table:number-columns-repeated="1015"/>
        </table:table-row>
        <table:table-row table:style-name="ro4">
          <table:table-cell table:style-name="ce4" office:value-type="float" office:value="60">
            <text:p>6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292269422490677</text:p>
          </table:table-cell>
          <table:table-cell table:formula="of:=[.D253]+1" office:value-type="float" office:value="247">
            <text:p>247</text:p>
          </table:table-cell>
          <table:table-cell table:formula="of:=[.D254]/[.$B$4]" office:value-type="percentage" office:value="0.823333333333333">
            <text:p>82,3%</text:p>
          </table:table-cell>
          <table:table-cell table:formula="of:=[.D254]*[.$B$5]" office:value-type="float" office:value="157.256666666667">
            <text:p>157,2566666667</text:p>
          </table:table-cell>
          <table:table-cell table:formula="of:=[.F254]/[.$B$3]" office:value-type="percentage" office:value="0.823333333333333">
            <text:p>82,3%</text:p>
          </table:table-cell>
          <table:table-cell table:formula="of:=[.H253]+[.B254]" office:value-type="float" office:value="182">
            <text:p>182</text:p>
          </table:table-cell>
          <table:table-cell table:formula="of:=[.H254]/[.$B$3]" office:value-type="percentage" office:value="0.952879581151832">
            <text:p>95,3%</text:p>
          </table:table-cell>
          <table:table-cell table:number-columns-repeated="1015"/>
        </table:table-row>
        <table:table-row table:style-name="ro4">
          <table:table-cell table:style-name="ce4" office:value-type="float" office:value="122">
            <text:p>122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292269422490677</text:p>
          </table:table-cell>
          <table:table-cell table:formula="of:=[.D254]+1" office:value-type="float" office:value="248">
            <text:p>248</text:p>
          </table:table-cell>
          <table:table-cell table:formula="of:=[.D255]/[.$B$4]" office:value-type="percentage" office:value="0.826666666666667">
            <text:p>82,7%</text:p>
          </table:table-cell>
          <table:table-cell table:formula="of:=[.D255]*[.$B$5]" office:value-type="float" office:value="157.893333333333">
            <text:p>157,8933333333</text:p>
          </table:table-cell>
          <table:table-cell table:formula="of:=[.F255]/[.$B$3]" office:value-type="percentage" office:value="0.826666666666667">
            <text:p>82,7%</text:p>
          </table:table-cell>
          <table:table-cell table:formula="of:=[.H254]+[.B255]" office:value-type="float" office:value="182">
            <text:p>182</text:p>
          </table:table-cell>
          <table:table-cell table:formula="of:=[.H255]/[.$B$3]" office:value-type="percentage" office:value="0.952879581151832">
            <text:p>95,3%</text:p>
          </table:table-cell>
          <table:table-cell table:number-columns-repeated="1015"/>
        </table:table-row>
        <table:table-row table:style-name="ro4">
          <table:table-cell table:style-name="ce4" office:value-type="float" office:value="166">
            <text:p>166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292269422490677</text:p>
          </table:table-cell>
          <table:table-cell table:formula="of:=[.D255]+1" office:value-type="float" office:value="249">
            <text:p>249</text:p>
          </table:table-cell>
          <table:table-cell table:formula="of:=[.D256]/[.$B$4]" office:value-type="percentage" office:value="0.83">
            <text:p>83,0%</text:p>
          </table:table-cell>
          <table:table-cell table:formula="of:=[.D256]*[.$B$5]" office:value-type="float" office:value="158.53">
            <text:p>158,53</text:p>
          </table:table-cell>
          <table:table-cell table:formula="of:=[.F256]/[.$B$3]" office:value-type="percentage" office:value="0.83">
            <text:p>83,0%</text:p>
          </table:table-cell>
          <table:table-cell table:formula="of:=[.H255]+[.B256]" office:value-type="float" office:value="182">
            <text:p>182</text:p>
          </table:table-cell>
          <table:table-cell table:formula="of:=[.H256]/[.$B$3]" office:value-type="percentage" office:value="0.952879581151832">
            <text:p>95,3%</text:p>
          </table:table-cell>
          <table:table-cell table:number-columns-repeated="1015"/>
        </table:table-row>
        <table:table-row table:style-name="ro4">
          <table:table-cell table:style-name="ce4" office:value-type="float" office:value="170">
            <text:p>17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292269422490677</text:p>
          </table:table-cell>
          <table:table-cell table:formula="of:=[.D256]+1" office:value-type="float" office:value="250">
            <text:p>250</text:p>
          </table:table-cell>
          <table:table-cell table:formula="of:=[.D257]/[.$B$4]" office:value-type="percentage" office:value="0.833333333333333">
            <text:p>83,3%</text:p>
          </table:table-cell>
          <table:table-cell table:formula="of:=[.D257]*[.$B$5]" office:value-type="float" office:value="159.166666666667">
            <text:p>159,1666666667</text:p>
          </table:table-cell>
          <table:table-cell table:formula="of:=[.F257]/[.$B$3]" office:value-type="percentage" office:value="0.833333333333333">
            <text:p>83,3%</text:p>
          </table:table-cell>
          <table:table-cell table:formula="of:=[.H256]+[.B257]" office:value-type="float" office:value="182">
            <text:p>182</text:p>
          </table:table-cell>
          <table:table-cell table:formula="of:=[.H257]/[.$B$3]" office:value-type="percentage" office:value="0.952879581151832">
            <text:p>95,3%</text:p>
          </table:table-cell>
          <table:table-cell table:number-columns-repeated="1015"/>
        </table:table-row>
        <table:table-row table:style-name="ro4">
          <table:table-cell table:style-name="ce4" office:value-type="float" office:value="183">
            <text:p>183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292269422490677</text:p>
          </table:table-cell>
          <table:table-cell table:formula="of:=[.D257]+1" office:value-type="float" office:value="251">
            <text:p>251</text:p>
          </table:table-cell>
          <table:table-cell table:formula="of:=[.D258]/[.$B$4]" office:value-type="percentage" office:value="0.836666666666667">
            <text:p>83,7%</text:p>
          </table:table-cell>
          <table:table-cell table:formula="of:=[.D258]*[.$B$5]" office:value-type="float" office:value="159.803333333333">
            <text:p>159,8033333333</text:p>
          </table:table-cell>
          <table:table-cell table:formula="of:=[.F258]/[.$B$3]" office:value-type="percentage" office:value="0.836666666666667">
            <text:p>83,7%</text:p>
          </table:table-cell>
          <table:table-cell table:formula="of:=[.H257]+[.B258]" office:value-type="float" office:value="182">
            <text:p>182</text:p>
          </table:table-cell>
          <table:table-cell table:formula="of:=[.H258]/[.$B$3]" office:value-type="percentage" office:value="0.952879581151832">
            <text:p>95,3%</text:p>
          </table:table-cell>
          <table:table-cell table:number-columns-repeated="1015"/>
        </table:table-row>
        <table:table-row table:style-name="ro4">
          <table:table-cell table:style-name="ce4" office:value-type="float" office:value="188">
            <text:p>18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292269422490677</text:p>
          </table:table-cell>
          <table:table-cell table:formula="of:=[.D258]+1" office:value-type="float" office:value="252">
            <text:p>252</text:p>
          </table:table-cell>
          <table:table-cell table:formula="of:=[.D259]/[.$B$4]" office:value-type="percentage" office:value="0.84">
            <text:p>84,0%</text:p>
          </table:table-cell>
          <table:table-cell table:formula="of:=[.D259]*[.$B$5]" office:value-type="float" office:value="160.44">
            <text:p>160,44</text:p>
          </table:table-cell>
          <table:table-cell table:formula="of:=[.F259]/[.$B$3]" office:value-type="percentage" office:value="0.84">
            <text:p>84,0%</text:p>
          </table:table-cell>
          <table:table-cell table:formula="of:=[.H258]+[.B259]" office:value-type="float" office:value="183">
            <text:p>183</text:p>
          </table:table-cell>
          <table:table-cell table:formula="of:=[.H259]/[.$B$3]" office:value-type="percentage" office:value="0.958115183246073">
            <text:p>95,8%</text:p>
          </table:table-cell>
          <table:table-cell table:number-columns-repeated="1015"/>
        </table:table-row>
        <table:table-row table:style-name="ro4">
          <table:table-cell table:style-name="ce4" office:value-type="float" office:value="191">
            <text:p>19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292269422490677</text:p>
          </table:table-cell>
          <table:table-cell table:formula="of:=[.D259]+1" office:value-type="float" office:value="253">
            <text:p>253</text:p>
          </table:table-cell>
          <table:table-cell table:formula="of:=[.D260]/[.$B$4]" office:value-type="percentage" office:value="0.843333333333333">
            <text:p>84,3%</text:p>
          </table:table-cell>
          <table:table-cell table:formula="of:=[.D260]*[.$B$5]" office:value-type="float" office:value="161.076666666667">
            <text:p>161,0766666667</text:p>
          </table:table-cell>
          <table:table-cell table:formula="of:=[.F260]/[.$B$3]" office:value-type="percentage" office:value="0.843333333333333">
            <text:p>84,3%</text:p>
          </table:table-cell>
          <table:table-cell table:formula="of:=[.H259]+[.B260]" office:value-type="float" office:value="183">
            <text:p>183</text:p>
          </table:table-cell>
          <table:table-cell table:formula="of:=[.H260]/[.$B$3]" office:value-type="percentage" office:value="0.958115183246073">
            <text:p>95,8%</text:p>
          </table:table-cell>
          <table:table-cell table:number-columns-repeated="1015"/>
        </table:table-row>
        <table:table-row table:style-name="ro4">
          <table:table-cell table:style-name="ce4" office:value-type="float" office:value="195">
            <text:p>195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292269422490677</text:p>
          </table:table-cell>
          <table:table-cell table:formula="of:=[.D260]+1" office:value-type="float" office:value="254">
            <text:p>254</text:p>
          </table:table-cell>
          <table:table-cell table:formula="of:=[.D261]/[.$B$4]" office:value-type="percentage" office:value="0.846666666666667">
            <text:p>84,7%</text:p>
          </table:table-cell>
          <table:table-cell table:formula="of:=[.D261]*[.$B$5]" office:value-type="float" office:value="161.713333333333">
            <text:p>161,7133333333</text:p>
          </table:table-cell>
          <table:table-cell table:formula="of:=[.F261]/[.$B$3]" office:value-type="percentage" office:value="0.846666666666667">
            <text:p>84,7%</text:p>
          </table:table-cell>
          <table:table-cell table:formula="of:=[.H260]+[.B261]" office:value-type="float" office:value="183">
            <text:p>183</text:p>
          </table:table-cell>
          <table:table-cell table:formula="of:=[.H261]/[.$B$3]" office:value-type="percentage" office:value="0.958115183246073">
            <text:p>95,8%</text:p>
          </table:table-cell>
          <table:table-cell table:number-columns-repeated="1015"/>
        </table:table-row>
        <table:table-row table:style-name="ro4">
          <table:table-cell table:style-name="ce4" office:value-type="float" office:value="199">
            <text:p>199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292269422490677</text:p>
          </table:table-cell>
          <table:table-cell table:formula="of:=[.D261]+1" office:value-type="float" office:value="255">
            <text:p>255</text:p>
          </table:table-cell>
          <table:table-cell table:formula="of:=[.D262]/[.$B$4]" office:value-type="percentage" office:value="0.85">
            <text:p>85,0%</text:p>
          </table:table-cell>
          <table:table-cell table:formula="of:=[.D262]*[.$B$5]" office:value-type="float" office:value="162.35">
            <text:p>162,35</text:p>
          </table:table-cell>
          <table:table-cell table:formula="of:=[.F262]/[.$B$3]" office:value-type="percentage" office:value="0.85">
            <text:p>85,0%</text:p>
          </table:table-cell>
          <table:table-cell table:formula="of:=[.H261]+[.B262]" office:value-type="float" office:value="183">
            <text:p>183</text:p>
          </table:table-cell>
          <table:table-cell table:formula="of:=[.H262]/[.$B$3]" office:value-type="percentage" office:value="0.958115183246073">
            <text:p>95,8%</text:p>
          </table:table-cell>
          <table:table-cell table:number-columns-repeated="1015"/>
        </table:table-row>
        <table:table-row table:style-name="ro4">
          <table:table-cell table:style-name="ce4" office:value-type="float" office:value="224">
            <text:p>22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292269422490677</text:p>
          </table:table-cell>
          <table:table-cell table:formula="of:=[.D262]+1" office:value-type="float" office:value="256">
            <text:p>256</text:p>
          </table:table-cell>
          <table:table-cell table:formula="of:=[.D263]/[.$B$4]" office:value-type="percentage" office:value="0.853333333333333">
            <text:p>85,3%</text:p>
          </table:table-cell>
          <table:table-cell table:formula="of:=[.D263]*[.$B$5]" office:value-type="float" office:value="162.986666666667">
            <text:p>162,9866666667</text:p>
          </table:table-cell>
          <table:table-cell table:formula="of:=[.F263]/[.$B$3]" office:value-type="percentage" office:value="0.853333333333333">
            <text:p>85,3%</text:p>
          </table:table-cell>
          <table:table-cell table:formula="of:=[.H262]+[.B263]" office:value-type="float" office:value="184">
            <text:p>184</text:p>
          </table:table-cell>
          <table:table-cell table:formula="of:=[.H263]/[.$B$3]" office:value-type="percentage" office:value="0.963350785340314">
            <text:p>96,3%</text:p>
          </table:table-cell>
          <table:table-cell table:number-columns-repeated="1015"/>
        </table:table-row>
        <table:table-row table:style-name="ro4">
          <table:table-cell table:style-name="ce4" office:value-type="float" office:value="229">
            <text:p>229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292269422490677</text:p>
          </table:table-cell>
          <table:table-cell table:formula="of:=[.D263]+1" office:value-type="float" office:value="257">
            <text:p>257</text:p>
          </table:table-cell>
          <table:table-cell table:formula="of:=[.D264]/[.$B$4]" office:value-type="percentage" office:value="0.856666666666667">
            <text:p>85,7%</text:p>
          </table:table-cell>
          <table:table-cell table:formula="of:=[.D264]*[.$B$5]" office:value-type="float" office:value="163.623333333333">
            <text:p>163,6233333333</text:p>
          </table:table-cell>
          <table:table-cell table:formula="of:=[.F264]/[.$B$3]" office:value-type="percentage" office:value="0.856666666666667">
            <text:p>85,7%</text:p>
          </table:table-cell>
          <table:table-cell table:formula="of:=[.H263]+[.B264]" office:value-type="float" office:value="185">
            <text:p>185</text:p>
          </table:table-cell>
          <table:table-cell table:formula="of:=[.H264]/[.$B$3]" office:value-type="percentage" office:value="0.968586387434555">
            <text:p>96,9%</text:p>
          </table:table-cell>
          <table:table-cell table:number-columns-repeated="1015"/>
        </table:table-row>
        <table:table-row table:style-name="ro4">
          <table:table-cell table:style-name="ce4" office:value-type="float" office:value="236">
            <text:p>236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292269422490677</text:p>
          </table:table-cell>
          <table:table-cell table:formula="of:=[.D264]+1" office:value-type="float" office:value="258">
            <text:p>258</text:p>
          </table:table-cell>
          <table:table-cell table:formula="of:=[.D265]/[.$B$4]" office:value-type="percentage" office:value="0.86">
            <text:p>86,0%</text:p>
          </table:table-cell>
          <table:table-cell table:formula="of:=[.D265]*[.$B$5]" office:value-type="float" office:value="164.26">
            <text:p>164,26</text:p>
          </table:table-cell>
          <table:table-cell table:formula="of:=[.F265]/[.$B$3]" office:value-type="percentage" office:value="0.86">
            <text:p>86,0%</text:p>
          </table:table-cell>
          <table:table-cell table:formula="of:=[.H264]+[.B265]" office:value-type="float" office:value="185">
            <text:p>185</text:p>
          </table:table-cell>
          <table:table-cell table:formula="of:=[.H265]/[.$B$3]" office:value-type="percentage" office:value="0.968586387434555">
            <text:p>96,9%</text:p>
          </table:table-cell>
          <table:table-cell table:number-columns-repeated="1015"/>
        </table:table-row>
        <table:table-row table:style-name="ro4">
          <table:table-cell table:style-name="ce4" office:value-type="float" office:value="256">
            <text:p>25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292269422490677</text:p>
          </table:table-cell>
          <table:table-cell table:formula="of:=[.D265]+1" office:value-type="float" office:value="259">
            <text:p>259</text:p>
          </table:table-cell>
          <table:table-cell table:formula="of:=[.D266]/[.$B$4]" office:value-type="percentage" office:value="0.863333333333333">
            <text:p>86,3%</text:p>
          </table:table-cell>
          <table:table-cell table:formula="of:=[.D266]*[.$B$5]" office:value-type="float" office:value="164.896666666667">
            <text:p>164,8966666667</text:p>
          </table:table-cell>
          <table:table-cell table:formula="of:=[.F266]/[.$B$3]" office:value-type="percentage" office:value="0.863333333333333">
            <text:p>86,3%</text:p>
          </table:table-cell>
          <table:table-cell table:formula="of:=[.H265]+[.B266]" office:value-type="float" office:value="186">
            <text:p>186</text:p>
          </table:table-cell>
          <table:table-cell table:formula="of:=[.H266]/[.$B$3]" office:value-type="percentage" office:value="0.973821989528796">
            <text:p>97,4%</text:p>
          </table:table-cell>
          <table:table-cell table:number-columns-repeated="1015"/>
        </table:table-row>
        <table:table-row table:style-name="ro4">
          <table:table-cell table:style-name="ce4" office:value-type="float" office:value="284">
            <text:p>284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292269422490677</text:p>
          </table:table-cell>
          <table:table-cell table:formula="of:=[.D266]+1" office:value-type="float" office:value="260">
            <text:p>260</text:p>
          </table:table-cell>
          <table:table-cell table:formula="of:=[.D267]/[.$B$4]" office:value-type="percentage" office:value="0.866666666666667">
            <text:p>86,7%</text:p>
          </table:table-cell>
          <table:table-cell table:formula="of:=[.D267]*[.$B$5]" office:value-type="float" office:value="165.533333333333">
            <text:p>165,5333333333</text:p>
          </table:table-cell>
          <table:table-cell table:formula="of:=[.F267]/[.$B$3]" office:value-type="percentage" office:value="0.866666666666667">
            <text:p>86,7%</text:p>
          </table:table-cell>
          <table:table-cell table:formula="of:=[.H266]+[.B267]" office:value-type="float" office:value="186">
            <text:p>186</text:p>
          </table:table-cell>
          <table:table-cell table:formula="of:=[.H267]/[.$B$3]" office:value-type="percentage" office:value="0.973821989528796">
            <text:p>97,4%</text:p>
          </table:table-cell>
          <table:table-cell table:number-columns-repeated="1015"/>
        </table:table-row>
        <table:table-row table:style-name="ro4">
          <table:table-cell table:style-name="ce4" office:value-type="float" office:value="294">
            <text:p>294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292269422490677</text:p>
          </table:table-cell>
          <table:table-cell table:formula="of:=[.D267]+1" office:value-type="float" office:value="261">
            <text:p>261</text:p>
          </table:table-cell>
          <table:table-cell table:formula="of:=[.D268]/[.$B$4]" office:value-type="percentage" office:value="0.87">
            <text:p>87,0%</text:p>
          </table:table-cell>
          <table:table-cell table:formula="of:=[.D268]*[.$B$5]" office:value-type="float" office:value="166.17">
            <text:p>166,17</text:p>
          </table:table-cell>
          <table:table-cell table:formula="of:=[.F268]/[.$B$3]" office:value-type="percentage" office:value="0.87">
            <text:p>87,0%</text:p>
          </table:table-cell>
          <table:table-cell table:formula="of:=[.H267]+[.B268]" office:value-type="float" office:value="186">
            <text:p>186</text:p>
          </table:table-cell>
          <table:table-cell table:formula="of:=[.H268]/[.$B$3]" office:value-type="percentage" office:value="0.973821989528796">
            <text:p>97,4%</text:p>
          </table:table-cell>
          <table:table-cell table:number-columns-repeated="1015"/>
        </table:table-row>
        <table:table-row table:style-name="ro4">
          <table:table-cell table:style-name="ce4" office:value-type="float" office:value="124">
            <text:p>12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210202269672292</text:p>
          </table:table-cell>
          <table:table-cell table:formula="of:=[.D268]+1" office:value-type="float" office:value="262">
            <text:p>262</text:p>
          </table:table-cell>
          <table:table-cell table:formula="of:=[.D269]/[.$B$4]" office:value-type="percentage" office:value="0.873333333333333">
            <text:p>87,3%</text:p>
          </table:table-cell>
          <table:table-cell table:formula="of:=[.D269]*[.$B$5]" office:value-type="float" office:value="166.806666666667">
            <text:p>166,8066666667</text:p>
          </table:table-cell>
          <table:table-cell table:formula="of:=[.F269]/[.$B$3]" office:value-type="percentage" office:value="0.873333333333333">
            <text:p>87,3%</text:p>
          </table:table-cell>
          <table:table-cell table:formula="of:=[.H268]+[.B269]" office:value-type="float" office:value="187">
            <text:p>187</text:p>
          </table:table-cell>
          <table:table-cell table:formula="of:=[.H269]/[.$B$3]" office:value-type="percentage" office:value="0.979057591623037">
            <text:p>97,9%</text:p>
          </table:table-cell>
          <table:table-cell table:number-columns-repeated="1015"/>
        </table:table-row>
        <table:table-row table:style-name="ro4"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192467529978479</text:p>
          </table:table-cell>
          <table:table-cell table:formula="of:=[.D269]+1" office:value-type="float" office:value="263">
            <text:p>263</text:p>
          </table:table-cell>
          <table:table-cell table:formula="of:=[.D270]/[.$B$4]" office:value-type="percentage" office:value="0.876666666666667">
            <text:p>87,7%</text:p>
          </table:table-cell>
          <table:table-cell table:formula="of:=[.D270]*[.$B$5]" office:value-type="float" office:value="167.443333333333">
            <text:p>167,4433333333</text:p>
          </table:table-cell>
          <table:table-cell table:formula="of:=[.F270]/[.$B$3]" office:value-type="percentage" office:value="0.876666666666667">
            <text:p>87,7%</text:p>
          </table:table-cell>
          <table:table-cell table:formula="of:=[.H269]+[.B270]" office:value-type="float" office:value="187">
            <text:p>187</text:p>
          </table:table-cell>
          <table:table-cell table:formula="of:=[.H270]/[.$B$3]" office:value-type="percentage" office:value="0.979057591623037">
            <text:p>97,9%</text:p>
          </table:table-cell>
          <table:table-cell table:number-columns-repeated="1015"/>
        </table:table-row>
        <table:table-row table:style-name="ro4">
          <table:table-cell table:style-name="ce4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192467529978479</text:p>
          </table:table-cell>
          <table:table-cell table:formula="of:=[.D270]+1" office:value-type="float" office:value="264">
            <text:p>264</text:p>
          </table:table-cell>
          <table:table-cell table:formula="of:=[.D271]/[.$B$4]" office:value-type="percentage" office:value="0.88">
            <text:p>88,0%</text:p>
          </table:table-cell>
          <table:table-cell table:formula="of:=[.D271]*[.$B$5]" office:value-type="float" office:value="168.08">
            <text:p>168,08</text:p>
          </table:table-cell>
          <table:table-cell table:formula="of:=[.F271]/[.$B$3]" office:value-type="percentage" office:value="0.88">
            <text:p>88,0%</text:p>
          </table:table-cell>
          <table:table-cell table:formula="of:=[.H270]+[.B271]" office:value-type="float" office:value="187">
            <text:p>187</text:p>
          </table:table-cell>
          <table:table-cell table:formula="of:=[.H271]/[.$B$3]" office:value-type="percentage" office:value="0.979057591623037">
            <text:p>97,9%</text:p>
          </table:table-cell>
          <table:table-cell table:number-columns-repeated="1015"/>
        </table:table-row>
        <table:table-row table:style-name="ro4"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192467529978479</text:p>
          </table:table-cell>
          <table:table-cell table:formula="of:=[.D271]+1" office:value-type="float" office:value="265">
            <text:p>265</text:p>
          </table:table-cell>
          <table:table-cell table:formula="of:=[.D272]/[.$B$4]" office:value-type="percentage" office:value="0.883333333333333">
            <text:p>88,3%</text:p>
          </table:table-cell>
          <table:table-cell table:formula="of:=[.D272]*[.$B$5]" office:value-type="float" office:value="168.716666666667">
            <text:p>168,7166666667</text:p>
          </table:table-cell>
          <table:table-cell table:formula="of:=[.F272]/[.$B$3]" office:value-type="percentage" office:value="0.883333333333333">
            <text:p>88,3%</text:p>
          </table:table-cell>
          <table:table-cell table:formula="of:=[.H271]+[.B272]" office:value-type="float" office:value="187">
            <text:p>187</text:p>
          </table:table-cell>
          <table:table-cell table:formula="of:=[.H272]/[.$B$3]" office:value-type="percentage" office:value="0.979057591623037">
            <text:p>97,9%</text:p>
          </table:table-cell>
          <table:table-cell table:number-columns-repeated="1015"/>
        </table:table-row>
        <table:table-row table:style-name="ro4">
          <table:table-cell table:style-name="ce4" office:value-type="float" office:value="61">
            <text:p>6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192467529978479</text:p>
          </table:table-cell>
          <table:table-cell table:formula="of:=[.D272]+1" office:value-type="float" office:value="266">
            <text:p>266</text:p>
          </table:table-cell>
          <table:table-cell table:formula="of:=[.D273]/[.$B$4]" office:value-type="percentage" office:value="0.886666666666667">
            <text:p>88,7%</text:p>
          </table:table-cell>
          <table:table-cell table:formula="of:=[.D273]*[.$B$5]" office:value-type="float" office:value="169.353333333333">
            <text:p>169,3533333333</text:p>
          </table:table-cell>
          <table:table-cell table:formula="of:=[.F273]/[.$B$3]" office:value-type="percentage" office:value="0.886666666666667">
            <text:p>88,7%</text:p>
          </table:table-cell>
          <table:table-cell table:formula="of:=[.H272]+[.B273]" office:value-type="float" office:value="187">
            <text:p>187</text:p>
          </table:table-cell>
          <table:table-cell table:formula="of:=[.H273]/[.$B$3]" office:value-type="percentage" office:value="0.979057591623037">
            <text:p>97,9%</text:p>
          </table:table-cell>
          <table:table-cell table:number-columns-repeated="1015"/>
        </table:table-row>
        <table:table-row table:style-name="ro4">
          <table:table-cell table:style-name="ce4" office:value-type="float" office:value="67">
            <text:p>67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192467529978479</text:p>
          </table:table-cell>
          <table:table-cell table:formula="of:=[.D273]+1" office:value-type="float" office:value="267">
            <text:p>267</text:p>
          </table:table-cell>
          <table:table-cell table:formula="of:=[.D274]/[.$B$4]" office:value-type="percentage" office:value="0.89">
            <text:p>89,0%</text:p>
          </table:table-cell>
          <table:table-cell table:formula="of:=[.D274]*[.$B$5]" office:value-type="float" office:value="169.99">
            <text:p>169,99</text:p>
          </table:table-cell>
          <table:table-cell table:formula="of:=[.F274]/[.$B$3]" office:value-type="percentage" office:value="0.89">
            <text:p>89,0%</text:p>
          </table:table-cell>
          <table:table-cell table:formula="of:=[.H273]+[.B274]" office:value-type="float" office:value="187">
            <text:p>187</text:p>
          </table:table-cell>
          <table:table-cell table:formula="of:=[.H274]/[.$B$3]" office:value-type="percentage" office:value="0.979057591623037">
            <text:p>97,9%</text:p>
          </table:table-cell>
          <table:table-cell table:number-columns-repeated="1015"/>
        </table:table-row>
        <table:table-row table:style-name="ro4">
          <table:table-cell table:style-name="ce4" office:value-type="float" office:value="69">
            <text:p>69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192467529978479</text:p>
          </table:table-cell>
          <table:table-cell table:formula="of:=[.D274]+1" office:value-type="float" office:value="268">
            <text:p>268</text:p>
          </table:table-cell>
          <table:table-cell table:formula="of:=[.D275]/[.$B$4]" office:value-type="percentage" office:value="0.893333333333333">
            <text:p>89,3%</text:p>
          </table:table-cell>
          <table:table-cell table:formula="of:=[.D275]*[.$B$5]" office:value-type="float" office:value="170.626666666667">
            <text:p>170,6266666667</text:p>
          </table:table-cell>
          <table:table-cell table:formula="of:=[.F275]/[.$B$3]" office:value-type="percentage" office:value="0.893333333333333">
            <text:p>89,3%</text:p>
          </table:table-cell>
          <table:table-cell table:formula="of:=[.H274]+[.B275]" office:value-type="float" office:value="187">
            <text:p>187</text:p>
          </table:table-cell>
          <table:table-cell table:formula="of:=[.H275]/[.$B$3]" office:value-type="percentage" office:value="0.979057591623037">
            <text:p>97,9%</text:p>
          </table:table-cell>
          <table:table-cell table:number-columns-repeated="1015"/>
        </table:table-row>
        <table:table-row table:style-name="ro4">
          <table:table-cell table:style-name="ce4" office:value-type="float" office:value="71">
            <text:p>7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192467529978479</text:p>
          </table:table-cell>
          <table:table-cell table:formula="of:=[.D275]+1" office:value-type="float" office:value="269">
            <text:p>269</text:p>
          </table:table-cell>
          <table:table-cell table:formula="of:=[.D276]/[.$B$4]" office:value-type="percentage" office:value="0.896666666666667">
            <text:p>89,7%</text:p>
          </table:table-cell>
          <table:table-cell table:formula="of:=[.D276]*[.$B$5]" office:value-type="float" office:value="171.263333333333">
            <text:p>171,2633333333</text:p>
          </table:table-cell>
          <table:table-cell table:formula="of:=[.F276]/[.$B$3]" office:value-type="percentage" office:value="0.896666666666667">
            <text:p>89,7%</text:p>
          </table:table-cell>
          <table:table-cell table:formula="of:=[.H275]+[.B276]" office:value-type="float" office:value="187">
            <text:p>187</text:p>
          </table:table-cell>
          <table:table-cell table:formula="of:=[.H276]/[.$B$3]" office:value-type="percentage" office:value="0.979057591623037">
            <text:p>97,9%</text:p>
          </table:table-cell>
          <table:table-cell table:number-columns-repeated="1015"/>
        </table:table-row>
        <table:table-row table:style-name="ro4">
          <table:table-cell table:style-name="ce4" office:value-type="float" office:value="98">
            <text:p>98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192467529978479</text:p>
          </table:table-cell>
          <table:table-cell table:formula="of:=[.D276]+1" office:value-type="float" office:value="270">
            <text:p>270</text:p>
          </table:table-cell>
          <table:table-cell table:formula="of:=[.D277]/[.$B$4]" office:value-type="percentage" office:value="0.9">
            <text:p>90,0%</text:p>
          </table:table-cell>
          <table:table-cell table:formula="of:=[.D277]*[.$B$5]" office:value-type="float" office:value="171.9">
            <text:p>171,9</text:p>
          </table:table-cell>
          <table:table-cell table:formula="of:=[.F277]/[.$B$3]" office:value-type="percentage" office:value="0.9">
            <text:p>90,0%</text:p>
          </table:table-cell>
          <table:table-cell table:formula="of:=[.H276]+[.B277]" office:value-type="float" office:value="187">
            <text:p>187</text:p>
          </table:table-cell>
          <table:table-cell table:formula="of:=[.H277]/[.$B$3]" office:value-type="percentage" office:value="0.979057591623037">
            <text:p>97,9%</text:p>
          </table:table-cell>
          <table:table-cell table:number-columns-repeated="1015"/>
        </table:table-row>
        <table:table-row table:style-name="ro4">
          <table:table-cell table:style-name="ce4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192467529978479</text:p>
          </table:table-cell>
          <table:table-cell table:formula="of:=[.D277]+1" office:value-type="float" office:value="271">
            <text:p>271</text:p>
          </table:table-cell>
          <table:table-cell table:formula="of:=[.D278]/[.$B$4]" office:value-type="percentage" office:value="0.903333333333333">
            <text:p>90,3%</text:p>
          </table:table-cell>
          <table:table-cell table:formula="of:=[.D278]*[.$B$5]" office:value-type="float" office:value="172.536666666667">
            <text:p>172,5366666667</text:p>
          </table:table-cell>
          <table:table-cell table:formula="of:=[.F278]/[.$B$3]" office:value-type="percentage" office:value="0.903333333333333">
            <text:p>90,3%</text:p>
          </table:table-cell>
          <table:table-cell table:formula="of:=[.H277]+[.B278]" office:value-type="float" office:value="187">
            <text:p>187</text:p>
          </table:table-cell>
          <table:table-cell table:formula="of:=[.H278]/[.$B$3]" office:value-type="percentage" office:value="0.979057591623037">
            <text:p>97,9%</text:p>
          </table:table-cell>
          <table:table-cell table:number-columns-repeated="1015"/>
        </table:table-row>
        <table:table-row table:style-name="ro4">
          <table:table-cell table:style-name="ce4" office:value-type="float" office:value="107">
            <text:p>107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192467529978479</text:p>
          </table:table-cell>
          <table:table-cell table:formula="of:=[.D278]+1" office:value-type="float" office:value="272">
            <text:p>272</text:p>
          </table:table-cell>
          <table:table-cell table:formula="of:=[.D279]/[.$B$4]" office:value-type="percentage" office:value="0.906666666666667">
            <text:p>90,7%</text:p>
          </table:table-cell>
          <table:table-cell table:formula="of:=[.D279]*[.$B$5]" office:value-type="float" office:value="173.173333333333">
            <text:p>173,1733333333</text:p>
          </table:table-cell>
          <table:table-cell table:formula="of:=[.F279]/[.$B$3]" office:value-type="percentage" office:value="0.906666666666667">
            <text:p>90,7%</text:p>
          </table:table-cell>
          <table:table-cell table:formula="of:=[.H278]+[.B279]" office:value-type="float" office:value="187">
            <text:p>187</text:p>
          </table:table-cell>
          <table:table-cell table:formula="of:=[.H279]/[.$B$3]" office:value-type="percentage" office:value="0.979057591623037">
            <text:p>97,9%</text:p>
          </table:table-cell>
          <table:table-cell table:number-columns-repeated="1015"/>
        </table:table-row>
        <table:table-row table:style-name="ro4">
          <table:table-cell table:style-name="ce4" office:value-type="float" office:value="111">
            <text:p>11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192467529978479</text:p>
          </table:table-cell>
          <table:table-cell table:formula="of:=[.D279]+1" office:value-type="float" office:value="273">
            <text:p>273</text:p>
          </table:table-cell>
          <table:table-cell table:formula="of:=[.D280]/[.$B$4]" office:value-type="percentage" office:value="0.91">
            <text:p>91,0%</text:p>
          </table:table-cell>
          <table:table-cell table:formula="of:=[.D280]*[.$B$5]" office:value-type="float" office:value="173.81">
            <text:p>173,81</text:p>
          </table:table-cell>
          <table:table-cell table:formula="of:=[.F280]/[.$B$3]" office:value-type="percentage" office:value="0.91">
            <text:p>91,0%</text:p>
          </table:table-cell>
          <table:table-cell table:formula="of:=[.H279]+[.B280]" office:value-type="float" office:value="188">
            <text:p>188</text:p>
          </table:table-cell>
          <table:table-cell table:formula="of:=[.H280]/[.$B$3]" office:value-type="percentage" office:value="0.984293193717278">
            <text:p>98,4%</text:p>
          </table:table-cell>
          <table:table-cell table:number-columns-repeated="1015"/>
        </table:table-row>
        <table:table-row table:style-name="ro4">
          <table:table-cell table:style-name="ce4" office:value-type="float" office:value="112">
            <text:p>11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192467529978479</text:p>
          </table:table-cell>
          <table:table-cell table:formula="of:=[.D280]+1" office:value-type="float" office:value="274">
            <text:p>274</text:p>
          </table:table-cell>
          <table:table-cell table:formula="of:=[.D281]/[.$B$4]" office:value-type="percentage" office:value="0.913333333333333">
            <text:p>91,3%</text:p>
          </table:table-cell>
          <table:table-cell table:formula="of:=[.D281]*[.$B$5]" office:value-type="float" office:value="174.446666666667">
            <text:p>174,4466666667</text:p>
          </table:table-cell>
          <table:table-cell table:formula="of:=[.F281]/[.$B$3]" office:value-type="percentage" office:value="0.913333333333333">
            <text:p>91,3%</text:p>
          </table:table-cell>
          <table:table-cell table:formula="of:=[.H280]+[.B281]" office:value-type="float" office:value="189">
            <text:p>189</text:p>
          </table:table-cell>
          <table:table-cell table:formula="of:=[.H281]/[.$B$3]" office:value-type="percentage" office:value="0.989528795811518">
            <text:p>99,0%</text:p>
          </table:table-cell>
          <table:table-cell table:number-columns-repeated="1015"/>
        </table:table-row>
        <table:table-row table:style-name="ro4">
          <table:table-cell table:style-name="ce4" office:value-type="float" office:value="119">
            <text:p>119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192467529978479</text:p>
          </table:table-cell>
          <table:table-cell table:formula="of:=[.D281]+1" office:value-type="float" office:value="275">
            <text:p>275</text:p>
          </table:table-cell>
          <table:table-cell table:formula="of:=[.D282]/[.$B$4]" office:value-type="percentage" office:value="0.916666666666667">
            <text:p>91,7%</text:p>
          </table:table-cell>
          <table:table-cell table:formula="of:=[.D282]*[.$B$5]" office:value-type="float" office:value="175.083333333333">
            <text:p>175,0833333333</text:p>
          </table:table-cell>
          <table:table-cell table:formula="of:=[.F282]/[.$B$3]" office:value-type="percentage" office:value="0.916666666666667">
            <text:p>91,7%</text:p>
          </table:table-cell>
          <table:table-cell table:formula="of:=[.H281]+[.B282]" office:value-type="float" office:value="189">
            <text:p>189</text:p>
          </table:table-cell>
          <table:table-cell table:formula="of:=[.H282]/[.$B$3]" office:value-type="percentage" office:value="0.989528795811518">
            <text:p>99,0%</text:p>
          </table:table-cell>
          <table:table-cell table:number-columns-repeated="1015"/>
        </table:table-row>
        <table:table-row table:style-name="ro4">
          <table:table-cell table:style-name="ce4" office:value-type="float" office:value="143">
            <text:p>143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192467529978479</text:p>
          </table:table-cell>
          <table:table-cell table:formula="of:=[.D282]+1" office:value-type="float" office:value="276">
            <text:p>276</text:p>
          </table:table-cell>
          <table:table-cell table:formula="of:=[.D283]/[.$B$4]" office:value-type="percentage" office:value="0.92">
            <text:p>92,0%</text:p>
          </table:table-cell>
          <table:table-cell table:formula="of:=[.D283]*[.$B$5]" office:value-type="float" office:value="175.72">
            <text:p>175,72</text:p>
          </table:table-cell>
          <table:table-cell table:formula="of:=[.F283]/[.$B$3]" office:value-type="percentage" office:value="0.92">
            <text:p>92,0%</text:p>
          </table:table-cell>
          <table:table-cell table:formula="of:=[.H282]+[.B283]" office:value-type="float" office:value="189">
            <text:p>189</text:p>
          </table:table-cell>
          <table:table-cell table:formula="of:=[.H283]/[.$B$3]" office:value-type="percentage" office:value="0.989528795811518">
            <text:p>99,0%</text:p>
          </table:table-cell>
          <table:table-cell table:number-columns-repeated="1015"/>
        </table:table-row>
        <table:table-row table:style-name="ro4">
          <table:table-cell table:style-name="ce4" office:value-type="float" office:value="153">
            <text:p>153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192467529978479</text:p>
          </table:table-cell>
          <table:table-cell table:formula="of:=[.D283]+1" office:value-type="float" office:value="277">
            <text:p>277</text:p>
          </table:table-cell>
          <table:table-cell table:formula="of:=[.D284]/[.$B$4]" office:value-type="percentage" office:value="0.923333333333333">
            <text:p>92,3%</text:p>
          </table:table-cell>
          <table:table-cell table:formula="of:=[.D284]*[.$B$5]" office:value-type="float" office:value="176.356666666667">
            <text:p>176,3566666667</text:p>
          </table:table-cell>
          <table:table-cell table:formula="of:=[.F284]/[.$B$3]" office:value-type="percentage" office:value="0.923333333333333">
            <text:p>92,3%</text:p>
          </table:table-cell>
          <table:table-cell table:formula="of:=[.H283]+[.B284]" office:value-type="float" office:value="189">
            <text:p>189</text:p>
          </table:table-cell>
          <table:table-cell table:formula="of:=[.H284]/[.$B$3]" office:value-type="percentage" office:value="0.989528795811518">
            <text:p>99,0%</text:p>
          </table:table-cell>
          <table:table-cell table:number-columns-repeated="1015"/>
        </table:table-row>
        <table:table-row table:style-name="ro4">
          <table:table-cell table:style-name="ce4" office:value-type="float" office:value="155">
            <text:p>155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192467529978479</text:p>
          </table:table-cell>
          <table:table-cell table:formula="of:=[.D284]+1" office:value-type="float" office:value="278">
            <text:p>278</text:p>
          </table:table-cell>
          <table:table-cell table:formula="of:=[.D285]/[.$B$4]" office:value-type="percentage" office:value="0.926666666666667">
            <text:p>92,7%</text:p>
          </table:table-cell>
          <table:table-cell table:formula="of:=[.D285]*[.$B$5]" office:value-type="float" office:value="176.993333333333">
            <text:p>176,9933333333</text:p>
          </table:table-cell>
          <table:table-cell table:formula="of:=[.F285]/[.$B$3]" office:value-type="percentage" office:value="0.926666666666667">
            <text:p>92,7%</text:p>
          </table:table-cell>
          <table:table-cell table:formula="of:=[.H284]+[.B285]" office:value-type="float" office:value="189">
            <text:p>189</text:p>
          </table:table-cell>
          <table:table-cell table:formula="of:=[.H285]/[.$B$3]" office:value-type="percentage" office:value="0.989528795811518">
            <text:p>99,0%</text:p>
          </table:table-cell>
          <table:table-cell table:number-columns-repeated="1015"/>
        </table:table-row>
        <table:table-row table:style-name="ro4">
          <table:table-cell table:style-name="ce4" office:value-type="float" office:value="198">
            <text:p>198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192467529978479</text:p>
          </table:table-cell>
          <table:table-cell table:formula="of:=[.D285]+1" office:value-type="float" office:value="279">
            <text:p>279</text:p>
          </table:table-cell>
          <table:table-cell table:formula="of:=[.D286]/[.$B$4]" office:value-type="percentage" office:value="0.93">
            <text:p>93,0%</text:p>
          </table:table-cell>
          <table:table-cell table:formula="of:=[.D286]*[.$B$5]" office:value-type="float" office:value="177.63">
            <text:p>177,63</text:p>
          </table:table-cell>
          <table:table-cell table:formula="of:=[.F286]/[.$B$3]" office:value-type="percentage" office:value="0.93">
            <text:p>93,0%</text:p>
          </table:table-cell>
          <table:table-cell table:formula="of:=[.H285]+[.B286]" office:value-type="float" office:value="189">
            <text:p>189</text:p>
          </table:table-cell>
          <table:table-cell table:formula="of:=[.H286]/[.$B$3]" office:value-type="percentage" office:value="0.989528795811518">
            <text:p>99,0%</text:p>
          </table:table-cell>
          <table:table-cell table:number-columns-repeated="1015"/>
        </table:table-row>
        <table:table-row table:style-name="ro4">
          <table:table-cell table:style-name="ce4" office:value-type="float" office:value="215">
            <text:p>21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192467529978479</text:p>
          </table:table-cell>
          <table:table-cell table:formula="of:=[.D286]+1" office:value-type="float" office:value="280">
            <text:p>280</text:p>
          </table:table-cell>
          <table:table-cell table:formula="of:=[.D287]/[.$B$4]" office:value-type="percentage" office:value="0.933333333333333">
            <text:p>93,3%</text:p>
          </table:table-cell>
          <table:table-cell table:formula="of:=[.D287]*[.$B$5]" office:value-type="float" office:value="178.266666666667">
            <text:p>178,2666666667</text:p>
          </table:table-cell>
          <table:table-cell table:formula="of:=[.F287]/[.$B$3]" office:value-type="percentage" office:value="0.933333333333333">
            <text:p>93,3%</text:p>
          </table:table-cell>
          <table:table-cell table:formula="of:=[.H286]+[.B287]" office:value-type="float" office:value="190">
            <text:p>190</text:p>
          </table:table-cell>
          <table:table-cell table:formula="of:=[.H287]/[.$B$3]" office:value-type="percentage" office:value="0.994764397905759">
            <text:p>99,5%</text:p>
          </table:table-cell>
          <table:table-cell table:number-columns-repeated="1015"/>
        </table:table-row>
        <table:table-row table:style-name="ro4">
          <table:table-cell table:style-name="ce4" office:value-type="float" office:value="225">
            <text:p>225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192467529978479</text:p>
          </table:table-cell>
          <table:table-cell table:formula="of:=[.D287]+1" office:value-type="float" office:value="281">
            <text:p>281</text:p>
          </table:table-cell>
          <table:table-cell table:formula="of:=[.D288]/[.$B$4]" office:value-type="percentage" office:value="0.936666666666667">
            <text:p>93,7%</text:p>
          </table:table-cell>
          <table:table-cell table:formula="of:=[.D288]*[.$B$5]" office:value-type="float" office:value="178.903333333333">
            <text:p>178,9033333333</text:p>
          </table:table-cell>
          <table:table-cell table:formula="of:=[.F288]/[.$B$3]" office:value-type="percentage" office:value="0.936666666666667">
            <text:p>93,7%</text:p>
          </table:table-cell>
          <table:table-cell table:formula="of:=[.H287]+[.B288]" office:value-type="float" office:value="190">
            <text:p>190</text:p>
          </table:table-cell>
          <table:table-cell table:formula="of:=[.H288]/[.$B$3]" office:value-type="percentage" office:value="0.994764397905759">
            <text:p>99,5%</text:p>
          </table:table-cell>
          <table:table-cell table:number-columns-repeated="1015"/>
        </table:table-row>
        <table:table-row table:style-name="ro4">
          <table:table-cell table:style-name="ce4" office:value-type="float" office:value="241">
            <text:p>24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192467529978479</text:p>
          </table:table-cell>
          <table:table-cell table:formula="of:=[.D288]+1" office:value-type="float" office:value="282">
            <text:p>282</text:p>
          </table:table-cell>
          <table:table-cell table:formula="of:=[.D289]/[.$B$4]" office:value-type="percentage" office:value="0.94">
            <text:p>94,0%</text:p>
          </table:table-cell>
          <table:table-cell table:formula="of:=[.D289]*[.$B$5]" office:value-type="float" office:value="179.54">
            <text:p>179,54</text:p>
          </table:table-cell>
          <table:table-cell table:formula="of:=[.F289]/[.$B$3]" office:value-type="percentage" office:value="0.94">
            <text:p>94,0%</text:p>
          </table:table-cell>
          <table:table-cell table:formula="of:=[.H288]+[.B289]" office:value-type="float" office:value="190">
            <text:p>190</text:p>
          </table:table-cell>
          <table:table-cell table:formula="of:=[.H289]/[.$B$3]" office:value-type="percentage" office:value="0.994764397905759">
            <text:p>99,5%</text:p>
          </table:table-cell>
          <table:table-cell table:number-columns-repeated="1015"/>
        </table:table-row>
        <table:table-row table:style-name="ro4">
          <table:table-cell table:style-name="ce4" office:value-type="float" office:value="251">
            <text:p>25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.192467529978479</text:p>
          </table:table-cell>
          <table:table-cell table:formula="of:=[.D289]+1" office:value-type="float" office:value="283">
            <text:p>283</text:p>
          </table:table-cell>
          <table:table-cell table:formula="of:=[.D290]/[.$B$4]" office:value-type="percentage" office:value="0.943333333333333">
            <text:p>94,3%</text:p>
          </table:table-cell>
          <table:table-cell table:formula="of:=[.D290]*[.$B$5]" office:value-type="float" office:value="180.176666666667">
            <text:p>180,1766666667</text:p>
          </table:table-cell>
          <table:table-cell table:formula="of:=[.F290]/[.$B$3]" office:value-type="percentage" office:value="0.943333333333333">
            <text:p>94,3%</text:p>
          </table:table-cell>
          <table:table-cell table:formula="of:=[.H289]+[.B290]" office:value-type="float" office:value="191">
            <text:p>191</text:p>
          </table:table-cell>
          <table:table-cell table:formula="of:=[.H290]/[.$B$3]" office:value-type="percentage" office:value="1">
            <text:p>100,0%</text:p>
          </table:table-cell>
          <table:table-cell table:number-columns-repeated="1015"/>
        </table:table-row>
        <table:table-row table:style-name="ro4">
          <table:table-cell table:style-name="ce4" office:value-type="float" office:value="261">
            <text:p>26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192467529978479</text:p>
          </table:table-cell>
          <table:table-cell table:formula="of:=[.D290]+1" office:value-type="float" office:value="284">
            <text:p>284</text:p>
          </table:table-cell>
          <table:table-cell table:formula="of:=[.D291]/[.$B$4]" office:value-type="percentage" office:value="0.946666666666667">
            <text:p>94,7%</text:p>
          </table:table-cell>
          <table:table-cell table:formula="of:=[.D291]*[.$B$5]" office:value-type="float" office:value="180.813333333333">
            <text:p>180,8133333333</text:p>
          </table:table-cell>
          <table:table-cell table:formula="of:=[.F291]/[.$B$3]" office:value-type="percentage" office:value="0.946666666666667">
            <text:p>94,7%</text:p>
          </table:table-cell>
          <table:table-cell table:formula="of:=[.H290]+[.B291]" office:value-type="float" office:value="191">
            <text:p>191</text:p>
          </table:table-cell>
          <table:table-cell table:formula="of:=[.H291]/[.$B$3]" office:value-type="percentage" office:value="1">
            <text:p>100,0%</text:p>
          </table:table-cell>
          <table:table-cell table:number-columns-repeated="1015"/>
        </table:table-row>
        <table:table-row table:style-name="ro4">
          <table:table-cell table:style-name="ce4" office:value-type="float" office:value="277">
            <text:p>277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192467529978479</text:p>
          </table:table-cell>
          <table:table-cell table:formula="of:=[.D291]+1" office:value-type="float" office:value="285">
            <text:p>285</text:p>
          </table:table-cell>
          <table:table-cell table:formula="of:=[.D292]/[.$B$4]" office:value-type="percentage" office:value="0.95">
            <text:p>95,0%</text:p>
          </table:table-cell>
          <table:table-cell table:formula="of:=[.D292]*[.$B$5]" office:value-type="float" office:value="181.45">
            <text:p>181,45</text:p>
          </table:table-cell>
          <table:table-cell table:formula="of:=[.F292]/[.$B$3]" office:value-type="percentage" office:value="0.95">
            <text:p>95,0%</text:p>
          </table:table-cell>
          <table:table-cell table:formula="of:=[.H291]+[.B292]" office:value-type="float" office:value="191">
            <text:p>191</text:p>
          </table:table-cell>
          <table:table-cell table:formula="of:=[.H292]/[.$B$3]" office:value-type="percentage" office:value="1">
            <text:p>100,0%</text:p>
          </table:table-cell>
          <table:table-cell table:number-columns-repeated="1015"/>
        </table:table-row>
        <table:table-row table:style-name="ro4">
          <table:table-cell table:style-name="ce4" office:value-type="float" office:value="159">
            <text:p>159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116488277972723</text:p>
          </table:table-cell>
          <table:table-cell table:formula="of:=[.D292]+1" office:value-type="float" office:value="286">
            <text:p>286</text:p>
          </table:table-cell>
          <table:table-cell table:formula="of:=[.D293]/[.$B$4]" office:value-type="percentage" office:value="0.953333333333333">
            <text:p>95,3%</text:p>
          </table:table-cell>
          <table:table-cell table:formula="of:=[.D293]*[.$B$5]" office:value-type="float" office:value="182.086666666667">
            <text:p>182,0866666667</text:p>
          </table:table-cell>
          <table:table-cell table:formula="of:=[.F293]/[.$B$3]" office:value-type="percentage" office:value="0.953333333333333">
            <text:p>95,3%</text:p>
          </table:table-cell>
          <table:table-cell table:formula="of:=[.H292]+[.B293]" office:value-type="float" office:value="191">
            <text:p>191</text:p>
          </table:table-cell>
          <table:table-cell table:formula="of:=[.H293]/[.$B$3]" office:value-type="percentage" office:value="1">
            <text:p>100,0%</text:p>
          </table:table-cell>
          <table:table-cell table:number-columns-repeated="1015"/>
        </table:table-row>
        <table:table-row table:style-name="ro4">
          <table:table-cell table:style-name="ce4" office:value-type="float" office:value="209">
            <text:p>209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116488277972723</text:p>
          </table:table-cell>
          <table:table-cell table:formula="of:=[.D293]+1" office:value-type="float" office:value="287">
            <text:p>287</text:p>
          </table:table-cell>
          <table:table-cell table:formula="of:=[.D294]/[.$B$4]" office:value-type="percentage" office:value="0.956666666666667">
            <text:p>95,7%</text:p>
          </table:table-cell>
          <table:table-cell table:formula="of:=[.D294]*[.$B$5]" office:value-type="float" office:value="182.723333333333">
            <text:p>182,7233333333</text:p>
          </table:table-cell>
          <table:table-cell table:formula="of:=[.F294]/[.$B$3]" office:value-type="percentage" office:value="0.956666666666667">
            <text:p>95,7%</text:p>
          </table:table-cell>
          <table:table-cell table:formula="of:=[.H293]+[.B294]" office:value-type="float" office:value="191">
            <text:p>191</text:p>
          </table:table-cell>
          <table:table-cell table:formula="of:=[.H294]/[.$B$3]" office:value-type="percentage" office:value="1">
            <text:p>100,0%</text:p>
          </table:table-cell>
          <table:table-cell table:number-columns-repeated="1015"/>
        </table:table-row>
        <table:table-row table:style-name="ro4">
          <table:table-cell table:style-name="ce4" office:value-type="float" office:value="21">
            <text:p>2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070713388220612</text:p>
          </table:table-cell>
          <table:table-cell table:formula="of:=[.D294]+1" office:value-type="float" office:value="288">
            <text:p>288</text:p>
          </table:table-cell>
          <table:table-cell table:formula="of:=[.D295]/[.$B$4]" office:value-type="percentage" office:value="0.96">
            <text:p>96,0%</text:p>
          </table:table-cell>
          <table:table-cell table:formula="of:=[.D295]*[.$B$5]" office:value-type="float" office:value="183.36">
            <text:p>183,36</text:p>
          </table:table-cell>
          <table:table-cell table:formula="of:=[.F295]/[.$B$3]" office:value-type="percentage" office:value="0.96">
            <text:p>96,0%</text:p>
          </table:table-cell>
          <table:table-cell table:formula="of:=[.H294]+[.B295]" office:value-type="float" office:value="191">
            <text:p>191</text:p>
          </table:table-cell>
          <table:table-cell table:formula="of:=[.H295]/[.$B$3]" office:value-type="percentage" office:value="1">
            <text:p>100,0%</text:p>
          </table:table-cell>
          <table:table-cell table:number-columns-repeated="1015"/>
        </table:table-row>
        <table:table-row table:style-name="ro4">
          <table:table-cell table:style-name="ce4" office:value-type="float" office:value="29">
            <text:p>29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0668289827714866</text:p>
          </table:table-cell>
          <table:table-cell table:formula="of:=[.D295]+1" office:value-type="float" office:value="289">
            <text:p>289</text:p>
          </table:table-cell>
          <table:table-cell table:formula="of:=[.D296]/[.$B$4]" office:value-type="percentage" office:value="0.963333333333333">
            <text:p>96,3%</text:p>
          </table:table-cell>
          <table:table-cell table:formula="of:=[.D296]*[.$B$5]" office:value-type="float" office:value="183.996666666667">
            <text:p>183,9966666667</text:p>
          </table:table-cell>
          <table:table-cell table:formula="of:=[.F296]/[.$B$3]" office:value-type="percentage" office:value="0.963333333333333">
            <text:p>96,3%</text:p>
          </table:table-cell>
          <table:table-cell table:formula="of:=[.H295]+[.B296]" office:value-type="float" office:value="191">
            <text:p>191</text:p>
          </table:table-cell>
          <table:table-cell table:formula="of:=[.H296]/[.$B$3]" office:value-type="percentage" office:value="1">
            <text:p>100,0%</text:p>
          </table:table-cell>
          <table:table-cell table:number-columns-repeated="1015"/>
        </table:table-row>
        <table:table-row table:style-name="ro4">
          <table:table-cell table:style-name="ce4" office:value-type="float" office:value="47">
            <text:p>47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0668289827714866</text:p>
          </table:table-cell>
          <table:table-cell table:formula="of:=[.D296]+1" office:value-type="float" office:value="290">
            <text:p>290</text:p>
          </table:table-cell>
          <table:table-cell table:formula="of:=[.D297]/[.$B$4]" office:value-type="percentage" office:value="0.966666666666667">
            <text:p>96,7%</text:p>
          </table:table-cell>
          <table:table-cell table:formula="of:=[.D297]*[.$B$5]" office:value-type="float" office:value="184.633333333333">
            <text:p>184,6333333333</text:p>
          </table:table-cell>
          <table:table-cell table:formula="of:=[.F297]/[.$B$3]" office:value-type="percentage" office:value="0.966666666666667">
            <text:p>96,7%</text:p>
          </table:table-cell>
          <table:table-cell table:formula="of:=[.H296]+[.B297]" office:value-type="float" office:value="191">
            <text:p>191</text:p>
          </table:table-cell>
          <table:table-cell table:formula="of:=[.H297]/[.$B$3]" office:value-type="percentage" office:value="1">
            <text:p>100,0%</text:p>
          </table:table-cell>
          <table:table-cell table:number-columns-repeated="1015"/>
        </table:table-row>
        <table:table-row table:style-name="ro4">
          <table:table-cell table:style-name="ce4" office:value-type="float" office:value="77">
            <text:p>77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0668289827714866</text:p>
          </table:table-cell>
          <table:table-cell table:formula="of:=[.D297]+1" office:value-type="float" office:value="291">
            <text:p>291</text:p>
          </table:table-cell>
          <table:table-cell table:formula="of:=[.D298]/[.$B$4]" office:value-type="percentage" office:value="0.97">
            <text:p>97,0%</text:p>
          </table:table-cell>
          <table:table-cell table:formula="of:=[.D298]*[.$B$5]" office:value-type="float" office:value="185.27">
            <text:p>185,27</text:p>
          </table:table-cell>
          <table:table-cell table:formula="of:=[.F298]/[.$B$3]" office:value-type="percentage" office:value="0.97">
            <text:p>97,0%</text:p>
          </table:table-cell>
          <table:table-cell table:formula="of:=[.H297]+[.B298]" office:value-type="float" office:value="191">
            <text:p>191</text:p>
          </table:table-cell>
          <table:table-cell table:formula="of:=[.H298]/[.$B$3]" office:value-type="percentage" office:value="1">
            <text:p>100,0%</text:p>
          </table:table-cell>
          <table:table-cell table:number-columns-repeated="1015"/>
        </table:table-row>
        <table:table-row table:style-name="ro4">
          <table:table-cell table:style-name="ce4" office:value-type="float" office:value="89">
            <text:p>89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0668289827714866</text:p>
          </table:table-cell>
          <table:table-cell table:formula="of:=[.D298]+1" office:value-type="float" office:value="292">
            <text:p>292</text:p>
          </table:table-cell>
          <table:table-cell table:formula="of:=[.D299]/[.$B$4]" office:value-type="percentage" office:value="0.973333333333333">
            <text:p>97,3%</text:p>
          </table:table-cell>
          <table:table-cell table:formula="of:=[.D299]*[.$B$5]" office:value-type="float" office:value="185.906666666667">
            <text:p>185,9066666667</text:p>
          </table:table-cell>
          <table:table-cell table:formula="of:=[.F299]/[.$B$3]" office:value-type="percentage" office:value="0.973333333333333">
            <text:p>97,3%</text:p>
          </table:table-cell>
          <table:table-cell table:formula="of:=[.H298]+[.B299]" office:value-type="float" office:value="191">
            <text:p>191</text:p>
          </table:table-cell>
          <table:table-cell table:formula="of:=[.H299]/[.$B$3]" office:value-type="percentage" office:value="1">
            <text:p>100,0%</text:p>
          </table:table-cell>
          <table:table-cell table:number-columns-repeated="1015"/>
        </table:table-row>
        <table:table-row table:style-name="ro4">
          <table:table-cell table:style-name="ce4" office:value-type="float" office:value="92">
            <text:p>92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0668289827714866</text:p>
          </table:table-cell>
          <table:table-cell table:formula="of:=[.D299]+1" office:value-type="float" office:value="293">
            <text:p>293</text:p>
          </table:table-cell>
          <table:table-cell table:formula="of:=[.D300]/[.$B$4]" office:value-type="percentage" office:value="0.976666666666667">
            <text:p>97,7%</text:p>
          </table:table-cell>
          <table:table-cell table:formula="of:=[.D300]*[.$B$5]" office:value-type="float" office:value="186.543333333333">
            <text:p>186,5433333333</text:p>
          </table:table-cell>
          <table:table-cell table:formula="of:=[.F300]/[.$B$3]" office:value-type="percentage" office:value="0.976666666666667">
            <text:p>97,7%</text:p>
          </table:table-cell>
          <table:table-cell table:formula="of:=[.H299]+[.B300]" office:value-type="float" office:value="191">
            <text:p>191</text:p>
          </table:table-cell>
          <table:table-cell table:formula="of:=[.H300]/[.$B$3]" office:value-type="percentage" office:value="1">
            <text:p>100,0%</text:p>
          </table:table-cell>
          <table:table-cell table:number-columns-repeated="1015"/>
        </table:table-row>
        <table:table-row table:style-name="ro4">
          <table:table-cell table:style-name="ce4" office:value-type="float" office:value="138">
            <text:p>138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0668289827714866</text:p>
          </table:table-cell>
          <table:table-cell table:formula="of:=[.D300]+1" office:value-type="float" office:value="294">
            <text:p>294</text:p>
          </table:table-cell>
          <table:table-cell table:formula="of:=[.D301]/[.$B$4]" office:value-type="percentage" office:value="0.98">
            <text:p>98,0%</text:p>
          </table:table-cell>
          <table:table-cell table:formula="of:=[.D301]*[.$B$5]" office:value-type="float" office:value="187.18">
            <text:p>187,18</text:p>
          </table:table-cell>
          <table:table-cell table:formula="of:=[.F301]/[.$B$3]" office:value-type="percentage" office:value="0.98">
            <text:p>98,0%</text:p>
          </table:table-cell>
          <table:table-cell table:formula="of:=[.H300]+[.B301]" office:value-type="float" office:value="191">
            <text:p>191</text:p>
          </table:table-cell>
          <table:table-cell table:formula="of:=[.H301]/[.$B$3]" office:value-type="percentage" office:value="1">
            <text:p>100,0%</text:p>
          </table:table-cell>
          <table:table-cell table:number-columns-repeated="1015"/>
        </table:table-row>
        <table:table-row table:style-name="ro4">
          <table:table-cell table:style-name="ce4" office:value-type="float" office:value="149">
            <text:p>149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0668289827714866</text:p>
          </table:table-cell>
          <table:table-cell table:formula="of:=[.D301]+1" office:value-type="float" office:value="295">
            <text:p>295</text:p>
          </table:table-cell>
          <table:table-cell table:formula="of:=[.D302]/[.$B$4]" office:value-type="percentage" office:value="0.983333333333333">
            <text:p>98,3%</text:p>
          </table:table-cell>
          <table:table-cell table:formula="of:=[.D302]*[.$B$5]" office:value-type="float" office:value="187.816666666667">
            <text:p>187,8166666667</text:p>
          </table:table-cell>
          <table:table-cell table:formula="of:=[.F302]/[.$B$3]" office:value-type="percentage" office:value="0.983333333333333">
            <text:p>98,3%</text:p>
          </table:table-cell>
          <table:table-cell table:formula="of:=[.H301]+[.B302]" office:value-type="float" office:value="191">
            <text:p>191</text:p>
          </table:table-cell>
          <table:table-cell table:formula="of:=[.H302]/[.$B$3]" office:value-type="percentage" office:value="1">
            <text:p>100,0%</text:p>
          </table:table-cell>
          <table:table-cell table:number-columns-repeated="1015"/>
        </table:table-row>
        <table:table-row table:style-name="ro4">
          <table:table-cell table:style-name="ce4" office:value-type="float" office:value="184">
            <text:p>184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0668289827714866</text:p>
          </table:table-cell>
          <table:table-cell table:formula="of:=[.D302]+1" office:value-type="float" office:value="296">
            <text:p>296</text:p>
          </table:table-cell>
          <table:table-cell table:formula="of:=[.D303]/[.$B$4]" office:value-type="percentage" office:value="0.986666666666667">
            <text:p>98,7%</text:p>
          </table:table-cell>
          <table:table-cell table:formula="of:=[.D303]*[.$B$5]" office:value-type="float" office:value="188.453333333333">
            <text:p>188,4533333333</text:p>
          </table:table-cell>
          <table:table-cell table:formula="of:=[.F303]/[.$B$3]" office:value-type="percentage" office:value="0.986666666666667">
            <text:p>98,7%</text:p>
          </table:table-cell>
          <table:table-cell table:formula="of:=[.H302]+[.B303]" office:value-type="float" office:value="191">
            <text:p>191</text:p>
          </table:table-cell>
          <table:table-cell table:formula="of:=[.H303]/[.$B$3]" office:value-type="percentage" office:value="1">
            <text:p>100,0%</text:p>
          </table:table-cell>
          <table:table-cell table:number-columns-repeated="1015"/>
        </table:table-row>
        <table:table-row table:style-name="ro4">
          <table:table-cell table:style-name="ce4" office:value-type="float" office:value="214">
            <text:p>214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0668289827714866</text:p>
          </table:table-cell>
          <table:table-cell table:formula="of:=[.D303]+1" office:value-type="float" office:value="297">
            <text:p>297</text:p>
          </table:table-cell>
          <table:table-cell table:formula="of:=[.D304]/[.$B$4]" office:value-type="percentage" office:value="0.99">
            <text:p>99,0%</text:p>
          </table:table-cell>
          <table:table-cell table:formula="of:=[.D304]*[.$B$5]" office:value-type="float" office:value="189.09">
            <text:p>189,09</text:p>
          </table:table-cell>
          <table:table-cell table:formula="of:=[.F304]/[.$B$3]" office:value-type="percentage" office:value="0.99">
            <text:p>99,0%</text:p>
          </table:table-cell>
          <table:table-cell table:formula="of:=[.H303]+[.B304]" office:value-type="float" office:value="191">
            <text:p>191</text:p>
          </table:table-cell>
          <table:table-cell table:formula="of:=[.H304]/[.$B$3]" office:value-type="percentage" office:value="1">
            <text:p>100,0%</text:p>
          </table:table-cell>
          <table:table-cell table:number-columns-repeated="1015"/>
        </table:table-row>
        <table:table-row table:style-name="ro4">
          <table:table-cell table:style-name="ce4" office:value-type="float" office:value="278">
            <text:p>278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0668289827714866</text:p>
          </table:table-cell>
          <table:table-cell table:formula="of:=[.D304]+1" office:value-type="float" office:value="298">
            <text:p>298</text:p>
          </table:table-cell>
          <table:table-cell table:formula="of:=[.D305]/[.$B$4]" office:value-type="percentage" office:value="0.993333333333333">
            <text:p>99,3%</text:p>
          </table:table-cell>
          <table:table-cell table:formula="of:=[.D305]*[.$B$5]" office:value-type="float" office:value="189.726666666667">
            <text:p>189,7266666667</text:p>
          </table:table-cell>
          <table:table-cell table:formula="of:=[.F305]/[.$B$3]" office:value-type="percentage" office:value="0.993333333333333">
            <text:p>99,3%</text:p>
          </table:table-cell>
          <table:table-cell table:formula="of:=[.H304]+[.B305]" office:value-type="float" office:value="191">
            <text:p>191</text:p>
          </table:table-cell>
          <table:table-cell table:formula="of:=[.H305]/[.$B$3]" office:value-type="percentage" office:value="1">
            <text:p>100,0%</text:p>
          </table:table-cell>
          <table:table-cell table:number-columns-repeated="1015"/>
        </table:table-row>
        <table:table-row table:style-name="ro4">
          <table:table-cell table:style-name="ce4" office:value-type="float" office:value="280">
            <text:p>28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0668289827714866</text:p>
          </table:table-cell>
          <table:table-cell table:formula="of:=[.D305]+1" office:value-type="float" office:value="299">
            <text:p>299</text:p>
          </table:table-cell>
          <table:table-cell table:formula="of:=[.D306]/[.$B$4]" office:value-type="percentage" office:value="0.996666666666667">
            <text:p>99,7%</text:p>
          </table:table-cell>
          <table:table-cell table:formula="of:=[.D306]*[.$B$5]" office:value-type="float" office:value="190.363333333333">
            <text:p>190,3633333333</text:p>
          </table:table-cell>
          <table:table-cell table:formula="of:=[.F306]/[.$B$3]" office:value-type="percentage" office:value="0.996666666666667">
            <text:p>99,7%</text:p>
          </table:table-cell>
          <table:table-cell table:formula="of:=[.H305]+[.B306]" office:value-type="float" office:value="191">
            <text:p>191</text:p>
          </table:table-cell>
          <table:table-cell table:formula="of:=[.H306]/[.$B$3]" office:value-type="percentage" office:value="1">
            <text:p>100,0%</text:p>
          </table:table-cell>
          <table:table-cell table:number-columns-repeated="1015"/>
        </table:table-row>
        <table:table-row table:style-name="ro4">
          <table:table-cell table:style-name="ce4" office:value-type="float" office:value="290">
            <text:p>29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.0668289827714866</text:p>
          </table:table-cell>
          <table:table-cell table:formula="of:=[.D306]+1" office:value-type="float" office:value="300">
            <text:p>300</text:p>
          </table:table-cell>
          <table:table-cell table:formula="of:=[.D307]/[.$B$4]" office:value-type="percentage" office:value="1">
            <text:p>100,0%</text:p>
          </table:table-cell>
          <table:table-cell table:formula="of:=[.D307]*[.$B$5]" office:value-type="float" office:value="191">
            <text:p>191</text:p>
          </table:table-cell>
          <table:table-cell table:formula="of:=[.F307]/[.$B$3]" office:value-type="percentage" office:value="1">
            <text:p>100,0%</text:p>
          </table:table-cell>
          <table:table-cell table:formula="of:=[.H306]+[.B307]" office:value-type="float" office:value="191">
            <text:p>191</text:p>
          </table:table-cell>
          <table:table-cell table:formula="of:=[.H307]/[.$B$3]" office:value-type="percentage" office:value="1">
            <text:p>100,0%</text:p>
          </table:table-cell>
          <table:table-cell table:number-columns-repeated="1015"/>
        </table:table-row>
        <table:table-row table:style-name="ro4" table:number-rows-repeated="1048268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Cumulative Accuracy Profile'.$A$1" table:cell-range-address="$'Cumulative Accuracy Profile'.$A$7:.$C$10007"/>
        </table:named-expressions>
      </table:table>
      <table:named-expressions/>
      <table:database-ranges>
        <table:database-range table:name="_xlnm._FilterDatabase" table:target-range-address="'Cumulative Accuracy Profile'.A7:'Cumulative Accuracy Profile'.C1000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6">
      <number:number number:decimal-places="1" number:min-integer-digits="1"/>
      <number:text>%</number:text>
    </number:percentage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105cm double #4f81bd" style:border-line-width-bottom="0.035cm 0.035cm 0.035cm" style:diagonal-bl-tr="none" style:diagonal-tl-br="none" fo:border-left="none" fo:border-right="none" style:rotation-align="none" fo:border-top="0.035cm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0">20/02/2019</text:date>, <text:time>12:4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umulative_20_Accuracy_20_Profile" style:display-name="PageStyle_Cumulative Accuracy Profi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0T12:42:39</dc:date>
    <dc:creator>LumberJack Jyss</dc:creator>
    <meta:document-statistic meta:table-count="1" meta:cell-count="2731" meta:object-count="1"/>
    <meta:generator>OpenOffice/4.1.6$Unix OpenOffice.org_project/416m1$Build-979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06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6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06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28.614cm" svg:height="9.007cm" xlink:href=".." xlink:type="simple" chart:class="chart:line" chart:style-name="ch1">
        <chart:legend chart:legend-position="bottom" svg:x="7.215cm" svg:y="8.228cm" style:legend-expansion="wide" chart:style-name="ch2"/>
        <chart:plot-area chart:style-name="ch3" table:cell-range-address="'Cumulative Accuracy Profile'.E7:'Cumulative Accuracy Profile'.E307 'Cumulative Accuracy Profile'.G7:'Cumulative Accuracy Profile'.G307 'Cumulative Accuracy Profile'.I7:'Cumulative Accuracy Profile'.I307" chart:data-source-has-labels="both" svg:x="1.022cm" svg:y="0.855cm" svg:width="26.439cm" svg:height="6.773cm">
          <chartooo:coordinate-region svg:x="2.474cm" svg:y="1.053cm" svg:width="24.906cm" svg:height="5.538cm"/>
          <chart:axis chart:dimension="x" chart:name="primary-x" chart:style-name="ch4" chartooo:axis-type="auto">
            <chartooo:date-scale/>
            <chart:categories table:cell-range-address="'Cumulative Accuracy Profile'.E8:'Cumulative Accuracy Profile'.E30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umulative Accuracy Profile'.G8:'Cumulative Accuracy Profile'.G307" chart:label-cell-address="'Cumulative Accuracy Profile'.G7:'Cumulative Accuracy Profile'.G7" chart:class="chart:line">
            <chart:data-point chart:repeated="300"/>
          </chart:series>
          <chart:series chart:style-name="ch7" chart:values-cell-range-address="'Cumulative Accuracy Profile'.I8:'Cumulative Accuracy Profile'.I307" chart:label-cell-address="'Cumulative Accuracy Profile'.I7:'Cumulative Accuracy Profile'.I7" chart:class="chart:line">
            <chart:data-point chart:repeated="300"/>
          </chart:series>
          <chart:wall chart:style-name="ch8"/>
          <chart:floor chart:style-name="ch9"/>
        </chart:plot-area>
        <draw:line draw:style-name="gr1" draw:text-style-name="P1" svg:x1="14.759cm" svg:y1="6.625cm" svg:x2="14.707cm" svg:y2="3.614cm">
          <text:p/>
        </draw:line>
        <draw:line draw:style-name="gr1" draw:text-style-name="P1" svg:x1="14.707cm" svg:y1="3.614cm" svg:x2="2.474cm" svg:y2="3.561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SelectPercentOfTotalChurners</text:p>
                <draw:g>
                  <svg:desc>'Cumulative Accuracy Profile'.G7:'Cumulative Accuracy Profile'.G7</svg:desc>
                </draw:g>
              </table:table-cell>
              <table:table-cell office:value-type="string">
                <text:p>ModelSelectPercentOfTotalChurners</text:p>
                <draw:g>
                  <svg:desc>'Cumulative Accuracy Profile'.I7:'Cumulative Accuracy Profile'.I7</svg:desc>
                </draw:g>
              </table:table-cell>
            </table:table-row>
          </table:table-header-rows>
          <table:table-rows>
            <table:table-row>
              <table:table-cell office:value-type="float" office:value="0.00333333333333333">
                <text:p>0</text:p>
                <draw:g>
                  <svg:desc>'Cumulative Accuracy Profile'.E8:'Cumulative Accuracy Profile'.E307</svg:desc>
                </draw:g>
              </table:table-cell>
              <table:table-cell office:value-type="float" office:value="0.00333333333333333">
                <text:p>0.00333333333333333</text:p>
                <draw:g>
                  <svg:desc>'Cumulative Accuracy Profile'.G8:'Cumulative Accuracy Profile'.G307</svg:desc>
                </draw:g>
              </table:table-cell>
              <table:table-cell office:value-type="float" office:value="0.00523560209424084">
                <text:p>0.00523560209424084</text:p>
                <draw:g>
                  <svg:desc>'Cumulative Accuracy Profile'.I8:'Cumulative Accuracy Profile'.I307</svg:desc>
                </draw:g>
              </table:table-cell>
            </table:table-row>
            <table:table-row>
              <table:table-cell office:value-type="float" office:value="0.00666666666666667">
                <text:p>0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0.0104712041884817">
                <text:p>0.0104712041884817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57068062827225">
                <text:p>0.0157068062827225</text:p>
              </table:table-cell>
            </table:table-row>
            <table:table-row>
              <table:table-cell office:value-type="float" office:value="0.0133333333333333">
                <text:p>0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209424083769633">
                <text:p>0.0209424083769633</text:p>
              </table:table-cell>
            </table:table-row>
            <table:table-row>
              <table:table-cell office:value-type="float" office:value="0.0166666666666667">
                <text:p>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261780104712042">
                <text:p>0.026178010471204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31413612565445">
                <text:p>0.031413612565445</text:p>
              </table:table-cell>
            </table:table-row>
            <table:table-row>
              <table:table-cell office:value-type="float" office:value="0.0233333333333333">
                <text:p>0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366492146596859">
                <text:p>0.0366492146596859</text:p>
              </table:table-cell>
            </table:table-row>
            <table:table-row>
              <table:table-cell office:value-type="float" office:value="0.0266666666666667">
                <text:p>0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418848167539267">
                <text:p>0.0418848167539267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471204188481675">
                <text:p>0.0471204188481675</text:p>
              </table:table-cell>
            </table:table-row>
            <table:table-row>
              <table:table-cell office:value-type="float" office:value="0.0333333333333333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523560209424084">
                <text:p>0.0523560209424084</text:p>
              </table:table-cell>
            </table:table-row>
            <table:table-row>
              <table:table-cell office:value-type="float" office:value="0.0366666666666667">
                <text:p>0</text:p>
              </table:table-cell>
              <table:table-cell office:value-type="float" office:value="0.0366666666666667">
                <text:p>0.0366666666666667</text:p>
              </table:table-cell>
              <table:table-cell office:value-type="float" office:value="0.0575916230366492">
                <text:p>0.0575916230366492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628272251308901">
                <text:p>0.0628272251308901</text:p>
              </table:table-cell>
            </table:table-row>
            <table:table-row>
              <table:table-cell office:value-type="float" office:value="0.0433333333333333">
                <text:p>0</text:p>
              </table:table-cell>
              <table:table-cell office:value-type="float" office:value="0.0433333333333333">
                <text:p>0.0433333333333333</text:p>
              </table:table-cell>
              <table:table-cell office:value-type="float" office:value="0.0680628272251309">
                <text:p>0.0680628272251309</text:p>
              </table:table-cell>
            </table:table-row>
            <table:table-row>
              <table:table-cell office:value-type="float" office:value="0.0466666666666667">
                <text:p>0</text:p>
              </table:table-cell>
              <table:table-cell office:value-type="float" office:value="0.0466666666666667">
                <text:p>0.0466666666666667</text:p>
              </table:table-cell>
              <table:table-cell office:value-type="float" office:value="0.0732984293193717">
                <text:p>0.0732984293193717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785340314136126">
                <text:p>0.0785340314136126</text:p>
              </table:table-cell>
            </table:table-row>
            <table:table-row>
              <table:table-cell office:value-type="float" office:value="0.0533333333333333">
                <text:p>0</text:p>
              </table:table-cell>
              <table:table-cell office:value-type="float" office:value="0.0533333333333333">
                <text:p>0.0533333333333333</text:p>
              </table:table-cell>
              <table:table-cell office:value-type="float" office:value="0.0837696335078534">
                <text:p>0.0837696335078534</text:p>
              </table:table-cell>
            </table:table-row>
            <table:table-row>
              <table:table-cell office:value-type="float" office:value="0.0566666666666667">
                <text:p>0</text:p>
              </table:table-cell>
              <table:table-cell office:value-type="float" office:value="0.0566666666666667">
                <text:p>0.0566666666666667</text:p>
              </table:table-cell>
              <table:table-cell office:value-type="float" office:value="0.0890052356020942">
                <text:p>0.0890052356020942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942408376963351">
                <text:p>0.0942408376963351</text:p>
              </table:table-cell>
            </table:table-row>
            <table:table-row>
              <table:table-cell office:value-type="float" office:value="0.0633333333333333">
                <text:p>0</text:p>
              </table:table-cell>
              <table:table-cell office:value-type="float" office:value="0.0633333333333333">
                <text:p>0.0633333333333333</text:p>
              </table:table-cell>
              <table:table-cell office:value-type="float" office:value="0.0994764397905759">
                <text:p>0.0994764397905759</text:p>
              </table:table-cell>
            </table:table-row>
            <table:table-row>
              <table:table-cell office:value-type="float" office:value="0.0666666666666667">
                <text:p>0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104712041884817">
                <text:p>0.104712041884817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109947643979058">
                <text:p>0.109947643979058</text:p>
              </table:table-cell>
            </table:table-row>
            <table:table-row>
              <table:table-cell office:value-type="float" office:value="0.0733333333333333">
                <text:p>0</text:p>
              </table:table-cell>
              <table:table-cell office:value-type="float" office:value="0.0733333333333333">
                <text:p>0.0733333333333333</text:p>
              </table:table-cell>
              <table:table-cell office:value-type="float" office:value="0.115183246073298">
                <text:p>0.115183246073298</text:p>
              </table:table-cell>
            </table:table-row>
            <table:table-row>
              <table:table-cell office:value-type="float" office:value="0.0766666666666667">
                <text:p>0</text:p>
              </table:table-cell>
              <table:table-cell office:value-type="float" office:value="0.0766666666666667">
                <text:p>0.0766666666666667</text:p>
              </table:table-cell>
              <table:table-cell office:value-type="float" office:value="0.120418848167539">
                <text:p>0.120418848167539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12565445026178">
                <text:p>0.12565445026178</text:p>
              </table:table-cell>
            </table:table-row>
            <table:table-row>
              <table:table-cell office:value-type="float" office:value="0.0833333333333333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2565445026178">
                <text:p>0.12565445026178</text:p>
              </table:table-cell>
            </table:table-row>
            <table:table-row>
              <table:table-cell office:value-type="float" office:value="0.0866666666666667">
                <text:p>0</text:p>
              </table:table-cell>
              <table:table-cell office:value-type="float" office:value="0.0866666666666667">
                <text:p>0.0866666666666667</text:p>
              </table:table-cell>
              <table:table-cell office:value-type="float" office:value="0.130890052356021">
                <text:p>0.130890052356021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136125654450262">
                <text:p>0.136125654450262</text:p>
              </table:table-cell>
            </table:table-row>
            <table:table-row>
              <table:table-cell office:value-type="float" office:value="0.0933333333333333">
                <text:p>0</text:p>
              </table:table-cell>
              <table:table-cell office:value-type="float" office:value="0.0933333333333333">
                <text:p>0.0933333333333333</text:p>
              </table:table-cell>
              <table:table-cell office:value-type="float" office:value="0.141361256544503">
                <text:p>0.141361256544503</text:p>
              </table:table-cell>
            </table:table-row>
            <table:table-row>
              <table:table-cell office:value-type="float" office:value="0.0966666666666667">
                <text:p>0</text:p>
              </table:table-cell>
              <table:table-cell office:value-type="float" office:value="0.0966666666666667">
                <text:p>0.0966666666666667</text:p>
              </table:table-cell>
              <table:table-cell office:value-type="float" office:value="0.146596858638743">
                <text:p>0.146596858638743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51832460732984">
                <text:p>0.151832460732984</text:p>
              </table:table-cell>
            </table:table-row>
            <table:table-row>
              <table:table-cell office:value-type="float" office:value="0.103333333333333">
                <text:p>0</text:p>
              </table:table-cell>
              <table:table-cell office:value-type="float" office:value="0.103333333333333">
                <text:p>0.103333333333333</text:p>
              </table:table-cell>
              <table:table-cell office:value-type="float" office:value="0.157068062827225">
                <text:p>0.157068062827225</text:p>
              </table:table-cell>
            </table:table-row>
            <table:table-row>
              <table:table-cell office:value-type="float" office:value="0.106666666666667">
                <text:p>0</text:p>
              </table:table-cell>
              <table:table-cell office:value-type="float" office:value="0.106666666666667">
                <text:p>0.106666666666667</text:p>
              </table:table-cell>
              <table:table-cell office:value-type="float" office:value="0.157068062827225">
                <text:p>0.157068062827225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162303664921466">
                <text:p>0.162303664921466</text:p>
              </table:table-cell>
            </table:table-row>
            <table:table-row>
              <table:table-cell office:value-type="float" office:value="0.113333333333333">
                <text:p>0</text:p>
              </table:table-cell>
              <table:table-cell office:value-type="float" office:value="0.113333333333333">
                <text:p>0.113333333333333</text:p>
              </table:table-cell>
              <table:table-cell office:value-type="float" office:value="0.167539267015707">
                <text:p>0.167539267015707</text:p>
              </table:table-cell>
            </table:table-row>
            <table:table-row>
              <table:table-cell office:value-type="float" office:value="0.116666666666667">
                <text:p>0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172774869109948">
                <text:p>0.172774869109948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.178010471204188">
                <text:p>0.178010471204188</text:p>
              </table:table-cell>
            </table:table-row>
            <table:table-row>
              <table:table-cell office:value-type="float" office:value="0.123333333333333">
                <text:p>0</text:p>
              </table:table-cell>
              <table:table-cell office:value-type="float" office:value="0.123333333333333">
                <text:p>0.123333333333333</text:p>
              </table:table-cell>
              <table:table-cell office:value-type="float" office:value="0.183246073298429">
                <text:p>0.183246073298429</text:p>
              </table:table-cell>
            </table:table-row>
            <table:table-row>
              <table:table-cell office:value-type="float" office:value="0.126666666666667">
                <text:p>0</text:p>
              </table:table-cell>
              <table:table-cell office:value-type="float" office:value="0.126666666666667">
                <text:p>0.126666666666667</text:p>
              </table:table-cell>
              <table:table-cell office:value-type="float" office:value="0.18848167539267">
                <text:p>0.18848167539267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193717277486911">
                <text:p>0.193717277486911</text:p>
              </table:table-cell>
            </table:table-row>
            <table:table-row>
              <table:table-cell office:value-type="float" office:value="0.133333333333333">
                <text:p>0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98952879581152">
                <text:p>0.198952879581152</text:p>
              </table:table-cell>
            </table:table-row>
            <table:table-row>
              <table:table-cell office:value-type="float" office:value="0.136666666666667">
                <text:p>0</text:p>
              </table:table-cell>
              <table:table-cell office:value-type="float" office:value="0.136666666666667">
                <text:p>0.136666666666667</text:p>
              </table:table-cell>
              <table:table-cell office:value-type="float" office:value="0.204188481675393">
                <text:p>0.204188481675393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209424083769633">
                <text:p>0.209424083769633</text:p>
              </table:table-cell>
            </table:table-row>
            <table:table-row>
              <table:table-cell office:value-type="float" office:value="0.143333333333333">
                <text:p>0</text:p>
              </table:table-cell>
              <table:table-cell office:value-type="float" office:value="0.143333333333333">
                <text:p>0.143333333333333</text:p>
              </table:table-cell>
              <table:table-cell office:value-type="float" office:value="0.214659685863874">
                <text:p>0.214659685863874</text:p>
              </table:table-cell>
            </table:table-row>
            <table:table-row>
              <table:table-cell office:value-type="float" office:value="0.146666666666667">
                <text:p>0</text:p>
              </table:table-cell>
              <table:table-cell office:value-type="float" office:value="0.146666666666667">
                <text:p>0.146666666666667</text:p>
              </table:table-cell>
              <table:table-cell office:value-type="float" office:value="0.219895287958115">
                <text:p>0.219895287958115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225130890052356">
                <text:p>0.225130890052356</text:p>
              </table:table-cell>
            </table:table-row>
            <table:table-row>
              <table:table-cell office:value-type="float" office:value="0.153333333333333">
                <text:p>0</text:p>
              </table:table-cell>
              <table:table-cell office:value-type="float" office:value="0.153333333333333">
                <text:p>0.153333333333333</text:p>
              </table:table-cell>
              <table:table-cell office:value-type="float" office:value="0.230366492146597">
                <text:p>0.230366492146597</text:p>
              </table:table-cell>
            </table:table-row>
            <table:table-row>
              <table:table-cell office:value-type="float" office:value="0.156666666666667">
                <text:p>0</text:p>
              </table:table-cell>
              <table:table-cell office:value-type="float" office:value="0.156666666666667">
                <text:p>0.156666666666667</text:p>
              </table:table-cell>
              <table:table-cell office:value-type="float" office:value="0.235602094240838">
                <text:p>0.235602094240838</text:p>
              </table:table-cell>
            </table:table-row>
            <table:table-row>
              <table:table-cell office:value-type="float" office:value="0.16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240837696335079">
                <text:p>0.240837696335079</text:p>
              </table:table-cell>
            </table:table-row>
            <table:table-row>
              <table:table-cell office:value-type="float" office:value="0.163333333333333">
                <text:p>0</text:p>
              </table:table-cell>
              <table:table-cell office:value-type="float" office:value="0.163333333333333">
                <text:p>0.163333333333333</text:p>
              </table:table-cell>
              <table:table-cell office:value-type="float" office:value="0.246073298429319">
                <text:p>0.246073298429319</text:p>
              </table:table-cell>
            </table:table-row>
            <table:table-row>
              <table:table-cell office:value-type="float" office:value="0.166666666666667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5130890052356">
                <text:p>0.25130890052356</text:p>
              </table:table-cell>
            </table:table-row>
            <table:table-row>
              <table:table-cell office:value-type="float" office:value="0.17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.256544502617801">
                <text:p>0.256544502617801</text:p>
              </table:table-cell>
            </table:table-row>
            <table:table-row>
              <table:table-cell office:value-type="float" office:value="0.173333333333333">
                <text:p>0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0.261780104712042">
                <text:p>0.261780104712042</text:p>
              </table:table-cell>
            </table:table-row>
            <table:table-row>
              <table:table-cell office:value-type="float" office:value="0.176666666666667">
                <text:p>0</text:p>
              </table:table-cell>
              <table:table-cell office:value-type="float" office:value="0.176666666666667">
                <text:p>0.176666666666667</text:p>
              </table:table-cell>
              <table:table-cell office:value-type="float" office:value="0.267015706806283">
                <text:p>0.267015706806283</text:p>
              </table:table-cell>
            </table:table-row>
            <table:table-row>
              <table:table-cell office:value-type="float" office:value="0.18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.272251308900524">
                <text:p>0.272251308900524</text:p>
              </table:table-cell>
            </table:table-row>
            <table:table-row>
              <table:table-cell office:value-type="float" office:value="0.183333333333333">
                <text:p>0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277486910994764">
                <text:p>0.277486910994764</text:p>
              </table:table-cell>
            </table:table-row>
            <table:table-row>
              <table:table-cell office:value-type="float" office:value="0.186666666666667">
                <text:p>0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0.282722513089005">
                <text:p>0.282722513089005</text:p>
              </table:table-cell>
            </table:table-row>
            <table:table-row>
              <table:table-cell office:value-type="float" office:value="0.19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.282722513089005">
                <text:p>0.282722513089005</text:p>
              </table:table-cell>
            </table:table-row>
            <table:table-row>
              <table:table-cell office:value-type="float" office:value="0.193333333333333">
                <text:p>0</text:p>
              </table:table-cell>
              <table:table-cell office:value-type="float" office:value="0.193333333333333">
                <text:p>0.193333333333333</text:p>
              </table:table-cell>
              <table:table-cell office:value-type="float" office:value="0.282722513089005">
                <text:p>0.282722513089005</text:p>
              </table:table-cell>
            </table:table-row>
            <table:table-row>
              <table:table-cell office:value-type="float" office:value="0.196666666666667">
                <text:p>0</text:p>
              </table:table-cell>
              <table:table-cell office:value-type="float" office:value="0.196666666666667">
                <text:p>0.196666666666667</text:p>
              </table:table-cell>
              <table:table-cell office:value-type="float" office:value="0.287958115183246">
                <text:p>0.287958115183246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293193717277487">
                <text:p>0.293193717277487</text:p>
              </table:table-cell>
            </table:table-row>
            <table:table-row>
              <table:table-cell office:value-type="float" office:value="0.203333333333333">
                <text:p>0</text:p>
              </table:table-cell>
              <table:table-cell office:value-type="float" office:value="0.203333333333333">
                <text:p>0.203333333333333</text:p>
              </table:table-cell>
              <table:table-cell office:value-type="float" office:value="0.298429319371728">
                <text:p>0.298429319371728</text:p>
              </table:table-cell>
            </table:table-row>
            <table:table-row>
              <table:table-cell office:value-type="float" office:value="0.206666666666667">
                <text:p>0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303664921465969">
                <text:p>0.303664921465969</text:p>
              </table:table-cell>
            </table:table-row>
            <table:table-row>
              <table:table-cell office:value-type="float" office:value="0.21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.308900523560209">
                <text:p>0.308900523560209</text:p>
              </table:table-cell>
            </table:table-row>
            <table:table-row>
              <table:table-cell office:value-type="float" office:value="0.213333333333333">
                <text:p>0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31413612565445">
                <text:p>0.31413612565445</text:p>
              </table:table-cell>
            </table:table-row>
            <table:table-row>
              <table:table-cell office:value-type="float" office:value="0.216666666666667">
                <text:p>0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0.31413612565445">
                <text:p>0.31413612565445</text:p>
              </table:table-cell>
            </table:table-row>
            <table:table-row>
              <table:table-cell office:value-type="float" office:value="0.22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.319371727748691">
                <text:p>0.319371727748691</text:p>
              </table:table-cell>
            </table:table-row>
            <table:table-row>
              <table:table-cell office:value-type="float" office:value="0.223333333333333">
                <text:p>0</text:p>
              </table:table-cell>
              <table:table-cell office:value-type="float" office:value="0.223333333333333">
                <text:p>0.223333333333333</text:p>
              </table:table-cell>
              <table:table-cell office:value-type="float" office:value="0.319371727748691">
                <text:p>0.319371727748691</text:p>
              </table:table-cell>
            </table:table-row>
            <table:table-row>
              <table:table-cell office:value-type="float" office:value="0.226666666666667">
                <text:p>0</text:p>
              </table:table-cell>
              <table:table-cell office:value-type="float" office:value="0.226666666666667">
                <text:p>0.226666666666667</text:p>
              </table:table-cell>
              <table:table-cell office:value-type="float" office:value="0.324607329842932">
                <text:p>0.324607329842932</text:p>
              </table:table-cell>
            </table:table-row>
            <table:table-row>
              <table:table-cell office:value-type="float" office:value="0.23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.329842931937173">
                <text:p>0.329842931937173</text:p>
              </table:table-cell>
            </table:table-row>
            <table:table-row>
              <table:table-cell office:value-type="float" office:value="0.233333333333333">
                <text:p>0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335078534031414">
                <text:p>0.335078534031414</text:p>
              </table:table-cell>
            </table:table-row>
            <table:table-row>
              <table:table-cell office:value-type="float" office:value="0.236666666666667">
                <text:p>0</text:p>
              </table:table-cell>
              <table:table-cell office:value-type="float" office:value="0.236666666666667">
                <text:p>0.236666666666667</text:p>
              </table:table-cell>
              <table:table-cell office:value-type="float" office:value="0.340314136125654">
                <text:p>0.340314136125654</text:p>
              </table:table-cell>
            </table:table-row>
            <table:table-row>
              <table:table-cell office:value-type="float" office:value="0.24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.345549738219895">
                <text:p>0.345549738219895</text:p>
              </table:table-cell>
            </table:table-row>
            <table:table-row>
              <table:table-cell office:value-type="float" office:value="0.243333333333333">
                <text:p>0</text:p>
              </table:table-cell>
              <table:table-cell office:value-type="float" office:value="0.243333333333333">
                <text:p>0.243333333333333</text:p>
              </table:table-cell>
              <table:table-cell office:value-type="float" office:value="0.345549738219895">
                <text:p>0.345549738219895</text:p>
              </table:table-cell>
            </table:table-row>
            <table:table-row>
              <table:table-cell office:value-type="float" office:value="0.246666666666667">
                <text:p>0</text:p>
              </table:table-cell>
              <table:table-cell office:value-type="float" office:value="0.246666666666667">
                <text:p>0.246666666666667</text:p>
              </table:table-cell>
              <table:table-cell office:value-type="float" office:value="0.350785340314136">
                <text:p>0.350785340314136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356020942408377">
                <text:p>0.356020942408377</text:p>
              </table:table-cell>
            </table:table-row>
            <table:table-row>
              <table:table-cell office:value-type="float" office:value="0.253333333333333">
                <text:p>0</text:p>
              </table:table-cell>
              <table:table-cell office:value-type="float" office:value="0.253333333333333">
                <text:p>0.253333333333333</text:p>
              </table:table-cell>
              <table:table-cell office:value-type="float" office:value="0.356020942408377">
                <text:p>0.356020942408377</text:p>
              </table:table-cell>
            </table:table-row>
            <table:table-row>
              <table:table-cell office:value-type="float" office:value="0.256666666666667">
                <text:p>0</text:p>
              </table:table-cell>
              <table:table-cell office:value-type="float" office:value="0.256666666666667">
                <text:p>0.256666666666667</text:p>
              </table:table-cell>
              <table:table-cell office:value-type="float" office:value="0.361256544502618">
                <text:p>0.361256544502618</text:p>
              </table:table-cell>
            </table:table-row>
            <table:table-row>
              <table:table-cell office:value-type="float" office:value="0.26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.366492146596859">
                <text:p>0.366492146596859</text:p>
              </table:table-cell>
            </table:table-row>
            <table:table-row>
              <table:table-cell office:value-type="float" office:value="0.263333333333333">
                <text:p>0</text:p>
              </table:table-cell>
              <table:table-cell office:value-type="float" office:value="0.263333333333333">
                <text:p>0.263333333333333</text:p>
              </table:table-cell>
              <table:table-cell office:value-type="float" office:value="0.371727748691099">
                <text:p>0.371727748691099</text:p>
              </table:table-cell>
            </table:table-row>
            <table:table-row>
              <table:table-cell office:value-type="float" office:value="0.266666666666667">
                <text:p>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37696335078534">
                <text:p>0.37696335078534</text:p>
              </table:table-cell>
            </table:table-row>
            <table:table-row>
              <table:table-cell office:value-type="float" office:value="0.27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.382198952879581">
                <text:p>0.382198952879581</text:p>
              </table:table-cell>
            </table:table-row>
            <table:table-row>
              <table:table-cell office:value-type="float" office:value="0.273333333333333">
                <text:p>0</text:p>
              </table:table-cell>
              <table:table-cell office:value-type="float" office:value="0.273333333333333">
                <text:p>0.273333333333333</text:p>
              </table:table-cell>
              <table:table-cell office:value-type="float" office:value="0.387434554973822">
                <text:p>0.387434554973822</text:p>
              </table:table-cell>
            </table:table-row>
            <table:table-row>
              <table:table-cell office:value-type="float" office:value="0.276666666666667">
                <text:p>0</text:p>
              </table:table-cell>
              <table:table-cell office:value-type="float" office:value="0.276666666666667">
                <text:p>0.276666666666667</text:p>
              </table:table-cell>
              <table:table-cell office:value-type="float" office:value="0.392670157068063">
                <text:p>0.392670157068063</text:p>
              </table:table-cell>
            </table:table-row>
            <table:table-row>
              <table:table-cell office:value-type="float" office:value="0.28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0.397905759162304">
                <text:p>0.397905759162304</text:p>
              </table:table-cell>
            </table:table-row>
            <table:table-row>
              <table:table-cell office:value-type="float" office:value="0.283333333333333">
                <text:p>0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403141361256544">
                <text:p>0.403141361256544</text:p>
              </table:table-cell>
            </table:table-row>
            <table:table-row>
              <table:table-cell office:value-type="float" office:value="0.286666666666667">
                <text:p>0</text:p>
              </table:table-cell>
              <table:table-cell office:value-type="float" office:value="0.286666666666667">
                <text:p>0.286666666666667</text:p>
              </table:table-cell>
              <table:table-cell office:value-type="float" office:value="0.403141361256544">
                <text:p>0.403141361256544</text:p>
              </table:table-cell>
            </table:table-row>
            <table:table-row>
              <table:table-cell office:value-type="float" office:value="0.29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0.408376963350785">
                <text:p>0.408376963350785</text:p>
              </table:table-cell>
            </table:table-row>
            <table:table-row>
              <table:table-cell office:value-type="float" office:value="0.293333333333333">
                <text:p>0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0.408376963350785">
                <text:p>0.408376963350785</text:p>
              </table:table-cell>
            </table:table-row>
            <table:table-row>
              <table:table-cell office:value-type="float" office:value="0.296666666666667">
                <text:p>0</text:p>
              </table:table-cell>
              <table:table-cell office:value-type="float" office:value="0.296666666666667">
                <text:p>0.296666666666667</text:p>
              </table:table-cell>
              <table:table-cell office:value-type="float" office:value="0.413612565445026">
                <text:p>0.413612565445026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418848167539267">
                <text:p>0.418848167539267</text:p>
              </table:table-cell>
            </table:table-row>
            <table:table-row>
              <table:table-cell office:value-type="float" office:value="0.303333333333333">
                <text:p>0</text:p>
              </table:table-cell>
              <table:table-cell office:value-type="float" office:value="0.303333333333333">
                <text:p>0.303333333333333</text:p>
              </table:table-cell>
              <table:table-cell office:value-type="float" office:value="0.424083769633508">
                <text:p>0.424083769633508</text:p>
              </table:table-cell>
            </table:table-row>
            <table:table-row>
              <table:table-cell office:value-type="float" office:value="0.306666666666667">
                <text:p>0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429319371727749">
                <text:p>0.429319371727749</text:p>
              </table:table-cell>
            </table:table-row>
            <table:table-row>
              <table:table-cell office:value-type="float" office:value="0.31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0.43455497382199">
                <text:p>0.43455497382199</text:p>
              </table:table-cell>
            </table:table-row>
            <table:table-row>
              <table:table-cell office:value-type="float" office:value="0.313333333333333">
                <text:p>0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0.43979057591623">
                <text:p>0.43979057591623</text:p>
              </table:table-cell>
            </table:table-row>
            <table:table-row>
              <table:table-cell office:value-type="float" office:value="0.316666666666667">
                <text:p>0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0.445026178010471">
                <text:p>0.445026178010471</text:p>
              </table:table-cell>
            </table:table-row>
            <table:table-row>
              <table:table-cell office:value-type="float" office:value="0.32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0.450261780104712">
                <text:p>0.450261780104712</text:p>
              </table:table-cell>
            </table:table-row>
            <table:table-row>
              <table:table-cell office:value-type="float" office:value="0.323333333333333">
                <text:p>0</text:p>
              </table:table-cell>
              <table:table-cell office:value-type="float" office:value="0.323333333333333">
                <text:p>0.323333333333333</text:p>
              </table:table-cell>
              <table:table-cell office:value-type="float" office:value="0.455497382198953">
                <text:p>0.455497382198953</text:p>
              </table:table-cell>
            </table:table-row>
            <table:table-row>
              <table:table-cell office:value-type="float" office:value="0.326666666666667">
                <text:p>0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0.455497382198953">
                <text:p>0.455497382198953</text:p>
              </table:table-cell>
            </table:table-row>
            <table:table-row>
              <table:table-cell office:value-type="float" office:value="0.33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.455497382198953">
                <text:p>0.455497382198953</text:p>
              </table:table-cell>
            </table:table-row>
            <table:table-row>
              <table:table-cell office:value-type="float" office:value="0.333333333333333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460732984293194">
                <text:p>0.460732984293194</text:p>
              </table:table-cell>
            </table:table-row>
            <table:table-row>
              <table:table-cell office:value-type="float" office:value="0.336666666666667">
                <text:p>0</text:p>
              </table:table-cell>
              <table:table-cell office:value-type="float" office:value="0.336666666666667">
                <text:p>0.336666666666667</text:p>
              </table:table-cell>
              <table:table-cell office:value-type="float" office:value="0.465968586387435">
                <text:p>0.465968586387435</text:p>
              </table:table-cell>
            </table:table-row>
            <table:table-row>
              <table:table-cell office:value-type="float" office:value="0.34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0.471204188481675">
                <text:p>0.471204188481675</text:p>
              </table:table-cell>
            </table:table-row>
            <table:table-row>
              <table:table-cell office:value-type="float" office:value="0.343333333333333">
                <text:p>0</text:p>
              </table:table-cell>
              <table:table-cell office:value-type="float" office:value="0.343333333333333">
                <text:p>0.343333333333333</text:p>
              </table:table-cell>
              <table:table-cell office:value-type="float" office:value="0.476439790575916">
                <text:p>0.476439790575916</text:p>
              </table:table-cell>
            </table:table-row>
            <table:table-row>
              <table:table-cell office:value-type="float" office:value="0.346666666666667">
                <text:p>0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476439790575916">
                <text:p>0.476439790575916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.481675392670157">
                <text:p>0.481675392670157</text:p>
              </table:table-cell>
            </table:table-row>
            <table:table-row>
              <table:table-cell office:value-type="float" office:value="0.353333333333333">
                <text:p>0</text:p>
              </table:table-cell>
              <table:table-cell office:value-type="float" office:value="0.353333333333333">
                <text:p>0.353333333333333</text:p>
              </table:table-cell>
              <table:table-cell office:value-type="float" office:value="0.486910994764398">
                <text:p>0.486910994764398</text:p>
              </table:table-cell>
            </table:table-row>
            <table:table-row>
              <table:table-cell office:value-type="float" office:value="0.356666666666667">
                <text:p>0</text:p>
              </table:table-cell>
              <table:table-cell office:value-type="float" office:value="0.356666666666667">
                <text:p>0.356666666666667</text:p>
              </table:table-cell>
              <table:table-cell office:value-type="float" office:value="0.486910994764398">
                <text:p>0.486910994764398</text:p>
              </table:table-cell>
            </table:table-row>
            <table:table-row>
              <table:table-cell office:value-type="float" office:value="0.36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492146596858639">
                <text:p>0.492146596858639</text:p>
              </table:table-cell>
            </table:table-row>
            <table:table-row>
              <table:table-cell office:value-type="float" office:value="0.363333333333333">
                <text:p>0</text:p>
              </table:table-cell>
              <table:table-cell office:value-type="float" office:value="0.363333333333333">
                <text:p>0.363333333333333</text:p>
              </table:table-cell>
              <table:table-cell office:value-type="float" office:value="0.49738219895288">
                <text:p>0.49738219895288</text:p>
              </table:table-cell>
            </table:table-row>
            <table:table-row>
              <table:table-cell office:value-type="float" office:value="0.366666666666667">
                <text:p>0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50261780104712">
                <text:p>0.50261780104712</text:p>
              </table:table-cell>
            </table:table-row>
            <table:table-row>
              <table:table-cell office:value-type="float" office:value="0.37">
                <text:p>0</text:p>
              </table:table-cell>
              <table:table-cell office:value-type="float" office:value="0.37">
                <text:p>0.37</text:p>
              </table:table-cell>
              <table:table-cell office:value-type="float" office:value="0.507853403141361">
                <text:p>0.507853403141361</text:p>
              </table:table-cell>
            </table:table-row>
            <table:table-row>
              <table:table-cell office:value-type="float" office:value="0.373333333333333">
                <text:p>0</text:p>
              </table:table-cell>
              <table:table-cell office:value-type="float" office:value="0.373333333333333">
                <text:p>0.373333333333333</text:p>
              </table:table-cell>
              <table:table-cell office:value-type="float" office:value="0.507853403141361">
                <text:p>0.507853403141361</text:p>
              </table:table-cell>
            </table:table-row>
            <table:table-row>
              <table:table-cell office:value-type="float" office:value="0.376666666666667">
                <text:p>0</text:p>
              </table:table-cell>
              <table:table-cell office:value-type="float" office:value="0.376666666666667">
                <text:p>0.376666666666667</text:p>
              </table:table-cell>
              <table:table-cell office:value-type="float" office:value="0.513089005235602">
                <text:p>0.513089005235602</text:p>
              </table:table-cell>
            </table:table-row>
            <table:table-row>
              <table:table-cell office:value-type="float" office:value="0.38">
                <text:p>0</text:p>
              </table:table-cell>
              <table:table-cell office:value-type="float" office:value="0.38">
                <text:p>0.38</text:p>
              </table:table-cell>
              <table:table-cell office:value-type="float" office:value="0.518324607329843">
                <text:p>0.518324607329843</text:p>
              </table:table-cell>
            </table:table-row>
            <table:table-row>
              <table:table-cell office:value-type="float" office:value="0.383333333333333">
                <text:p>0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0.523560209424084">
                <text:p>0.523560209424084</text:p>
              </table:table-cell>
            </table:table-row>
            <table:table-row>
              <table:table-cell office:value-type="float" office:value="0.386666666666667">
                <text:p>0</text:p>
              </table:table-cell>
              <table:table-cell office:value-type="float" office:value="0.386666666666667">
                <text:p>0.386666666666667</text:p>
              </table:table-cell>
              <table:table-cell office:value-type="float" office:value="0.528795811518325">
                <text:p>0.528795811518325</text:p>
              </table:table-cell>
            </table:table-row>
            <table:table-row>
              <table:table-cell office:value-type="float" office:value="0.39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0.528795811518325">
                <text:p>0.528795811518325</text:p>
              </table:table-cell>
            </table:table-row>
            <table:table-row>
              <table:table-cell office:value-type="float" office:value="0.393333333333333">
                <text:p>0</text:p>
              </table:table-cell>
              <table:table-cell office:value-type="float" office:value="0.393333333333333">
                <text:p>0.393333333333333</text:p>
              </table:table-cell>
              <table:table-cell office:value-type="float" office:value="0.534031413612565">
                <text:p>0.534031413612565</text:p>
              </table:table-cell>
            </table:table-row>
            <table:table-row>
              <table:table-cell office:value-type="float" office:value="0.396666666666667">
                <text:p>0</text:p>
              </table:table-cell>
              <table:table-cell office:value-type="float" office:value="0.396666666666667">
                <text:p>0.396666666666667</text:p>
              </table:table-cell>
              <table:table-cell office:value-type="float" office:value="0.539267015706806">
                <text:p>0.539267015706806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544502617801047">
                <text:p>0.544502617801047</text:p>
              </table:table-cell>
            </table:table-row>
            <table:table-row>
              <table:table-cell office:value-type="float" office:value="0.403333333333333">
                <text:p>0</text:p>
              </table:table-cell>
              <table:table-cell office:value-type="float" office:value="0.403333333333333">
                <text:p>0.403333333333333</text:p>
              </table:table-cell>
              <table:table-cell office:value-type="float" office:value="0.549738219895288">
                <text:p>0.549738219895288</text:p>
              </table:table-cell>
            </table:table-row>
            <table:table-row>
              <table:table-cell office:value-type="float" office:value="0.406666666666667">
                <text:p>0</text:p>
              </table:table-cell>
              <table:table-cell office:value-type="float" office:value="0.406666666666667">
                <text:p>0.406666666666667</text:p>
              </table:table-cell>
              <table:table-cell office:value-type="float" office:value="0.554973821989529">
                <text:p>0.554973821989529</text:p>
              </table:table-cell>
            </table:table-row>
            <table:table-row>
              <table:table-cell office:value-type="float" office:value="0.41">
                <text:p>0</text:p>
              </table:table-cell>
              <table:table-cell office:value-type="float" office:value="0.41">
                <text:p>0.41</text:p>
              </table:table-cell>
              <table:table-cell office:value-type="float" office:value="0.56020942408377">
                <text:p>0.56020942408377</text:p>
              </table:table-cell>
            </table:table-row>
            <table:table-row>
              <table:table-cell office:value-type="float" office:value="0.413333333333333">
                <text:p>0</text:p>
              </table:table-cell>
              <table:table-cell office:value-type="float" office:value="0.413333333333333">
                <text:p>0.413333333333333</text:p>
              </table:table-cell>
              <table:table-cell office:value-type="float" office:value="0.565445026178011">
                <text:p>0.565445026178011</text:p>
              </table:table-cell>
            </table:table-row>
            <table:table-row>
              <table:table-cell office:value-type="float" office:value="0.416666666666667">
                <text:p>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570680628272251">
                <text:p>0.570680628272251</text:p>
              </table:table-cell>
            </table:table-row>
            <table:table-row>
              <table:table-cell office:value-type="float" office:value="0.42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.575916230366492">
                <text:p>0.575916230366492</text:p>
              </table:table-cell>
            </table:table-row>
            <table:table-row>
              <table:table-cell office:value-type="float" office:value="0.423333333333333">
                <text:p>0</text:p>
              </table:table-cell>
              <table:table-cell office:value-type="float" office:value="0.423333333333333">
                <text:p>0.423333333333333</text:p>
              </table:table-cell>
              <table:table-cell office:value-type="float" office:value="0.581151832460733">
                <text:p>0.581151832460733</text:p>
              </table:table-cell>
            </table:table-row>
            <table:table-row>
              <table:table-cell office:value-type="float" office:value="0.426666666666667">
                <text:p>0</text:p>
              </table:table-cell>
              <table:table-cell office:value-type="float" office:value="0.426666666666667">
                <text:p>0.426666666666667</text:p>
              </table:table-cell>
              <table:table-cell office:value-type="float" office:value="0.581151832460733">
                <text:p>0.581151832460733</text:p>
              </table:table-cell>
            </table:table-row>
            <table:table-row>
              <table:table-cell office:value-type="float" office:value="0.43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0.586387434554974">
                <text:p>0.586387434554974</text:p>
              </table:table-cell>
            </table:table-row>
            <table:table-row>
              <table:table-cell office:value-type="float" office:value="0.433333333333333">
                <text:p>0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591623036649215">
                <text:p>0.591623036649215</text:p>
              </table:table-cell>
            </table:table-row>
            <table:table-row>
              <table:table-cell office:value-type="float" office:value="0.436666666666667">
                <text:p>0</text:p>
              </table:table-cell>
              <table:table-cell office:value-type="float" office:value="0.436666666666667">
                <text:p>0.436666666666667</text:p>
              </table:table-cell>
              <table:table-cell office:value-type="float" office:value="0.596858638743455">
                <text:p>0.596858638743455</text:p>
              </table:table-cell>
            </table:table-row>
            <table:table-row>
              <table:table-cell office:value-type="float" office:value="0.44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.602094240837696">
                <text:p>0.602094240837696</text:p>
              </table:table-cell>
            </table:table-row>
            <table:table-row>
              <table:table-cell office:value-type="float" office:value="0.443333333333333">
                <text:p>0</text:p>
              </table:table-cell>
              <table:table-cell office:value-type="float" office:value="0.443333333333333">
                <text:p>0.443333333333333</text:p>
              </table:table-cell>
              <table:table-cell office:value-type="float" office:value="0.602094240837696">
                <text:p>0.602094240837696</text:p>
              </table:table-cell>
            </table:table-row>
            <table:table-row>
              <table:table-cell office:value-type="float" office:value="0.446666666666667">
                <text:p>0</text:p>
              </table:table-cell>
              <table:table-cell office:value-type="float" office:value="0.446666666666667">
                <text:p>0.446666666666667</text:p>
              </table:table-cell>
              <table:table-cell office:value-type="float" office:value="0.607329842931937">
                <text:p>0.607329842931937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612565445026178">
                <text:p>0.612565445026178</text:p>
              </table:table-cell>
            </table:table-row>
            <table:table-row>
              <table:table-cell office:value-type="float" office:value="0.453333333333333">
                <text:p>0</text:p>
              </table:table-cell>
              <table:table-cell office:value-type="float" office:value="0.453333333333333">
                <text:p>0.453333333333333</text:p>
              </table:table-cell>
              <table:table-cell office:value-type="float" office:value="0.617801047120419">
                <text:p>0.617801047120419</text:p>
              </table:table-cell>
            </table:table-row>
            <table:table-row>
              <table:table-cell office:value-type="float" office:value="0.456666666666667">
                <text:p>0</text:p>
              </table:table-cell>
              <table:table-cell office:value-type="float" office:value="0.456666666666667">
                <text:p>0.456666666666667</text:p>
              </table:table-cell>
              <table:table-cell office:value-type="float" office:value="0.62303664921466">
                <text:p>0.62303664921466</text:p>
              </table:table-cell>
            </table:table-row>
            <table:table-row>
              <table:table-cell office:value-type="float" office:value="0.46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0.628272251308901">
                <text:p>0.628272251308901</text:p>
              </table:table-cell>
            </table:table-row>
            <table:table-row>
              <table:table-cell office:value-type="float" office:value="0.463333333333333">
                <text:p>0</text:p>
              </table:table-cell>
              <table:table-cell office:value-type="float" office:value="0.463333333333333">
                <text:p>0.463333333333333</text:p>
              </table:table-cell>
              <table:table-cell office:value-type="float" office:value="0.628272251308901">
                <text:p>0.628272251308901</text:p>
              </table:table-cell>
            </table:table-row>
            <table:table-row>
              <table:table-cell office:value-type="float" office:value="0.466666666666667">
                <text:p>0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628272251308901">
                <text:p>0.628272251308901</text:p>
              </table:table-cell>
            </table:table-row>
            <table:table-row>
              <table:table-cell office:value-type="float" office:value="0.47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0.628272251308901">
                <text:p>0.628272251308901</text:p>
              </table:table-cell>
            </table:table-row>
            <table:table-row>
              <table:table-cell office:value-type="float" office:value="0.473333333333333">
                <text:p>0</text:p>
              </table:table-cell>
              <table:table-cell office:value-type="float" office:value="0.473333333333333">
                <text:p>0.473333333333333</text:p>
              </table:table-cell>
              <table:table-cell office:value-type="float" office:value="0.628272251308901">
                <text:p>0.628272251308901</text:p>
              </table:table-cell>
            </table:table-row>
            <table:table-row>
              <table:table-cell office:value-type="float" office:value="0.476666666666667">
                <text:p>0</text:p>
              </table:table-cell>
              <table:table-cell office:value-type="float" office:value="0.476666666666667">
                <text:p>0.476666666666667</text:p>
              </table:table-cell>
              <table:table-cell office:value-type="float" office:value="0.628272251308901">
                <text:p>0.628272251308901</text:p>
              </table:table-cell>
            </table:table-row>
            <table:table-row>
              <table:table-cell office:value-type="float" office:value="0.48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0.633507853403141">
                <text:p>0.633507853403141</text:p>
              </table:table-cell>
            </table:table-row>
            <table:table-row>
              <table:table-cell office:value-type="float" office:value="0.483333333333333">
                <text:p>0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0.633507853403141">
                <text:p>0.633507853403141</text:p>
              </table:table-cell>
            </table:table-row>
            <table:table-row>
              <table:table-cell office:value-type="float" office:value="0.486666666666667">
                <text:p>0</text:p>
              </table:table-cell>
              <table:table-cell office:value-type="float" office:value="0.486666666666667">
                <text:p>0.486666666666667</text:p>
              </table:table-cell>
              <table:table-cell office:value-type="float" office:value="0.638743455497382">
                <text:p>0.638743455497382</text:p>
              </table:table-cell>
            </table:table-row>
            <table:table-row>
              <table:table-cell office:value-type="float" office:value="0.49">
                <text:p>0</text:p>
              </table:table-cell>
              <table:table-cell office:value-type="float" office:value="0.49">
                <text:p>0.49</text:p>
              </table:table-cell>
              <table:table-cell office:value-type="float" office:value="0.643979057591623">
                <text:p>0.643979057591623</text:p>
              </table:table-cell>
            </table:table-row>
            <table:table-row>
              <table:table-cell office:value-type="float" office:value="0.493333333333333">
                <text:p>0</text:p>
              </table:table-cell>
              <table:table-cell office:value-type="float" office:value="0.493333333333333">
                <text:p>0.493333333333333</text:p>
              </table:table-cell>
              <table:table-cell office:value-type="float" office:value="0.649214659685864">
                <text:p>0.649214659685864</text:p>
              </table:table-cell>
            </table:table-row>
            <table:table-row>
              <table:table-cell office:value-type="float" office:value="0.496666666666667">
                <text:p>0</text:p>
              </table:table-cell>
              <table:table-cell office:value-type="float" office:value="0.496666666666667">
                <text:p>0.496666666666667</text:p>
              </table:table-cell>
              <table:table-cell office:value-type="float" office:value="0.649214659685864">
                <text:p>0.64921465968586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649214659685864">
                <text:p>0.649214659685864</text:p>
              </table:table-cell>
            </table:table-row>
            <table:table-row>
              <table:table-cell office:value-type="float" office:value="0.503333333333333">
                <text:p>0</text:p>
              </table:table-cell>
              <table:table-cell office:value-type="float" office:value="0.503333333333333">
                <text:p>0.503333333333333</text:p>
              </table:table-cell>
              <table:table-cell office:value-type="float" office:value="0.649214659685864">
                <text:p>0.649214659685864</text:p>
              </table:table-cell>
            </table:table-row>
            <table:table-row>
              <table:table-cell office:value-type="float" office:value="0.506666666666667">
                <text:p>0</text:p>
              </table:table-cell>
              <table:table-cell office:value-type="float" office:value="0.506666666666667">
                <text:p>0.506666666666667</text:p>
              </table:table-cell>
              <table:table-cell office:value-type="float" office:value="0.654450261780105">
                <text:p>0.654450261780105</text:p>
              </table:table-cell>
            </table:table-row>
            <table:table-row>
              <table:table-cell office:value-type="float" office:value="0.51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659685863874346">
                <text:p>0.659685863874346</text:p>
              </table:table-cell>
            </table:table-row>
            <table:table-row>
              <table:table-cell office:value-type="float" office:value="0.513333333333333">
                <text:p>0</text:p>
              </table:table-cell>
              <table:table-cell office:value-type="float" office:value="0.513333333333333">
                <text:p>0.513333333333333</text:p>
              </table:table-cell>
              <table:table-cell office:value-type="float" office:value="0.664921465968586">
                <text:p>0.664921465968586</text:p>
              </table:table-cell>
            </table:table-row>
            <table:table-row>
              <table:table-cell office:value-type="float" office:value="0.516666666666667">
                <text:p>0</text:p>
              </table:table-cell>
              <table:table-cell office:value-type="float" office:value="0.516666666666667">
                <text:p>0.516666666666667</text:p>
              </table:table-cell>
              <table:table-cell office:value-type="float" office:value="0.664921465968586">
                <text:p>0.664921465968586</text:p>
              </table:table-cell>
            </table:table-row>
            <table:table-row>
              <table:table-cell office:value-type="float" office:value="0.52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664921465968586">
                <text:p>0.664921465968586</text:p>
              </table:table-cell>
            </table:table-row>
            <table:table-row>
              <table:table-cell office:value-type="float" office:value="0.523333333333333">
                <text:p>0</text:p>
              </table:table-cell>
              <table:table-cell office:value-type="float" office:value="0.523333333333333">
                <text:p>0.523333333333333</text:p>
              </table:table-cell>
              <table:table-cell office:value-type="float" office:value="0.670157068062827">
                <text:p>0.670157068062827</text:p>
              </table:table-cell>
            </table:table-row>
            <table:table-row>
              <table:table-cell office:value-type="float" office:value="0.526666666666667">
                <text:p>0</text:p>
              </table:table-cell>
              <table:table-cell office:value-type="float" office:value="0.526666666666667">
                <text:p>0.526666666666667</text:p>
              </table:table-cell>
              <table:table-cell office:value-type="float" office:value="0.675392670157068">
                <text:p>0.675392670157068</text:p>
              </table:table-cell>
            </table:table-row>
            <table:table-row>
              <table:table-cell office:value-type="float" office:value="0.53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675392670157068">
                <text:p>0.675392670157068</text:p>
              </table:table-cell>
            </table:table-row>
            <table:table-row>
              <table:table-cell office:value-type="float" office:value="0.533333333333333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680628272251309">
                <text:p>0.680628272251309</text:p>
              </table:table-cell>
            </table:table-row>
            <table:table-row>
              <table:table-cell office:value-type="float" office:value="0.536666666666667">
                <text:p>0</text:p>
              </table:table-cell>
              <table:table-cell office:value-type="float" office:value="0.536666666666667">
                <text:p>0.536666666666667</text:p>
              </table:table-cell>
              <table:table-cell office:value-type="float" office:value="0.68586387434555">
                <text:p>0.68586387434555</text:p>
              </table:table-cell>
            </table:table-row>
            <table:table-row>
              <table:table-cell office:value-type="float" office:value="0.54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69109947643979">
                <text:p>0.69109947643979</text:p>
              </table:table-cell>
            </table:table-row>
            <table:table-row>
              <table:table-cell office:value-type="float" office:value="0.543333333333333">
                <text:p>0</text:p>
              </table:table-cell>
              <table:table-cell office:value-type="float" office:value="0.543333333333333">
                <text:p>0.543333333333333</text:p>
              </table:table-cell>
              <table:table-cell office:value-type="float" office:value="0.696335078534031">
                <text:p>0.696335078534031</text:p>
              </table:table-cell>
            </table:table-row>
            <table:table-row>
              <table:table-cell office:value-type="float" office:value="0.546666666666667">
                <text:p>0</text:p>
              </table:table-cell>
              <table:table-cell office:value-type="float" office:value="0.546666666666667">
                <text:p>0.546666666666667</text:p>
              </table:table-cell>
              <table:table-cell office:value-type="float" office:value="0.701570680628272">
                <text:p>0.701570680628272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706806282722513">
                <text:p>0.706806282722513</text:p>
              </table:table-cell>
            </table:table-row>
            <table:table-row>
              <table:table-cell office:value-type="float" office:value="0.553333333333333">
                <text:p>0</text:p>
              </table:table-cell>
              <table:table-cell office:value-type="float" office:value="0.553333333333333">
                <text:p>0.553333333333333</text:p>
              </table:table-cell>
              <table:table-cell office:value-type="float" office:value="0.712041884816754">
                <text:p>0.712041884816754</text:p>
              </table:table-cell>
            </table:table-row>
            <table:table-row>
              <table:table-cell office:value-type="float" office:value="0.556666666666667">
                <text:p>0</text:p>
              </table:table-cell>
              <table:table-cell office:value-type="float" office:value="0.556666666666667">
                <text:p>0.556666666666667</text:p>
              </table:table-cell>
              <table:table-cell office:value-type="float" office:value="0.717277486910995">
                <text:p>0.717277486910995</text:p>
              </table:table-cell>
            </table:table-row>
            <table:table-row>
              <table:table-cell office:value-type="float" office:value="0.56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717277486910995">
                <text:p>0.717277486910995</text:p>
              </table:table-cell>
            </table:table-row>
            <table:table-row>
              <table:table-cell office:value-type="float" office:value="0.563333333333333">
                <text:p>0</text:p>
              </table:table-cell>
              <table:table-cell office:value-type="float" office:value="0.563333333333333">
                <text:p>0.563333333333333</text:p>
              </table:table-cell>
              <table:table-cell office:value-type="float" office:value="0.722513089005236">
                <text:p>0.722513089005236</text:p>
              </table:table-cell>
            </table:table-row>
            <table:table-row>
              <table:table-cell office:value-type="float" office:value="0.566666666666667">
                <text:p>0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0.727748691099476">
                <text:p>0.727748691099476</text:p>
              </table:table-cell>
            </table:table-row>
            <table:table-row>
              <table:table-cell office:value-type="float" office:value="0.57">
                <text:p>0</text:p>
              </table:table-cell>
              <table:table-cell office:value-type="float" office:value="0.57">
                <text:p>0.57</text:p>
              </table:table-cell>
              <table:table-cell office:value-type="float" office:value="0.727748691099476">
                <text:p>0.727748691099476</text:p>
              </table:table-cell>
            </table:table-row>
            <table:table-row>
              <table:table-cell office:value-type="float" office:value="0.573333333333333">
                <text:p>0</text:p>
              </table:table-cell>
              <table:table-cell office:value-type="float" office:value="0.573333333333333">
                <text:p>0.573333333333333</text:p>
              </table:table-cell>
              <table:table-cell office:value-type="float" office:value="0.732984293193717">
                <text:p>0.732984293193717</text:p>
              </table:table-cell>
            </table:table-row>
            <table:table-row>
              <table:table-cell office:value-type="float" office:value="0.576666666666667">
                <text:p>0</text:p>
              </table:table-cell>
              <table:table-cell office:value-type="float" office:value="0.576666666666667">
                <text:p>0.576666666666667</text:p>
              </table:table-cell>
              <table:table-cell office:value-type="float" office:value="0.738219895287958">
                <text:p>0.738219895287958</text:p>
              </table:table-cell>
            </table:table-row>
            <table:table-row>
              <table:table-cell office:value-type="float" office:value="0.58">
                <text:p>0</text:p>
              </table:table-cell>
              <table:table-cell office:value-type="float" office:value="0.58">
                <text:p>0.58</text:p>
              </table:table-cell>
              <table:table-cell office:value-type="float" office:value="0.743455497382199">
                <text:p>0.743455497382199</text:p>
              </table:table-cell>
            </table:table-row>
            <table:table-row>
              <table:table-cell office:value-type="float" office:value="0.583333333333333">
                <text:p>0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74869109947644">
                <text:p>0.74869109947644</text:p>
              </table:table-cell>
            </table:table-row>
            <table:table-row>
              <table:table-cell office:value-type="float" office:value="0.586666666666667">
                <text:p>0</text:p>
              </table:table-cell>
              <table:table-cell office:value-type="float" office:value="0.586666666666667">
                <text:p>0.586666666666667</text:p>
              </table:table-cell>
              <table:table-cell office:value-type="float" office:value="0.753926701570681">
                <text:p>0.753926701570681</text:p>
              </table:table-cell>
            </table:table-row>
            <table:table-row>
              <table:table-cell office:value-type="float" office:value="0.59">
                <text:p>0</text:p>
              </table:table-cell>
              <table:table-cell office:value-type="float" office:value="0.59">
                <text:p>0.59</text:p>
              </table:table-cell>
              <table:table-cell office:value-type="float" office:value="0.759162303664921">
                <text:p>0.759162303664921</text:p>
              </table:table-cell>
            </table:table-row>
            <table:table-row>
              <table:table-cell office:value-type="float" office:value="0.593333333333333">
                <text:p>0</text:p>
              </table:table-cell>
              <table:table-cell office:value-type="float" office:value="0.593333333333333">
                <text:p>0.593333333333333</text:p>
              </table:table-cell>
              <table:table-cell office:value-type="float" office:value="0.759162303664921">
                <text:p>0.759162303664921</text:p>
              </table:table-cell>
            </table:table-row>
            <table:table-row>
              <table:table-cell office:value-type="float" office:value="0.596666666666667">
                <text:p>0</text:p>
              </table:table-cell>
              <table:table-cell office:value-type="float" office:value="0.596666666666667">
                <text:p>0.596666666666667</text:p>
              </table:table-cell>
              <table:table-cell office:value-type="float" office:value="0.764397905759162">
                <text:p>0.76439790575916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769633507853403">
                <text:p>0.769633507853403</text:p>
              </table:table-cell>
            </table:table-row>
            <table:table-row>
              <table:table-cell office:value-type="float" office:value="0.603333333333333">
                <text:p>0</text:p>
              </table:table-cell>
              <table:table-cell office:value-type="float" office:value="0.603333333333333">
                <text:p>0.603333333333333</text:p>
              </table:table-cell>
              <table:table-cell office:value-type="float" office:value="0.774869109947644">
                <text:p>0.774869109947644</text:p>
              </table:table-cell>
            </table:table-row>
            <table:table-row>
              <table:table-cell office:value-type="float" office:value="0.606666666666667">
                <text:p>0</text:p>
              </table:table-cell>
              <table:table-cell office:value-type="float" office:value="0.606666666666667">
                <text:p>0.606666666666667</text:p>
              </table:table-cell>
              <table:table-cell office:value-type="float" office:value="0.780104712041885">
                <text:p>0.780104712041885</text:p>
              </table:table-cell>
            </table:table-row>
            <table:table-row>
              <table:table-cell office:value-type="float" office:value="0.61">
                <text:p>0</text:p>
              </table:table-cell>
              <table:table-cell office:value-type="float" office:value="0.61">
                <text:p>0.61</text:p>
              </table:table-cell>
              <table:table-cell office:value-type="float" office:value="0.785340314136126">
                <text:p>0.785340314136126</text:p>
              </table:table-cell>
            </table:table-row>
            <table:table-row>
              <table:table-cell office:value-type="float" office:value="0.613333333333333">
                <text:p>0</text:p>
              </table:table-cell>
              <table:table-cell office:value-type="float" office:value="0.613333333333333">
                <text:p>0.613333333333333</text:p>
              </table:table-cell>
              <table:table-cell office:value-type="float" office:value="0.790575916230366">
                <text:p>0.790575916230366</text:p>
              </table:table-cell>
            </table:table-row>
            <table:table-row>
              <table:table-cell office:value-type="float" office:value="0.616666666666667">
                <text:p>0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0.795811518324607">
                <text:p>0.795811518324607</text:p>
              </table:table-cell>
            </table:table-row>
            <table:table-row>
              <table:table-cell office:value-type="float" office:value="0.62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.801047120418848">
                <text:p>0.801047120418848</text:p>
              </table:table-cell>
            </table:table-row>
            <table:table-row>
              <table:table-cell office:value-type="float" office:value="0.623333333333333">
                <text:p>0</text:p>
              </table:table-cell>
              <table:table-cell office:value-type="float" office:value="0.623333333333333">
                <text:p>0.623333333333333</text:p>
              </table:table-cell>
              <table:table-cell office:value-type="float" office:value="0.801047120418848">
                <text:p>0.801047120418848</text:p>
              </table:table-cell>
            </table:table-row>
            <table:table-row>
              <table:table-cell office:value-type="float" office:value="0.626666666666667">
                <text:p>0</text:p>
              </table:table-cell>
              <table:table-cell office:value-type="float" office:value="0.626666666666667">
                <text:p>0.626666666666667</text:p>
              </table:table-cell>
              <table:table-cell office:value-type="float" office:value="0.801047120418848">
                <text:p>0.801047120418848</text:p>
              </table:table-cell>
            </table:table-row>
            <table:table-row>
              <table:table-cell office:value-type="float" office:value="0.63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801047120418848">
                <text:p>0.801047120418848</text:p>
              </table:table-cell>
            </table:table-row>
            <table:table-row>
              <table:table-cell office:value-type="float" office:value="0.633333333333333">
                <text:p>0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0.801047120418848">
                <text:p>0.801047120418848</text:p>
              </table:table-cell>
            </table:table-row>
            <table:table-row>
              <table:table-cell office:value-type="float" office:value="0.636666666666667">
                <text:p>0</text:p>
              </table:table-cell>
              <table:table-cell office:value-type="float" office:value="0.636666666666667">
                <text:p>0.636666666666667</text:p>
              </table:table-cell>
              <table:table-cell office:value-type="float" office:value="0.801047120418848">
                <text:p>0.801047120418848</text:p>
              </table:table-cell>
            </table:table-row>
            <table:table-row>
              <table:table-cell office:value-type="float" office:value="0.64">
                <text:p>0</text:p>
              </table:table-cell>
              <table:table-cell office:value-type="float" office:value="0.64">
                <text:p>0.64</text:p>
              </table:table-cell>
              <table:table-cell office:value-type="float" office:value="0.806282722513089">
                <text:p>0.806282722513089</text:p>
              </table:table-cell>
            </table:table-row>
            <table:table-row>
              <table:table-cell office:value-type="float" office:value="0.643333333333333">
                <text:p>0</text:p>
              </table:table-cell>
              <table:table-cell office:value-type="float" office:value="0.643333333333333">
                <text:p>0.643333333333333</text:p>
              </table:table-cell>
              <table:table-cell office:value-type="float" office:value="0.81151832460733">
                <text:p>0.81151832460733</text:p>
              </table:table-cell>
            </table:table-row>
            <table:table-row>
              <table:table-cell office:value-type="float" office:value="0.646666666666667">
                <text:p>0</text:p>
              </table:table-cell>
              <table:table-cell office:value-type="float" office:value="0.646666666666667">
                <text:p>0.646666666666667</text:p>
              </table:table-cell>
              <table:table-cell office:value-type="float" office:value="0.81151832460733">
                <text:p>0.81151832460733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81151832460733">
                <text:p>0.81151832460733</text:p>
              </table:table-cell>
            </table:table-row>
            <table:table-row>
              <table:table-cell office:value-type="float" office:value="0.653333333333333">
                <text:p>0</text:p>
              </table:table-cell>
              <table:table-cell office:value-type="float" office:value="0.653333333333333">
                <text:p>0.653333333333333</text:p>
              </table:table-cell>
              <table:table-cell office:value-type="float" office:value="0.816753926701571">
                <text:p>0.816753926701571</text:p>
              </table:table-cell>
            </table:table-row>
            <table:table-row>
              <table:table-cell office:value-type="float" office:value="0.656666666666667">
                <text:p>0</text:p>
              </table:table-cell>
              <table:table-cell office:value-type="float" office:value="0.656666666666667">
                <text:p>0.656666666666667</text:p>
              </table:table-cell>
              <table:table-cell office:value-type="float" office:value="0.821989528795812">
                <text:p>0.821989528795812</text:p>
              </table:table-cell>
            </table:table-row>
            <table:table-row>
              <table:table-cell office:value-type="float" office:value="0.66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827225130890052">
                <text:p>0.827225130890052</text:p>
              </table:table-cell>
            </table:table-row>
            <table:table-row>
              <table:table-cell office:value-type="float" office:value="0.663333333333333">
                <text:p>0</text:p>
              </table:table-cell>
              <table:table-cell office:value-type="float" office:value="0.663333333333333">
                <text:p>0.663333333333333</text:p>
              </table:table-cell>
              <table:table-cell office:value-type="float" office:value="0.827225130890052">
                <text:p>0.827225130890052</text:p>
              </table:table-cell>
            </table:table-row>
            <table:table-row>
              <table:table-cell office:value-type="float" office:value="0.666666666666667">
                <text:p>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32460732984293">
                <text:p>0.832460732984293</text:p>
              </table:table-cell>
            </table:table-row>
            <table:table-row>
              <table:table-cell office:value-type="float" office:value="0.67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837696335078534">
                <text:p>0.837696335078534</text:p>
              </table:table-cell>
            </table:table-row>
            <table:table-row>
              <table:table-cell office:value-type="float" office:value="0.673333333333333">
                <text:p>0</text:p>
              </table:table-cell>
              <table:table-cell office:value-type="float" office:value="0.673333333333333">
                <text:p>0.673333333333333</text:p>
              </table:table-cell>
              <table:table-cell office:value-type="float" office:value="0.837696335078534">
                <text:p>0.837696335078534</text:p>
              </table:table-cell>
            </table:table-row>
            <table:table-row>
              <table:table-cell office:value-type="float" office:value="0.676666666666667">
                <text:p>0</text:p>
              </table:table-cell>
              <table:table-cell office:value-type="float" office:value="0.676666666666667">
                <text:p>0.676666666666667</text:p>
              </table:table-cell>
              <table:table-cell office:value-type="float" office:value="0.842931937172775">
                <text:p>0.842931937172775</text:p>
              </table:table-cell>
            </table:table-row>
            <table:table-row>
              <table:table-cell office:value-type="float" office:value="0.68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842931937172775">
                <text:p>0.842931937172775</text:p>
              </table:table-cell>
            </table:table-row>
            <table:table-row>
              <table:table-cell office:value-type="float" office:value="0.683333333333333">
                <text:p>0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848167539267016">
                <text:p>0.848167539267016</text:p>
              </table:table-cell>
            </table:table-row>
            <table:table-row>
              <table:table-cell office:value-type="float" office:value="0.686666666666667">
                <text:p>0</text:p>
              </table:table-cell>
              <table:table-cell office:value-type="float" office:value="0.686666666666667">
                <text:p>0.686666666666667</text:p>
              </table:table-cell>
              <table:table-cell office:value-type="float" office:value="0.853403141361257">
                <text:p>0.853403141361257</text:p>
              </table:table-cell>
            </table:table-row>
            <table:table-row>
              <table:table-cell office:value-type="float" office:value="0.69">
                <text:p>0</text:p>
              </table:table-cell>
              <table:table-cell office:value-type="float" office:value="0.69">
                <text:p>0.69</text:p>
              </table:table-cell>
              <table:table-cell office:value-type="float" office:value="0.853403141361257">
                <text:p>0.853403141361257</text:p>
              </table:table-cell>
            </table:table-row>
            <table:table-row>
              <table:table-cell office:value-type="float" office:value="0.693333333333333">
                <text:p>0</text:p>
              </table:table-cell>
              <table:table-cell office:value-type="float" office:value="0.693333333333333">
                <text:p>0.693333333333333</text:p>
              </table:table-cell>
              <table:table-cell office:value-type="float" office:value="0.858638743455497">
                <text:p>0.858638743455497</text:p>
              </table:table-cell>
            </table:table-row>
            <table:table-row>
              <table:table-cell office:value-type="float" office:value="0.696666666666667">
                <text:p>0</text:p>
              </table:table-cell>
              <table:table-cell office:value-type="float" office:value="0.696666666666667">
                <text:p>0.696666666666667</text:p>
              </table:table-cell>
              <table:table-cell office:value-type="float" office:value="0.863874345549738">
                <text:p>0.86387434554973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863874345549738">
                <text:p>0.863874345549738</text:p>
              </table:table-cell>
            </table:table-row>
            <table:table-row>
              <table:table-cell office:value-type="float" office:value="0.703333333333333">
                <text:p>0</text:p>
              </table:table-cell>
              <table:table-cell office:value-type="float" office:value="0.703333333333333">
                <text:p>0.703333333333333</text:p>
              </table:table-cell>
              <table:table-cell office:value-type="float" office:value="0.869109947643979">
                <text:p>0.869109947643979</text:p>
              </table:table-cell>
            </table:table-row>
            <table:table-row>
              <table:table-cell office:value-type="float" office:value="0.706666666666667">
                <text:p>0</text:p>
              </table:table-cell>
              <table:table-cell office:value-type="float" office:value="0.706666666666667">
                <text:p>0.706666666666667</text:p>
              </table:table-cell>
              <table:table-cell office:value-type="float" office:value="0.869109947643979">
                <text:p>0.869109947643979</text:p>
              </table:table-cell>
            </table:table-row>
            <table:table-row>
              <table:table-cell office:value-type="float" office:value="0.71">
                <text:p>0</text:p>
              </table:table-cell>
              <table:table-cell office:value-type="float" office:value="0.71">
                <text:p>0.71</text:p>
              </table:table-cell>
              <table:table-cell office:value-type="float" office:value="0.87434554973822">
                <text:p>0.87434554973822</text:p>
              </table:table-cell>
            </table:table-row>
            <table:table-row>
              <table:table-cell office:value-type="float" office:value="0.713333333333333">
                <text:p>0</text:p>
              </table:table-cell>
              <table:table-cell office:value-type="float" office:value="0.713333333333333">
                <text:p>0.713333333333333</text:p>
              </table:table-cell>
              <table:table-cell office:value-type="float" office:value="0.87434554973822">
                <text:p>0.87434554973822</text:p>
              </table:table-cell>
            </table:table-row>
            <table:table-row>
              <table:table-cell office:value-type="float" office:value="0.716666666666667">
                <text:p>0</text:p>
              </table:table-cell>
              <table:table-cell office:value-type="float" office:value="0.716666666666667">
                <text:p>0.716666666666667</text:p>
              </table:table-cell>
              <table:table-cell office:value-type="float" office:value="0.879581151832461">
                <text:p>0.879581151832461</text:p>
              </table:table-cell>
            </table:table-row>
            <table:table-row>
              <table:table-cell office:value-type="float" office:value="0.72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.884816753926702">
                <text:p>0.884816753926702</text:p>
              </table:table-cell>
            </table:table-row>
            <table:table-row>
              <table:table-cell office:value-type="float" office:value="0.723333333333333">
                <text:p>0</text:p>
              </table:table-cell>
              <table:table-cell office:value-type="float" office:value="0.723333333333333">
                <text:p>0.723333333333333</text:p>
              </table:table-cell>
              <table:table-cell office:value-type="float" office:value="0.884816753926702">
                <text:p>0.884816753926702</text:p>
              </table:table-cell>
            </table:table-row>
            <table:table-row>
              <table:table-cell office:value-type="float" office:value="0.726666666666667">
                <text:p>0</text:p>
              </table:table-cell>
              <table:table-cell office:value-type="float" office:value="0.726666666666667">
                <text:p>0.726666666666667</text:p>
              </table:table-cell>
              <table:table-cell office:value-type="float" office:value="0.890052356020942">
                <text:p>0.890052356020942</text:p>
              </table:table-cell>
            </table:table-row>
            <table:table-row>
              <table:table-cell office:value-type="float" office:value="0.73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890052356020942">
                <text:p>0.890052356020942</text:p>
              </table:table-cell>
            </table:table-row>
            <table:table-row>
              <table:table-cell office:value-type="float" office:value="0.733333333333333">
                <text:p>0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890052356020942">
                <text:p>0.890052356020942</text:p>
              </table:table-cell>
            </table:table-row>
            <table:table-row>
              <table:table-cell office:value-type="float" office:value="0.736666666666667">
                <text:p>0</text:p>
              </table:table-cell>
              <table:table-cell office:value-type="float" office:value="0.736666666666667">
                <text:p>0.736666666666667</text:p>
              </table:table-cell>
              <table:table-cell office:value-type="float" office:value="0.890052356020942">
                <text:p>0.890052356020942</text:p>
              </table:table-cell>
            </table:table-row>
            <table:table-row>
              <table:table-cell office:value-type="float" office:value="0.74">
                <text:p>0</text:p>
              </table:table-cell>
              <table:table-cell office:value-type="float" office:value="0.74">
                <text:p>0.74</text:p>
              </table:table-cell>
              <table:table-cell office:value-type="float" office:value="0.895287958115183">
                <text:p>0.895287958115183</text:p>
              </table:table-cell>
            </table:table-row>
            <table:table-row>
              <table:table-cell office:value-type="float" office:value="0.743333333333333">
                <text:p>0</text:p>
              </table:table-cell>
              <table:table-cell office:value-type="float" office:value="0.743333333333333">
                <text:p>0.743333333333333</text:p>
              </table:table-cell>
              <table:table-cell office:value-type="float" office:value="0.895287958115183">
                <text:p>0.895287958115183</text:p>
              </table:table-cell>
            </table:table-row>
            <table:table-row>
              <table:table-cell office:value-type="float" office:value="0.746666666666667">
                <text:p>0</text:p>
              </table:table-cell>
              <table:table-cell office:value-type="float" office:value="0.746666666666667">
                <text:p>0.746666666666667</text:p>
              </table:table-cell>
              <table:table-cell office:value-type="float" office:value="0.895287958115183">
                <text:p>0.895287958115183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900523560209424">
                <text:p>0.900523560209424</text:p>
              </table:table-cell>
            </table:table-row>
            <table:table-row>
              <table:table-cell office:value-type="float" office:value="0.753333333333333">
                <text:p>0</text:p>
              </table:table-cell>
              <table:table-cell office:value-type="float" office:value="0.753333333333333">
                <text:p>0.753333333333333</text:p>
              </table:table-cell>
              <table:table-cell office:value-type="float" office:value="0.905759162303665">
                <text:p>0.905759162303665</text:p>
              </table:table-cell>
            </table:table-row>
            <table:table-row>
              <table:table-cell office:value-type="float" office:value="0.756666666666667">
                <text:p>0</text:p>
              </table:table-cell>
              <table:table-cell office:value-type="float" office:value="0.756666666666667">
                <text:p>0.756666666666667</text:p>
              </table:table-cell>
              <table:table-cell office:value-type="float" office:value="0.905759162303665">
                <text:p>0.905759162303665</text:p>
              </table:table-cell>
            </table:table-row>
            <table:table-row>
              <table:table-cell office:value-type="float" office:value="0.76">
                <text:p>0</text:p>
              </table:table-cell>
              <table:table-cell office:value-type="float" office:value="0.76">
                <text:p>0.76</text:p>
              </table:table-cell>
              <table:table-cell office:value-type="float" office:value="0.910994764397906">
                <text:p>0.910994764397906</text:p>
              </table:table-cell>
            </table:table-row>
            <table:table-row>
              <table:table-cell office:value-type="float" office:value="0.763333333333333">
                <text:p>0</text:p>
              </table:table-cell>
              <table:table-cell office:value-type="float" office:value="0.763333333333333">
                <text:p>0.763333333333333</text:p>
              </table:table-cell>
              <table:table-cell office:value-type="float" office:value="0.916230366492147">
                <text:p>0.916230366492147</text:p>
              </table:table-cell>
            </table:table-row>
            <table:table-row>
              <table:table-cell office:value-type="float" office:value="0.766666666666667">
                <text:p>0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921465968586387">
                <text:p>0.921465968586387</text:p>
              </table:table-cell>
            </table:table-row>
            <table:table-row>
              <table:table-cell office:value-type="float" office:value="0.77">
                <text:p>0</text:p>
              </table:table-cell>
              <table:table-cell office:value-type="float" office:value="0.77">
                <text:p>0.77</text:p>
              </table:table-cell>
              <table:table-cell office:value-type="float" office:value="0.926701570680628">
                <text:p>0.926701570680628</text:p>
              </table:table-cell>
            </table:table-row>
            <table:table-row>
              <table:table-cell office:value-type="float" office:value="0.773333333333333">
                <text:p>0</text:p>
              </table:table-cell>
              <table:table-cell office:value-type="float" office:value="0.773333333333333">
                <text:p>0.773333333333333</text:p>
              </table:table-cell>
              <table:table-cell office:value-type="float" office:value="0.926701570680628">
                <text:p>0.926701570680628</text:p>
              </table:table-cell>
            </table:table-row>
            <table:table-row>
              <table:table-cell office:value-type="float" office:value="0.776666666666667">
                <text:p>0</text:p>
              </table:table-cell>
              <table:table-cell office:value-type="float" office:value="0.776666666666667">
                <text:p>0.776666666666667</text:p>
              </table:table-cell>
              <table:table-cell office:value-type="float" office:value="0.931937172774869">
                <text:p>0.931937172774869</text:p>
              </table:table-cell>
            </table:table-row>
            <table:table-row>
              <table:table-cell office:value-type="float" office:value="0.78">
                <text:p>0</text:p>
              </table:table-cell>
              <table:table-cell office:value-type="float" office:value="0.78">
                <text:p>0.78</text:p>
              </table:table-cell>
              <table:table-cell office:value-type="float" office:value="0.93717277486911">
                <text:p>0.93717277486911</text:p>
              </table:table-cell>
            </table:table-row>
            <table:table-row>
              <table:table-cell office:value-type="float" office:value="0.783333333333333">
                <text:p>0</text:p>
              </table:table-cell>
              <table:table-cell office:value-type="float" office:value="0.783333333333333">
                <text:p>0.783333333333333</text:p>
              </table:table-cell>
              <table:table-cell office:value-type="float" office:value="0.93717277486911">
                <text:p>0.93717277486911</text:p>
              </table:table-cell>
            </table:table-row>
            <table:table-row>
              <table:table-cell office:value-type="float" office:value="0.786666666666667">
                <text:p>0</text:p>
              </table:table-cell>
              <table:table-cell office:value-type="float" office:value="0.786666666666667">
                <text:p>0.786666666666667</text:p>
              </table:table-cell>
              <table:table-cell office:value-type="float" office:value="0.93717277486911">
                <text:p>0.93717277486911</text:p>
              </table:table-cell>
            </table:table-row>
            <table:table-row>
              <table:table-cell office:value-type="float" office:value="0.79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.942408376963351">
                <text:p>0.942408376963351</text:p>
              </table:table-cell>
            </table:table-row>
            <table:table-row>
              <table:table-cell office:value-type="float" office:value="0.793333333333333">
                <text:p>0</text:p>
              </table:table-cell>
              <table:table-cell office:value-type="float" office:value="0.793333333333333">
                <text:p>0.793333333333333</text:p>
              </table:table-cell>
              <table:table-cell office:value-type="float" office:value="0.947643979057592">
                <text:p>0.947643979057592</text:p>
              </table:table-cell>
            </table:table-row>
            <table:table-row>
              <table:table-cell office:value-type="float" office:value="0.796666666666667">
                <text:p>0</text:p>
              </table:table-cell>
              <table:table-cell office:value-type="float" office:value="0.796666666666667">
                <text:p>0.796666666666667</text:p>
              </table:table-cell>
              <table:table-cell office:value-type="float" office:value="0.947643979057592">
                <text:p>0.94764397905759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947643979057592">
                <text:p>0.947643979057592</text:p>
              </table:table-cell>
            </table:table-row>
            <table:table-row>
              <table:table-cell office:value-type="float" office:value="0.803333333333333">
                <text:p>0</text:p>
              </table:table-cell>
              <table:table-cell office:value-type="float" office:value="0.803333333333333">
                <text:p>0.803333333333333</text:p>
              </table:table-cell>
              <table:table-cell office:value-type="float" office:value="0.947643979057592">
                <text:p>0.947643979057592</text:p>
              </table:table-cell>
            </table:table-row>
            <table:table-row>
              <table:table-cell office:value-type="float" office:value="0.806666666666667">
                <text:p>0</text:p>
              </table:table-cell>
              <table:table-cell office:value-type="float" office:value="0.806666666666667">
                <text:p>0.806666666666667</text:p>
              </table:table-cell>
              <table:table-cell office:value-type="float" office:value="0.947643979057592">
                <text:p>0.947643979057592</text:p>
              </table:table-cell>
            </table:table-row>
            <table:table-row>
              <table:table-cell office:value-type="float" office:value="0.81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952879581151832">
                <text:p>0.952879581151832</text:p>
              </table:table-cell>
            </table:table-row>
            <table:table-row>
              <table:table-cell office:value-type="float" office:value="0.813333333333333">
                <text:p>0</text:p>
              </table:table-cell>
              <table:table-cell office:value-type="float" office:value="0.813333333333333">
                <text:p>0.813333333333333</text:p>
              </table:table-cell>
              <table:table-cell office:value-type="float" office:value="0.952879581151832">
                <text:p>0.952879581151832</text:p>
              </table:table-cell>
            </table:table-row>
            <table:table-row>
              <table:table-cell office:value-type="float" office:value="0.816666666666667">
                <text:p>0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0.952879581151832">
                <text:p>0.952879581151832</text:p>
              </table:table-cell>
            </table:table-row>
            <table:table-row>
              <table:table-cell office:value-type="float" office:value="0.82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.952879581151832">
                <text:p>0.952879581151832</text:p>
              </table:table-cell>
            </table:table-row>
            <table:table-row>
              <table:table-cell office:value-type="float" office:value="0.823333333333333">
                <text:p>0</text:p>
              </table:table-cell>
              <table:table-cell office:value-type="float" office:value="0.823333333333333">
                <text:p>0.823333333333333</text:p>
              </table:table-cell>
              <table:table-cell office:value-type="float" office:value="0.952879581151832">
                <text:p>0.952879581151832</text:p>
              </table:table-cell>
            </table:table-row>
            <table:table-row>
              <table:table-cell office:value-type="float" office:value="0.826666666666667">
                <text:p>0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0.952879581151832">
                <text:p>0.952879581151832</text:p>
              </table:table-cell>
            </table:table-row>
            <table:table-row>
              <table:table-cell office:value-type="float" office:value="0.83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952879581151832">
                <text:p>0.952879581151832</text:p>
              </table:table-cell>
            </table:table-row>
            <table:table-row>
              <table:table-cell office:value-type="float" office:value="0.833333333333333">
                <text:p>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52879581151832">
                <text:p>0.952879581151832</text:p>
              </table:table-cell>
            </table:table-row>
            <table:table-row>
              <table:table-cell office:value-type="float" office:value="0.836666666666667">
                <text:p>0</text:p>
              </table:table-cell>
              <table:table-cell office:value-type="float" office:value="0.836666666666667">
                <text:p>0.836666666666667</text:p>
              </table:table-cell>
              <table:table-cell office:value-type="float" office:value="0.952879581151832">
                <text:p>0.952879581151832</text:p>
              </table:table-cell>
            </table:table-row>
            <table:table-row>
              <table:table-cell office:value-type="float" office:value="0.84">
                <text:p>0</text:p>
              </table:table-cell>
              <table:table-cell office:value-type="float" office:value="0.84">
                <text:p>0.84</text:p>
              </table:table-cell>
              <table:table-cell office:value-type="float" office:value="0.958115183246073">
                <text:p>0.958115183246073</text:p>
              </table:table-cell>
            </table:table-row>
            <table:table-row>
              <table:table-cell office:value-type="float" office:value="0.843333333333333">
                <text:p>0</text:p>
              </table:table-cell>
              <table:table-cell office:value-type="float" office:value="0.843333333333333">
                <text:p>0.843333333333333</text:p>
              </table:table-cell>
              <table:table-cell office:value-type="float" office:value="0.958115183246073">
                <text:p>0.958115183246073</text:p>
              </table:table-cell>
            </table:table-row>
            <table:table-row>
              <table:table-cell office:value-type="float" office:value="0.846666666666667">
                <text:p>0</text:p>
              </table:table-cell>
              <table:table-cell office:value-type="float" office:value="0.846666666666667">
                <text:p>0.846666666666667</text:p>
              </table:table-cell>
              <table:table-cell office:value-type="float" office:value="0.958115183246073">
                <text:p>0.958115183246073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85">
                <text:p>0.85</text:p>
              </table:table-cell>
              <table:table-cell office:value-type="float" office:value="0.958115183246073">
                <text:p>0.958115183246073</text:p>
              </table:table-cell>
            </table:table-row>
            <table:table-row>
              <table:table-cell office:value-type="float" office:value="0.853333333333333">
                <text:p>0</text:p>
              </table:table-cell>
              <table:table-cell office:value-type="float" office:value="0.853333333333333">
                <text:p>0.853333333333333</text:p>
              </table:table-cell>
              <table:table-cell office:value-type="float" office:value="0.963350785340314">
                <text:p>0.963350785340314</text:p>
              </table:table-cell>
            </table:table-row>
            <table:table-row>
              <table:table-cell office:value-type="float" office:value="0.856666666666667">
                <text:p>0</text:p>
              </table:table-cell>
              <table:table-cell office:value-type="float" office:value="0.856666666666667">
                <text:p>0.856666666666667</text:p>
              </table:table-cell>
              <table:table-cell office:value-type="float" office:value="0.968586387434555">
                <text:p>0.968586387434555</text:p>
              </table:table-cell>
            </table:table-row>
            <table:table-row>
              <table:table-cell office:value-type="float" office:value="0.86">
                <text:p>0</text:p>
              </table:table-cell>
              <table:table-cell office:value-type="float" office:value="0.86">
                <text:p>0.86</text:p>
              </table:table-cell>
              <table:table-cell office:value-type="float" office:value="0.968586387434555">
                <text:p>0.968586387434555</text:p>
              </table:table-cell>
            </table:table-row>
            <table:table-row>
              <table:table-cell office:value-type="float" office:value="0.863333333333333">
                <text:p>0</text:p>
              </table:table-cell>
              <table:table-cell office:value-type="float" office:value="0.863333333333333">
                <text:p>0.863333333333333</text:p>
              </table:table-cell>
              <table:table-cell office:value-type="float" office:value="0.973821989528796">
                <text:p>0.973821989528796</text:p>
              </table:table-cell>
            </table:table-row>
            <table:table-row>
              <table:table-cell office:value-type="float" office:value="0.866666666666667">
                <text:p>0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973821989528796">
                <text:p>0.973821989528796</text:p>
              </table:table-cell>
            </table:table-row>
            <table:table-row>
              <table:table-cell office:value-type="float" office:value="0.87">
                <text:p>0</text:p>
              </table:table-cell>
              <table:table-cell office:value-type="float" office:value="0.87">
                <text:p>0.87</text:p>
              </table:table-cell>
              <table:table-cell office:value-type="float" office:value="0.973821989528796">
                <text:p>0.973821989528796</text:p>
              </table:table-cell>
            </table:table-row>
            <table:table-row>
              <table:table-cell office:value-type="float" office:value="0.873333333333333">
                <text:p>0</text:p>
              </table:table-cell>
              <table:table-cell office:value-type="float" office:value="0.873333333333333">
                <text:p>0.873333333333333</text:p>
              </table:table-cell>
              <table:table-cell office:value-type="float" office:value="0.979057591623037">
                <text:p>0.979057591623037</text:p>
              </table:table-cell>
            </table:table-row>
            <table:table-row>
              <table:table-cell office:value-type="float" office:value="0.876666666666667">
                <text:p>0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.979057591623037">
                <text:p>0.979057591623037</text:p>
              </table:table-cell>
            </table:table-row>
            <table:table-row>
              <table:table-cell office:value-type="float" office:value="0.88">
                <text:p>0</text:p>
              </table:table-cell>
              <table:table-cell office:value-type="float" office:value="0.88">
                <text:p>0.88</text:p>
              </table:table-cell>
              <table:table-cell office:value-type="float" office:value="0.979057591623037">
                <text:p>0.979057591623037</text:p>
              </table:table-cell>
            </table:table-row>
            <table:table-row>
              <table:table-cell office:value-type="float" office:value="0.883333333333333">
                <text:p>0</text:p>
              </table:table-cell>
              <table:table-cell office:value-type="float" office:value="0.883333333333333">
                <text:p>0.883333333333333</text:p>
              </table:table-cell>
              <table:table-cell office:value-type="float" office:value="0.979057591623037">
                <text:p>0.979057591623037</text:p>
              </table:table-cell>
            </table:table-row>
            <table:table-row>
              <table:table-cell office:value-type="float" office:value="0.886666666666667">
                <text:p>0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979057591623037">
                <text:p>0.979057591623037</text:p>
              </table:table-cell>
            </table:table-row>
            <table:table-row>
              <table:table-cell office:value-type="float" office:value="0.89">
                <text:p>0</text:p>
              </table:table-cell>
              <table:table-cell office:value-type="float" office:value="0.89">
                <text:p>0.89</text:p>
              </table:table-cell>
              <table:table-cell office:value-type="float" office:value="0.979057591623037">
                <text:p>0.979057591623037</text:p>
              </table:table-cell>
            </table:table-row>
            <table:table-row>
              <table:table-cell office:value-type="float" office:value="0.893333333333333">
                <text:p>0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979057591623037">
                <text:p>0.979057591623037</text:p>
              </table:table-cell>
            </table:table-row>
            <table:table-row>
              <table:table-cell office:value-type="float" office:value="0.896666666666667">
                <text:p>0</text:p>
              </table:table-cell>
              <table:table-cell office:value-type="float" office:value="0.896666666666667">
                <text:p>0.896666666666667</text:p>
              </table:table-cell>
              <table:table-cell office:value-type="float" office:value="0.979057591623037">
                <text:p>0.979057591623037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.979057591623037">
                <text:p>0.979057591623037</text:p>
              </table:table-cell>
            </table:table-row>
            <table:table-row>
              <table:table-cell office:value-type="float" office:value="0.903333333333333">
                <text:p>0</text:p>
              </table:table-cell>
              <table:table-cell office:value-type="float" office:value="0.903333333333333">
                <text:p>0.903333333333333</text:p>
              </table:table-cell>
              <table:table-cell office:value-type="float" office:value="0.979057591623037">
                <text:p>0.979057591623037</text:p>
              </table:table-cell>
            </table:table-row>
            <table:table-row>
              <table:table-cell office:value-type="float" office:value="0.906666666666667">
                <text:p>0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0.979057591623037">
                <text:p>0.979057591623037</text:p>
              </table:table-cell>
            </table:table-row>
            <table:table-row>
              <table:table-cell office:value-type="float" office:value="0.91">
                <text:p>0</text:p>
              </table:table-cell>
              <table:table-cell office:value-type="float" office:value="0.91">
                <text:p>0.91</text:p>
              </table:table-cell>
              <table:table-cell office:value-type="float" office:value="0.984293193717278">
                <text:p>0.984293193717278</text:p>
              </table:table-cell>
            </table:table-row>
            <table:table-row>
              <table:table-cell office:value-type="float" office:value="0.913333333333333">
                <text:p>0</text:p>
              </table:table-cell>
              <table:table-cell office:value-type="float" office:value="0.913333333333333">
                <text:p>0.913333333333333</text:p>
              </table:table-cell>
              <table:table-cell office:value-type="float" office:value="0.989528795811518">
                <text:p>0.989528795811518</text:p>
              </table:table-cell>
            </table:table-row>
            <table:table-row>
              <table:table-cell office:value-type="float" office:value="0.916666666666667">
                <text:p>0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89528795811518">
                <text:p>0.989528795811518</text:p>
              </table:table-cell>
            </table:table-row>
            <table:table-row>
              <table:table-cell office:value-type="float" office:value="0.92">
                <text:p>0</text:p>
              </table:table-cell>
              <table:table-cell office:value-type="float" office:value="0.92">
                <text:p>0.92</text:p>
              </table:table-cell>
              <table:table-cell office:value-type="float" office:value="0.989528795811518">
                <text:p>0.989528795811518</text:p>
              </table:table-cell>
            </table:table-row>
            <table:table-row>
              <table:table-cell office:value-type="float" office:value="0.923333333333333">
                <text:p>0</text:p>
              </table:table-cell>
              <table:table-cell office:value-type="float" office:value="0.923333333333333">
                <text:p>0.923333333333333</text:p>
              </table:table-cell>
              <table:table-cell office:value-type="float" office:value="0.989528795811518">
                <text:p>0.989528795811518</text:p>
              </table:table-cell>
            </table:table-row>
            <table:table-row>
              <table:table-cell office:value-type="float" office:value="0.926666666666667">
                <text:p>0</text:p>
              </table:table-cell>
              <table:table-cell office:value-type="float" office:value="0.926666666666667">
                <text:p>0.926666666666667</text:p>
              </table:table-cell>
              <table:table-cell office:value-type="float" office:value="0.989528795811518">
                <text:p>0.989528795811518</text:p>
              </table:table-cell>
            </table:table-row>
            <table:table-row>
              <table:table-cell office:value-type="float" office:value="0.93">
                <text:p>0</text:p>
              </table:table-cell>
              <table:table-cell office:value-type="float" office:value="0.93">
                <text:p>0.93</text:p>
              </table:table-cell>
              <table:table-cell office:value-type="float" office:value="0.989528795811518">
                <text:p>0.989528795811518</text:p>
              </table:table-cell>
            </table:table-row>
            <table:table-row>
              <table:table-cell office:value-type="float" office:value="0.933333333333333">
                <text:p>0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94764397905759">
                <text:p>0.994764397905759</text:p>
              </table:table-cell>
            </table:table-row>
            <table:table-row>
              <table:table-cell office:value-type="float" office:value="0.936666666666667">
                <text:p>0</text:p>
              </table:table-cell>
              <table:table-cell office:value-type="float" office:value="0.936666666666667">
                <text:p>0.936666666666667</text:p>
              </table:table-cell>
              <table:table-cell office:value-type="float" office:value="0.994764397905759">
                <text:p>0.994764397905759</text:p>
              </table:table-cell>
            </table:table-row>
            <table:table-row>
              <table:table-cell office:value-type="float" office:value="0.94">
                <text:p>0</text:p>
              </table:table-cell>
              <table:table-cell office:value-type="float" office:value="0.94">
                <text:p>0.94</text:p>
              </table:table-cell>
              <table:table-cell office:value-type="float" office:value="0.994764397905759">
                <text:p>0.994764397905759</text:p>
              </table:table-cell>
            </table:table-row>
            <table:table-row>
              <table:table-cell office:value-type="float" office:value="0.943333333333333">
                <text:p>0</text:p>
              </table:table-cell>
              <table:table-cell office:value-type="float" office:value="0.943333333333333">
                <text:p>0.94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46666666666667">
                <text:p>0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53333333333333">
                <text:p>0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56666666666667">
                <text:p>0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6">
                <text:p>0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63333333333333">
                <text:p>0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66666666666667">
                <text:p>0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7">
                <text:p>0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73333333333333">
                <text:p>0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76666666666667">
                <text:p>0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8">
                <text:p>0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83333333333333">
                <text:p>0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86666666666667">
                <text:p>0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9">
                <text:p>0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93333333333333">
                <text:p>0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96666666666667">
                <text:p>0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